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7"/>
    <style:style style:name="ce7" style:family="table-cell" style:parent-style-name="Default" style:data-style-name="N117">
      <style:text-properties fo:color="#ff0000"/>
    </style:style>
    <style:style style:name="ce8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AL6201" table:style-name="ta1">
        <table:shapes>
          <draw:frame draw:z-index="0" draw:style-name="gr1" draw:text-style-name="P1" svg:width="15.997cm" svg:height="9.578cm" svg:x="18.31cm" svg:y="1.207cm">
            <draw:object draw:notify-on-update-of-ranges="CAL6201.C15:CAL6201.C53 CAL6201.C12:CAL6201.C12 CAL6201.A15:CAL6201.A53 CAL6201.E15:CAL6201.E53 CAL6201.E12:CAL6201.E12 CAL6201.A15:CAL6201.A53 CAL6201.G15:CAL6201.G53 CAL6201.G12:CAL6201.G12 CAL6201.A15:CAL6201.A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08cm" svg:y="11.075cm">
            <draw:object draw:notify-on-update-of-ranges="CAL6201.C15:CAL6201.C53 CAL6201.C12:CAL6201.C12 CAL6201.D15:CAL6201.D53 CAL6201.E15:CAL6201.E53 CAL6201.E12:CAL6201.E12 CAL6201.F15:CAL6201.F53 CAL6201.G15:CAL6201.G53 CAL6201.G12:CAL6201.G12 CAL6201.H15:CAL6201.H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523cm" svg:y="21.203cm">
            <draw:object draw:notify-on-update-of-ranges="CAL6201.F60:CAL6201.F90 CAL6201.A60:CAL6201.A9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2.348cm" svg:y="31.072cm">
            <draw:object draw:notify-on-update-of-ranges="CAL6201.F60:CAL6201.F90 CAL6201.G58:CAL6201.G58 CAL6201.G60:CAL6201.G90 CAL6201.F60:CAL6201.F90 CAL6201.H58:CAL6201.H58 CAL6201.H60:CAL6201.H89 CAL6201.F60:CAL6201.F90 CAL6201.I58:CAL6201.I58 CAL6201.I60:CAL6201.I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Cabo</text:p>
          </table:table-cell>
          <table:table-cell office:value-type="string" calcext:value-type="string">
            <text:p>CAL620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Seção</text:p>
          </table:table-cell>
          <table:table-cell office:value-type="float" office:value="480" calcext:value-type="float">
            <text:p>480</text:p>
          </table:table-cell>
          <table:table-cell table:style-name="Default" office:value-type="string" calcext:value-type="string">
            <text:p>mm²</text:p>
          </table:table-cell>
          <table:table-cell office:value-type="string" calcext:value-type="string">
            <text:p>C1</text:p>
          </table:table-cell>
          <table:table-cell table:style-name="ce3" table:formula="of:=t0/peso" office:value-type="float" office:value="2191.61184210526" calcext:value-type="float">
            <text:p>2191,61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Peso</text:p>
          </table:table-cell>
          <table:table-cell office:value-type="float" office:value="0.4864" calcext:value-type="float">
            <text:p>0,4864</text:p>
          </table:table-cell>
          <table:table-cell table:style-name="Default" office:value-type="string" calcext:value-type="string">
            <text:p>kgf/km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Diametro</text:p>
          </table:table-cell>
          <table:table-cell office:value-type="float" office:value="17.2" calcext:value-type="float">
            <text:p>17,2</text:p>
          </table:table-cell>
          <table:table-cell table:style-name="Default" office:value-type="string" calcext:value-type="string">
            <text:p>mm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5976" calcext:value-type="float">
            <text:p>5976</text:p>
          </table:table-cell>
          <table:table-cell table:style-name="Default" office:value-type="string" calcext:value-type="string">
            <text:p>kgf/mm²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alfa</text:p>
          </table:table-cell>
          <table:table-cell table:style-name="ce2" office:value-type="float" office:value="0.000023" calcext:value-type="float">
            <text:p>2,30E-005</text:p>
          </table:table-cell>
          <table:table-cell table:style-name="Default" office:value-type="string" calcext:value-type="string">
            <text:p>1/ºC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Tcrit</text:p>
          </table:table-cell>
          <table:table-cell office:value-type="float" office:value="5330" calcext:value-type="float">
            <text:p>5330</text:p>
          </table:table-cell>
          <table:table-cell table:style-name="Default" office:value-type="string" calcext:value-type="string">
            <text:p>kgf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T0</text:p>
          </table:table-cell>
          <table:table-cell table:formula="of:=[.B9]*0.2" office:value-type="float" office:value="1066" calcext:value-type="float">
            <text:p>1066</text:p>
          </table:table-cell>
          <table:table-cell table:style-name="Default" office:value-type="string" calcext:value-type="string">
            <text:p>kgf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emissividad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office:value-type="string" calcext:value-type="string">
            <text:p>vao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C2</text:p>
          </table:table-cell>
          <table:table-cell table:style-name="Default" office:value-type="string" calcext:value-type="string">
            <office:annotation draw:style-name="gr2" draw:text-style-name="P2" svg:width="2.899cm" svg:height="1.386cm" svg:x="7.373cm" svg:y="3.841cm" draw:caption-point-x="-0.61cm" draw:caption-point-y="1.51cm">
              <dc:date>2013-11-12T00:00:00</dc:date>
              <text:p text:style-name="P2"><text:span text:style-name="T1">Poderia fazer um alcance maior pra vão menores</text:span></text:p>
            </office:annotation>
            <text:p>t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flecha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lech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formula="of:=[.A16]-30" office:value-type="float" office:value="676" calcext:value-type="float">
            <text:p>676</text:p>
          </table:table-cell>
          <table:table-cell table:style-name="ce3" table:formula="of:=[.A15]/peso" office:value-type="float" office:value="1389.80263157895" calcext:value-type="float">
            <text:p>1389,80</text:p>
          </table:table-cell>
          <table:table-cell table:formula="of:=1/alfa*(([.$B15]*SINH([.C$12]/(2*[.$B15]))) / ([.$E$4]*SINH([.C$12]/(2*[.$E$4]))) - 1 - 1/(E*S)*([.$A15] - t0)) + [.$B$56]" office:value-type="float" office:value="76.3787504662543" calcext:value-type="float">
            <text:p>76,379</text:p>
          </table:table-cell>
          <table:table-cell table:style-name="ce7" table:formula="of:=peso*[.C$12]^2/(8*[.$A15])" office:value-type="float" office:value="8.09467455621302" calcext:value-type="float">
            <text:p>8,095</text:p>
          </table:table-cell>
          <table:table-cell table:style-name="ce6"/>
          <table:table-cell table:number-columns-repeated="4"/>
        </table:table-row>
        <table:table-row table:style-name="ro1">
          <table:table-cell table:formula="of:=[.A17]-30" office:value-type="float" office:value="706" calcext:value-type="float">
            <text:p>706</text:p>
          </table:table-cell>
          <table:table-cell table:style-name="ce3" table:formula="of:=[.A16]/peso" office:value-type="float" office:value="1451.48026315789" calcext:value-type="float">
            <text:p>1451,48</text:p>
          </table:table-cell>
          <table:table-cell table:formula="of:=1/alfa*(([.$B16]*SINH([.C$12]/(2*[.$B16]))) / ([.$E$4]*SINH([.C$12]/(2*[.$E$4]))) - 1 - 1/(E*S)*([.$A16] - t0)) + [.$B$56]" office:value-type="float" office:value="68.9003835675559" calcext:value-type="float">
            <text:p>68,900</text:p>
          </table:table-cell>
          <table:table-cell table:style-name="ce7" table:formula="of:=peso*[.C$12]^2/(8*[.$A16])" office:value-type="float" office:value="7.75070821529745" calcext:value-type="float">
            <text:p>7,751</text:p>
          </table:table-cell>
          <table:table-cell table:style-name="ce6"/>
          <table:table-cell table:number-columns-repeated="4"/>
        </table:table-row>
        <table:table-row table:style-name="ro1">
          <table:table-cell table:formula="of:=[.A18]-30" office:value-type="float" office:value="736" calcext:value-type="float">
            <text:p>736</text:p>
          </table:table-cell>
          <table:table-cell table:style-name="ce3" table:formula="of:=[.A17]/peso" office:value-type="float" office:value="1513.15789473684" calcext:value-type="float">
            <text:p>1513,16</text:p>
          </table:table-cell>
          <table:table-cell table:formula="of:=1/alfa*(([.$B17]*SINH([.C$12]/(2*[.$B17]))) / ([.$E$4]*SINH([.C$12]/(2*[.$E$4]))) - 1 - 1/(E*S)*([.$A17] - t0)) + [.$B$56]" office:value-type="float" office:value="62.2638190097254" calcext:value-type="float">
            <text:p>62,264</text:p>
          </table:table-cell>
          <table:table-cell table:style-name="ce7" table:formula="of:=peso*[.C$12]^2/(8*[.$A17])" office:value-type="float" office:value="7.43478260869565" calcext:value-type="float">
            <text:p>7,435</text:p>
          </table:table-cell>
          <table:table-cell table:style-name="ce6" table:formula="of:=1/alfa*(([.$B17]*SINH([.E$12]/(2*[.$B17]))) / ([.$E$4]*SINH([.E$12]/(2*[.$E$4]))) - 1 - 1/(E*S)*([.$A17] - t0)) + [.$B$56]" office:value-type="float" office:value="128.497131540041" calcext:value-type="float">
            <text:p>128,497</text:p>
          </table:table-cell>
          <table:table-cell table:formula="of:=peso*[.E$12]^2/(8*[.$A17])" office:value-type="float" office:value="20.6521739130435" calcext:value-type="float">
            <text:p>20,652</text:p>
          </table:table-cell>
          <table:table-cell table:number-columns-repeated="3"/>
        </table:table-row>
        <table:table-row table:style-name="ro1">
          <table:table-cell table:formula="of:=[.A19]-30" office:value-type="float" office:value="766" calcext:value-type="float">
            <text:p>766</text:p>
          </table:table-cell>
          <table:table-cell table:style-name="ce3" table:formula="of:=[.A18]/peso" office:value-type="float" office:value="1574.83552631579" calcext:value-type="float">
            <text:p>1574,84</text:p>
          </table:table-cell>
          <table:table-cell table:formula="of:=1/alfa*(([.$B18]*SINH([.C$12]/(2*[.$B18]))) / ([.$E$4]*SINH([.C$12]/(2*[.$E$4]))) - 1 - 1/(E*S)*([.$A18] - t0)) + [.$B$56]" office:value-type="float" office:value="56.3396989054141" calcext:value-type="float">
            <text:p>56,340</text:p>
          </table:table-cell>
          <table:table-cell table:style-name="ce7" table:formula="of:=peso*[.C$12]^2/(8*[.$A18])" office:value-type="float" office:value="7.14360313315927" calcext:value-type="float">
            <text:p>7,144</text:p>
          </table:table-cell>
          <table:table-cell table:style-name="ce6" table:formula="of:=1/alfa*(([.$B18]*SINH([.E$12]/(2*[.$B18]))) / ([.$E$4]*SINH([.E$12]/(2*[.$E$4]))) - 1 - 1/(E*S)*([.$A18] - t0)) + [.$B$56]" office:value-type="float" office:value="112.84519342354" calcext:value-type="float">
            <text:p>112,845</text:p>
          </table:table-cell>
          <table:table-cell table:formula="of:=peso*[.E$12]^2/(8*[.$A18])" office:value-type="float" office:value="19.8433420365535" calcext:value-type="float">
            <text:p>19,843</text:p>
          </table:table-cell>
          <table:table-cell table:number-columns-repeated="3"/>
        </table:table-row>
        <table:table-row table:style-name="ro1">
          <table:table-cell table:formula="of:=[.A20]-30" office:value-type="float" office:value="796" calcext:value-type="float">
            <text:p>796</text:p>
          </table:table-cell>
          <table:table-cell table:style-name="ce3" table:formula="of:=[.A19]/peso" office:value-type="float" office:value="1636.51315789474" calcext:value-type="float">
            <text:p>1636,51</text:p>
          </table:table-cell>
          <table:table-cell table:formula="of:=1/alfa*(([.$B19]*SINH([.C$12]/(2*[.$B19]))) / ([.$E$4]*SINH([.C$12]/(2*[.$E$4]))) - 1 - 1/(E*S)*([.$A19] - t0)) + [.$B$56]" office:value-type="float" office:value="51.0225942681342" calcext:value-type="float">
            <text:p>51,023</text:p>
          </table:table-cell>
          <table:table-cell table:style-name="ce7" table:formula="of:=peso*[.C$12]^2/(8*[.$A19])" office:value-type="float" office:value="6.87437185929648" calcext:value-type="float">
            <text:p>6,874</text:p>
          </table:table-cell>
          <table:table-cell table:style-name="ce6" table:formula="of:=1/alfa*(([.$B19]*SINH([.E$12]/(2*[.$B19]))) / ([.$E$4]*SINH([.E$12]/(2*[.$E$4]))) - 1 - 1/(E*S)*([.$A19] - t0)) + [.$B$56]" office:value-type="float" office:value="98.8816119244602" calcext:value-type="float">
            <text:p>98,882</text:p>
          </table:table-cell>
          <table:table-cell table:formula="of:=peso*[.E$12]^2/(8*[.$A19])" office:value-type="float" office:value="19.0954773869347" calcext:value-type="float">
            <text:p>19,095</text:p>
          </table:table-cell>
          <table:table-cell table:number-columns-repeated="3"/>
        </table:table-row>
        <table:table-row table:style-name="ro1">
          <table:table-cell table:formula="of:=[.A21]-30" office:value-type="float" office:value="826" calcext:value-type="float">
            <text:p>826</text:p>
          </table:table-cell>
          <table:table-cell table:style-name="ce3" table:formula="of:=[.A20]/peso" office:value-type="float" office:value="1698.19078947368" calcext:value-type="float">
            <text:p>1698,19</text:p>
          </table:table-cell>
          <table:table-cell table:formula="of:=1/alfa*(([.$B20]*SINH([.C$12]/(2*[.$B20]))) / ([.$E$4]*SINH([.C$12]/(2*[.$E$4]))) - 1 - 1/(E*S)*([.$A20] - t0)) + [.$B$56]" office:value-type="float" office:value="46.2258827160577" calcext:value-type="float">
            <text:p>46,226</text:p>
          </table:table-cell>
          <table:table-cell table:style-name="ce7" table:formula="of:=peso*[.C$12]^2/(8*[.$A20])" office:value-type="float" office:value="6.62469733656174" calcext:value-type="float">
            <text:p>6,625</text:p>
          </table:table-cell>
          <table:table-cell table:style-name="ce6" table:formula="of:=1/alfa*(([.$B20]*SINH([.E$12]/(2*[.$B20]))) / ([.$E$4]*SINH([.E$12]/(2*[.$E$4]))) - 1 - 1/(E*S)*([.$A20] - t0)) + [.$B$56]" office:value-type="float" office:value="86.3651663612466" calcext:value-type="float">
            <text:p>86,365</text:p>
          </table:table-cell>
          <table:table-cell table:formula="of:=peso*[.E$12]^2/(8*[.$A20])" office:value-type="float" office:value="18.4019370460048" calcext:value-type="float">
            <text:p>18,402</text:p>
          </table:table-cell>
          <table:table-cell table:number-columns-repeated="3"/>
        </table:table-row>
        <table:table-row table:style-name="ro1">
          <table:table-cell table:formula="of:=[.A22]-30" office:value-type="float" office:value="856" calcext:value-type="float">
            <text:p>856</text:p>
          </table:table-cell>
          <table:table-cell table:style-name="ce3" table:formula="of:=[.A21]/peso" office:value-type="float" office:value="1759.86842105263" calcext:value-type="float">
            <text:p>1759,87</text:p>
          </table:table-cell>
          <table:table-cell table:formula="of:=1/alfa*(([.$B21]*SINH([.C$12]/(2*[.$B21]))) / ([.$E$4]*SINH([.C$12]/(2*[.$E$4]))) - 1 - 1/(E*S)*([.$A21] - t0)) + [.$B$56]" office:value-type="float" office:value="41.8778613735478" calcext:value-type="float">
            <text:p>41,878</text:p>
          </table:table-cell>
          <table:table-cell table:style-name="ce7" table:formula="of:=peso*[.C$12]^2/(8*[.$A21])" office:value-type="float" office:value="6.39252336448598" calcext:value-type="float">
            <text:p>6,393</text:p>
          </table:table-cell>
          <table:table-cell table:style-name="ce6" table:formula="of:=1/alfa*(([.$B21]*SINH([.E$12]/(2*[.$B21]))) / ([.$E$4]*SINH([.E$12]/(2*[.$E$4]))) - 1 - 1/(E*S)*([.$A21] - t0)) + [.$B$56]" office:value-type="float" office:value="75.0962395188325" calcext:value-type="float">
            <text:p>75,096</text:p>
          </table:table-cell>
          <table:table-cell table:formula="of:=peso*[.E$12]^2/(8*[.$A21])" office:value-type="float" office:value="17.7570093457944" calcext:value-type="float">
            <text:p>17,757</text:p>
          </table:table-cell>
          <table:table-cell table:number-columns-repeated="3"/>
        </table:table-row>
        <table:table-row table:style-name="ro1">
          <table:table-cell table:formula="of:=[.A23]-30" office:value-type="float" office:value="886" calcext:value-type="float">
            <text:p>886</text:p>
          </table:table-cell>
          <table:table-cell table:style-name="ce3" table:formula="of:=[.A22]/peso" office:value-type="float" office:value="1821.54605263158" calcext:value-type="float">
            <text:p>1821,55</text:p>
          </table:table-cell>
          <table:table-cell table:formula="of:=1/alfa*(([.$B22]*SINH([.C$12]/(2*[.$B22]))) / ([.$E$4]*SINH([.C$12]/(2*[.$E$4]))) - 1 - 1/(E*S)*([.$A22] - t0)) + [.$B$56]" office:value-type="float" office:value="37.9187658930177" calcext:value-type="float">
            <text:p>37,919</text:p>
          </table:table-cell>
          <table:table-cell table:style-name="ce7" table:formula="of:=peso*[.C$12]^2/(8*[.$A22])" office:value-type="float" office:value="6.17607223476298" calcext:value-type="float">
            <text:p>6,176</text:p>
          </table:table-cell>
          <table:table-cell table:style-name="ce6" table:formula="of:=1/alfa*(([.$B22]*SINH([.E$12]/(2*[.$B22]))) / ([.$E$4]*SINH([.E$12]/(2*[.$E$4]))) - 1 - 1/(E*S)*([.$A22] - t0)) + [.$B$56]" office:value-type="float" office:value="64.9084925941966" calcext:value-type="float">
            <text:p>64,908</text:p>
          </table:table-cell>
          <table:table-cell table:formula="of:=peso*[.E$12]^2/(8*[.$A22])" office:value-type="float" office:value="17.1557562076749" calcext:value-type="float">
            <text:p>17,156</text:p>
          </table:table-cell>
          <table:table-cell table:number-columns-repeated="3"/>
        </table:table-row>
        <table:table-row table:style-name="ro1">
          <table:table-cell table:formula="of:=[.A24]-30" office:value-type="float" office:value="916" calcext:value-type="float">
            <text:p>916</text:p>
          </table:table-cell>
          <table:table-cell table:style-name="ce3" table:formula="of:=[.A23]/peso" office:value-type="float" office:value="1883.22368421053" calcext:value-type="float">
            <text:p>1883,22</text:p>
          </table:table-cell>
          <table:table-cell table:formula="of:=1/alfa*(([.$B23]*SINH([.C$12]/(2*[.$B23]))) / ([.$E$4]*SINH([.C$12]/(2*[.$E$4]))) - 1 - 1/(E*S)*([.$A23] - t0)) + [.$B$56]" office:value-type="float" office:value="34.2984619730131" calcext:value-type="float">
            <text:p>34,298</text:p>
          </table:table-cell>
          <table:table-cell table:style-name="ce7" table:formula="of:=peso*[.C$12]^2/(8*[.$A23])" office:value-type="float" office:value="5.97379912663755" calcext:value-type="float">
            <text:p>5,974</text:p>
          </table:table-cell>
          <table:table-cell table:style-name="ce6" table:formula="of:=1/alfa*(([.$B23]*SINH([.E$12]/(2*[.$B23]))) / ([.$E$4]*SINH([.E$12]/(2*[.$E$4]))) - 1 - 1/(E*S)*([.$A23] - t0)) + [.$B$56]" office:value-type="float" office:value="55.6624213061105" calcext:value-type="float">
            <text:p>55,662</text:p>
          </table:table-cell>
          <table:table-cell table:formula="of:=peso*[.E$12]^2/(8*[.$A23])" office:value-type="float" office:value="16.5938864628821" calcext:value-type="float">
            <text:p>16,594</text:p>
          </table:table-cell>
          <table:table-cell table:formula="of:=1/alfa*(([.$B23]*SINH([.G$12]/(2*[.$B23]))) / ([.$E$4]*SINH([.G$12]/(2*[.$E$4]))) - 1 - 1/(E*S)*([.$A23] - t0)) + [.$B$56]" office:value-type="float" office:value="155.575179663513" calcext:value-type="float">
            <text:p>155,575</text:p>
          </table:table-cell>
          <table:table-cell table:formula="of:=peso*[.G$12]^2/(8*[.$A23])" office:value-type="float" office:value="66.3755458515284" calcext:value-type="float">
            <text:p>66,376</text:p>
          </table:table-cell>
          <table:table-cell/>
        </table:table-row>
        <table:table-row table:style-name="ro1">
          <table:table-cell table:formula="of:=[.A25]-30" office:value-type="float" office:value="946" calcext:value-type="float">
            <text:p>946</text:p>
          </table:table-cell>
          <table:table-cell table:style-name="ce3" table:formula="of:=[.A24]/peso" office:value-type="float" office:value="1944.90131578947" calcext:value-type="float">
            <text:p>1944,90</text:p>
          </table:table-cell>
          <table:table-cell table:formula="of:=1/alfa*(([.$B24]*SINH([.C$12]/(2*[.$B24]))) / ([.$E$4]*SINH([.C$12]/(2*[.$E$4]))) - 1 - 1/(E*S)*([.$A24] - t0)) + [.$B$56]" office:value-type="float" office:value="30.9746413978013" calcext:value-type="float">
            <text:p>30,975</text:p>
          </table:table-cell>
          <table:table-cell table:style-name="ce7" table:formula="of:=peso*[.C$12]^2/(8*[.$A24])" office:value-type="float" office:value="5.78435517970402" calcext:value-type="float">
            <text:p>5,784</text:p>
          </table:table-cell>
          <table:table-cell table:style-name="ce6" table:formula="of:=1/alfa*(([.$B24]*SINH([.E$12]/(2*[.$B24]))) / ([.$E$4]*SINH([.E$12]/(2*[.$E$4]))) - 1 - 1/(E*S)*([.$A24] - t0)) + [.$B$56]" office:value-type="float" office:value="47.2403224764425" calcext:value-type="float">
            <text:p>47,240</text:p>
          </table:table-cell>
          <table:table-cell table:formula="of:=peso*[.E$12]^2/(8*[.$A24])" office:value-type="float" office:value="16.0676532769556" calcext:value-type="float">
            <text:p>16,068</text:p>
          </table:table-cell>
          <table:table-cell table:formula="of:=1/alfa*(([.$B24]*SINH([.G$12]/(2*[.$B24]))) / ([.$E$4]*SINH([.G$12]/(2*[.$E$4]))) - 1 - 1/(E*S)*([.$A24] - t0)) + [.$B$56]" office:value-type="float" office:value="123.294772968552" calcext:value-type="float">
            <text:p>123,295</text:p>
          </table:table-cell>
          <table:table-cell table:formula="of:=peso*[.G$12]^2/(8*[.$A24])" office:value-type="float" office:value="64.2706131078224" calcext:value-type="float">
            <text:p>64,271</text:p>
          </table:table-cell>
          <table:table-cell/>
        </table:table-row>
        <table:table-row table:style-name="ro1">
          <table:table-cell table:formula="of:=[.A26]-30" office:value-type="float" office:value="976" calcext:value-type="float">
            <text:p>976</text:p>
          </table:table-cell>
          <table:table-cell table:style-name="ce3" table:formula="of:=[.A25]/peso" office:value-type="float" office:value="2006.57894736842" calcext:value-type="float">
            <text:p>2006,58</text:p>
          </table:table-cell>
          <table:table-cell table:formula="of:=1/alfa*(([.$B25]*SINH([.C$12]/(2*[.$B25]))) / ([.$E$4]*SINH([.C$12]/(2*[.$E$4]))) - 1 - 1/(E*S)*([.$A25] - t0)) + [.$B$56]" office:value-type="float" office:value="27.9114003967109" calcext:value-type="float">
            <text:p>27,911</text:p>
          </table:table-cell>
          <table:table-cell table:style-name="ce7" table:formula="of:=peso*[.C$12]^2/(8*[.$A25])" office:value-type="float" office:value="5.60655737704918" calcext:value-type="float">
            <text:p>5,607</text:p>
          </table:table-cell>
          <table:table-cell table:style-name="ce6" table:formula="of:=1/alfa*(([.$B25]*SINH([.E$12]/(2*[.$B25]))) / ([.$E$4]*SINH([.E$12]/(2*[.$E$4]))) - 1 - 1/(E*S)*([.$A25] - t0)) + [.$B$56]" office:value-type="float" office:value="39.5423288877308" calcext:value-type="float">
            <text:p>39,542</text:p>
          </table:table-cell>
          <table:table-cell table:formula="of:=peso*[.E$12]^2/(8*[.$A25])" office:value-type="float" office:value="15.5737704918033" calcext:value-type="float">
            <text:p>15,574</text:p>
          </table:table-cell>
          <table:table-cell table:formula="of:=1/alfa*(([.$B25]*SINH([.G$12]/(2*[.$B25]))) / ([.$E$4]*SINH([.G$12]/(2*[.$E$4]))) - 1 - 1/(E*S)*([.$A25] - t0)) + [.$B$56]" office:value-type="float" office:value="93.9158949405648" calcext:value-type="float">
            <text:p>93,916</text:p>
          </table:table-cell>
          <table:table-cell table:formula="of:=peso*[.G$12]^2/(8*[.$A25])" office:value-type="float" office:value="62.2950819672131" calcext:value-type="float">
            <text:p>62,295</text:p>
          </table:table-cell>
          <table:table-cell/>
        </table:table-row>
        <table:table-row table:style-name="ro1">
          <table:table-cell table:formula="of:=[.A27]-30" office:value-type="float" office:value="1006" calcext:value-type="float">
            <text:p>1006</text:p>
          </table:table-cell>
          <table:table-cell table:style-name="ce3" table:formula="of:=[.A26]/peso" office:value-type="float" office:value="2068.25657894737" calcext:value-type="float">
            <text:p>2068,26</text:p>
          </table:table-cell>
          <table:table-cell table:formula="of:=1/alfa*(([.$B26]*SINH([.C$12]/(2*[.$B26]))) / ([.$E$4]*SINH([.C$12]/(2*[.$E$4]))) - 1 - 1/(E*S)*([.$A26] - t0)) + [.$B$56]" office:value-type="float" office:value="25.0781104414484" calcext:value-type="float">
            <text:p>25,078</text:p>
          </table:table-cell>
          <table:table-cell table:style-name="ce7" table:formula="of:=peso*[.C$12]^2/(8*[.$A26])" office:value-type="float" office:value="5.43936381709742" calcext:value-type="float">
            <text:p>5,439</text:p>
          </table:table-cell>
          <table:table-cell table:style-name="ce6" table:formula="of:=1/alfa*(([.$B26]*SINH([.E$12]/(2*[.$B26]))) / ([.$E$4]*SINH([.E$12]/(2*[.$E$4]))) - 1 - 1/(E*S)*([.$A26] - t0)) + [.$B$56]" office:value-type="float" office:value="32.4832608854187" calcext:value-type="float">
            <text:p>32,483</text:p>
          </table:table-cell>
          <table:table-cell table:formula="of:=peso*[.E$12]^2/(8*[.$A26])" office:value-type="float" office:value="15.1093439363817" calcext:value-type="float">
            <text:p>15,109</text:p>
          </table:table-cell>
          <table:table-cell table:formula="of:=1/alfa*(([.$B26]*SINH([.G$12]/(2*[.$B26]))) / ([.$E$4]*SINH([.G$12]/(2*[.$E$4]))) - 1 - 1/(E*S)*([.$A26] - t0)) + [.$B$56]" office:value-type="float" office:value="67.0959483895535" calcext:value-type="float">
            <text:p>67,096</text:p>
          </table:table-cell>
          <table:table-cell table:formula="of:=peso*[.G$12]^2/(8*[.$A26])" office:value-type="float" office:value="60.4373757455268" calcext:value-type="float">
            <text:p>60,437</text:p>
          </table:table-cell>
          <table:table-cell/>
        </table:table-row>
        <table:table-row table:style-name="ro1">
          <table:table-cell table:formula="of:=[.A28]-30" office:value-type="float" office:value="1036" calcext:value-type="float">
            <text:p>1036</text:p>
          </table:table-cell>
          <table:table-cell table:style-name="ce3" table:formula="of:=[.A27]/peso" office:value-type="float" office:value="2129.93421052632" calcext:value-type="float">
            <text:p>2129,93</text:p>
          </table:table-cell>
          <table:table-cell table:formula="of:=1/alfa*(([.$B27]*SINH([.C$12]/(2*[.$B27]))) / ([.$E$4]*SINH([.C$12]/(2*[.$E$4]))) - 1 - 1/(E*S)*([.$A27] - t0)) + [.$B$56]" office:value-type="float" office:value="22.4485146938512" calcext:value-type="float">
            <text:p>22,449</text:p>
          </table:table-cell>
          <table:table-cell table:style-name="ce7" table:formula="of:=peso*[.C$12]^2/(8*[.$A27])" office:value-type="float" office:value="5.28185328185328" calcext:value-type="float">
            <text:p>5,282</text:p>
          </table:table-cell>
          <table:table-cell table:style-name="ce6" table:formula="of:=1/alfa*(([.$B27]*SINH([.E$12]/(2*[.$B27]))) / ([.$E$4]*SINH([.E$12]/(2*[.$E$4]))) - 1 - 1/(E*S)*([.$A27] - t0)) + [.$B$56]" office:value-type="float" office:value="25.9901079251807" calcext:value-type="float">
            <text:p>25,990</text:p>
          </table:table-cell>
          <table:table-cell table:formula="of:=peso*[.E$12]^2/(8*[.$A27])" office:value-type="float" office:value="14.6718146718147" calcext:value-type="float">
            <text:p>14,672</text:p>
          </table:table-cell>
          <table:table-cell table:formula="of:=1/alfa*(([.$B27]*SINH([.G$12]/(2*[.$B27]))) / ([.$E$4]*SINH([.G$12]/(2*[.$E$4]))) - 1 - 1/(E*S)*([.$A27] - t0)) + [.$B$56]" office:value-type="float" office:value="42.5414905357325" calcext:value-type="float">
            <text:p>42,541</text:p>
          </table:table-cell>
          <table:table-cell table:formula="of:=peso*[.G$12]^2/(8*[.$A27])" office:value-type="float" office:value="58.6872586872587" calcext:value-type="float">
            <text:p>58,687</text:p>
          </table:table-cell>
          <table:table-cell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3" table:formula="of:=[.A28]/peso" office:value-type="float" office:value="2191.61184210526" calcext:value-type="float">
            <text:p>2191,61</text:p>
          </table:table-cell>
          <table:table-cell table:formula="of:=1/alfa*(([.$B28]*SINH([.C$12]/(2*[.$B28]))) / ([.$E$4]*SINH([.C$12]/(2*[.$E$4]))) - 1 - 1/(E*S)*([.$A28] - t0)) + [.$B$56]" office:value-type="float" office:value="20" calcext:value-type="float">
            <text:p>20,000</text:p>
          </table:table-cell>
          <table:table-cell table:style-name="ce7" table:formula="of:=peso*[.C$12]^2/(8*[.$A28])" office:value-type="float" office:value="5.13320825515947" calcext:value-type="float">
            <text:p>5,133</text:p>
          </table:table-cell>
          <table:table-cell table:style-name="ce6" table:formula="of:=1/alfa*(([.$B28]*SINH([.E$12]/(2*[.$B28]))) / ([.$E$4]*SINH([.E$12]/(2*[.$E$4]))) - 1 - 1/(E*S)*([.$A28] - t0)) + [.$B$56]" office:value-type="float" office:value="20" calcext:value-type="float">
            <text:p>20,000</text:p>
          </table:table-cell>
          <table:table-cell table:formula="of:=peso*[.E$12]^2/(8*[.$A28])" office:value-type="float" office:value="14.2589118198874" calcext:value-type="float">
            <text:p>14,259</text:p>
          </table:table-cell>
          <table:table-cell table:formula="of:=1/alfa*(([.$B28]*SINH([.G$12]/(2*[.$B28]))) / ([.$E$4]*SINH([.G$12]/(2*[.$E$4]))) - 1 - 1/(E*S)*([.$A28] - t0)) + [.$B$56]" office:value-type="float" office:value="20" calcext:value-type="float">
            <text:p>20,000</text:p>
          </table:table-cell>
          <table:table-cell table:formula="of:=peso*[.G$12]^2/(8*[.$A28])" office:value-type="float" office:value="57.0356472795497" calcext:value-type="float">
            <text:p>57,036</text:p>
          </table:table-cell>
          <table:table-cell/>
        </table:table-row>
        <table:table-row table:style-name="ro1">
          <table:table-cell table:formula="of:=[.A28]+50" office:value-type="float" office:value="1116" calcext:value-type="float">
            <text:p>1116</text:p>
          </table:table-cell>
          <table:table-cell table:style-name="ce3" table:formula="of:=[.A29]/peso" office:value-type="float" office:value="2294.40789473684" calcext:value-type="float">
            <text:p>2294,41</text:p>
          </table:table-cell>
          <table:table-cell table:formula="of:=1/alfa*(([.$B29]*SINH([.C$12]/(2*[.$B29]))) / ([.$E$4]*SINH([.C$12]/(2*[.$E$4]))) - 1 - 1/(E*S)*([.$A29] - t0)) + [.$B$56]" office:value-type="float" office:value="16.2695955034262" calcext:value-type="float">
            <text:p>16,270</text:p>
          </table:table-cell>
          <table:table-cell table:style-name="ce7" table:formula="of:=peso*[.C$12]^2/(8*[.$A29])" office:value-type="float" office:value="4.90322580645161" calcext:value-type="float">
            <text:p>4,903</text:p>
          </table:table-cell>
          <table:table-cell table:style-name="ce6" table:formula="of:=1/alfa*(([.$B29]*SINH([.E$12]/(2*[.$B29]))) / ([.$E$4]*SINH([.E$12]/(2*[.$E$4]))) - 1 - 1/(E*S)*([.$A29] - t0)) + [.$B$56]" office:value-type="float" office:value="10.9899549673184" calcext:value-type="float">
            <text:p>10,990</text:p>
          </table:table-cell>
          <table:table-cell table:formula="of:=peso*[.E$12]^2/(8*[.$A29])" office:value-type="float" office:value="13.6200716845878" calcext:value-type="float">
            <text:p>13,620</text:p>
          </table:table-cell>
          <table:table-cell table:formula="of:=1/alfa*(([.$B29]*SINH([.G$12]/(2*[.$B29]))) / ([.$E$4]*SINH([.G$12]/(2*[.$E$4]))) - 1 - 1/(E*S)*([.$A29] - t0)) + [.$B$56]" office:value-type="float" office:value="-13.6755264709366" calcext:value-type="float">
            <text:p>-13,676</text:p>
          </table:table-cell>
          <table:table-cell table:formula="of:=peso*[.G$12]^2/(8*[.$A29])" office:value-type="float" office:value="54.4802867383513" calcext:value-type="float">
            <text:p>54,480</text:p>
          </table:table-cell>
          <table:table-cell/>
        </table:table-row>
        <table:table-row table:style-name="ro1">
          <table:table-cell table:formula="of:=[.A29]+50" office:value-type="float" office:value="1166" calcext:value-type="float">
            <text:p>1166</text:p>
          </table:table-cell>
          <table:table-cell table:style-name="ce3" table:formula="of:=[.A30]/peso" office:value-type="float" office:value="2397.20394736842" calcext:value-type="float">
            <text:p>2397,20</text:p>
          </table:table-cell>
          <table:table-cell table:formula="of:=1/alfa*(([.$B30]*SINH([.C$12]/(2*[.$B30]))) / ([.$E$4]*SINH([.C$12]/(2*[.$E$4]))) - 1 - 1/(E*S)*([.$A30] - t0)) + [.$B$56]" office:value-type="float" office:value="12.9134317602489" calcext:value-type="float">
            <text:p>12,913</text:p>
          </table:table-cell>
          <table:table-cell table:style-name="ce7" table:formula="of:=peso*[.C$12]^2/(8*[.$A30])" office:value-type="float" office:value="4.69296740994854" calcext:value-type="float">
            <text:p>4,693</text:p>
          </table:table-cell>
          <table:table-cell table:style-name="ce6" table:formula="of:=1/alfa*(([.$B30]*SINH([.E$12]/(2*[.$B30]))) / ([.$E$4]*SINH([.E$12]/(2*[.$E$4]))) - 1 - 1/(E*S)*([.$A30] - t0)) + [.$B$56]" office:value-type="float" office:value="3.0193461954153" calcext:value-type="float">
            <text:p>3,019</text:p>
          </table:table-cell>
          <table:table-cell table:formula="of:=peso*[.E$12]^2/(8*[.$A30])" office:value-type="float" office:value="13.0360205831904" calcext:value-type="float">
            <text:p>13,036</text:p>
          </table:table-cell>
          <table:table-cell table:formula="of:=1/alfa*(([.$B30]*SINH([.G$12]/(2*[.$B30]))) / ([.$E$4]*SINH([.G$12]/(2*[.$E$4]))) - 1 - 1/(E*S)*([.$A30] - t0)) + [.$B$56]" office:value-type="float" office:value="-43.1955762439424" calcext:value-type="float">
            <text:p>-43,196</text:p>
          </table:table-cell>
          <table:table-cell table:formula="of:=peso*[.G$12]^2/(8*[.$A30])" office:value-type="float" office:value="52.1440823327616" calcext:value-type="float">
            <text:p>52,144</text:p>
          </table:table-cell>
          <table:table-cell/>
        </table:table-row>
        <table:table-row table:style-name="ro1">
          <table:table-cell table:formula="of:=[.A30]+50" office:value-type="float" office:value="1216" calcext:value-type="float">
            <text:p>1216</text:p>
          </table:table-cell>
          <table:table-cell table:style-name="ce3" table:formula="of:=[.A31]/peso" office:value-type="float" office:value="2500" calcext:value-type="float">
            <text:p>2500,00</text:p>
          </table:table-cell>
          <table:table-cell table:formula="of:=1/alfa*(([.$B31]*SINH([.C$12]/(2*[.$B31]))) / ([.$E$4]*SINH([.C$12]/(2*[.$E$4]))) - 1 - 1/(E*S)*([.$A31] - t0)) + [.$B$56]" office:value-type="float" office:value="9.8712215051723" calcext:value-type="float">
            <text:p>9,871</text:p>
          </table:table-cell>
          <table:table-cell table:style-name="ce7" table:formula="of:=peso*[.C$12]^2/(8*[.$A31])" office:value-type="float" office:value="4.5" calcext:value-type="float">
            <text:p>4,500</text:p>
          </table:table-cell>
          <table:table-cell table:style-name="ce6" table:formula="of:=1/alfa*(([.$B31]*SINH([.E$12]/(2*[.$B31]))) / ([.$E$4]*SINH([.E$12]/(2*[.$E$4]))) - 1 - 1/(E*S)*([.$A31] - t0)) + [.$B$56]" office:value-type="float" office:value="-4.0793646185297" calcext:value-type="float">
            <text:p>-4,079</text:p>
          </table:table-cell>
          <table:table-cell table:formula="of:=peso*[.E$12]^2/(8*[.$A31])" office:value-type="float" office:value="12.5" calcext:value-type="float">
            <text:p>12,500</text:p>
          </table:table-cell>
          <table:table-cell table:formula="of:=1/alfa*(([.$B31]*SINH([.G$12]/(2*[.$B31]))) / ([.$E$4]*SINH([.G$12]/(2*[.$E$4]))) - 1 - 1/(E*S)*([.$A31] - t0)) + [.$B$56]" office:value-type="float" office:value="-69.2316787218221" calcext:value-type="float">
            <text:p>-69,232</text:p>
          </table:table-cell>
          <table:table-cell table:formula="of:=peso*[.G$12]^2/(8*[.$A31])" office:value-type="float" office:value="50" calcext:value-type="float">
            <text:p>50,000</text:p>
          </table:table-cell>
          <table:table-cell/>
        </table:table-row>
        <table:table-row table:style-name="ro1">
          <table:table-cell table:formula="of:=[.A31]+50" office:value-type="float" office:value="1266" calcext:value-type="float">
            <text:p>1266</text:p>
          </table:table-cell>
          <table:table-cell table:style-name="ce3" table:formula="of:=[.A32]/peso" office:value-type="float" office:value="2602.79605263158" calcext:value-type="float">
            <text:p>2602,80</text:p>
          </table:table-cell>
          <table:table-cell table:formula="of:=1/alfa*(([.$B32]*SINH([.C$12]/(2*[.$B32]))) / ([.$E$4]*SINH([.C$12]/(2*[.$E$4]))) - 1 - 1/(E*S)*([.$A32] - t0)) + [.$B$56]" office:value-type="float" office:value="7.09434642279374" calcext:value-type="float">
            <text:p>7,094</text:p>
          </table:table-cell>
          <table:table-cell table:style-name="ce7" table:formula="of:=peso*[.C$12]^2/(8*[.$A32])" office:value-type="float" office:value="4.32227488151659" calcext:value-type="float">
            <text:p>4,322</text:p>
          </table:table-cell>
          <table:table-cell table:style-name="ce6" table:formula="of:=1/alfa*(([.$B32]*SINH([.E$12]/(2*[.$B32]))) / ([.$E$4]*SINH([.E$12]/(2*[.$E$4]))) - 1 - 1/(E*S)*([.$A32] - t0)) + [.$B$56]" office:value-type="float" office:value="-10.4412673774907" calcext:value-type="float">
            <text:p>-10,441</text:p>
          </table:table-cell>
          <table:table-cell table:formula="of:=peso*[.E$12]^2/(8*[.$A32])" office:value-type="float" office:value="12.0063191153239" calcext:value-type="float">
            <text:p>12,006</text:p>
          </table:table-cell>
          <table:table-cell table:formula="of:=1/alfa*(([.$B32]*SINH([.G$12]/(2*[.$B32]))) / ([.$E$4]*SINH([.G$12]/(2*[.$E$4]))) - 1 - 1/(E*S)*([.$A32] - t0)) + [.$B$56]" office:value-type="float" office:value="-92.3249220073724" calcext:value-type="float">
            <text:p>-92,325</text:p>
          </table:table-cell>
          <table:table-cell table:formula="of:=peso*[.G$12]^2/(8*[.$A32])" office:value-type="float" office:value="48.0252764612954" calcext:value-type="float">
            <text:p>48,025</text:p>
          </table:table-cell>
          <table:table-cell/>
        </table:table-row>
        <table:table-row table:style-name="ro1">
          <table:table-cell table:formula="of:=[.A32]+50" office:value-type="float" office:value="1316" calcext:value-type="float">
            <text:p>1316</text:p>
          </table:table-cell>
          <table:table-cell table:style-name="ce3" table:formula="of:=[.A33]/peso" office:value-type="float" office:value="2705.59210526316" calcext:value-type="float">
            <text:p>2705,59</text:p>
          </table:table-cell>
          <table:table-cell table:formula="of:=1/alfa*(([.$B33]*SINH([.C$12]/(2*[.$B33]))) / ([.$E$4]*SINH([.C$12]/(2*[.$E$4]))) - 1 - 1/(E*S)*([.$A33] - t0)) + [.$B$56]" office:value-type="float" office:value="4.54324801741189" calcext:value-type="float">
            <text:p>4,543</text:p>
          </table:table-cell>
          <table:table-cell table:style-name="ce7" table:formula="of:=peso*[.C$12]^2/(8*[.$A33])" office:value-type="float" office:value="4.1580547112462" calcext:value-type="float">
            <text:p>4,158</text:p>
          </table:table-cell>
          <table:table-cell table:style-name="ce6" table:formula="of:=1/alfa*(([.$B33]*SINH([.E$12]/(2*[.$B33]))) / ([.$E$4]*SINH([.E$12]/(2*[.$E$4]))) - 1 - 1/(E*S)*([.$A33] - t0)) + [.$B$56]" office:value-type="float" office:value="-16.1762639347185" calcext:value-type="float">
            <text:p>-16,176</text:p>
          </table:table-cell>
          <table:table-cell table:formula="of:=peso*[.E$12]^2/(8*[.$A33])" office:value-type="float" office:value="11.5501519756839" calcext:value-type="float">
            <text:p>11,550</text:p>
          </table:table-cell>
          <table:table-cell table:number-columns-repeated="3"/>
        </table:table-row>
        <table:table-row table:style-name="ro1">
          <table:table-cell table:formula="of:=[.A33]+50" office:value-type="float" office:value="1366" calcext:value-type="float">
            <text:p>1366</text:p>
          </table:table-cell>
          <table:table-cell table:style-name="ce3" table:formula="of:=[.A34]/peso" office:value-type="float" office:value="2808.38815789474" calcext:value-type="float">
            <text:p>2808,39</text:p>
          </table:table-cell>
          <table:table-cell table:formula="of:=1/alfa*(([.$B34]*SINH([.C$12]/(2*[.$B34]))) / ([.$E$4]*SINH([.C$12]/(2*[.$E$4]))) - 1 - 1/(E*S)*([.$A34] - t0)) + [.$B$56]" office:value-type="float" office:value="2.18547461274818" calcext:value-type="float">
            <text:p>2,185</text:p>
          </table:table-cell>
          <table:table-cell table:style-name="ce7" table:formula="of:=peso*[.C$12]^2/(8*[.$A34])" office:value-type="float" office:value="4.00585651537335" calcext:value-type="float">
            <text:p>4,006</text:p>
          </table:table-cell>
          <table:table-cell table:style-name="ce6" table:formula="of:=1/alfa*(([.$B34]*SINH([.E$12]/(2*[.$B34]))) / ([.$E$4]*SINH([.E$12]/(2*[.$E$4]))) - 1 - 1/(E*S)*([.$A34] - t0)) + [.$B$56]" office:value-type="float" office:value="-21.3745012870322" calcext:value-type="float">
            <text:p>-21,375</text:p>
          </table:table-cell>
          <table:table-cell table:formula="of:=peso*[.E$12]^2/(8*[.$A34])" office:value-type="float" office:value="11.1273792093704" calcext:value-type="float">
            <text:p>11,127</text:p>
          </table:table-cell>
          <table:table-cell table:number-columns-repeated="3"/>
        </table:table-row>
        <table:table-row table:style-name="ro1">
          <table:table-cell table:formula="of:=[.A34]+50" office:value-type="float" office:value="1416" calcext:value-type="float">
            <text:p>1416</text:p>
          </table:table-cell>
          <table:table-cell table:style-name="ce3" table:formula="of:=[.A35]/peso" office:value-type="float" office:value="2911.18421052632" calcext:value-type="float">
            <text:p>2911,18</text:p>
          </table:table-cell>
          <table:table-cell table:formula="of:=1/alfa*(([.$B35]*SINH([.C$12]/(2*[.$B35]))) / ([.$E$4]*SINH([.C$12]/(2*[.$E$4]))) - 1 - 1/(E*S)*([.$A35] - t0)) + [.$B$56]" office:value-type="float" office:value="-0.0057975401536936" calcext:value-type="float">
            <text:p>-0,006</text:p>
          </table:table-cell>
          <table:table-cell table:style-name="ce7" table:formula="of:=peso*[.C$12]^2/(8*[.$A35])" office:value-type="float" office:value="3.86440677966102" calcext:value-type="float">
            <text:p>3,864</text:p>
          </table:table-cell>
          <table:table-cell table:style-name="ce6" table:formula="of:=1/alfa*(([.$B35]*SINH([.E$12]/(2*[.$B35]))) / ([.$E$4]*SINH([.E$12]/(2*[.$E$4]))) - 1 - 1/(E*S)*([.$A35] - t0)) + [.$B$56]" office:value-type="float" office:value="-26.1104848985246" calcext:value-type="float">
            <text:p>-26,110</text:p>
          </table:table-cell>
          <table:table-cell table:formula="of:=peso*[.E$12]^2/(8*[.$A35])" office:value-type="float" office:value="10.7344632768362" calcext:value-type="float">
            <text:p>10,734</text:p>
          </table:table-cell>
          <table:table-cell table:number-columns-repeated="3"/>
        </table:table-row>
        <table:table-row table:style-name="ro1">
          <table:table-cell table:formula="of:=[.A35]+50" office:value-type="float" office:value="1466" calcext:value-type="float">
            <text:p>1466</text:p>
          </table:table-cell>
          <table:table-cell table:style-name="ce3" table:formula="of:=[.A36]/peso" office:value-type="float" office:value="3013.98026315789" calcext:value-type="float">
            <text:p>3013,98</text:p>
          </table:table-cell>
          <table:table-cell table:formula="of:=1/alfa*(([.$B36]*SINH([.C$12]/(2*[.$B36]))) / ([.$E$4]*SINH([.C$12]/(2*[.$E$4]))) - 1 - 1/(E*S)*([.$A36] - t0)) + [.$B$56]" office:value-type="float" office:value="-2.0528961672324" calcext:value-type="float">
            <text:p>-2,053</text:p>
          </table:table-cell>
          <table:table-cell table:style-name="ce7" table:formula="of:=peso*[.C$12]^2/(8*[.$A36])" office:value-type="float" office:value="3.73260572987722" calcext:value-type="float">
            <text:p>3,733</text:p>
          </table:table-cell>
          <table:table-cell table:style-name="ce6" table:formula="of:=1/alfa*(([.$B36]*SINH([.E$12]/(2*[.$B36]))) / ([.$E$4]*SINH([.E$12]/(2*[.$E$4]))) - 1 - 1/(E*S)*([.$A36] - t0)) + [.$B$56]" office:value-type="float" office:value="-30.446226306864" calcext:value-type="float">
            <text:p>-30,446</text:p>
          </table:table-cell>
          <table:table-cell table:formula="of:=peso*[.E$12]^2/(8*[.$A36])" office:value-type="float" office:value="10.3683492496589" calcext:value-type="float">
            <text:p>10,368</text:p>
          </table:table-cell>
          <table:table-cell table:number-columns-repeated="3"/>
        </table:table-row>
        <table:table-row table:style-name="ro1">
          <table:table-cell table:formula="of:=[.A36]+50" office:value-type="float" office:value="1516" calcext:value-type="float">
            <text:p>1516</text:p>
          </table:table-cell>
          <table:table-cell table:style-name="ce3" table:formula="of:=[.A37]/peso" office:value-type="float" office:value="3116.77631578947" calcext:value-type="float">
            <text:p>3116,78</text:p>
          </table:table-cell>
          <table:table-cell table:formula="of:=1/alfa*(([.$B37]*SINH([.C$12]/(2*[.$B37]))) / ([.$E$4]*SINH([.C$12]/(2*[.$E$4]))) - 1 - 1/(E*S)*([.$A37] - t0)) + [.$B$56]" office:value-type="float" office:value="-3.9745279088889" calcext:value-type="float">
            <text:p>-3,975</text:p>
          </table:table-cell>
          <table:table-cell table:style-name="ce7" table:formula="of:=peso*[.C$12]^2/(8*[.$A37])" office:value-type="float" office:value="3.60949868073879" calcext:value-type="float">
            <text:p>3,609</text:p>
          </table:table-cell>
          <table:table-cell table:style-name="ce6" table:formula="of:=1/alfa*(([.$B37]*SINH([.E$12]/(2*[.$B37]))) / ([.$E$4]*SINH([.E$12]/(2*[.$E$4]))) - 1 - 1/(E*S)*([.$A37] - t0)) + [.$B$56]" office:value-type="float" office:value="-34.4336757260842" calcext:value-type="float">
            <text:p>-34,434</text:p>
          </table:table-cell>
          <table:table-cell table:formula="of:=peso*[.E$12]^2/(8*[.$A37])" office:value-type="float" office:value="10.0263852242744" calcext:value-type="float">
            <text:p>10,026</text:p>
          </table:table-cell>
          <table:table-cell table:number-columns-repeated="3"/>
        </table:table-row>
        <table:table-row table:style-name="ro1">
          <table:table-cell table:formula="of:=[.A37]+50" office:value-type="float" office:value="1566" calcext:value-type="float">
            <text:p>1566</text:p>
          </table:table-cell>
          <table:table-cell table:style-name="ce3" table:formula="of:=[.A38]/peso" office:value-type="float" office:value="3219.57236842105" calcext:value-type="float">
            <text:p>3219,57</text:p>
          </table:table-cell>
          <table:table-cell table:formula="of:=1/alfa*(([.$B38]*SINH([.C$12]/(2*[.$B38]))) / ([.$E$4]*SINH([.C$12]/(2*[.$E$4]))) - 1 - 1/(E*S)*([.$A38] - t0)) + [.$B$56]" office:value-type="float" office:value="-5.78646086434565" calcext:value-type="float">
            <text:p>-5,786</text:p>
          </table:table-cell>
          <table:table-cell table:style-name="ce7" table:formula="of:=peso*[.C$12]^2/(8*[.$A38])" office:value-type="float" office:value="3.49425287356322" calcext:value-type="float">
            <text:p>3,494</text:p>
          </table:table-cell>
          <table:table-cell table:style-name="ce6" table:formula="of:=1/alfa*(([.$B38]*SINH([.E$12]/(2*[.$B38]))) / ([.$E$4]*SINH([.E$12]/(2*[.$E$4]))) - 1 - 1/(E*S)*([.$A38] - t0)) + [.$B$56]" office:value-type="float" office:value="-38.1166194356522" calcext:value-type="float">
            <text:p>-38,117</text:p>
          </table:table-cell>
          <table:table-cell table:formula="of:=peso*[.E$12]^2/(8*[.$A38])" office:value-type="float" office:value="9.70625798212005" calcext:value-type="float">
            <text:p>9,706</text:p>
          </table:table-cell>
          <table:table-cell table:number-columns-repeated="3"/>
        </table:table-row>
        <table:table-row table:style-name="ro1">
          <table:table-cell table:formula="of:=[.A38]+50" office:value-type="float" office:value="1616" calcext:value-type="float">
            <text:p>1616</text:p>
          </table:table-cell>
          <table:table-cell table:style-name="ce3" table:formula="of:=[.A39]/peso" office:value-type="float" office:value="3322.36842105263" calcext:value-type="float">
            <text:p>3322,37</text:p>
          </table:table-cell>
          <table:table-cell table:formula="of:=1/alfa*(([.$B39]*SINH([.C$12]/(2*[.$B39]))) / ([.$E$4]*SINH([.C$12]/(2*[.$E$4]))) - 1 - 1/(E*S)*([.$A39] - t0)) + [.$B$56]" office:value-type="float" office:value="-7.50206161783342" calcext:value-type="float">
            <text:p>-7,502</text:p>
          </table:table-cell>
          <table:table-cell table:style-name="ce7" table:formula="of:=peso*[.C$12]^2/(8*[.$A39])" office:value-type="float" office:value="3.38613861386139" calcext:value-type="float">
            <text:p>3,386</text:p>
          </table:table-cell>
          <table:table-cell table:style-name="ce6" table:formula="of:=1/alfa*(([.$B39]*SINH([.E$12]/(2*[.$B39]))) / ([.$E$4]*SINH([.E$12]/(2*[.$E$4]))) - 1 - 1/(E*S)*([.$A39] - t0)) + [.$B$56]" office:value-type="float" office:value="-41.5321724346711" calcext:value-type="float">
            <text:p>-41,532</text:p>
          </table:table-cell>
          <table:table-cell table:formula="of:=peso*[.E$12]^2/(8*[.$A39])" office:value-type="float" office:value="9.40594059405941" calcext:value-type="float">
            <text:p>9,406</text:p>
          </table:table-cell>
          <table:table-cell table:number-columns-repeated="3"/>
        </table:table-row>
        <table:table-row table:style-name="ro1">
          <table:table-cell table:formula="of:=[.A39]+50" office:value-type="float" office:value="1666" calcext:value-type="float">
            <text:p>1666</text:p>
          </table:table-cell>
          <table:table-cell table:style-name="ce3" table:formula="of:=[.A40]/peso" office:value-type="float" office:value="3425.16447368421" calcext:value-type="float">
            <text:p>3425,16</text:p>
          </table:table-cell>
          <table:table-cell table:formula="of:=1/alfa*(([.$B40]*SINH([.C$12]/(2*[.$B40]))) / ([.$E$4]*SINH([.C$12]/(2*[.$E$4]))) - 1 - 1/(E*S)*([.$A40] - t0)) + [.$B$56]" office:value-type="float" office:value="-9.13272115378809" calcext:value-type="float">
            <text:p>-9,133</text:p>
          </table:table-cell>
          <table:table-cell table:style-name="ce7" table:formula="of:=peso*[.C$12]^2/(8*[.$A40])" office:value-type="float" office:value="3.28451380552221" calcext:value-type="float">
            <text:p>3,285</text:p>
          </table:table-cell>
          <table:table-cell table:style-name="ce6" table:formula="of:=1/alfa*(([.$B40]*SINH([.E$12]/(2*[.$B40]))) / ([.$E$4]*SINH([.E$12]/(2*[.$E$4]))) - 1 - 1/(E*S)*([.$A40] - t0)) + [.$B$56]" office:value-type="float" office:value="-44.711962113046" calcext:value-type="float">
            <text:p>-44,712</text:p>
          </table:table-cell>
          <table:table-cell table:formula="of:=peso*[.E$12]^2/(8*[.$A40])" office:value-type="float" office:value="9.12364945978391" calcext:value-type="float">
            <text:p>9,124</text:p>
          </table:table-cell>
          <table:table-cell table:number-columns-repeated="3"/>
        </table:table-row>
        <table:table-row table:style-name="ro1">
          <table:table-cell table:formula="of:=[.A40]+50" office:value-type="float" office:value="1716" calcext:value-type="float">
            <text:p>1716</text:p>
          </table:table-cell>
          <table:table-cell table:style-name="ce3" table:formula="of:=[.A41]/peso" office:value-type="float" office:value="3527.96052631579" calcext:value-type="float">
            <text:p>3527,96</text:p>
          </table:table-cell>
          <table:table-cell table:formula="of:=1/alfa*(([.$B41]*SINH([.C$12]/(2*[.$B41]))) / ([.$E$4]*SINH([.C$12]/(2*[.$E$4]))) - 1 - 1/(E*S)*([.$A41] - t0)) + [.$B$56]" office:value-type="float" office:value="-10.6881951787325" calcext:value-type="float">
            <text:p>-10,688</text:p>
          </table:table-cell>
          <table:table-cell table:style-name="ce7" table:formula="of:=peso*[.C$12]^2/(8*[.$A41])" office:value-type="float" office:value="3.18881118881119" calcext:value-type="float">
            <text:p>3,189</text:p>
          </table:table-cell>
          <table:table-cell table:style-name="ce6" table:formula="of:=1/alfa*(([.$B41]*SINH([.E$12]/(2*[.$B41]))) / ([.$E$4]*SINH([.E$12]/(2*[.$E$4]))) - 1 - 1/(E*S)*([.$A41] - t0)) + [.$B$56]" office:value-type="float" office:value="-47.6830739380373" calcext:value-type="float">
            <text:p>-47,683</text:p>
          </table:table-cell>
          <table:table-cell table:formula="of:=peso*[.E$12]^2/(8*[.$A41])" office:value-type="float" office:value="8.85780885780886" calcext:value-type="float">
            <text:p>8,858</text:p>
          </table:table-cell>
          <table:table-cell table:number-columns-repeated="3"/>
        </table:table-row>
        <table:table-row table:style-name="ro1">
          <table:table-cell table:formula="of:=[.A41]+50" office:value-type="float" office:value="1766" calcext:value-type="float">
            <text:p>1766</text:p>
          </table:table-cell>
          <table:table-cell table:style-name="ce3" table:formula="of:=[.A42]/peso" office:value-type="float" office:value="3630.75657894737" calcext:value-type="float">
            <text:p>3630,76</text:p>
          </table:table-cell>
          <table:table-cell table:formula="of:=1/alfa*(([.$B42]*SINH([.C$12]/(2*[.$B42]))) / ([.$E$4]*SINH([.C$12]/(2*[.$E$4]))) - 1 - 1/(E*S)*([.$A42] - t0)) + [.$B$56]" office:value-type="float" office:value="-12.1768779590114" calcext:value-type="float">
            <text:p>-12,177</text:p>
          </table:table-cell>
          <table:table-cell table:style-name="ce7" table:formula="of:=peso*[.C$12]^2/(8*[.$A42])" office:value-type="float" office:value="3.09852774631937" calcext:value-type="float">
            <text:p>3,099</text:p>
          </table:table-cell>
          <table:table-cell table:style-name="ce6" table:formula="of:=1/alfa*(([.$B42]*SINH([.E$12]/(2*[.$B42]))) / ([.$E$4]*SINH([.E$12]/(2*[.$E$4]))) - 1 - 1/(E*S)*([.$A42] - t0)) + [.$B$56]" office:value-type="float" office:value="-50.4688123140415" calcext:value-type="float">
            <text:p>-50,469</text:p>
          </table:table-cell>
          <table:table-cell table:formula="of:=peso*[.E$12]^2/(8*[.$A42])" office:value-type="float" office:value="8.60702151755379" calcext:value-type="float">
            <text:p>8,607</text:p>
          </table:table-cell>
          <table:table-cell table:number-columns-repeated="3"/>
        </table:table-row>
        <table:table-row table:style-name="ro1">
          <table:table-cell table:formula="of:=[.A42]+50" office:value-type="float" office:value="1816" calcext:value-type="float">
            <text:p>1816</text:p>
          </table:table-cell>
          <table:table-cell table:style-name="ce3" table:formula="of:=[.A43]/peso" office:value-type="float" office:value="3733.55263157895" calcext:value-type="float">
            <text:p>3733,55</text:p>
          </table:table-cell>
          <table:table-cell table:formula="of:=1/alfa*(([.$B43]*SINH([.C$12]/(2*[.$B43]))) / ([.$E$4]*SINH([.C$12]/(2*[.$E$4]))) - 1 - 1/(E*S)*([.$A43] - t0)) + [.$B$56]" office:value-type="float" office:value="-13.6060241143946" calcext:value-type="float">
            <text:p>-13,606</text:p>
          </table:table-cell>
          <table:table-cell table:style-name="ce7" table:formula="of:=peso*[.C$12]^2/(8*[.$A43])" office:value-type="float" office:value="3.01321585903084" calcext:value-type="float">
            <text:p>3,013</text:p>
          </table:table-cell>
          <table:table-cell table:style-name="ce6" table:formula="of:=1/alfa*(([.$B43]*SINH([.E$12]/(2*[.$B43]))) / ([.$E$4]*SINH([.E$12]/(2*[.$E$4]))) - 1 - 1/(E*S)*([.$A43] - t0)) + [.$B$56]" office:value-type="float" office:value="-53.0893167779276" calcext:value-type="float">
            <text:p>-53,089</text:p>
          </table:table-cell>
          <table:table-cell table:formula="of:=peso*[.E$12]^2/(8*[.$A43])" office:value-type="float" office:value="8.37004405286344" calcext:value-type="float">
            <text:p>8,370</text:p>
          </table:table-cell>
          <table:table-cell table:number-columns-repeated="3"/>
        </table:table-row>
        <table:table-row table:style-name="ro1">
          <table:table-cell table:formula="of:=[.A43]+50" office:value-type="float" office:value="1866" calcext:value-type="float">
            <text:p>1866</text:p>
          </table:table-cell>
          <table:table-cell table:style-name="ce3" table:formula="of:=[.A44]/peso" office:value-type="float" office:value="3836.34868421053" calcext:value-type="float">
            <text:p>3836,35</text:p>
          </table:table-cell>
          <table:table-cell table:formula="of:=1/alfa*(([.$B44]*SINH([.C$12]/(2*[.$B44]))) / ([.$E$4]*SINH([.C$12]/(2*[.$E$4]))) - 1 - 1/(E*S)*([.$A44] - t0)) + [.$B$56]" office:value-type="float" office:value="-14.9819293726181" calcext:value-type="float">
            <text:p>-14,982</text:p>
          </table:table-cell>
          <table:table-cell table:style-name="ce7" table:formula="of:=peso*[.C$12]^2/(8*[.$A44])" office:value-type="float" office:value="2.93247588424437" calcext:value-type="float">
            <text:p>2,932</text:p>
          </table:table-cell>
          <table:table-cell table:style-name="ce6" table:formula="of:=1/alfa*(([.$B44]*SINH([.E$12]/(2*[.$B44]))) / ([.$E$4]*SINH([.E$12]/(2*[.$E$4]))) - 1 - 1/(E*S)*([.$A44] - t0)) + [.$B$56]" office:value-type="float" office:value="-55.5620641337674" calcext:value-type="float">
            <text:p>-55,562</text:p>
          </table:table-cell>
          <table:table-cell table:formula="of:=peso*[.E$12]^2/(8*[.$A44])" office:value-type="float" office:value="8.14576634512326" calcext:value-type="float">
            <text:p>8,146</text:p>
          </table:table-cell>
          <table:table-cell table:number-columns-repeated="3"/>
        </table:table-row>
        <table:table-row table:style-name="ro1">
          <table:table-cell table:formula="of:=[.A44]+50" office:value-type="float" office:value="1916" calcext:value-type="float">
            <text:p>1916</text:p>
          </table:table-cell>
          <table:table-cell table:style-name="ce3" table:formula="of:=[.A45]/peso" office:value-type="float" office:value="3939.14473684211" calcext:value-type="float">
            <text:p>3939,14</text:p>
          </table:table-cell>
          <table:table-cell table:formula="of:=1/alfa*(([.$B45]*SINH([.C$12]/(2*[.$B45]))) / ([.$E$4]*SINH([.C$12]/(2*[.$E$4]))) - 1 - 1/(E*S)*([.$A45] - t0)) + [.$B$56]" office:value-type="float" office:value="-16.310078739576" calcext:value-type="float">
            <text:p>-16,310</text:p>
          </table:table-cell>
          <table:table-cell table:style-name="ce7" table:formula="of:=peso*[.C$12]^2/(8*[.$A45])" office:value-type="float" office:value="2.85594989561587" calcext:value-type="float">
            <text:p>2,856</text:p>
          </table:table-cell>
          <table:table-cell table:style-name="ce6" table:formula="of:=1/alfa*(([.$B45]*SINH([.E$12]/(2*[.$B45]))) / ([.$E$4]*SINH([.E$12]/(2*[.$E$4]))) - 1 - 1/(E*S)*([.$A45] - t0)) + [.$B$56]" office:value-type="float" office:value="-57.9022800349655" calcext:value-type="float">
            <text:p>-57,902</text:p>
          </table:table-cell>
          <table:table-cell table:formula="of:=peso*[.E$12]^2/(8*[.$A45])" office:value-type="float" office:value="7.93319415448852" calcext:value-type="float">
            <text:p>7,933</text:p>
          </table:table-cell>
          <table:table-cell table:number-columns-repeated="3"/>
        </table:table-row>
        <table:table-row table:style-name="ro1">
          <table:table-cell table:formula="of:=[.A45]+50" office:value-type="float" office:value="1966" calcext:value-type="float">
            <text:p>1966</text:p>
          </table:table-cell>
          <table:table-cell table:style-name="ce3" table:formula="of:=[.A46]/peso" office:value-type="float" office:value="4041.94078947368" calcext:value-type="float">
            <text:p>4041,94</text:p>
          </table:table-cell>
          <table:table-cell table:formula="of:=1/alfa*(([.$B46]*SINH([.C$12]/(2*[.$B46]))) / ([.$E$4]*SINH([.C$12]/(2*[.$E$4]))) - 1 - 1/(E*S)*([.$A46] - t0)) + [.$B$56]" office:value-type="float" office:value="-17.5952686292927" calcext:value-type="float">
            <text:p>-17,595</text:p>
          </table:table-cell>
          <table:table-cell table:style-name="ce7" table:formula="of:=peso*[.C$12]^2/(8*[.$A46])" office:value-type="float" office:value="2.78331637843337" calcext:value-type="float">
            <text:p>2,783</text:p>
          </table:table-cell>
          <table:table-cell table:style-name="ce6" table:formula="of:=1/alfa*(([.$B46]*SINH([.E$12]/(2*[.$B46]))) / ([.$E$4]*SINH([.E$12]/(2*[.$E$4]))) - 1 - 1/(E*S)*([.$A46] - t0)) + [.$B$56]" office:value-type="float" office:value="-60.1232782078028" calcext:value-type="float">
            <text:p>-60,123</text:p>
          </table:table-cell>
          <table:table-cell table:formula="of:=peso*[.E$12]^2/(8*[.$A46])" office:value-type="float" office:value="7.73143438453713" calcext:value-type="float">
            <text:p>7,731</text:p>
          </table:table-cell>
          <table:table-cell table:number-columns-repeated="3"/>
        </table:table-row>
        <table:table-row table:style-name="ro1">
          <table:table-cell table:formula="of:=[.A46]+50" office:value-type="float" office:value="2016" calcext:value-type="float">
            <text:p>2016</text:p>
          </table:table-cell>
          <table:table-cell table:style-name="ce3" table:formula="of:=[.A47]/peso" office:value-type="float" office:value="4144.73684210526" calcext:value-type="float">
            <text:p>4144,74</text:p>
          </table:table-cell>
          <table:table-cell table:formula="of:=1/alfa*(([.$B47]*SINH([.C$12]/(2*[.$B47]))) / ([.$E$4]*SINH([.C$12]/(2*[.$E$4]))) - 1 - 1/(E*S)*([.$A47] - t0)) + [.$B$56]" office:value-type="float" office:value="-18.8417080558668" calcext:value-type="float">
            <text:p>-18,842</text:p>
          </table:table-cell>
          <table:table-cell table:style-name="ce7" table:formula="of:=peso*[.C$12]^2/(8*[.$A47])" office:value-type="float" office:value="2.71428571428571" calcext:value-type="float">
            <text:p>2,714</text:p>
          </table:table-cell>
          <table:table-cell table:style-name="ce6" table:formula="of:=1/alfa*(([.$B47]*SINH([.E$12]/(2*[.$B47]))) / ([.$E$4]*SINH([.E$12]/(2*[.$E$4]))) - 1 - 1/(E*S)*([.$A47] - t0)) + [.$B$56]" office:value-type="float" office:value="-62.2367414988342" calcext:value-type="float">
            <text:p>-62,237</text:p>
          </table:table-cell>
          <table:table-cell table:formula="of:=peso*[.E$12]^2/(8*[.$A47])" office:value-type="float" office:value="7.53968253968254" calcext:value-type="float">
            <text:p>7,540</text:p>
          </table:table-cell>
          <table:table-cell table:number-columns-repeated="3"/>
        </table:table-row>
        <table:table-row table:style-name="ro1">
          <table:table-cell table:formula="of:=[.A47]+50" office:value-type="float" office:value="2066" calcext:value-type="float">
            <text:p>2066</text:p>
          </table:table-cell>
          <table:table-cell table:style-name="ce3" table:formula="of:=[.A48]/peso" office:value-type="float" office:value="4247.53289473684" calcext:value-type="float">
            <text:p>4247,53</text:p>
          </table:table-cell>
          <table:table-cell table:formula="of:=1/alfa*(([.$B48]*SINH([.C$12]/(2*[.$B48]))) / ([.$E$4]*SINH([.C$12]/(2*[.$E$4]))) - 1 - 1/(E*S)*([.$A48] - t0)) + [.$B$56]" office:value-type="float" office:value="-20.0531028915112" calcext:value-type="float">
            <text:p>-20,053</text:p>
          </table:table-cell>
          <table:table-cell table:style-name="ce7" table:formula="of:=peso*[.C$12]^2/(8*[.$A48])" office:value-type="float" office:value="2.648596321394" calcext:value-type="float">
            <text:p>2,649</text:p>
          </table:table-cell>
          <table:table-cell table:style-name="ce6" table:formula="of:=1/alfa*(([.$B48]*SINH([.E$12]/(2*[.$B48]))) / ([.$E$4]*SINH([.E$12]/(2*[.$E$4]))) - 1 - 1/(E*S)*([.$A48] - t0)) + [.$B$56]" office:value-type="float" office:value="-64.2529558757798" calcext:value-type="float">
            <text:p>-64,253</text:p>
          </table:table-cell>
          <table:table-cell table:formula="of:=peso*[.E$12]^2/(8*[.$A48])" office:value-type="float" office:value="7.35721200387222" calcext:value-type="float">
            <text:p>7,357</text:p>
          </table:table-cell>
          <table:table-cell table:number-columns-repeated="3"/>
        </table:table-row>
        <table:table-row table:style-name="ro1">
          <table:table-cell table:formula="of:=[.A48]+50" office:value-type="float" office:value="2116" calcext:value-type="float">
            <text:p>2116</text:p>
          </table:table-cell>
          <table:table-cell table:style-name="ce3" table:formula="of:=[.A49]/peso" office:value-type="float" office:value="4350.32894736842" calcext:value-type="float">
            <text:p>4350,33</text:p>
          </table:table-cell>
          <table:table-cell table:formula="of:=1/alfa*(([.$B49]*SINH([.C$12]/(2*[.$B49]))) / ([.$E$4]*SINH([.C$12]/(2*[.$E$4]))) - 1 - 1/(E*S)*([.$A49] - t0)) + [.$B$56]" office:value-type="float" office:value="-21.2327263536863" calcext:value-type="float">
            <text:p>-21,233</text:p>
          </table:table-cell>
          <table:table-cell table:style-name="ce7" table:formula="of:=peso*[.C$12]^2/(8*[.$A49])" office:value-type="float" office:value="2.58601134215501" calcext:value-type="float">
            <text:p>2,586</text:p>
          </table:table-cell>
          <table:table-cell table:style-name="ce6" table:formula="of:=1/alfa*(([.$B49]*SINH([.E$12]/(2*[.$B49]))) / ([.$E$4]*SINH([.E$12]/(2*[.$E$4]))) - 1 - 1/(E*S)*([.$A49] - t0)) + [.$B$56]" office:value-type="float" office:value="-66.181006172404" calcext:value-type="float">
            <text:p>-66,181</text:p>
          </table:table-cell>
          <table:table-cell table:formula="of:=peso*[.E$12]^2/(8*[.$A49])" office:value-type="float" office:value="7.18336483931947" calcext:value-type="float">
            <text:p>7,183</text:p>
          </table:table-cell>
          <table:table-cell table:number-columns-repeated="3"/>
        </table:table-row>
        <table:table-row table:style-name="ro1">
          <table:table-cell table:formula="of:=[.A49]+50" office:value-type="float" office:value="2166" calcext:value-type="float">
            <text:p>2166</text:p>
          </table:table-cell>
          <table:table-cell table:style-name="ce3" table:formula="of:=[.A50]/peso" office:value-type="float" office:value="4453.125" calcext:value-type="float">
            <text:p>4453,13</text:p>
          </table:table-cell>
          <table:table-cell table:formula="of:=1/alfa*(([.$B50]*SINH([.C$12]/(2*[.$B50]))) / ([.$E$4]*SINH([.C$12]/(2*[.$E$4]))) - 1 - 1/(E*S)*([.$A50] - t0)) + [.$B$56]" office:value-type="float" office:value="-22.383478234639" calcext:value-type="float">
            <text:p>-22,383</text:p>
          </table:table-cell>
          <table:table-cell table:style-name="ce7" table:formula="of:=peso*[.C$12]^2/(8*[.$A50])" office:value-type="float" office:value="2.52631578947368" calcext:value-type="float">
            <text:p>2,526</text:p>
          </table:table-cell>
          <table:table-cell table:style-name="ce6" table:formula="of:=1/alfa*(([.$B50]*SINH([.E$12]/(2*[.$B50]))) / ([.$E$4]*SINH([.E$12]/(2*[.$E$4]))) - 1 - 1/(E*S)*([.$A50] - t0)) + [.$B$56]" office:value-type="float" office:value="-68.0289405621244" calcext:value-type="float">
            <text:p>-68,029</text:p>
          </table:table-cell>
          <table:table-cell table:formula="of:=peso*[.E$12]^2/(8*[.$A50])" office:value-type="float" office:value="7.01754385964912" calcext:value-type="float">
            <text:p>7,018</text:p>
          </table:table-cell>
          <table:table-cell table:number-columns-repeated="3"/>
        </table:table-row>
        <table:table-row table:style-name="ro1">
          <table:table-cell table:formula="of:=[.A50]+50" office:value-type="float" office:value="2216" calcext:value-type="float">
            <text:p>2216</text:p>
          </table:table-cell>
          <table:table-cell table:style-name="ce3" table:formula="of:=[.A51]/peso" office:value-type="float" office:value="4555.92105263158" calcext:value-type="float">
            <text:p>4555,92</text:p>
          </table:table-cell>
          <table:table-cell table:formula="of:=1/alfa*(([.$B51]*SINH([.C$12]/(2*[.$B51]))) / ([.$E$4]*SINH([.C$12]/(2*[.$E$4]))) - 1 - 1/(E*S)*([.$A51] - t0)) + [.$B$56]" office:value-type="float" office:value="-23.5079348825379" calcext:value-type="float">
            <text:p>-23,508</text:p>
          </table:table-cell>
          <table:table-cell table:style-name="ce7" table:formula="of:=peso*[.C$12]^2/(8*[.$A51])" office:value-type="float" office:value="2.46931407942238" calcext:value-type="float">
            <text:p>2,469</text:p>
          </table:table-cell>
          <table:table-cell table:style-name="ce6" table:formula="of:=1/alfa*(([.$B51]*SINH([.E$12]/(2*[.$B51]))) / ([.$E$4]*SINH([.E$12]/(2*[.$E$4]))) - 1 - 1/(E*S)*([.$A51] - t0)) + [.$B$56]" office:value-type="float" office:value="-69.8039093423387" calcext:value-type="float">
            <text:p>-69,804</text:p>
          </table:table-cell>
          <table:table-cell table:formula="of:=peso*[.E$12]^2/(8*[.$A51])" office:value-type="float" office:value="6.85920577617329" calcext:value-type="float">
            <text:p>6,859</text:p>
          </table:table-cell>
          <table:table-cell table:number-columns-repeated="3"/>
        </table:table-row>
        <table:table-row table:style-name="ro1">
          <table:table-cell table:formula="of:=[.A51]+50" office:value-type="float" office:value="2266" calcext:value-type="float">
            <text:p>2266</text:p>
          </table:table-cell>
          <table:table-cell table:style-name="ce3" table:formula="of:=[.A52]/peso" office:value-type="float" office:value="4658.71710526316" calcext:value-type="float">
            <text:p>4658,72</text:p>
          </table:table-cell>
          <table:table-cell table:formula="of:=1/alfa*(([.$B52]*SINH([.C$12]/(2*[.$B52]))) / ([.$E$4]*SINH([.C$12]/(2*[.$E$4]))) - 1 - 1/(E*S)*([.$A52] - t0)) + [.$B$56]" office:value-type="float" office:value="-24.608391548271" calcext:value-type="float">
            <text:p>-24,608</text:p>
          </table:table-cell>
          <table:table-cell table:style-name="ce7" table:formula="of:=peso*[.C$12]^2/(8*[.$A52])" office:value-type="float" office:value="2.41482789055605" calcext:value-type="float">
            <text:p>2,415</text:p>
          </table:table-cell>
          <table:table-cell table:style-name="ce6" table:formula="of:=1/alfa*(([.$B52]*SINH([.E$12]/(2*[.$B52]))) / ([.$E$4]*SINH([.E$12]/(2*[.$E$4]))) - 1 - 1/(E*S)*([.$A52] - t0)) + [.$B$56]" office:value-type="float" office:value="-71.5122825151621" calcext:value-type="float">
            <text:p>-71,512</text:p>
          </table:table-cell>
          <table:table-cell table:formula="of:=peso*[.E$12]^2/(8*[.$A52])" office:value-type="float" office:value="6.70785525154457" calcext:value-type="float">
            <text:p>6,708</text:p>
          </table:table-cell>
          <table:table-cell table:number-columns-repeated="3"/>
        </table:table-row>
        <table:table-row table:style-name="ro1">
          <table:table-cell table:formula="of:=[.A52]+50" office:value-type="float" office:value="2316" calcext:value-type="float">
            <text:p>2316</text:p>
          </table:table-cell>
          <table:table-cell table:style-name="ce3" table:formula="of:=[.A53]/peso" office:value-type="float" office:value="4761.51315789474" calcext:value-type="float">
            <text:p>4761,51</text:p>
          </table:table-cell>
          <table:table-cell table:formula="of:=1/alfa*(([.$B53]*SINH([.C$12]/(2*[.$B53]))) / ([.$E$4]*SINH([.C$12]/(2*[.$E$4]))) - 1 - 1/(E*S)*([.$A53] - t0)) + [.$B$56]" office:value-type="float" office:value="-25.6868984023015" calcext:value-type="float">
            <text:p>-25,687</text:p>
          </table:table-cell>
          <table:table-cell table:style-name="ce7" table:formula="of:=peso*[.C$12]^2/(8*[.$A53])" office:value-type="float" office:value="2.36269430051813" calcext:value-type="float">
            <text:p>2,363</text:p>
          </table:table-cell>
          <table:table-cell table:style-name="ce6" table:formula="of:=1/alfa*(([.$B53]*SINH([.E$12]/(2*[.$B53]))) / ([.$E$4]*SINH([.E$12]/(2*[.$E$4]))) - 1 - 1/(E*S)*([.$A53] - t0)) + [.$B$56]" office:value-type="float" office:value="-73.1597497877251" calcext:value-type="float">
            <text:p>-73,160</text:p>
          </table:table-cell>
          <table:table-cell table:formula="of:=peso*[.E$12]^2/(8*[.$A53])" office:value-type="float" office:value="6.56303972366149" calcext:value-type="float">
            <text:p>6,56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vvento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/s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tamb</text:p>
          </table:table-cell>
          <table:table-cell office:value-type="float" office:value="20" calcext:value-type="float">
            <office:annotation draw:style-name="gr2" draw:text-style-name="P2" svg:width="2.899cm" svg:height="0.991cm" svg:x="5.115cm" svg:y="22.245cm" draw:caption-point-x="-0.61cm" draw:caption-point-y="1.524cm">
              <dc:date>2013-11-12T00:00:00</dc:date>
              <text:p text:style-name="P2"><text:span text:style-name="T1">Temperatura q foi instalado</text:span></text:p>
            </office:annotation>
            <text:p>20</text:p>
          </table:table-cell>
          <table:table-cell table:style-name="Default" office:value-type="string" calcext:value-type="string">
            <text:p>ºC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dia</text:p>
          </table:table-cell>
          <table:table-cell table:style-name="ce4" office:value-type="boolean" office:boolean-value="true" calcext:value-type="boolean">
            <text:p>VERDADEIRO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vao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tem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qr</text:p>
          </table:table-cell>
          <table:table-cell table:style-name="ce5" office:value-type="string" calcext:value-type="string">
            <text:p>qc</text:p>
          </table:table-cell>
          <table:table-cell table:style-name="ce5" office:value-type="string" calcext:value-type="string">
            <text:p>qs</text:p>
          </table:table-cell>
          <table:table-cell table:style-name="ce5" office:value-type="string" calcext:value-type="string">
            <text:p>ampacidade</text:p>
          </table:table-cell>
          <table:table-cell table:style-name="ce5" office:value-type="string" calcext:value-type="string">
            <office:annotation draw:style-name="gr2" draw:text-style-name="P2" svg:width="2.899cm" svg:height="1.781cm" svg:x="16.404cm" svg:y="23.598cm" draw:caption-point-x="-0.61cm" draw:caption-point-y="1.51cm">
              <dc:date>2013-11-12T00:00:00</dc:date>
              <text:p text:style-name="P2"><text:span text:style-name="T1">Interpolação dos valores da flecha acima para a corrente</text:span></text:p>
            </office:annotation>
            <text:p>flecha</text:p>
          </table:table-cell>
          <table:table-cell table:style-name="ce5" office:value-type="string" calcext:value-type="string">
            <office:annotation draw:style-name="gr2" draw:text-style-name="P2" svg:width="2.899cm" svg:height="1.781cm" svg:x="18.662cm" svg:y="23.598cm" draw:caption-point-x="-0.61cm" draw:caption-point-y="1.51cm">
              <dc:date>2013-11-12T00:00:00</dc:date>
              <text:p text:style-name="P2"><text:span text:style-name="T1">Interpolação dos valores da flecha acima para a corrente</text:span></text:p>
            </office:annotation>
            <text:p>flecha</text:p>
          </table:table-cell>
          <table:table-cell table:style-name="ce5" office:value-type="string" calcext:value-type="string">
            <office:annotation draw:style-name="gr2" draw:text-style-name="P2" svg:width="2.899cm" svg:height="1.781cm" svg:x="20.92cm" svg:y="23.598cm" draw:caption-point-x="-0.61cm" draw:caption-point-y="1.51cm">
              <dc:date>2013-11-12T00:00:00</dc:date>
              <text:p text:style-name="P2"><text:span text:style-name="T1">Interpolação dos valores da flecha acima para a corrente</text:span></text:p>
            </office:annotation>
            <text:p>flech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0]+273)/1000)^4 - (([.B$56]+273)/1000)^4)" office:value-type="float" office:value="0.944745565747199" calcext:value-type="float">
            <text:p>0,945</text:p>
          </table:table-cell>
          <table:table-cell table:style-name="ce6" table:formula="of:=0.09456*([.$A60]-[.B$56])*(0.32+0.43*(45946.8*diam*0.001*[.B$55])^0.52)" office:value-type="float" office:value="4.0095018698729" calcext:value-type="float">
            <text:p>4,01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0]+[.D60]-[.E60])/[.B60])" office:value-type="float" office:value="79.9736526198676" calcext:value-type="float">
            <text:p>79,974</text:p>
          </table:table-cell>
          <table:table-cell table:formula="of:=TREND([.$D$15:.$D$53];[.$C$15:.$C$53];[.$A60];1)" office:value-type="float" office:value="5.21406690149154" calcext:value-type="float">
            <text:p>5,214</text:p>
          </table:table-cell>
          <table:table-cell table:formula="of:=TREND([.$F$17:.$F$53];[.$E$17:.$E$53];[.$A60];1)" office:value-type="float" office:value="14.0078453327497" calcext:value-type="float">
            <text:p>14,008</text:p>
          </table:table-cell>
          <table:table-cell table:style-name="ce6" table:formula="of:=TREND([.$H$23:.$H$32];[.$G$23:.$G$32];[.$A60];1)" office:value-type="float" office:value="56.9755087836714" calcext:value-type="float">
            <text:p>56,976</text:p>
          </table:table-cell>
        </table:table-row>
        <table:table-row table:style-name="ro1">
          <table:table-cell table:formula="of:=[.A60]+5" office:value-type="float" office:value="28" calcext:value-type="float">
            <text:p>2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1]+273)/1000)^4 - (([.B$56]+273)/1000)^4)" office:value-type="float" office:value="2.584428650496" calcext:value-type="float">
            <text:p>2,584</text:p>
          </table:table-cell>
          <table:table-cell table:style-name="ce6" table:formula="of:=0.09456*([.$A61]-[.B$56])*(0.32+0.43*(45946.8*diam*0.001*[.B$55])^0.52)" office:value-type="float" office:value="10.6920049863277" calcext:value-type="float">
            <text:p>10,69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1]+[.D61]-[.E61])/[.B61])" office:value-type="float" office:value="207.893284793069" calcext:value-type="float">
            <text:p>207,893</text:p>
          </table:table-cell>
          <table:table-cell table:formula="of:=TREND([.$D$15:.$D$53];[.$C$15:.$C$53];[.$A61];1)" office:value-type="float" office:value="5.5075634110511" calcext:value-type="float">
            <text:p>5,508</text:p>
          </table:table-cell>
          <table:table-cell table:formula="of:=TREND([.$F$17:.$F$53];[.$E$17:.$E$53];[.$A61];1)" office:value-type="float" office:value="14.3705933378087" calcext:value-type="float">
            <text:p>14,371</text:p>
          </table:table-cell>
          <table:table-cell table:style-name="ce6" table:formula="of:=TREND([.$H$23:.$H$32];[.$G$23:.$G$32];[.$A61];1)" office:value-type="float" office:value="57.3455464894045" calcext:value-type="float">
            <text:p>57,346</text:p>
          </table:table-cell>
        </table:table-row>
        <table:table-row table:style-name="ro1">
          <table:table-cell table:formula="of:=[.A61]+5" office:value-type="float" office:value="33" calcext:value-type="float">
            <text:p>3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2]+273)/1000)^4 - (([.B$56]+273)/1000)^4)" office:value-type="float" office:value="4.3078917959168" calcext:value-type="float">
            <text:p>4,308</text:p>
          </table:table-cell>
          <table:table-cell table:style-name="ce6" table:formula="of:=0.09456*([.$A62]-[.B$56])*(0.32+0.43*(45946.8*diam*0.001*[.B$55])^0.52)" office:value-type="float" office:value="17.3745081027826" calcext:value-type="float">
            <text:p>17,37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2]+[.D62]-[.E62])/[.B62])" office:value-type="float" office:value="283.573903672045" calcext:value-type="float">
            <text:p>283,574</text:p>
          </table:table-cell>
          <table:table-cell table:formula="of:=TREND([.$D$15:.$D$53];[.$C$15:.$C$53];[.$A62];1)" office:value-type="float" office:value="5.80105992061066" calcext:value-type="float">
            <text:p>5,801</text:p>
          </table:table-cell>
          <table:table-cell table:formula="of:=TREND([.$F$17:.$F$53];[.$E$17:.$E$53];[.$A62];1)" office:value-type="float" office:value="14.7333413428676" calcext:value-type="float">
            <text:p>14,733</text:p>
          </table:table-cell>
          <table:table-cell table:style-name="ce6" table:formula="of:=TREND([.$H$23:.$H$32];[.$G$23:.$G$32];[.$A62];1)" office:value-type="float" office:value="57.7155841951377" calcext:value-type="float">
            <text:p>57,716</text:p>
          </table:table-cell>
        </table:table-row>
        <table:table-row table:style-name="ro1">
          <table:table-cell table:formula="of:=[.A62]+5" office:value-type="float" office:value="38" calcext:value-type="float">
            <text:p>3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3]+273)/1000)^4 - (([.B$56]+273)/1000)^4)" office:value-type="float" office:value="6.1179413815296" calcext:value-type="float">
            <text:p>6,118</text:p>
          </table:table-cell>
          <table:table-cell table:style-name="ce6" table:formula="of:=0.09456*([.$A63]-[.B$56])*(0.32+0.43*(45946.8*diam*0.001*[.B$55])^0.52)" office:value-type="float" office:value="24.0570112192374" calcext:value-type="float">
            <text:p>24,05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3]+[.D63]-[.E63])/[.B63])" office:value-type="float" office:value="343.499382338761" calcext:value-type="float">
            <text:p>343,499</text:p>
          </table:table-cell>
          <table:table-cell table:formula="of:=TREND([.$D$15:.$D$53];[.$C$15:.$C$53];[.$A63];1)" office:value-type="float" office:value="6.09455643017021" calcext:value-type="float">
            <text:p>6,095</text:p>
          </table:table-cell>
          <table:table-cell table:formula="of:=TREND([.$F$17:.$F$53];[.$E$17:.$E$53];[.$A63];1)" office:value-type="float" office:value="15.0960893479266" calcext:value-type="float">
            <text:p>15,096</text:p>
          </table:table-cell>
          <table:table-cell table:style-name="ce6" table:formula="of:=TREND([.$H$23:.$H$32];[.$G$23:.$G$32];[.$A63];1)" office:value-type="float" office:value="58.0856219008709" calcext:value-type="float">
            <text:p>58,086</text:p>
          </table:table-cell>
        </table:table-row>
        <table:table-row table:style-name="ro1">
          <table:table-cell table:formula="of:=[.A63]+5" office:value-type="float" office:value="43" calcext:value-type="float">
            <text:p>4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4]+273)/1000)^4 - (([.B$56]+273)/1000)^4)" office:value-type="float" office:value="8.01743002045441" calcext:value-type="float">
            <text:p>8,017</text:p>
          </table:table-cell>
          <table:table-cell table:style-name="ce6" table:formula="of:=0.09456*([.$A64]-[.B$56])*(0.32+0.43*(45946.8*diam*0.001*[.B$55])^0.52)" office:value-type="float" office:value="30.7395143356922" calcext:value-type="float">
            <text:p>30,74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4]+[.D64]-[.E64])/[.B64])" office:value-type="float" office:value="394.924347836295" calcext:value-type="float">
            <text:p>394,924</text:p>
          </table:table-cell>
          <table:table-cell table:formula="of:=TREND([.$D$15:.$D$53];[.$C$15:.$C$53];[.$A64];1)" office:value-type="float" office:value="6.38805293972977" calcext:value-type="float">
            <text:p>6,388</text:p>
          </table:table-cell>
          <table:table-cell table:formula="of:=TREND([.$F$17:.$F$53];[.$E$17:.$E$53];[.$A64];1)" office:value-type="float" office:value="15.4588373529856" calcext:value-type="float">
            <text:p>15,459</text:p>
          </table:table-cell>
          <table:table-cell table:style-name="ce6" table:formula="of:=TREND([.$H$23:.$H$32];[.$G$23:.$G$32];[.$A64];1)" office:value-type="float" office:value="58.4556596066041" calcext:value-type="float">
            <text:p>58,456</text:p>
          </table:table-cell>
        </table:table-row>
        <table:table-row table:style-name="ro1">
          <table:table-cell table:formula="of:=[.A64]+5" office:value-type="float" office:value="48" calcext:value-type="float">
            <text:p>4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5]+273)/1000)^4 - (([.B$56]+273)/1000)^4)" office:value-type="float" office:value="10.0092565594112" calcext:value-type="float">
            <text:p>10,009</text:p>
          </table:table-cell>
          <table:table-cell table:style-name="ce6" table:formula="of:=0.09456*([.$A65]-[.B$56])*(0.32+0.43*(45946.8*diam*0.001*[.B$55])^0.52)" office:value-type="float" office:value="37.422017452147" calcext:value-type="float">
            <text:p>37,42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5]+[.D65]-[.E65])/[.B65])" office:value-type="float" office:value="440.848307402488" calcext:value-type="float">
            <text:p>440,848</text:p>
          </table:table-cell>
          <table:table-cell table:formula="of:=TREND([.$D$15:.$D$53];[.$C$15:.$C$53];[.$A65];1)" office:value-type="float" office:value="6.68154944928933" calcext:value-type="float">
            <text:p>6,682</text:p>
          </table:table-cell>
          <table:table-cell table:formula="of:=TREND([.$F$17:.$F$53];[.$E$17:.$E$53];[.$A65];1)" office:value-type="float" office:value="15.8215853580445" calcext:value-type="float">
            <text:p>15,822</text:p>
          </table:table-cell>
          <table:table-cell table:style-name="ce6" table:formula="of:=TREND([.$H$23:.$H$32];[.$G$23:.$G$32];[.$A65];1)" office:value-type="float" office:value="58.8256973123373" calcext:value-type="float">
            <text:p>58,826</text:p>
          </table:table-cell>
        </table:table-row>
        <table:table-row table:style-name="ro1">
          <table:table-cell table:formula="of:=[.A65]+5" office:value-type="float" office:value="53" calcext:value-type="float">
            <text:p>5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6]+273)/1000)^4 - (([.B$56]+273)/1000)^4)" office:value-type="float" office:value="12.09636607872" calcext:value-type="float">
            <text:p>12,096</text:p>
          </table:table-cell>
          <table:table-cell table:style-name="ce6" table:formula="of:=0.09456*([.$A66]-[.B$56])*(0.32+0.43*(45946.8*diam*0.001*[.B$55])^0.52)" office:value-type="float" office:value="44.1045205686019" calcext:value-type="float">
            <text:p>44,10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6]+[.D66]-[.E66])/[.B66])" office:value-type="float" office:value="482.856941415473" calcext:value-type="float">
            <text:p>482,857</text:p>
          </table:table-cell>
          <table:table-cell table:formula="of:=TREND([.$D$15:.$D$53];[.$C$15:.$C$53];[.$A66];1)" office:value-type="float" office:value="6.97504595884889" calcext:value-type="float">
            <text:p>6,975</text:p>
          </table:table-cell>
          <table:table-cell table:formula="of:=TREND([.$F$17:.$F$53];[.$E$17:.$E$53];[.$A66];1)" office:value-type="float" office:value="16.1843333631035" calcext:value-type="float">
            <text:p>16,184</text:p>
          </table:table-cell>
          <table:table-cell table:style-name="ce6" table:formula="of:=TREND([.$H$23:.$H$32];[.$G$23:.$G$32];[.$A66];1)" office:value-type="float" office:value="59.1957350180705" calcext:value-type="float">
            <text:p>59,196</text:p>
          </table:table-cell>
        </table:table-row>
        <table:table-row table:style-name="ro1">
          <table:table-cell table:formula="of:=[.A66]+5" office:value-type="float" office:value="58" calcext:value-type="float">
            <text:p>5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7]+273)/1000)^4 - (([.B$56]+273)/1000)^4)" office:value-type="float" office:value="14.2817498923008" calcext:value-type="float">
            <text:p>14,282</text:p>
          </table:table-cell>
          <table:table-cell table:style-name="ce6" table:formula="of:=0.09456*([.$A67]-[.B$56])*(0.32+0.43*(45946.8*diam*0.001*[.B$55])^0.52)" office:value-type="float" office:value="50.7870236850567" calcext:value-type="float">
            <text:p>50,78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7]+[.D67]-[.E67])/[.B67])" office:value-type="float" office:value="521.909248449025" calcext:value-type="float">
            <text:p>521,909</text:p>
          </table:table-cell>
          <table:table-cell table:formula="of:=TREND([.$D$15:.$D$53];[.$C$15:.$C$53];[.$A67];1)" office:value-type="float" office:value="7.26854246840845" calcext:value-type="float">
            <text:p>7,269</text:p>
          </table:table-cell>
          <table:table-cell table:formula="of:=TREND([.$F$17:.$F$53];[.$E$17:.$E$53];[.$A67];1)" office:value-type="float" office:value="16.5470813681625" calcext:value-type="float">
            <text:p>16,547</text:p>
          </table:table-cell>
          <table:table-cell table:style-name="ce6" table:formula="of:=TREND([.$H$23:.$H$32];[.$G$23:.$G$32];[.$A67];1)" office:value-type="float" office:value="59.5657727238037" calcext:value-type="float">
            <text:p>59,566</text:p>
          </table:table-cell>
        </table:table-row>
        <table:table-row table:style-name="ro1">
          <table:table-cell table:formula="of:=[.A67]+5" office:value-type="float" office:value="63" calcext:value-type="float">
            <text:p>6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8]+273)/1000)^4 - (([.B$56]+273)/1000)^4)" office:value-type="float" office:value="16.5684455476736" calcext:value-type="float">
            <text:p>16,568</text:p>
          </table:table-cell>
          <table:table-cell table:style-name="ce6" table:formula="of:=0.09456*([.$A68]-[.B$56])*(0.32+0.43*(45946.8*diam*0.001*[.B$55])^0.52)" office:value-type="float" office:value="57.4695268015115" calcext:value-type="float">
            <text:p>57,47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8]+[.D68]-[.E68])/[.B68])" office:value-type="float" office:value="558.637614062956" calcext:value-type="float">
            <text:p>558,638</text:p>
          </table:table-cell>
          <table:table-cell table:formula="of:=TREND([.$D$15:.$D$53];[.$C$15:.$C$53];[.$A68];1)" office:value-type="float" office:value="7.562038977968" calcext:value-type="float">
            <text:p>7,562</text:p>
          </table:table-cell>
          <table:table-cell table:formula="of:=TREND([.$F$17:.$F$53];[.$E$17:.$E$53];[.$A68];1)" office:value-type="float" office:value="16.9098293732214" calcext:value-type="float">
            <text:p>16,910</text:p>
          </table:table-cell>
          <table:table-cell table:style-name="ce6" table:formula="of:=TREND([.$H$23:.$H$32];[.$G$23:.$G$32];[.$A68];1)" office:value-type="float" office:value="59.9358104295368" calcext:value-type="float">
            <text:p>59,936</text:p>
          </table:table-cell>
        </table:table-row>
        <table:table-row table:style-name="ro1">
          <table:table-cell table:formula="of:=[.A68]+5" office:value-type="float" office:value="68" calcext:value-type="float">
            <text:p>6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69]+273)/1000)^4 - (([.B$56]+273)/1000)^4)" office:value-type="float" office:value="18.9595368259584" calcext:value-type="float">
            <text:p>18,960</text:p>
          </table:table-cell>
          <table:table-cell table:style-name="ce6" table:formula="of:=0.09456*([.$A69]-[.B$56])*(0.32+0.43*(45946.8*diam*0.001*[.B$55])^0.52)" office:value-type="float" office:value="64.1520299179664" calcext:value-type="float">
            <text:p>64,15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69]+[.D69]-[.E69])/[.B69])" office:value-type="float" office:value="593.485157026093" calcext:value-type="float">
            <text:p>593,485</text:p>
          </table:table-cell>
          <table:table-cell table:formula="of:=TREND([.$D$15:.$D$53];[.$C$15:.$C$53];[.$A69];1)" office:value-type="float" office:value="7.85553548752756" calcext:value-type="float">
            <text:p>7,856</text:p>
          </table:table-cell>
          <table:table-cell table:formula="of:=TREND([.$F$17:.$F$53];[.$E$17:.$E$53];[.$A69];1)" office:value-type="float" office:value="17.2725773782804" calcext:value-type="float">
            <text:p>17,273</text:p>
          </table:table-cell>
          <table:table-cell table:style-name="ce6" table:formula="of:=TREND([.$H$23:.$H$32];[.$G$23:.$G$32];[.$A69];1)" office:value-type="float" office:value="60.30584813527" calcext:value-type="float">
            <text:p>60,306</text:p>
          </table:table-cell>
        </table:table-row>
        <table:table-row table:style-name="ro1">
          <table:table-cell table:formula="of:=[.A69]+5" office:value-type="float" office:value="73" calcext:value-type="float">
            <text:p>7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0]+273)/1000)^4 - (([.B$56]+273)/1000)^4)" office:value-type="float" office:value="21.4581537418752" calcext:value-type="float">
            <text:p>21,458</text:p>
          </table:table-cell>
          <table:table-cell table:style-name="ce6" table:formula="of:=0.09456*([.$A70]-[.B$56])*(0.32+0.43*(45946.8*diam*0.001*[.B$55])^0.52)" office:value-type="float" office:value="70.8345330344212" calcext:value-type="float">
            <text:p>70,83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0]+[.D70]-[.E70])/[.B70])" office:value-type="float" office:value="626.776719839119" calcext:value-type="float">
            <text:p>626,777</text:p>
          </table:table-cell>
          <table:table-cell table:formula="of:=TREND([.$D$15:.$D$53];[.$C$15:.$C$53];[.$A70];1)" office:value-type="float" office:value="8.14903199708712" calcext:value-type="float">
            <text:p>8,149</text:p>
          </table:table-cell>
          <table:table-cell table:formula="of:=TREND([.$F$17:.$F$53];[.$E$17:.$E$53];[.$A70];1)" office:value-type="float" office:value="17.6353253833393" calcext:value-type="float">
            <text:p>17,635</text:p>
          </table:table-cell>
          <table:table-cell table:style-name="ce6" table:formula="of:=TREND([.$H$23:.$H$32];[.$G$23:.$G$32];[.$A70];1)" office:value-type="float" office:value="60.6758858410032" calcext:value-type="float">
            <text:p>60,676</text:p>
          </table:table-cell>
        </table:table-row>
        <table:table-row table:style-name="ro1">
          <table:table-cell table:formula="of:=[.A70]+5" office:value-type="float" office:value="78" calcext:value-type="float">
            <text:p>7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1]+273)/1000)^4 - (([.B$56]+273)/1000)^4)" office:value-type="float" office:value="24.067472543744" calcext:value-type="float">
            <text:p>24,067</text:p>
          </table:table-cell>
          <table:table-cell table:style-name="ce6" table:formula="of:=0.09456*([.$A71]-[.B$56])*(0.32+0.43*(45946.8*diam*0.001*[.B$55])^0.52)" office:value-type="float" office:value="77.517036150876" calcext:value-type="float">
            <text:p>77,51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1]+[.D71]-[.E71])/[.B71])" office:value-type="float" office:value="658.758918579516" calcext:value-type="float">
            <text:p>658,759</text:p>
          </table:table-cell>
          <table:table-cell table:formula="of:=TREND([.$D$15:.$D$53];[.$C$15:.$C$53];[.$A71];1)" office:value-type="float" office:value="8.44252850664668" calcext:value-type="float">
            <text:p>8,443</text:p>
          </table:table-cell>
          <table:table-cell table:formula="of:=TREND([.$F$17:.$F$53];[.$E$17:.$E$53];[.$A71];1)" office:value-type="float" office:value="17.9980733883983" calcext:value-type="float">
            <text:p>17,998</text:p>
          </table:table-cell>
          <table:table-cell table:style-name="ce6" table:formula="of:=TREND([.$H$23:.$H$32];[.$G$23:.$G$32];[.$A71];1)" office:value-type="float" office:value="61.0459235467364" calcext:value-type="float">
            <text:p>61,046</text:p>
          </table:table-cell>
        </table:table-row>
        <table:table-row table:style-name="ro1">
          <table:table-cell table:formula="of:=[.A71]+5" office:value-type="float" office:value="83" calcext:value-type="float">
            <text:p>8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2]+273)/1000)^4 - (([.B$56]+273)/1000)^4)" office:value-type="float" office:value="26.7907157134848" calcext:value-type="float">
            <text:p>26,791</text:p>
          </table:table-cell>
          <table:table-cell table:style-name="ce6" table:formula="of:=0.09456*([.$A72]-[.B$56])*(0.32+0.43*(45946.8*diam*0.001*[.B$55])^0.52)" office:value-type="float" office:value="84.1995392673308" calcext:value-type="float">
            <text:p>84,20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2]+[.D72]-[.E72])/[.B72])" office:value-type="float" office:value="689.62428844056" calcext:value-type="float">
            <text:p>689,624</text:p>
          </table:table-cell>
          <table:table-cell table:formula="of:=TREND([.$D$15:.$D$53];[.$C$15:.$C$53];[.$A72];1)" office:value-type="float" office:value="8.73602501620624" calcext:value-type="float">
            <text:p>8,736</text:p>
          </table:table-cell>
          <table:table-cell table:formula="of:=TREND([.$F$17:.$F$53];[.$E$17:.$E$53];[.$A72];1)" office:value-type="float" office:value="18.3608213934573" calcext:value-type="float">
            <text:p>18,361</text:p>
          </table:table-cell>
          <table:table-cell table:style-name="ce6" table:formula="of:=TREND([.$H$23:.$H$32];[.$G$23:.$G$32];[.$A72];1)" office:value-type="float" office:value="61.4159612524696" calcext:value-type="float">
            <text:p>61,416</text:p>
          </table:table-cell>
        </table:table-row>
        <table:table-row table:style-name="ro1">
          <table:table-cell table:formula="of:=[.A72]+5" office:value-type="float" office:value="88" calcext:value-type="float">
            <text:p>8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3]+273)/1000)^4 - (([.B$56]+273)/1000)^4)" office:value-type="float" office:value="29.6311519666176" calcext:value-type="float">
            <text:p>29,631</text:p>
          </table:table-cell>
          <table:table-cell table:style-name="ce6" table:formula="of:=0.09456*([.$A73]-[.B$56])*(0.32+0.43*(45946.8*diam*0.001*[.B$55])^0.52)" office:value-type="float" office:value="90.8820423837857" calcext:value-type="float">
            <text:p>90,88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3]+[.D73]-[.E73])/[.B73])" office:value-type="float" office:value="719.526621517634" calcext:value-type="float">
            <text:p>719,527</text:p>
          </table:table-cell>
          <table:table-cell table:formula="of:=TREND([.$D$15:.$D$53];[.$C$15:.$C$53];[.$A73];1)" office:value-type="float" office:value="9.02952152576579" calcext:value-type="float">
            <text:p>9,030</text:p>
          </table:table-cell>
          <table:table-cell table:formula="of:=TREND([.$F$17:.$F$53];[.$E$17:.$E$53];[.$A73];1)" office:value-type="float" office:value="18.7235693985162" calcext:value-type="float">
            <text:p>18,724</text:p>
          </table:table-cell>
          <table:table-cell table:style-name="ce6" table:formula="of:=TREND([.$H$23:.$H$32];[.$G$23:.$G$32];[.$A73];1)" office:value-type="float" office:value="61.7859989582028" calcext:value-type="float">
            <text:p>61,786</text:p>
          </table:table-cell>
        </table:table-row>
        <table:table-row table:style-name="ro1">
          <table:table-cell table:formula="of:=[.A73]+5" office:value-type="float" office:value="93" calcext:value-type="float">
            <text:p>9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4]+273)/1000)^4 - (([.B$56]+273)/1000)^4)" office:value-type="float" office:value="32.5920962522624" calcext:value-type="float">
            <text:p>32,592</text:p>
          </table:table-cell>
          <table:table-cell table:style-name="ce6" table:formula="of:=0.09456*([.$A74]-[.B$56])*(0.32+0.43*(45946.8*diam*0.001*[.B$55])^0.52)" office:value-type="float" office:value="97.5645455002405" calcext:value-type="float">
            <text:p>97,56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4]+[.D74]-[.E74])/[.B74])" office:value-type="float" office:value="748.591130271265" calcext:value-type="float">
            <text:p>748,591</text:p>
          </table:table-cell>
          <table:table-cell table:formula="of:=TREND([.$D$15:.$D$53];[.$C$15:.$C$53];[.$A74];1)" office:value-type="float" office:value="9.32301803532535" calcext:value-type="float">
            <text:p>9,323</text:p>
          </table:table-cell>
          <table:table-cell table:formula="of:=TREND([.$F$17:.$F$53];[.$E$17:.$E$53];[.$A74];1)" office:value-type="float" office:value="19.0863174035752" calcext:value-type="float">
            <text:p>19,086</text:p>
          </table:table-cell>
          <table:table-cell table:style-name="ce6" table:formula="of:=TREND([.$H$23:.$H$32];[.$G$23:.$G$32];[.$A74];1)" office:value-type="float" office:value="62.156036663936" calcext:value-type="float">
            <text:p>62,156</text:p>
          </table:table-cell>
        </table:table-row>
        <table:table-row table:style-name="ro1">
          <table:table-cell table:formula="of:=[.A74]+5" office:value-type="float" office:value="98" calcext:value-type="float">
            <text:p>9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5]+273)/1000)^4 - (([.B$56]+273)/1000)^4)" office:value-type="float" office:value="35.6769097531392" calcext:value-type="float">
            <text:p>35,677</text:p>
          </table:table-cell>
          <table:table-cell table:style-name="ce6" table:formula="of:=0.09456*([.$A75]-[.B$56])*(0.32+0.43*(45946.8*diam*0.001*[.B$55])^0.52)" office:value-type="float" office:value="104.247048616695" calcext:value-type="float">
            <text:p>104,24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5]+[.D75]-[.E75])/[.B75])" office:value-type="float" office:value="776.921421664859" calcext:value-type="float">
            <text:p>776,921</text:p>
          </table:table-cell>
          <table:table-cell table:formula="of:=TREND([.$D$15:.$D$53];[.$C$15:.$C$53];[.$A75];1)" office:value-type="float" office:value="9.61651454488491" calcext:value-type="float">
            <text:p>9,617</text:p>
          </table:table-cell>
          <table:table-cell table:formula="of:=TREND([.$F$17:.$F$53];[.$E$17:.$E$53];[.$A75];1)" office:value-type="float" office:value="19.4490654086341" calcext:value-type="float">
            <text:p>19,449</text:p>
          </table:table-cell>
          <table:table-cell table:style-name="ce6" table:formula="of:=TREND([.$H$23:.$H$32];[.$G$23:.$G$32];[.$A75];1)" office:value-type="float" office:value="62.5260743696691" calcext:value-type="float">
            <text:p>62,526</text:p>
          </table:table-cell>
        </table:table-row>
        <table:table-row table:style-name="ro1">
          <table:table-cell table:formula="of:=[.A75]+5" office:value-type="float" office:value="103" calcext:value-type="float">
            <text:p>10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6]+273)/1000)^4 - (([.B$56]+273)/1000)^4)" office:value-type="float" office:value="38.888999885568" calcext:value-type="float">
            <text:p>38,889</text:p>
          </table:table-cell>
          <table:table-cell table:style-name="ce6" table:formula="of:=0.09456*([.$A76]-[.B$56])*(0.32+0.43*(45946.8*diam*0.001*[.B$55])^0.52)" office:value-type="float" office:value="110.92955173315" calcext:value-type="float">
            <text:p>110,93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6]+[.D76]-[.E76])/[.B76])" office:value-type="float" office:value="804.604425477982" calcext:value-type="float">
            <text:p>804,604</text:p>
          </table:table-cell>
          <table:table-cell table:formula="of:=TREND([.$D$15:.$D$53];[.$C$15:.$C$53];[.$A76];1)" office:value-type="float" office:value="9.91001105444447" calcext:value-type="float">
            <text:p>9,910</text:p>
          </table:table-cell>
          <table:table-cell table:formula="of:=TREND([.$F$17:.$F$53];[.$E$17:.$E$53];[.$A76];1)" office:value-type="float" office:value="19.8118134136931" calcext:value-type="float">
            <text:p>19,812</text:p>
          </table:table-cell>
          <table:table-cell table:style-name="ce6" table:formula="of:=TREND([.$H$23:.$H$32];[.$G$23:.$G$32];[.$A76];1)" office:value-type="float" office:value="62.8961120754023" calcext:value-type="float">
            <text:p>62,896</text:p>
          </table:table-cell>
        </table:table-row>
        <table:table-row table:style-name="ro1">
          <table:table-cell table:formula="of:=[.A76]+5" office:value-type="float" office:value="108" calcext:value-type="float">
            <text:p>10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7]+273)/1000)^4 - (([.B$56]+273)/1000)^4)" office:value-type="float" office:value="42.2318202994688" calcext:value-type="float">
            <text:p>42,232</text:p>
          </table:table-cell>
          <table:table-cell table:style-name="ce6" table:formula="of:=0.09456*([.$A77]-[.B$56])*(0.32+0.43*(45946.8*diam*0.001*[.B$55])^0.52)" office:value-type="float" office:value="117.612054849605" calcext:value-type="float">
            <text:p>117,61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7]+[.D77]-[.E77])/[.B77])" office:value-type="float" office:value="831.71396533222" calcext:value-type="float">
            <text:p>831,714</text:p>
          </table:table-cell>
          <table:table-cell table:formula="of:=TREND([.$D$15:.$D$53];[.$C$15:.$C$53];[.$A77];1)" office:value-type="float" office:value="10.203507564004" calcext:value-type="float">
            <text:p>10,204</text:p>
          </table:table-cell>
          <table:table-cell table:formula="of:=TREND([.$F$17:.$F$53];[.$E$17:.$E$53];[.$A77];1)" office:value-type="float" office:value="20.1745614187521" calcext:value-type="float">
            <text:p>20,175</text:p>
          </table:table-cell>
          <table:table-cell table:style-name="ce6" table:formula="of:=TREND([.$H$23:.$H$32];[.$G$23:.$G$32];[.$A77];1)" office:value-type="float" office:value="63.2661497811355" calcext:value-type="float">
            <text:p>63,266</text:p>
          </table:table-cell>
        </table:table-row>
        <table:table-row table:style-name="ro1">
          <table:table-cell table:formula="of:=[.A77]+5" office:value-type="float" office:value="113" calcext:value-type="float">
            <text:p>11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8]+273)/1000)^4 - (([.B$56]+273)/1000)^4)" office:value-type="float" office:value="45.7088708783616" calcext:value-type="float">
            <text:p>45,709</text:p>
          </table:table-cell>
          <table:table-cell table:style-name="ce6" table:formula="of:=0.09456*([.$A78]-[.B$56])*(0.32+0.43*(45946.8*diam*0.001*[.B$55])^0.52)" office:value-type="float" office:value="124.29455796606" calcext:value-type="float">
            <text:p>124,29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8]+[.D78]-[.E78])/[.B78])" office:value-type="float" office:value="858.313402867326" calcext:value-type="float">
            <text:p>858,313</text:p>
          </table:table-cell>
          <table:table-cell table:formula="of:=TREND([.$D$15:.$D$53];[.$C$15:.$C$53];[.$A78];1)" office:value-type="float" office:value="10.4970040735636" calcext:value-type="float">
            <text:p>10,497</text:p>
          </table:table-cell>
          <table:table-cell table:formula="of:=TREND([.$F$17:.$F$53];[.$E$17:.$E$53];[.$A78];1)" office:value-type="float" office:value="20.537309423811" calcext:value-type="float">
            <text:p>20,537</text:p>
          </table:table-cell>
          <table:table-cell table:style-name="ce6" table:formula="of:=TREND([.$H$23:.$H$32];[.$G$23:.$G$32];[.$A78];1)" office:value-type="float" office:value="63.6361874868687" calcext:value-type="float">
            <text:p>63,636</text:p>
          </table:table-cell>
        </table:table-row>
        <table:table-row table:style-name="ro1">
          <table:table-cell table:formula="of:=[.A78]+5" office:value-type="float" office:value="118" calcext:value-type="float">
            <text:p>11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79]+273)/1000)^4 - (([.B$56]+273)/1000)^4)" office:value-type="float" office:value="49.3236977393664" calcext:value-type="float">
            <text:p>49,324</text:p>
          </table:table-cell>
          <table:table-cell table:style-name="ce6" table:formula="of:=0.09456*([.$A79]-[.B$56])*(0.32+0.43*(45946.8*diam*0.001*[.B$55])^0.52)" office:value-type="float" office:value="130.977061082515" calcext:value-type="float">
            <text:p>130,97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79]+[.D79]-[.E79])/[.B79])" office:value-type="float" office:value="884.457632971528" calcext:value-type="float">
            <text:p>884,458</text:p>
          </table:table-cell>
          <table:table-cell table:formula="of:=TREND([.$D$15:.$D$53];[.$C$15:.$C$53];[.$A79];1)" office:value-type="float" office:value="10.7905005831231" calcext:value-type="float">
            <text:p>10,791</text:p>
          </table:table-cell>
          <table:table-cell table:formula="of:=TREND([.$F$17:.$F$53];[.$E$17:.$E$53];[.$A79];1)" office:value-type="float" office:value="20.90005742887" calcext:value-type="float">
            <text:p>20,900</text:p>
          </table:table-cell>
          <table:table-cell table:style-name="ce6" table:formula="of:=TREND([.$H$23:.$H$32];[.$G$23:.$G$32];[.$A79];1)" office:value-type="float" office:value="64.0062251926019" calcext:value-type="float">
            <text:p>64,006</text:p>
          </table:table-cell>
        </table:table-row>
        <table:table-row table:style-name="ro1">
          <table:table-cell table:formula="of:=[.A79]+5" office:value-type="float" office:value="123" calcext:value-type="float">
            <text:p>12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0]+273)/1000)^4 - (([.B$56]+273)/1000)^4)" office:value-type="float" office:value="53.0798932332032" calcext:value-type="float">
            <text:p>53,080</text:p>
          </table:table-cell>
          <table:table-cell table:style-name="ce6" table:formula="of:=0.09456*([.$A80]-[.B$56])*(0.32+0.43*(45946.8*diam*0.001*[.B$55])^0.52)" office:value-type="float" office:value="137.659564198969" calcext:value-type="float">
            <text:p>137,66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0]+[.D80]-[.E80])/[.B80])" office:value-type="float" office:value="910.194614588299" calcext:value-type="float">
            <text:p>910,195</text:p>
          </table:table-cell>
          <table:table-cell table:formula="of:=TREND([.$D$15:.$D$53];[.$C$15:.$C$53];[.$A80];1)" office:value-type="float" office:value="11.0839970926827" calcext:value-type="float">
            <text:p>11,084</text:p>
          </table:table-cell>
          <table:table-cell table:formula="of:=TREND([.$F$17:.$F$53];[.$E$17:.$E$53];[.$A80];1)" office:value-type="float" office:value="21.2628054339289" calcext:value-type="float">
            <text:p>21,263</text:p>
          </table:table-cell>
          <table:table-cell table:style-name="ce6" table:formula="of:=TREND([.$H$23:.$H$32];[.$G$23:.$G$32];[.$A80];1)" office:value-type="float" office:value="64.3762628983351" calcext:value-type="float">
            <text:p>64,376</text:p>
          </table:table-cell>
        </table:table-row>
        <table:table-row table:style-name="ro1">
          <table:table-cell table:formula="of:=[.A80]+5" office:value-type="float" office:value="128" calcext:value-type="float">
            <text:p>12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1]+273)/1000)^4 - (([.B$56]+273)/1000)^4)" office:value-type="float" office:value="56.981095944192" calcext:value-type="float">
            <text:p>56,981</text:p>
          </table:table-cell>
          <table:table-cell table:style-name="ce6" table:formula="of:=0.09456*([.$A81]-[.B$56])*(0.32+0.43*(45946.8*diam*0.001*[.B$55])^0.52)" office:value-type="float" office:value="144.342067315424" calcext:value-type="float">
            <text:p>144,34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1]+[.D81]-[.E81])/[.B81])" office:value-type="float" office:value="935.566562668923" calcext:value-type="float">
            <text:p>935,567</text:p>
          </table:table-cell>
          <table:table-cell table:formula="of:=TREND([.$D$15:.$D$53];[.$C$15:.$C$53];[.$A81];1)" office:value-type="float" office:value="11.3774936022423" calcext:value-type="float">
            <text:p>11,377</text:p>
          </table:table-cell>
          <table:table-cell table:formula="of:=TREND([.$F$17:.$F$53];[.$E$17:.$E$53];[.$A81];1)" office:value-type="float" office:value="21.6255534389879" calcext:value-type="float">
            <text:p>21,626</text:p>
          </table:table-cell>
          <table:table-cell table:style-name="ce6" table:formula="of:=TREND([.$H$23:.$H$32];[.$G$23:.$G$32];[.$A81];1)" office:value-type="float" office:value="64.7463006040683" calcext:value-type="float">
            <text:p>64,746</text:p>
          </table:table-cell>
        </table:table-row>
        <table:table-row table:style-name="ro1">
          <table:table-cell table:formula="of:=[.A81]+5" office:value-type="float" office:value="133" calcext:value-type="float">
            <text:p>13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2]+273)/1000)^4 - (([.B$56]+273)/1000)^4)" office:value-type="float" office:value="61.0309906902528" calcext:value-type="float">
            <text:p>61,031</text:p>
          </table:table-cell>
          <table:table-cell table:style-name="ce6" table:formula="of:=0.09456*([.$A82]-[.B$56])*(0.32+0.43*(45946.8*diam*0.001*[.B$55])^0.52)" office:value-type="float" office:value="151.024570431879" calcext:value-type="float">
            <text:p>151,02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2]+[.D82]-[.E82])/[.B82])" office:value-type="float" office:value="960.610888602388" calcext:value-type="float">
            <text:p>960,611</text:p>
          </table:table-cell>
          <table:table-cell table:formula="of:=TREND([.$D$15:.$D$53];[.$C$15:.$C$53];[.$A82];1)" office:value-type="float" office:value="11.6709901118018" calcext:value-type="float">
            <text:p>11,671</text:p>
          </table:table-cell>
          <table:table-cell table:formula="of:=TREND([.$F$17:.$F$53];[.$E$17:.$E$53];[.$A82];1)" office:value-type="float" office:value="21.9883014440469" calcext:value-type="float">
            <text:p>21,988</text:p>
          </table:table-cell>
          <table:table-cell table:style-name="ce6" table:formula="of:=TREND([.$H$23:.$H$32];[.$G$23:.$G$32];[.$A82];1)" office:value-type="float" office:value="65.1163383098015" calcext:value-type="float">
            <text:p>65,116</text:p>
          </table:table-cell>
        </table:table-row>
        <table:table-row table:style-name="ro1">
          <table:table-cell table:formula="of:=[.A82]+5" office:value-type="float" office:value="138" calcext:value-type="float">
            <text:p>13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3]+273)/1000)^4 - (([.B$56]+273)/1000)^4)" office:value-type="float" office:value="65.2333085229056" calcext:value-type="float">
            <text:p>65,233</text:p>
          </table:table-cell>
          <table:table-cell table:style-name="ce6" table:formula="of:=0.09456*([.$A83]-[.B$56])*(0.32+0.43*(45946.8*diam*0.001*[.B$55])^0.52)" office:value-type="float" office:value="157.707073548334" calcext:value-type="float">
            <text:p>157,70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3]+[.D83]-[.E83])/[.B83])" office:value-type="float" office:value="985.360951050448" calcext:value-type="float">
            <text:p>985,361</text:p>
          </table:table-cell>
          <table:table-cell table:formula="of:=TREND([.$D$15:.$D$53];[.$C$15:.$C$53];[.$A83];1)" office:value-type="float" office:value="11.9644866213614" calcext:value-type="float">
            <text:p>11,964</text:p>
          </table:table-cell>
          <table:table-cell table:formula="of:=TREND([.$F$17:.$F$53];[.$E$17:.$E$53];[.$A83];1)" office:value-type="float" office:value="22.3510494491058" calcext:value-type="float">
            <text:p>22,351</text:p>
          </table:table-cell>
          <table:table-cell table:style-name="ce6" table:formula="of:=TREND([.$H$23:.$H$32];[.$G$23:.$G$32];[.$A83];1)" office:value-type="float" office:value="65.4863760155346" calcext:value-type="float">
            <text:p>65,486</text:p>
          </table:table-cell>
        </table:table-row>
        <table:table-row table:style-name="ro1">
          <table:table-cell table:formula="of:=[.A83]+5" office:value-type="float" office:value="143" calcext:value-type="float">
            <text:p>14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4]+273)/1000)^4 - (([.B$56]+273)/1000)^4)" office:value-type="float" office:value="69.5918267272704" calcext:value-type="float">
            <text:p>69,592</text:p>
          </table:table-cell>
          <table:table-cell table:style-name="ce6" table:formula="of:=0.09456*([.$A84]-[.B$56])*(0.32+0.43*(45946.8*diam*0.001*[.B$55])^0.52)" office:value-type="float" office:value="164.389576664789" calcext:value-type="float">
            <text:p>164,39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4]+[.D84]-[.E84])/[.B84])" office:value-type="float" office:value="1009.8466618729" calcext:value-type="float">
            <text:p>1009,847</text:p>
          </table:table-cell>
          <table:table-cell table:formula="of:=TREND([.$D$15:.$D$53];[.$C$15:.$C$53];[.$A84];1)" office:value-type="float" office:value="12.2579831309209" calcext:value-type="float">
            <text:p>12,258</text:p>
          </table:table-cell>
          <table:table-cell table:formula="of:=TREND([.$F$17:.$F$53];[.$E$17:.$E$53];[.$A84];1)" office:value-type="float" office:value="22.7137974541648" calcext:value-type="float">
            <text:p>22,714</text:p>
          </table:table-cell>
          <table:table-cell table:style-name="ce6" table:formula="of:=TREND([.$H$23:.$H$32];[.$G$23:.$G$32];[.$A84];1)" office:value-type="float" office:value="65.8564137212678" calcext:value-type="float">
            <text:p>65,856</text:p>
          </table:table-cell>
        </table:table-row>
        <table:table-row table:style-name="ro1">
          <table:table-cell table:formula="of:=[.A84]+5" office:value-type="float" office:value="148" calcext:value-type="float">
            <text:p>14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5]+273)/1000)^4 - (([.B$56]+273)/1000)^4)" office:value-type="float" office:value="74.1103688220672" calcext:value-type="float">
            <text:p>74,110</text:p>
          </table:table-cell>
          <table:table-cell table:style-name="ce6" table:formula="of:=0.09456*([.$A85]-[.B$56])*(0.32+0.43*(45946.8*diam*0.001*[.B$55])^0.52)" office:value-type="float" office:value="171.072079781244" calcext:value-type="float">
            <text:p>171,07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5]+[.D85]-[.E85])/[.B85])" office:value-type="float" office:value="1034.09497989705" calcext:value-type="float">
            <text:p>1034,095</text:p>
          </table:table-cell>
          <table:table-cell table:formula="of:=TREND([.$D$15:.$D$53];[.$C$15:.$C$53];[.$A85];1)" office:value-type="float" office:value="12.5514796404805" calcext:value-type="float">
            <text:p>12,551</text:p>
          </table:table-cell>
          <table:table-cell table:formula="of:=TREND([.$F$17:.$F$53];[.$E$17:.$E$53];[.$A85];1)" office:value-type="float" office:value="23.0765454592237" calcext:value-type="float">
            <text:p>23,077</text:p>
          </table:table-cell>
          <table:table-cell table:style-name="ce6" table:formula="of:=TREND([.$H$23:.$H$32];[.$G$23:.$G$32];[.$A85];1)" office:value-type="float" office:value="66.226451427001" calcext:value-type="float">
            <text:p>66,226</text:p>
          </table:table-cell>
        </table:table-row>
        <table:table-row table:style-name="ro1">
          <table:table-cell table:formula="of:=[.A85]+5" office:value-type="float" office:value="153" calcext:value-type="float">
            <text:p>15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6]+273)/1000)^4 - (([.B$56]+273)/1000)^4)" office:value-type="float" office:value="78.792804559616" calcext:value-type="float">
            <text:p>78,793</text:p>
          </table:table-cell>
          <table:table-cell table:style-name="ce6" table:formula="of:=0.09456*([.$A86]-[.B$56])*(0.32+0.43*(45946.8*diam*0.001*[.B$55])^0.52)" office:value-type="float" office:value="177.754582897698" calcext:value-type="float">
            <text:p>177,75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6]+[.D86]-[.E86])/[.B86])" office:value-type="float" office:value="1058.13031688457" calcext:value-type="float">
            <text:p>1058,130</text:p>
          </table:table-cell>
          <table:table-cell table:formula="of:=TREND([.$D$15:.$D$53];[.$C$15:.$C$53];[.$A86];1)" office:value-type="float" office:value="12.84497615004" calcext:value-type="float">
            <text:p>12,845</text:p>
          </table:table-cell>
          <table:table-cell table:formula="of:=TREND([.$F$17:.$F$53];[.$E$17:.$E$53];[.$A86];1)" office:value-type="float" office:value="23.4392934642827" calcext:value-type="float">
            <text:p>23,439</text:p>
          </table:table-cell>
          <table:table-cell table:style-name="ce6" table:formula="of:=TREND([.$H$23:.$H$32];[.$G$23:.$G$32];[.$A86];1)" office:value-type="float" office:value="66.5964891327342" calcext:value-type="float">
            <text:p>66,596</text:p>
          </table:table-cell>
        </table:table-row>
        <table:table-row table:style-name="ro1">
          <table:table-cell table:formula="of:=[.A86]+5" office:value-type="float" office:value="158" calcext:value-type="float">
            <text:p>15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7]+273)/1000)^4 - (([.B$56]+273)/1000)^4)" office:value-type="float" office:value="83.6430499258368" calcext:value-type="float">
            <text:p>83,643</text:p>
          </table:table-cell>
          <table:table-cell table:style-name="ce6" table:formula="of:=0.09456*([.$A87]-[.B$56])*(0.32+0.43*(45946.8*diam*0.001*[.B$55])^0.52)" office:value-type="float" office:value="184.437086014153" calcext:value-type="float">
            <text:p>184,437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7]+[.D87]-[.E87])/[.B87])" office:value-type="float" office:value="1081.97487403962" calcext:value-type="float">
            <text:p>1081,975</text:p>
          </table:table-cell>
          <table:table-cell table:formula="of:=TREND([.$D$15:.$D$53];[.$C$15:.$C$53];[.$A87];1)" office:value-type="float" office:value="13.1384726595996" calcext:value-type="float">
            <text:p>13,138</text:p>
          </table:table-cell>
          <table:table-cell table:formula="of:=TREND([.$F$17:.$F$53];[.$E$17:.$E$53];[.$A87];1)" office:value-type="float" office:value="23.8020414693417" calcext:value-type="float">
            <text:p>23,802</text:p>
          </table:table-cell>
          <table:table-cell table:style-name="ce6" table:formula="of:=TREND([.$H$23:.$H$32];[.$G$23:.$G$32];[.$A87];1)" office:value-type="float" office:value="66.9665268384674" calcext:value-type="float">
            <text:p>66,967</text:p>
          </table:table-cell>
        </table:table-row>
        <table:table-row table:style-name="ro1">
          <table:table-cell table:formula="of:=[.A87]+5" office:value-type="float" office:value="163" calcext:value-type="float">
            <text:p>16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8]+273)/1000)^4 - (([.B$56]+273)/1000)^4)" office:value-type="float" office:value="88.6650671402496" calcext:value-type="float">
            <text:p>88,665</text:p>
          </table:table-cell>
          <table:table-cell table:style-name="ce6" table:formula="of:=0.09456*([.$A88]-[.B$56])*(0.32+0.43*(45946.8*diam*0.001*[.B$55])^0.52)" office:value-type="float" office:value="191.119589130608" calcext:value-type="float">
            <text:p>191,120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8]+[.D88]-[.E88])/[.B88])" office:value-type="float" office:value="1105.6489230409" calcext:value-type="float">
            <text:p>1105,649</text:p>
          </table:table-cell>
          <table:table-cell table:formula="of:=TREND([.$D$15:.$D$53];[.$C$15:.$C$53];[.$A88];1)" office:value-type="float" office:value="13.4319691691592" calcext:value-type="float">
            <text:p>13,432</text:p>
          </table:table-cell>
          <table:table-cell table:formula="of:=TREND([.$F$17:.$F$53];[.$E$17:.$E$53];[.$A88];1)" office:value-type="float" office:value="24.1647894744006" calcext:value-type="float">
            <text:p>24,165</text:p>
          </table:table-cell>
          <table:table-cell table:style-name="ce6" table:formula="of:=TREND([.$H$23:.$H$32];[.$G$23:.$G$32];[.$A88];1)" office:value-type="float" office:value="67.3365645442006" calcext:value-type="float">
            <text:p>67,337</text:p>
          </table:table-cell>
        </table:table-row>
        <table:table-row table:style-name="ro1">
          <table:table-cell table:formula="of:=[.A88]+5" office:value-type="float" office:value="168" calcext:value-type="float">
            <text:p>168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89]+273)/1000)^4 - (([.B$56]+273)/1000)^4)" office:value-type="float" office:value="93.8628646559744" calcext:value-type="float">
            <text:p>93,863</text:p>
          </table:table-cell>
          <table:table-cell table:style-name="ce6" table:formula="of:=0.09456*([.$A89]-[.B$56])*(0.32+0.43*(45946.8*diam*0.001*[.B$55])^0.52)" office:value-type="float" office:value="197.802092247063" calcext:value-type="float">
            <text:p>197,802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89]+[.D89]-[.E89])/[.B89])" office:value-type="float" office:value="1129.17104237303" calcext:value-type="float">
            <text:p>1129,171</text:p>
          </table:table-cell>
          <table:table-cell table:formula="of:=TREND([.$D$15:.$D$53];[.$C$15:.$C$53];[.$A89];1)" office:value-type="float" office:value="13.7254656787187" calcext:value-type="float">
            <text:p>13,725</text:p>
          </table:table-cell>
          <table:table-cell table:formula="of:=TREND([.$F$17:.$F$53];[.$E$17:.$E$53];[.$A89];1)" office:value-type="float" office:value="24.5275374794596" calcext:value-type="float">
            <text:p>24,528</text:p>
          </table:table-cell>
          <table:table-cell table:style-name="ce6" table:formula="of:=TREND([.$H$23:.$H$32];[.$G$23:.$G$32];[.$A89];1)" office:value-type="float" office:value="67.7066022499337" calcext:value-type="float">
            <text:p>67,707</text:p>
          </table:table-cell>
        </table:table-row>
        <table:table-row table:style-name="ro1">
          <table:table-cell table:formula="of:=[.A89]+5" office:value-type="float" office:value="173" calcext:value-type="float">
            <text:p>173</text:p>
          </table:table-cell>
          <table:table-cell table:style-name="ce2" office:value-type="float" office:value="0.000226" calcext:value-type="float">
            <text:p>2,26E-004</text:p>
          </table:table-cell>
          <table:table-cell table:formula="of:=179200*Emiss*diam*0.001*((([.$A90]+273)/1000)^4 - (([.B$56]+273)/1000)^4)" office:value-type="float" office:value="99.2404971597312" calcext:value-type="float">
            <text:p>99,240</text:p>
          </table:table-cell>
          <table:table-cell table:style-name="ce6" table:formula="of:=0.09456*([.$A90]-[.B$56])*(0.32+0.43*(45946.8*diam*0.001*[.B$55])^0.52)" office:value-type="float" office:value="204.484595363518" calcext:value-type="float">
            <text:p>204,485</text:p>
          </table:table-cell>
          <table:table-cell table:formula="of:=IF([.B$57];204*diam*0.001;0)" office:value-type="float" office:value="3.5088" calcext:value-type="float">
            <text:p>3,5088</text:p>
          </table:table-cell>
          <table:table-cell table:formula="of:=SQRT(([.C90]+[.D90]-[.E90])/[.B90])" office:value-type="float" office:value="1152.55831734521" calcext:value-type="float">
            <text:p>1152,558</text:p>
          </table:table-cell>
          <table:table-cell table:formula="of:=TREND([.$D$15:.$D$53];[.$C$15:.$C$53];[.$A90];1)" office:value-type="float" office:value="14.0189621882783" calcext:value-type="float">
            <text:p>14,019</text:p>
          </table:table-cell>
          <table:table-cell table:formula="of:=TREND([.$F$17:.$F$53];[.$E$17:.$E$53];[.$A90];1)" office:value-type="float" office:value="24.8902854845185" calcext:value-type="float">
            <text:p>24,890</text:p>
          </table:table-cell>
          <table:table-cell table:style-name="ce6" table:formula="of:=TREND([.$H$23:.$H$32];[.$G$23:.$G$32];[.$A90];1)" office:value-type="float" office:value="68.0766399556669" calcext:value-type="float">
            <text:p>68,077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vao inic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flecha inic</text:p>
          </table:table-cell>
          <table:table-cell office:value-type="float" office:value="18.6" calcext:value-type="float">
            <text:p>18,6</text:p>
          </table:table-cell>
          <table:table-cell table:style-name="Default" office:value-type="float" office:value="12.8" calcext:value-type="float">
            <text:p>12,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vao</text:p>
          </table:table-cell>
          <table:table-cell office:value-type="string" calcext:value-type="string">
            <text:p>flecha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97]*([.A100]/[.$B$96])^2" office:value-type="float" office:value="0" calcext:value-type="float">
            <text:p>0</text:p>
          </table:table-cell>
          <table:table-cell table:style-name="Default" table:formula="of:=[.$C$97]*([.A100]/[.$C$96])^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97]*([.A101]/[.$B$96])^2" office:value-type="float" office:value="0.186" calcext:value-type="float">
            <text:p>0,186</text:p>
          </table:table-cell>
          <table:table-cell table:style-name="Default" table:formula="of:=[.$C$97]*([.A101]/[.$C$96])^2" office:value-type="float" office:value="0.128" calcext:value-type="float">
            <text:p>0,12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97]*([.A102]/[.$B$96])^2" office:value-type="float" office:value="0.744" calcext:value-type="float">
            <text:p>0,744</text:p>
          </table:table-cell>
          <table:table-cell table:style-name="Default" table:formula="of:=[.$C$97]*([.A102]/[.$C$96])^2" office:value-type="float" office:value="0.512" calcext:value-type="float">
            <text:p>0,51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97]*([.A103]/[.$B$96])^2" office:value-type="float" office:value="1.674" calcext:value-type="float">
            <text:p>1,674</text:p>
          </table:table-cell>
          <table:table-cell table:style-name="Default" table:formula="of:=[.$C$97]*([.A103]/[.$C$96])^2" office:value-type="float" office:value="1.152" calcext:value-type="float">
            <text:p>1,15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97]*([.A104]/[.$B$96])^2" office:value-type="float" office:value="2.976" calcext:value-type="float">
            <text:p>2,976</text:p>
          </table:table-cell>
          <table:table-cell table:style-name="Default" table:formula="of:=[.$C$97]*([.A104]/[.$C$96])^2" office:value-type="float" office:value="2.048" calcext:value-type="float">
            <text:p>2,04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97]*([.A105]/[.$B$96])^2" office:value-type="float" office:value="4.65" calcext:value-type="float">
            <text:p>4,65</text:p>
          </table:table-cell>
          <table:table-cell table:style-name="Default" table:formula="of:=[.$C$97]*([.A105]/[.$C$96])^2" office:value-type="float" office:value="3.2" calcext:value-type="float">
            <text:p>3,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B$97]*([.A106]/[.$B$96])^2" office:value-type="float" office:value="6.696" calcext:value-type="float">
            <text:p>6,696</text:p>
          </table:table-cell>
          <table:table-cell table:style-name="Default" table:formula="of:=[.$C$97]*([.A106]/[.$C$96])^2" office:value-type="float" office:value="4.608" calcext:value-type="float">
            <text:p>4,60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B$97]*([.A107]/[.$B$96])^2" office:value-type="float" office:value="9.114" calcext:value-type="float">
            <text:p>9,114</text:p>
          </table:table-cell>
          <table:table-cell table:style-name="Default" table:formula="of:=[.$C$97]*([.A107]/[.$C$96])^2" office:value-type="float" office:value="6.272" calcext:value-type="float">
            <text:p>6,27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B$97]*([.A108]/[.$B$96])^2" office:value-type="float" office:value="11.904" calcext:value-type="float">
            <text:p>11,904</text:p>
          </table:table-cell>
          <table:table-cell table:style-name="Default" table:formula="of:=[.$C$97]*([.A108]/[.$C$96])^2" office:value-type="float" office:value="8.192" calcext:value-type="float">
            <text:p>8,19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B$97]*([.A109]/[.$B$96])^2" office:value-type="float" office:value="15.066" calcext:value-type="float">
            <text:p>15,066</text:p>
          </table:table-cell>
          <table:table-cell table:style-name="Default" table:formula="of:=[.$C$97]*([.A109]/[.$C$96])^2" office:value-type="float" office:value="10.368" calcext:value-type="float">
            <text:p>10,36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97]*([.A110]/[.$B$96])^2" office:value-type="float" office:value="18.6" calcext:value-type="float">
            <text:p>18,6</text:p>
          </table:table-cell>
          <table:table-cell table:style-name="Default" table:formula="of:=[.$C$97]*([.A110]/[.$C$96])^2" office:value-type="float" office:value="12.8" calcext:value-type="float">
            <text:p>12,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B$97]*([.A111]/[.$B$96])^2" office:value-type="float" office:value="22.506" calcext:value-type="float">
            <text:p>22,506</text:p>
          </table:table-cell>
          <table:table-cell table:style-name="Default" table:formula="of:=[.$C$97]*([.A111]/[.$C$96])^2" office:value-type="float" office:value="15.488" calcext:value-type="float">
            <text:p>15,48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B$97]*([.A112]/[.$B$96])^2" office:value-type="float" office:value="26.784" calcext:value-type="float">
            <text:p>26,784</text:p>
          </table:table-cell>
          <table:table-cell table:style-name="Default" table:formula="of:=[.$C$97]*([.A112]/[.$C$96])^2" office:value-type="float" office:value="18.432" calcext:value-type="float">
            <text:p>18,43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B$97]*([.A113]/[.$B$96])^2" office:value-type="float" office:value="31.434" calcext:value-type="float">
            <text:p>31,434</text:p>
          </table:table-cell>
          <table:table-cell table:style-name="Default" table:formula="of:=[.$C$97]*([.A113]/[.$C$96])^2" office:value-type="float" office:value="21.632" calcext:value-type="float">
            <text:p>21,63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B$97]*([.A114]/[.$B$96])^2" office:value-type="float" office:value="36.456" calcext:value-type="float">
            <text:p>36,456</text:p>
          </table:table-cell>
          <table:table-cell table:style-name="Default" table:formula="of:=[.$C$97]*([.A114]/[.$C$96])^2" office:value-type="float" office:value="25.088" calcext:value-type="float">
            <text:p>25,08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B$97]*([.A115]/[.$B$96])^2" office:value-type="float" office:value="41.85" calcext:value-type="float">
            <text:p>41,85</text:p>
          </table:table-cell>
          <table:table-cell table:style-name="Default" table:formula="of:=[.$C$97]*([.A115]/[.$C$96])^2" office:value-type="float" office:value="28.8" calcext:value-type="float">
            <text:p>28,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B$97]*([.A116]/[.$B$96])^2" office:value-type="float" office:value="47.616" calcext:value-type="float">
            <text:p>47,616</text:p>
          </table:table-cell>
          <table:table-cell table:style-name="Default" table:formula="of:=[.$C$97]*([.A116]/[.$C$96])^2" office:value-type="float" office:value="32.768" calcext:value-type="float">
            <text:p>32,76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B$97]*([.A117]/[.$B$96])^2" office:value-type="float" office:value="53.754" calcext:value-type="float">
            <text:p>53,754</text:p>
          </table:table-cell>
          <table:table-cell table:style-name="Default" table:formula="of:=[.$C$97]*([.A117]/[.$C$96])^2" office:value-type="float" office:value="36.992" calcext:value-type="float">
            <text:p>36,99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B$97]*([.A118]/[.$B$96])^2" office:value-type="float" office:value="60.264" calcext:value-type="float">
            <text:p>60,264</text:p>
          </table:table-cell>
          <table:table-cell table:style-name="Default" table:formula="of:=[.$C$97]*([.A118]/[.$C$96])^2" office:value-type="float" office:value="41.472" calcext:value-type="float">
            <text:p>41,47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B$97]*([.A119]/[.$B$96])^2" office:value-type="float" office:value="67.146" calcext:value-type="float">
            <text:p>67,146</text:p>
          </table:table-cell>
          <table:table-cell table:style-name="Default" table:formula="of:=[.$C$97]*([.A119]/[.$C$96])^2" office:value-type="float" office:value="46.208" calcext:value-type="float">
            <text:p>46,20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97]*([.A120]/[.$B$96])^2" office:value-type="float" office:value="74.4" calcext:value-type="float">
            <text:p>74,4</text:p>
          </table:table-cell>
          <table:table-cell table:style-name="Default" table:formula="of:=[.$C$97]*([.A120]/[.$C$96])^2" office:value-type="float" office:value="51.2" calcext:value-type="float">
            <text:p>51,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$B$97]*([.A121]/[.$B$96])^2" office:value-type="float" office:value="82.026" calcext:value-type="float">
            <text:p>82,026</text:p>
          </table:table-cell>
          <table:table-cell table:style-name="Default" table:formula="of:=[.$C$97]*([.A121]/[.$C$96])^2" office:value-type="float" office:value="56.448" calcext:value-type="float">
            <text:p>56,44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$B$97]*([.A122]/[.$B$96])^2" office:value-type="float" office:value="90.024" calcext:value-type="float">
            <text:p>90,024</text:p>
          </table:table-cell>
          <table:table-cell table:style-name="Default" table:formula="of:=[.$C$97]*([.A122]/[.$C$96])^2" office:value-type="float" office:value="61.952" calcext:value-type="float">
            <text:p>61,95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$B$97]*([.A123]/[.$B$96])^2" office:value-type="float" office:value="98.394" calcext:value-type="float">
            <text:p>98,394</text:p>
          </table:table-cell>
          <table:table-cell table:style-name="Default" table:formula="of:=[.$C$97]*([.A123]/[.$C$96])^2" office:value-type="float" office:value="67.712" calcext:value-type="float">
            <text:p>67,71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$B$97]*([.A124]/[.$B$96])^2" office:value-type="float" office:value="107.136" calcext:value-type="float">
            <text:p>107,136</text:p>
          </table:table-cell>
          <table:table-cell table:style-name="Default" table:formula="of:=[.$C$97]*([.A124]/[.$C$96])^2" office:value-type="float" office:value="73.728" calcext:value-type="float">
            <text:p>73,72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$B$97]*([.A125]/[.$B$96])^2" office:value-type="float" office:value="116.25" calcext:value-type="float">
            <text:p>116,25</text:p>
          </table:table-cell>
          <table:table-cell table:style-name="Default" table:formula="of:=[.$C$97]*([.A125]/[.$C$96])^2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$B$97]*([.A126]/[.$B$96])^2" office:value-type="float" office:value="125.736" calcext:value-type="float">
            <text:p>125,736</text:p>
          </table:table-cell>
          <table:table-cell table:style-name="Default" table:formula="of:=[.$C$97]*([.A126]/[.$C$96])^2" office:value-type="float" office:value="86.528" calcext:value-type="float">
            <text:p>86,52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$B$97]*([.A127]/[.$B$96])^2" office:value-type="float" office:value="135.594" calcext:value-type="float">
            <text:p>135,594</text:p>
          </table:table-cell>
          <table:table-cell table:style-name="Default" table:formula="of:=[.$C$97]*([.A127]/[.$C$96])^2" office:value-type="float" office:value="93.312" calcext:value-type="float">
            <text:p>93,31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$B$97]*([.A128]/[.$B$96])^2" office:value-type="float" office:value="145.824" calcext:value-type="float">
            <text:p>145,824</text:p>
          </table:table-cell>
          <table:table-cell table:style-name="Default" table:formula="of:=[.$C$97]*([.A128]/[.$C$96])^2" office:value-type="float" office:value="100.352" calcext:value-type="float">
            <text:p>100,35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$B$97]*([.A129]/[.$B$96])^2" office:value-type="float" office:value="156.426" calcext:value-type="float">
            <text:p>156,426</text:p>
          </table:table-cell>
          <table:table-cell table:style-name="Default" table:formula="of:=[.$C$97]*([.A129]/[.$C$96])^2" office:value-type="float" office:value="107.648" calcext:value-type="float">
            <text:p>107,64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B$97]*([.A130]/[.$B$96])^2" office:value-type="float" office:value="167.4" calcext:value-type="float">
            <text:p>167,4</text:p>
          </table:table-cell>
          <table:table-cell table:style-name="Default" table:formula="of:=[.$C$97]*([.A130]/[.$C$96])^2" office:value-type="float" office:value="115.2" calcext:value-type="float">
            <text:p>115,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$B$97]*([.A131]/[.$B$96])^2" office:value-type="float" office:value="178.746" calcext:value-type="float">
            <text:p>178,746</text:p>
          </table:table-cell>
          <table:table-cell table:style-name="Default" table:formula="of:=[.$C$97]*([.A131]/[.$C$96])^2" office:value-type="float" office:value="123.008" calcext:value-type="float">
            <text:p>123,00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$B$97]*([.A132]/[.$B$96])^2" office:value-type="float" office:value="190.464" calcext:value-type="float">
            <text:p>190,464</text:p>
          </table:table-cell>
          <table:table-cell table:style-name="Default" table:formula="of:=[.$C$97]*([.A132]/[.$C$96])^2" office:value-type="float" office:value="131.072" calcext:value-type="float">
            <text:p>131,07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$B$97]*([.A133]/[.$B$96])^2" office:value-type="float" office:value="202.554" calcext:value-type="float">
            <text:p>202,554</text:p>
          </table:table-cell>
          <table:table-cell table:style-name="Default" table:formula="of:=[.$C$97]*([.A133]/[.$C$96])^2" office:value-type="float" office:value="139.392" calcext:value-type="float">
            <text:p>139,39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$B$97]*([.A134]/[.$B$96])^2" office:value-type="float" office:value="215.016" calcext:value-type="float">
            <text:p>215,016</text:p>
          </table:table-cell>
          <table:table-cell table:style-name="Default" table:formula="of:=[.$C$97]*([.A134]/[.$C$96])^2" office:value-type="float" office:value="147.968" calcext:value-type="float">
            <text:p>147,96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$B$97]*([.A135]/[.$B$96])^2" office:value-type="float" office:value="227.85" calcext:value-type="float">
            <text:p>227,85</text:p>
          </table:table-cell>
          <table:table-cell table:style-name="Default" table:formula="of:=[.$C$97]*([.A135]/[.$C$96])^2" office:value-type="float" office:value="156.8" calcext:value-type="float">
            <text:p>156,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$B$97]*([.A136]/[.$B$96])^2" office:value-type="float" office:value="241.056" calcext:value-type="float">
            <text:p>241,056</text:p>
          </table:table-cell>
          <table:table-cell table:style-name="Default" table:formula="of:=[.$C$97]*([.A136]/[.$C$96])^2" office:value-type="float" office:value="165.888" calcext:value-type="float">
            <text:p>165,88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$B$97]*([.A137]/[.$B$96])^2" office:value-type="float" office:value="254.634" calcext:value-type="float">
            <text:p>254,634</text:p>
          </table:table-cell>
          <table:table-cell table:style-name="Default" table:formula="of:=[.$C$97]*([.A137]/[.$C$96])^2" office:value-type="float" office:value="175.232" calcext:value-type="float">
            <text:p>175,23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$B$97]*([.A138]/[.$B$96])^2" office:value-type="float" office:value="268.584" calcext:value-type="float">
            <text:p>268,584</text:p>
          </table:table-cell>
          <table:table-cell table:style-name="Default" table:formula="of:=[.$C$97]*([.A138]/[.$C$96])^2" office:value-type="float" office:value="184.832" calcext:value-type="float">
            <text:p>184,832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$B$97]*([.A139]/[.$B$96])^2" office:value-type="float" office:value="282.906" calcext:value-type="float">
            <text:p>282,906</text:p>
          </table:table-cell>
          <table:table-cell table:style-name="Default" table:formula="of:=[.$C$97]*([.A139]/[.$C$96])^2" office:value-type="float" office:value="194.688" calcext:value-type="float">
            <text:p>194,688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B$97]*([.A140]/[.$B$96])^2" office:value-type="float" office:value="297.6" calcext:value-type="float">
            <text:p>297,6</text:p>
          </table:table-cell>
          <table:table-cell table:style-name="Default" table:formula="of:=[.$C$97]*([.A140]/[.$C$96])^2" office:value-type="float" office:value="204.8" calcext:value-type="float">
            <text:p>204,8</text:p>
          </table:table-cell>
          <table:table-cell table:number-columns-repeated="2"/>
          <table:table-cell table:style-name="Default" table:number-columns-repeated="3"/>
          <table:table-cell/>
        </table:table-row>
      </table:table>
      <table:table table:name="TACSR" table:style-name="ta1">
        <table:shapes>
          <draw:frame draw:z-index="0" draw:style-name="gr1" draw:text-style-name="P1" svg:width="12.418cm" svg:height="9.578cm" svg:x="14.696cm" svg:y="11.608cm">
            <draw:object draw:notify-on-update-of-ranges="TACSR.C15:TACSR.C53 TACSR.C12:TACSR.C12 TACSR.A15:TACSR.A53 TACSR.E15:TACSR.E53 TACSR.E12:TACSR.E12 TACSR.A15:TACSR.A53 TACSR.G15:TACSR.G53 TACSR.G12:TACSR.G12 TACSR.A15:TACSR.A5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2.679cm" svg:height="8.999cm" svg:x="26.983cm" svg:y="11.559cm">
            <draw:object draw:notify-on-update-of-ranges="TACSR.C15:TACSR.C53 TACSR.C12:TACSR.C12 TACSR.D15:TACSR.D53 TACSR.E15:TACSR.E53 TACSR.E12:TACSR.E12 TACSR.F15:TACSR.F53 TACSR.G15:TACSR.G53 TACSR.G12:TACSR.G12 TACSR.H15:TACSR.H5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2.693cm" svg:height="8.999cm" svg:x="15.226cm" svg:y="20.665cm">
            <draw:object draw:notify-on-update-of-ranges="TACSR.F60:TACSR.F90 TACSR.A60:TACSR.A9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2.014cm" svg:height="8.999cm" svg:x="27.772cm" svg:y="20.557cm">
            <draw:object draw:notify-on-update-of-ranges="TACSR.F60:TACSR.F90 TACSR.G58:TACSR.G58 TACSR.G60:TACSR.G90 TACSR.F60:TACSR.F90 TACSR.H58:TACSR.H58 TACSR.H60:TACSR.H89 TACSR.F60:TACSR.F90 TACSR.I58:TACSR.I58 TACSR.I60:TACSR.I9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1.832cm" svg:height="8.999cm" svg:x="28.002cm" svg:y="29.693cm">
            <draw:object draw:notify-on-update-of-ranges="TACSR.A60:TACSR.A90 TACSR.J60:TACSR.J9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3.017cm" svg:height="8.999cm" svg:x="15.116cm" svg:y="29.49cm">
            <draw:object draw:notify-on-update-of-ranges="TACSR.F60:TACSR.F90 TACSR.J60:TACSR.J9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5.007cm" svg:height="11.881cm" svg:x="12.281cm" svg:y="39.53cm">
            <draw:object draw:notify-on-update-of-ranges="TACSR.A60:TACSR.A90 TACSR.B59:TACSR.B59 TACSR.B60:TACSR.B90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abo</text:p>
          </table:table-cell>
          <table:table-cell table:style-name="Default" office:value-type="string" calcext:value-type="string">
            <text:p>T-Finch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Seção</text:p>
          </table:table-cell>
          <table:table-cell table:style-name="Default" office:value-type="float" office:value="635.6" calcext:value-type="float">
            <text:p>635,6</text:p>
          </table:table-cell>
          <table:table-cell table:style-name="Default" office:value-type="string" calcext:value-type="string">
            <text:p>mm²</text:p>
          </table:table-cell>
          <table:table-cell office:value-type="string" calcext:value-type="string">
            <text:p>C1</text:p>
          </table:table-cell>
          <table:table-cell table:style-name="ce3" table:formula="of:=[.B10]/[.B5]" office:value-type="float" office:value="1664.71057696822" calcext:value-type="float">
            <text:p>1664,7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Peso</text:p>
          </table:table-cell>
          <table:table-cell table:style-name="Default" office:value-type="float" office:value="2.1301" calcext:value-type="float">
            <text:p>2,1301</text:p>
          </table:table-cell>
          <table:table-cell table:style-name="Default" office:value-type="string" calcext:value-type="string">
            <text:p>kgf/km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iametro</text:p>
          </table:table-cell>
          <table:table-cell table:style-name="Default" office:value-type="float" office:value="32.83" calcext:value-type="float">
            <text:p>32,83</text:p>
          </table:table-cell>
          <table:table-cell table:style-name="Default" office:value-type="string" calcext:value-type="string">
            <text:p>mm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E</text:p>
          </table:table-cell>
          <table:table-cell table:style-name="Default" office:value-type="float" office:value="7172" calcext:value-type="float">
            <text:p>7172</text:p>
          </table:table-cell>
          <table:table-cell table:style-name="Default" office:value-type="string" calcext:value-type="string">
            <text:p>kgf/mm²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lfa</text:p>
          </table:table-cell>
          <table:table-cell table:style-name="ce2" office:value-type="float" office:value="0.0000196" calcext:value-type="float">
            <text:p>1,96E-005</text:p>
          </table:table-cell>
          <table:table-cell table:style-name="Default" office:value-type="string" calcext:value-type="string">
            <text:p>1/ºC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crit</text:p>
          </table:table-cell>
          <table:table-cell table:style-name="Default" office:value-type="float" office:value="17730" calcext:value-type="float">
            <text:p>17730</text:p>
          </table:table-cell>
          <table:table-cell table:style-name="Default" office:value-type="string" calcext:value-type="string">
            <text:p>kgf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0</text:p>
          </table:table-cell>
          <table:table-cell table:style-name="Default" table:formula="of:=[.B9]*0.2" office:value-type="float" office:value="3546" calcext:value-type="float">
            <text:p>3546</text:p>
          </table:table-cell>
          <table:table-cell table:style-name="Default" office:value-type="string" calcext:value-type="string">
            <text:p>kgf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emissividad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Default" office:value-type="string" calcext:value-type="string">
            <text:p>vao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T2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lecha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lech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16]-50" office:value-type="float" office:value="2896" calcext:value-type="float">
            <text:p>2896</text:p>
          </table:table-cell>
          <table:table-cell table:formula="of:=[.A15]/[.$B$5]" office:value-type="float" office:value="1359.56058401014" calcext:value-type="float">
            <text:p>1359,56</text:p>
          </table:table-cell>
          <table:table-cell table:formula="of:=1/[.$B$8]*(([.$B15]*SINH([.C$12]/(2*[.$B15]))) / ([.$E$4]*SINH([.C$12]/(2*[.$E$4]))) - 1 - 1/([.$B$7]*[.$B$4])*([.$A15] - [.$B$10])) + [.$B$56]" office:value-type="float" office:value="61.7328166198725" calcext:value-type="float">
            <text:p>61,733</text:p>
          </table:table-cell>
          <table:table-cell table:style-name="ce7" table:formula="of:=[.$B$5]*[.C$12]^2/(8*[.$A15])" office:value-type="float" office:value="8.27473238950276" calcext:value-type="float">
            <text:p>8,275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[.A17]-50" office:value-type="float" office:value="2946" calcext:value-type="float">
            <text:p>2946</text:p>
          </table:table-cell>
          <table:table-cell table:formula="of:=[.A16]/[.$B$5]" office:value-type="float" office:value="1383.03366039153" calcext:value-type="float">
            <text:p>1383,03</text:p>
          </table:table-cell>
          <table:table-cell table:formula="of:=1/[.$B$8]*(([.$B16]*SINH([.C$12]/(2*[.$B16]))) / ([.$E$4]*SINH([.C$12]/(2*[.$E$4]))) - 1 - 1/([.$B$7]*[.$B$4])*([.$A16] - [.$B$10])) + [.$B$56]" office:value-type="float" office:value="57.6900181194458" calcext:value-type="float">
            <text:p>57,690</text:p>
          </table:table-cell>
          <table:table-cell table:style-name="ce7" table:formula="of:=[.$B$5]*[.C$12]^2/(8*[.$A16])" office:value-type="float" office:value="8.13429226069246" calcext:value-type="float">
            <text:p>8,134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[.A18]-50" office:value-type="float" office:value="2996" calcext:value-type="float">
            <text:p>2996</text:p>
          </table:table-cell>
          <table:table-cell table:formula="of:=[.A17]/[.$B$5]" office:value-type="float" office:value="1406.50673677292" calcext:value-type="float">
            <text:p>1406,51</text:p>
          </table:table-cell>
          <table:table-cell table:formula="of:=1/[.$B$8]*(([.$B17]*SINH([.C$12]/(2*[.$B17]))) / ([.$E$4]*SINH([.C$12]/(2*[.$E$4]))) - 1 - 1/([.$B$7]*[.$B$4])*([.$A17] - [.$B$10])) + [.$B$56]" office:value-type="float" office:value="53.8202841364978" calcext:value-type="float">
            <text:p>53,820</text:p>
          </table:table-cell>
          <table:table-cell table:style-name="ce7" table:formula="of:=[.$B$5]*[.C$12]^2/(8*[.$A17])" office:value-type="float" office:value="7.99853971962617" calcext:value-type="float">
            <text:p>7,999</text:p>
          </table:table-cell>
          <table:table-cell table:style-name="ce6" table:formula="of:=1/[.$B$8]*(([.$B17]*SINH([.E$12]/(2*[.$B17]))) / ([.$E$4]*SINH([.E$12]/(2*[.$E$4]))) - 1 - 1/([.$B$7]*[.$B$4])*([.$A17] - [.$B$10])) + [.$B$56]" office:value-type="float" office:value="102.950064346856" calcext:value-type="float">
            <text:p>102,950</text:p>
          </table:table-cell>
          <table:table-cell table:style-name="ce7" table:formula="of:=[.$B$5]*[.E$12]^2/(8*[.$A17])" office:value-type="float" office:value="22.2181658878505" calcext:value-type="float">
            <text:p>22,218</text:p>
          </table:table-cell>
          <table:table-cell table:number-columns-repeated="4"/>
        </table:table-row>
        <table:table-row table:style-name="ro1">
          <table:table-cell table:formula="of:=[.A19]-50" office:value-type="float" office:value="3046" calcext:value-type="float">
            <text:p>3046</text:p>
          </table:table-cell>
          <table:table-cell table:formula="of:=[.A18]/[.$B$5]" office:value-type="float" office:value="1429.97981315431" calcext:value-type="float">
            <text:p>1429,98</text:p>
          </table:table-cell>
          <table:table-cell table:formula="of:=1/[.$B$8]*(([.$B18]*SINH([.C$12]/(2*[.$B18]))) / ([.$E$4]*SINH([.C$12]/(2*[.$E$4]))) - 1 - 1/([.$B$7]*[.$B$4])*([.$A18] - [.$B$10])) + [.$B$56]" office:value-type="float" office:value="50.1123345663552" calcext:value-type="float">
            <text:p>50,112</text:p>
          </table:table-cell>
          <table:table-cell table:style-name="ce7" table:formula="of:=[.$B$5]*[.C$12]^2/(8*[.$A18])" office:value-type="float" office:value="7.86724392646093" calcext:value-type="float">
            <text:p>7,867</text:p>
          </table:table-cell>
          <table:table-cell table:style-name="ce6" table:formula="of:=1/[.$B$8]*(([.$B18]*SINH([.E$12]/(2*[.$B18]))) / ([.$E$4]*SINH([.E$12]/(2*[.$E$4]))) - 1 - 1/([.$B$7]*[.$B$4])*([.$A18] - [.$B$10])) + [.$B$56]" office:value-type="float" office:value="93.6487079389108" calcext:value-type="float">
            <text:p>93,649</text:p>
          </table:table-cell>
          <table:table-cell table:style-name="ce7" table:formula="of:=[.$B$5]*[.E$12]^2/(8*[.$A18])" office:value-type="float" office:value="21.8534553512804" calcext:value-type="float">
            <text:p>21,853</text:p>
          </table:table-cell>
          <table:table-cell table:number-columns-repeated="4"/>
        </table:table-row>
        <table:table-row table:style-name="ro1">
          <table:table-cell table:formula="of:=[.A20]-50" office:value-type="float" office:value="3096" calcext:value-type="float">
            <text:p>3096</text:p>
          </table:table-cell>
          <table:table-cell table:formula="of:=[.A19]/[.$B$5]" office:value-type="float" office:value="1453.4528895357" calcext:value-type="float">
            <text:p>1453,45</text:p>
          </table:table-cell>
          <table:table-cell table:formula="of:=1/[.$B$8]*(([.$B19]*SINH([.C$12]/(2*[.$B19]))) / ([.$E$4]*SINH([.C$12]/(2*[.$E$4]))) - 1 - 1/([.$B$7]*[.$B$4])*([.$A19] - [.$B$10])) + [.$B$56]" office:value-type="float" office:value="46.555793733835" calcext:value-type="float">
            <text:p>46,556</text:p>
          </table:table-cell>
          <table:table-cell table:style-name="ce7" table:formula="of:=[.$B$5]*[.C$12]^2/(8*[.$A19])" office:value-type="float" office:value="7.74018895348837" calcext:value-type="float">
            <text:p>7,740</text:p>
          </table:table-cell>
          <table:table-cell table:style-name="ce6" table:formula="of:=1/[.$B$8]*(([.$B19]*SINH([.E$12]/(2*[.$B19]))) / ([.$E$4]*SINH([.E$12]/(2*[.$E$4]))) - 1 - 1/([.$B$7]*[.$B$4])*([.$A19] - [.$B$10])) + [.$B$56]" office:value-type="float" office:value="84.7682907483598" calcext:value-type="float">
            <text:p>84,768</text:p>
          </table:table-cell>
          <table:table-cell table:style-name="ce7" table:formula="of:=[.$B$5]*[.E$12]^2/(8*[.$A19])" office:value-type="float" office:value="21.500524870801" calcext:value-type="float">
            <text:p>21,501</text:p>
          </table:table-cell>
          <table:table-cell table:number-columns-repeated="4"/>
        </table:table-row>
        <table:table-row table:style-name="ro1">
          <table:table-cell table:formula="of:=[.A21]-50" office:value-type="float" office:value="3146" calcext:value-type="float">
            <text:p>3146</text:p>
          </table:table-cell>
          <table:table-cell table:formula="of:=[.A20]/[.$B$5]" office:value-type="float" office:value="1476.92596591709" calcext:value-type="float">
            <text:p>1476,93</text:p>
          </table:table-cell>
          <table:table-cell table:formula="of:=1/[.$B$8]*(([.$B20]*SINH([.C$12]/(2*[.$B20]))) / ([.$E$4]*SINH([.C$12]/(2*[.$E$4]))) - 1 - 1/([.$B$7]*[.$B$4])*([.$A20] - [.$B$10])) + [.$B$56]" office:value-type="float" office:value="43.1411047343384" calcext:value-type="float">
            <text:p>43,141</text:p>
          </table:table-cell>
          <table:table-cell table:style-name="ce7" table:formula="of:=[.$B$5]*[.C$12]^2/(8*[.$A20])" office:value-type="float" office:value="7.61717260012715" calcext:value-type="float">
            <text:p>7,617</text:p>
          </table:table-cell>
          <table:table-cell table:style-name="ce6" table:formula="of:=1/[.$B$8]*(([.$B20]*SINH([.E$12]/(2*[.$B20]))) / ([.$E$4]*SINH([.E$12]/(2*[.$E$4]))) - 1 - 1/([.$B$7]*[.$B$4])*([.$A20] - [.$B$10])) + [.$B$56]" office:value-type="float" office:value="76.2822020138761" calcext:value-type="float">
            <text:p>76,282</text:p>
          </table:table-cell>
          <table:table-cell table:style-name="ce7" table:formula="of:=[.$B$5]*[.E$12]^2/(8*[.$A20])" office:value-type="float" office:value="21.158812778131" calcext:value-type="float">
            <text:p>21,159</text:p>
          </table:table-cell>
          <table:table-cell table:number-columns-repeated="4"/>
        </table:table-row>
        <table:table-row table:style-name="ro1">
          <table:table-cell table:formula="of:=[.A22]-50" office:value-type="float" office:value="3196" calcext:value-type="float">
            <text:p>3196</text:p>
          </table:table-cell>
          <table:table-cell table:formula="of:=[.A21]/[.$B$5]" office:value-type="float" office:value="1500.39904229848" calcext:value-type="float">
            <text:p>1500,40</text:p>
          </table:table-cell>
          <table:table-cell table:formula="of:=1/[.$B$8]*(([.$B21]*SINH([.C$12]/(2*[.$B21]))) / ([.$E$4]*SINH([.C$12]/(2*[.$E$4]))) - 1 - 1/([.$B$7]*[.$B$4])*([.$A21] - [.$B$10])) + [.$B$56]" office:value-type="float" office:value="39.8594530941906" calcext:value-type="float">
            <text:p>39,859</text:p>
          </table:table-cell>
          <table:table-cell table:style-name="ce7" table:formula="of:=[.$B$5]*[.C$12]^2/(8*[.$A21])" office:value-type="float" office:value="7.49800531914894" calcext:value-type="float">
            <text:p>7,498</text:p>
          </table:table-cell>
          <table:table-cell table:style-name="ce6" table:formula="of:=1/[.$B$8]*(([.$B21]*SINH([.E$12]/(2*[.$B21]))) / ([.$E$4]*SINH([.E$12]/(2*[.$E$4]))) - 1 - 1/([.$B$7]*[.$B$4])*([.$A21] - [.$B$10])) + [.$B$56]" office:value-type="float" office:value="68.1659019804131" calcext:value-type="float">
            <text:p>68,166</text:p>
          </table:table-cell>
          <table:table-cell table:style-name="ce7" table:formula="of:=[.$B$5]*[.E$12]^2/(8*[.$A21])" office:value-type="float" office:value="20.8277925531915" calcext:value-type="float">
            <text:p>20,828</text:p>
          </table:table-cell>
          <table:table-cell table:number-columns-repeated="4"/>
        </table:table-row>
        <table:table-row table:style-name="ro1">
          <table:table-cell table:formula="of:=[.A23]-50" office:value-type="float" office:value="3246" calcext:value-type="float">
            <text:p>3246</text:p>
          </table:table-cell>
          <table:table-cell table:formula="of:=[.A22]/[.$B$5]" office:value-type="float" office:value="1523.87211867987" calcext:value-type="float">
            <text:p>1523,87</text:p>
          </table:table-cell>
          <table:table-cell table:formula="of:=1/[.$B$8]*(([.$B22]*SINH([.C$12]/(2*[.$B22]))) / ([.$E$4]*SINH([.C$12]/(2*[.$E$4]))) - 1 - 1/([.$B$7]*[.$B$4])*([.$A22] - [.$B$10])) + [.$B$56]" office:value-type="float" office:value="36.7026986089288" calcext:value-type="float">
            <text:p>36,703</text:p>
          </table:table-cell>
          <table:table-cell table:style-name="ce7" table:formula="of:=[.$B$5]*[.C$12]^2/(8*[.$A22])" office:value-type="float" office:value="7.38250924214418" calcext:value-type="float">
            <text:p>7,383</text:p>
          </table:table-cell>
          <table:table-cell table:style-name="ce6" table:formula="of:=1/[.$B$8]*(([.$B22]*SINH([.E$12]/(2*[.$B22]))) / ([.$E$4]*SINH([.E$12]/(2*[.$E$4]))) - 1 - 1/([.$B$7]*[.$B$4])*([.$A22] - [.$B$10])) + [.$B$56]" office:value-type="float" office:value="60.3967313713388" calcext:value-type="float">
            <text:p>60,397</text:p>
          </table:table-cell>
          <table:table-cell table:style-name="ce7" table:formula="of:=[.$B$5]*[.E$12]^2/(8*[.$A22])" office:value-type="float" office:value="20.5069701170672" calcext:value-type="float">
            <text:p>20,507</text:p>
          </table:table-cell>
          <table:table-cell table:number-columns-repeated="4"/>
        </table:table-row>
        <table:table-row table:style-name="ro1">
          <table:table-cell table:formula="of:=[.A24]-50" office:value-type="float" office:value="3296" calcext:value-type="float">
            <text:p>3296</text:p>
          </table:table-cell>
          <table:table-cell table:formula="of:=[.A23]/[.$B$5]" office:value-type="float" office:value="1547.34519506126" calcext:value-type="float">
            <text:p>1547,35</text:p>
          </table:table-cell>
          <table:table-cell table:formula="of:=1/[.$B$8]*(([.$B23]*SINH([.C$12]/(2*[.$B23]))) / ([.$E$4]*SINH([.C$12]/(2*[.$E$4]))) - 1 - 1/([.$B$7]*[.$B$4])*([.$A23] - [.$B$10])) + [.$B$56]" office:value-type="float" office:value="33.6633143732974" calcext:value-type="float">
            <text:p>33,663</text:p>
          </table:table-cell>
          <table:table-cell table:style-name="ce7" table:formula="of:=[.$B$5]*[.C$12]^2/(8*[.$A23])" office:value-type="float" office:value="7.27051729368932" calcext:value-type="float">
            <text:p>7,271</text:p>
          </table:table-cell>
          <table:table-cell table:style-name="ce6" table:formula="of:=1/[.$B$8]*(([.$B23]*SINH([.E$12]/(2*[.$B23]))) / ([.$E$4]*SINH([.E$12]/(2*[.$E$4]))) - 1 - 1/([.$B$7]*[.$B$4])*([.$A23] - [.$B$10])) + [.$B$56]" office:value-type="float" office:value="52.9537410092717" calcext:value-type="float">
            <text:p>52,954</text:p>
          </table:table-cell>
          <table:table-cell table:style-name="ce7" table:formula="of:=[.$B$5]*[.E$12]^2/(8*[.$A23])" office:value-type="float" office:value="20.1958813713592" calcext:value-type="float">
            <text:p>20,196</text:p>
          </table:table-cell>
          <table:table-cell table:formula="of:=1/[.$B$8]*(([.$B23]*SINH([.G$12]/(2*[.$B23]))) / ([.$E$4]*SINH([.G$12]/(2*[.$E$4]))) - 1 - 1/([.$B$7]*[.$B$4])*([.$A23] - [.$B$10])) + [.$B$56]" office:value-type="float" office:value="142.945405123508" calcext:value-type="float">
            <text:p>142,945</text:p>
          </table:table-cell>
          <table:table-cell table:style-name="ce7" table:formula="of:=[.$B$5]*[.G$12]^2/(8*[.$A23])" office:value-type="float" office:value="80.7835254854369" calcext:value-type="float">
            <text:p>80,784</text:p>
          </table:table-cell>
          <table:table-cell table:number-columns-repeated="2"/>
        </table:table-row>
        <table:table-row table:style-name="ro1">
          <table:table-cell table:formula="of:=[.A25]-50" office:value-type="float" office:value="3346" calcext:value-type="float">
            <text:p>3346</text:p>
          </table:table-cell>
          <table:table-cell table:formula="of:=[.A24]/[.$B$5]" office:value-type="float" office:value="1570.81827144266" calcext:value-type="float">
            <text:p>1570,82</text:p>
          </table:table-cell>
          <table:table-cell table:formula="of:=1/[.$B$8]*(([.$B24]*SINH([.C$12]/(2*[.$B24]))) / ([.$E$4]*SINH([.C$12]/(2*[.$E$4]))) - 1 - 1/([.$B$7]*[.$B$4])*([.$A24] - [.$B$10])) + [.$B$56]" office:value-type="float" office:value="30.7343321486913" calcext:value-type="float">
            <text:p>30,734</text:p>
          </table:table-cell>
          <table:table-cell table:style-name="ce7" table:formula="of:=[.$B$5]*[.C$12]^2/(8*[.$A24])" office:value-type="float" office:value="7.16187238493724" calcext:value-type="float">
            <text:p>7,162</text:p>
          </table:table-cell>
          <table:table-cell table:style-name="ce6" table:formula="of:=1/[.$B$8]*(([.$B24]*SINH([.E$12]/(2*[.$B24]))) / ([.$E$4]*SINH([.E$12]/(2*[.$E$4]))) - 1 - 1/([.$B$7]*[.$B$4])*([.$A24] - [.$B$10])) + [.$B$56]" office:value-type="float" office:value="45.8175391857462" calcext:value-type="float">
            <text:p>45,818</text:p>
          </table:table-cell>
          <table:table-cell table:style-name="ce7" table:formula="of:=[.$B$5]*[.E$12]^2/(8*[.$A24])" office:value-type="float" office:value="19.894089958159" calcext:value-type="float">
            <text:p>19,894</text:p>
          </table:table-cell>
          <table:table-cell table:formula="of:=1/[.$B$8]*(([.$B24]*SINH([.G$12]/(2*[.$B24]))) / ([.$E$4]*SINH([.G$12]/(2*[.$E$4]))) - 1 - 1/([.$B$7]*[.$B$4])*([.$A24] - [.$B$10])) + [.$B$56]" office:value-type="float" office:value="116.172231775146" calcext:value-type="float">
            <text:p>116,172</text:p>
          </table:table-cell>
          <table:table-cell table:style-name="ce7" table:formula="of:=[.$B$5]*[.G$12]^2/(8*[.$A24])" office:value-type="float" office:value="79.576359832636" calcext:value-type="float">
            <text:p>79,576</text:p>
          </table:table-cell>
          <table:table-cell table:number-columns-repeated="2"/>
        </table:table-row>
        <table:table-row table:style-name="ro1">
          <table:table-cell table:formula="of:=[.A26]-50" office:value-type="float" office:value="3396" calcext:value-type="float">
            <text:p>3396</text:p>
          </table:table-cell>
          <table:table-cell table:formula="of:=[.A25]/[.$B$5]" office:value-type="float" office:value="1594.29134782405" calcext:value-type="float">
            <text:p>1594,29</text:p>
          </table:table-cell>
          <table:table-cell table:formula="of:=1/[.$B$8]*(([.$B25]*SINH([.C$12]/(2*[.$B25]))) / ([.$E$4]*SINH([.C$12]/(2*[.$E$4]))) - 1 - 1/([.$B$7]*[.$B$4])*([.$A25] - [.$B$10])) + [.$B$56]" office:value-type="float" office:value="27.9092933259414" calcext:value-type="float">
            <text:p>27,909</text:p>
          </table:table-cell>
          <table:table-cell table:style-name="ce7" table:formula="of:=[.$B$5]*[.C$12]^2/(8*[.$A25])" office:value-type="float" office:value="7.05642667844523" calcext:value-type="float">
            <text:p>7,056</text:p>
          </table:table-cell>
          <table:table-cell table:style-name="ce6" table:formula="of:=1/[.$B$8]*(([.$B25]*SINH([.E$12]/(2*[.$B25]))) / ([.$E$4]*SINH([.E$12]/(2*[.$E$4]))) - 1 - 1/([.$B$7]*[.$B$4])*([.$A25] - [.$B$10])) + [.$B$56]" office:value-type="float" office:value="38.9701546968608" calcext:value-type="float">
            <text:p>38,970</text:p>
          </table:table-cell>
          <table:table-cell table:style-name="ce7" table:formula="of:=[.$B$5]*[.E$12]^2/(8*[.$A25])" office:value-type="float" office:value="19.6011852179034" calcext:value-type="float">
            <text:p>19,601</text:p>
          </table:table-cell>
          <table:table-cell table:formula="of:=1/[.$B$8]*(([.$B25]*SINH([.G$12]/(2*[.$B25]))) / ([.$E$4]*SINH([.G$12]/(2*[.$E$4]))) - 1 - 1/([.$B$7]*[.$B$4])*([.$A25] - [.$B$10])) + [.$B$56]" office:value-type="float" office:value="90.5559260542042" calcext:value-type="float">
            <text:p>90,556</text:p>
          </table:table-cell>
          <table:table-cell table:style-name="ce7" table:formula="of:=[.$B$5]*[.G$12]^2/(8*[.$A25])" office:value-type="float" office:value="78.4047408716137" calcext:value-type="float">
            <text:p>78,405</text:p>
          </table:table-cell>
          <table:table-cell table:number-columns-repeated="2"/>
        </table:table-row>
        <table:table-row table:style-name="ro1">
          <table:table-cell table:formula="of:=[.A27]-50" office:value-type="float" office:value="3446" calcext:value-type="float">
            <text:p>3446</text:p>
          </table:table-cell>
          <table:table-cell table:formula="of:=[.A26]/[.$B$5]" office:value-type="float" office:value="1617.76442420544" calcext:value-type="float">
            <text:p>1617,76</text:p>
          </table:table-cell>
          <table:table-cell table:formula="of:=1/[.$B$8]*(([.$B26]*SINH([.C$12]/(2*[.$B26]))) / ([.$E$4]*SINH([.C$12]/(2*[.$E$4]))) - 1 - 1/([.$B$7]*[.$B$4])*([.$A26] - [.$B$10])) + [.$B$56]" office:value-type="float" office:value="25.1822048379394" calcext:value-type="float">
            <text:p>25,182</text:p>
          </table:table-cell>
          <table:table-cell table:style-name="ce7" table:formula="of:=[.$B$5]*[.C$12]^2/(8*[.$A26])" office:value-type="float" office:value="6.95404091700522" calcext:value-type="float">
            <text:p>6,954</text:p>
          </table:table-cell>
          <table:table-cell table:style-name="ce6" table:formula="of:=1/[.$B$8]*(([.$B26]*SINH([.E$12]/(2*[.$B26]))) / ([.$E$4]*SINH([.E$12]/(2*[.$E$4]))) - 1 - 1/([.$B$7]*[.$B$4])*([.$A26] - [.$B$10])) + [.$B$56]" office:value-type="float" office:value="32.3949137331962" calcext:value-type="float">
            <text:p>32,395</text:p>
          </table:table-cell>
          <table:table-cell table:style-name="ce7" table:formula="of:=[.$B$5]*[.E$12]^2/(8*[.$A26])" office:value-type="float" office:value="19.3167803250145" calcext:value-type="float">
            <text:p>19,317</text:p>
          </table:table-cell>
          <table:table-cell table:formula="of:=1/[.$B$8]*(([.$B26]*SINH([.G$12]/(2*[.$B26]))) / ([.$E$4]*SINH([.G$12]/(2*[.$E$4]))) - 1 - 1/([.$B$7]*[.$B$4])*([.$A26] - [.$B$10])) + [.$B$56]" office:value-type="float" office:value="66.0292999926356" calcext:value-type="float">
            <text:p>66,029</text:p>
          </table:table-cell>
          <table:table-cell table:style-name="ce7" table:formula="of:=[.$B$5]*[.G$12]^2/(8*[.$A26])" office:value-type="float" office:value="77.267121300058" calcext:value-type="float">
            <text:p>77,267</text:p>
          </table:table-cell>
          <table:table-cell table:number-columns-repeated="2"/>
        </table:table-row>
        <table:table-row table:style-name="ro1">
          <table:table-cell table:formula="of:=[.A28]-50" office:value-type="float" office:value="3496" calcext:value-type="float">
            <text:p>3496</text:p>
          </table:table-cell>
          <table:table-cell table:formula="of:=[.A27]/[.$B$5]" office:value-type="float" office:value="1641.23750058683" calcext:value-type="float">
            <text:p>1641,24</text:p>
          </table:table-cell>
          <table:table-cell table:formula="of:=1/[.$B$8]*(([.$B27]*SINH([.C$12]/(2*[.$B27]))) / ([.$E$4]*SINH([.C$12]/(2*[.$E$4]))) - 1 - 1/([.$B$7]*[.$B$4])*([.$A27] - [.$B$10])) + [.$B$56]" office:value-type="float" office:value="22.5474994591385" calcext:value-type="float">
            <text:p>22,547</text:p>
          </table:table-cell>
          <table:table-cell table:style-name="ce7" table:formula="of:=[.$B$5]*[.C$12]^2/(8*[.$A27])" office:value-type="float" office:value="6.85458381006865" calcext:value-type="float">
            <text:p>6,855</text:p>
          </table:table-cell>
          <table:table-cell table:style-name="ce6" table:formula="of:=1/[.$B$8]*(([.$B27]*SINH([.E$12]/(2*[.$B27]))) / ([.$E$4]*SINH([.E$12]/(2*[.$E$4]))) - 1 - 1/([.$B$7]*[.$B$4])*([.$A27] - [.$B$10])) + [.$B$56]" office:value-type="float" office:value="26.0763290445398" calcext:value-type="float">
            <text:p>26,076</text:p>
          </table:table-cell>
          <table:table-cell table:style-name="ce7" table:formula="of:=[.$B$5]*[.E$12]^2/(8*[.$A27])" office:value-type="float" office:value="19.040510583524" calcext:value-type="float">
            <text:p>19,041</text:p>
          </table:table-cell>
          <table:table-cell table:formula="of:=1/[.$B$8]*(([.$B27]*SINH([.G$12]/(2*[.$B27]))) / ([.$E$4]*SINH([.G$12]/(2*[.$E$4]))) - 1 - 1/([.$B$7]*[.$B$4])*([.$A27] - [.$B$10])) + [.$B$56]" office:value-type="float" office:value="42.529980376602" calcext:value-type="float">
            <text:p>42,530</text:p>
          </table:table-cell>
          <table:table-cell table:style-name="ce7" table:formula="of:=[.$B$5]*[.G$12]^2/(8*[.$A27])" office:value-type="float" office:value="76.1620423340961" calcext:value-type="float">
            <text:p>76,162</text:p>
          </table:table-cell>
          <table:table-cell table:number-columns-repeated="2"/>
        </table:table-row>
        <table:table-row table:style-name="ro1">
          <table:table-cell table:style-name="ce1" table:formula="of:=[.B10]" office:value-type="float" office:value="3546" calcext:value-type="float">
            <text:p>3546</text:p>
          </table:table-cell>
          <table:table-cell table:formula="of:=[.A28]/[.$B$5]" office:value-type="float" office:value="1664.71057696822" calcext:value-type="float">
            <text:p>1664,71</text:p>
          </table:table-cell>
          <table:table-cell table:formula="of:=1/[.$B$8]*(([.$B28]*SINH([.C$12]/(2*[.$B28]))) / ([.$E$4]*SINH([.C$12]/(2*[.$E$4]))) - 1 - 1/([.$B$7]*[.$B$4])*([.$A28] - [.$B$10])) + [.$B$56]" office:value-type="float" office:value="20" calcext:value-type="float">
            <text:p>20,000</text:p>
          </table:table-cell>
          <table:table-cell table:style-name="ce7" table:formula="of:=[.$B$5]*[.C$12]^2/(8*[.$A28])" office:value-type="float" office:value="6.75793147208122" calcext:value-type="float">
            <text:p>6,758</text:p>
          </table:table-cell>
          <table:table-cell table:style-name="ce6" table:formula="of:=1/[.$B$8]*(([.$B28]*SINH([.E$12]/(2*[.$B28]))) / ([.$E$4]*SINH([.E$12]/(2*[.$E$4]))) - 1 - 1/([.$B$7]*[.$B$4])*([.$A28] - [.$B$10])) + [.$B$56]" office:value-type="float" office:value="20" calcext:value-type="float">
            <text:p>20,000</text:p>
          </table:table-cell>
          <table:table-cell table:style-name="ce7" table:formula="of:=[.$B$5]*[.E$12]^2/(8*[.$A28])" office:value-type="float" office:value="18.7720318668923" calcext:value-type="float">
            <text:p>18,772</text:p>
          </table:table-cell>
          <table:table-cell table:formula="of:=1/[.$B$8]*(([.$B28]*SINH([.G$12]/(2*[.$B28]))) / ([.$E$4]*SINH([.G$12]/(2*[.$E$4]))) - 1 - 1/([.$B$7]*[.$B$4])*([.$A28] - [.$B$10])) + [.$B$56]" office:value-type="float" office:value="20" calcext:value-type="float">
            <text:p>20,000</text:p>
          </table:table-cell>
          <table:table-cell table:style-name="ce7" table:formula="of:=[.$B$5]*[.G$12]^2/(8*[.$A28])" office:value-type="float" office:value="75.0881274675691" calcext:value-type="float">
            <text:p>75,088</text:p>
          </table:table-cell>
          <table:table-cell table:number-columns-repeated="2"/>
        </table:table-row>
        <table:table-row table:style-name="ro1">
          <table:table-cell table:formula="of:=[.A28]+70" office:value-type="float" office:value="3616" calcext:value-type="float">
            <text:p>3616</text:p>
          </table:table-cell>
          <table:table-cell table:formula="of:=[.A29]/[.$B$5]" office:value-type="float" office:value="1697.57288390216" calcext:value-type="float">
            <text:p>1697,57</text:p>
          </table:table-cell>
          <table:table-cell table:formula="of:=1/[.$B$8]*(([.$B29]*SINH([.C$12]/(2*[.$B29]))) / ([.$E$4]*SINH([.C$12]/(2*[.$E$4]))) - 1 - 1/([.$B$7]*[.$B$4])*([.$A29] - [.$B$10])) + [.$B$56]" office:value-type="float" office:value="16.5708935401221" calcext:value-type="float">
            <text:p>16,571</text:p>
          </table:table-cell>
          <table:table-cell table:style-name="ce7" table:formula="of:=[.$B$5]*[.C$12]^2/(8*[.$A29])" office:value-type="float" office:value="6.62710868362832" calcext:value-type="float">
            <text:p>6,627</text:p>
          </table:table-cell>
          <table:table-cell table:style-name="ce6" table:formula="of:=1/[.$B$8]*(([.$B29]*SINH([.E$12]/(2*[.$B29]))) / ([.$E$4]*SINH([.E$12]/(2*[.$E$4]))) - 1 - 1/([.$B$7]*[.$B$4])*([.$A29] - [.$B$10])) + [.$B$56]" office:value-type="float" office:value="11.8747830019061" calcext:value-type="float">
            <text:p>11,875</text:p>
          </table:table-cell>
          <table:table-cell table:style-name="ce7" table:formula="of:=[.$B$5]*[.E$12]^2/(8*[.$A29])" office:value-type="float" office:value="18.4086352323009" calcext:value-type="float">
            <text:p>18,409</text:p>
          </table:table-cell>
          <table:table-cell table:formula="of:=1/[.$B$8]*(([.$B29]*SINH([.G$12]/(2*[.$B29]))) / ([.$E$4]*SINH([.G$12]/(2*[.$E$4]))) - 1 - 1/([.$B$7]*[.$B$4])*([.$A29] - [.$B$10])) + [.$B$56]" office:value-type="float" office:value="-10.0154529614001" calcext:value-type="float">
            <text:p>-10,015</text:p>
          </table:table-cell>
          <table:table-cell table:style-name="ce7" table:formula="of:=[.$B$5]*[.G$12]^2/(8*[.$A29])" office:value-type="float" office:value="73.6345409292035" calcext:value-type="float">
            <text:p>73,635</text:p>
          </table:table-cell>
          <table:table-cell table:number-columns-repeated="2"/>
        </table:table-row>
        <table:table-row table:style-name="ro1">
          <table:table-cell table:formula="of:=[.A29]+70" office:value-type="float" office:value="3686" calcext:value-type="float">
            <text:p>3686</text:p>
          </table:table-cell>
          <table:table-cell table:formula="of:=[.A30]/[.$B$5]" office:value-type="float" office:value="1730.43519083611" calcext:value-type="float">
            <text:p>1730,44</text:p>
          </table:table-cell>
          <table:table-cell table:formula="of:=1/[.$B$8]*(([.$B30]*SINH([.C$12]/(2*[.$B30]))) / ([.$E$4]*SINH([.C$12]/(2*[.$E$4]))) - 1 - 1/([.$B$7]*[.$B$4])*([.$A30] - [.$B$10])) + [.$B$56]" office:value-type="float" office:value="13.2911552299241" calcext:value-type="float">
            <text:p>13,291</text:p>
          </table:table-cell>
          <table:table-cell table:style-name="ce7" table:formula="of:=[.$B$5]*[.C$12]^2/(8*[.$A30])" office:value-type="float" office:value="6.50125474769398" calcext:value-type="float">
            <text:p>6,501</text:p>
          </table:table-cell>
          <table:table-cell table:style-name="ce6" table:formula="of:=1/[.$B$8]*(([.$B30]*SINH([.E$12]/(2*[.$B30]))) / ([.$E$4]*SINH([.E$12]/(2*[.$E$4]))) - 1 - 1/([.$B$7]*[.$B$4])*([.$A30] - [.$B$10])) + [.$B$56]" office:value-type="float" office:value="4.16443999754864" calcext:value-type="float">
            <text:p>4,164</text:p>
          </table:table-cell>
          <table:table-cell table:style-name="ce7" table:formula="of:=[.$B$5]*[.E$12]^2/(8*[.$A30])" office:value-type="float" office:value="18.0590409658166" calcext:value-type="float">
            <text:p>18,059</text:p>
          </table:table-cell>
          <table:table-cell table:formula="of:=1/[.$B$8]*(([.$B30]*SINH([.G$12]/(2*[.$B30]))) / ([.$E$4]*SINH([.G$12]/(2*[.$E$4]))) - 1 - 1/([.$B$7]*[.$B$4])*([.$A30] - [.$B$10])) + [.$B$56]" office:value-type="float" office:value="-38.3721097531476" calcext:value-type="float">
            <text:p>-38,372</text:p>
          </table:table-cell>
          <table:table-cell table:style-name="ce7" table:formula="of:=[.$B$5]*[.G$12]^2/(8*[.$A30])" office:value-type="float" office:value="72.2361638632664" calcext:value-type="float">
            <text:p>72,236</text:p>
          </table:table-cell>
          <table:table-cell table:number-columns-repeated="2"/>
        </table:table-row>
        <table:table-row table:style-name="ro1">
          <table:table-cell table:formula="of:=[.A30]+70" office:value-type="float" office:value="3756" calcext:value-type="float">
            <text:p>3756</text:p>
          </table:table-cell>
          <table:table-cell table:formula="of:=[.A31]/[.$B$5]" office:value-type="float" office:value="1763.29749777006" calcext:value-type="float">
            <text:p>1763,30</text:p>
          </table:table-cell>
          <table:table-cell table:formula="of:=1/[.$B$8]*(([.$B31]*SINH([.C$12]/(2*[.$B31]))) / ([.$E$4]*SINH([.C$12]/(2*[.$E$4]))) - 1 - 1/([.$B$7]*[.$B$4])*([.$A31] - [.$B$10])) + [.$B$56]" office:value-type="float" office:value="10.149747715977" calcext:value-type="float">
            <text:p>10,150</text:p>
          </table:table-cell>
          <table:table-cell table:style-name="ce7" table:formula="of:=[.$B$5]*[.C$12]^2/(8*[.$A31])" office:value-type="float" office:value="6.38009185303514" calcext:value-type="float">
            <text:p>6,380</text:p>
          </table:table-cell>
          <table:table-cell table:style-name="ce6" table:formula="of:=1/[.$B$8]*(([.$B31]*SINH([.E$12]/(2*[.$B31]))) / ([.$E$4]*SINH([.E$12]/(2*[.$E$4]))) - 1 - 1/([.$B$7]*[.$B$4])*([.$A31] - [.$B$10])) + [.$B$56]" office:value-type="float" office:value="-3.16171897327714" calcext:value-type="float">
            <text:p>-3,162</text:p>
          </table:table-cell>
          <table:table-cell table:style-name="ce7" table:formula="of:=[.$B$5]*[.E$12]^2/(8*[.$A31])" office:value-type="float" office:value="17.7224773695421" calcext:value-type="float">
            <text:p>17,722</text:p>
          </table:table-cell>
          <table:table-cell table:formula="of:=1/[.$B$8]*(([.$B31]*SINH([.G$12]/(2*[.$B31]))) / ([.$E$4]*SINH([.G$12]/(2*[.$E$4]))) - 1 - 1/([.$B$7]*[.$B$4])*([.$A31] - [.$B$10])) + [.$B$56]" office:value-type="float" office:value="-65.1933014230604" calcext:value-type="float">
            <text:p>-65,193</text:p>
          </table:table-cell>
          <table:table-cell table:style-name="ce7" table:formula="of:=[.$B$5]*[.G$12]^2/(8*[.$A31])" office:value-type="float" office:value="70.8899094781683" calcext:value-type="float">
            <text:p>70,890</text:p>
          </table:table-cell>
          <table:table-cell table:number-columns-repeated="2"/>
        </table:table-row>
        <table:table-row table:style-name="ro1">
          <table:table-cell table:formula="of:=[.A31]+70" office:value-type="float" office:value="3826" calcext:value-type="float">
            <text:p>3826</text:p>
          </table:table-cell>
          <table:table-cell table:formula="of:=[.A32]/[.$B$5]" office:value-type="float" office:value="1796.159804704" calcext:value-type="float">
            <text:p>1796,16</text:p>
          </table:table-cell>
          <table:table-cell table:formula="of:=1/[.$B$8]*(([.$B32]*SINH([.C$12]/(2*[.$B32]))) / ([.$E$4]*SINH([.C$12]/(2*[.$E$4]))) - 1 - 1/([.$B$7]*[.$B$4])*([.$A32] - [.$B$10])) + [.$B$56]" office:value-type="float" office:value="7.13663472690884" calcext:value-type="float">
            <text:p>7,137</text:p>
          </table:table-cell>
          <table:table-cell table:style-name="ce7" table:formula="of:=[.$B$5]*[.C$12]^2/(8*[.$A32])" office:value-type="float" office:value="6.26336251960272" calcext:value-type="float">
            <text:p>6,263</text:p>
          </table:table-cell>
          <table:table-cell table:style-name="ce6" table:formula="of:=1/[.$B$8]*(([.$B32]*SINH([.E$12]/(2*[.$B32]))) / ([.$E$4]*SINH([.E$12]/(2*[.$E$4]))) - 1 - 1/([.$B$7]*[.$B$4])*([.$A32] - [.$B$10])) + [.$B$56]" office:value-type="float" office:value="-10.1315967710186" calcext:value-type="float">
            <text:p>-10,132</text:p>
          </table:table-cell>
          <table:table-cell table:style-name="ce7" table:formula="of:=[.$B$5]*[.E$12]^2/(8*[.$A32])" office:value-type="float" office:value="17.3982292211187" calcext:value-type="float">
            <text:p>17,398</text:p>
          </table:table-cell>
          <table:table-cell table:formula="of:=1/[.$B$8]*(([.$B32]*SINH([.G$12]/(2*[.$B32]))) / ([.$E$4]*SINH([.G$12]/(2*[.$E$4]))) - 1 - 1/([.$B$7]*[.$B$4])*([.$A32] - [.$B$10])) + [.$B$56]" office:value-type="float" office:value="-90.5910927304812" calcext:value-type="float">
            <text:p>-90,591</text:p>
          </table:table-cell>
          <table:table-cell table:style-name="ce7" table:formula="of:=[.$B$5]*[.G$12]^2/(8*[.$A32])" office:value-type="float" office:value="69.5929168844747" calcext:value-type="float">
            <text:p>69,593</text:p>
          </table:table-cell>
          <table:table-cell table:number-columns-repeated="2"/>
        </table:table-row>
        <table:table-row table:style-name="ro1">
          <table:table-cell table:formula="of:=[.A32]+70" office:value-type="float" office:value="3896" calcext:value-type="float">
            <text:p>3896</text:p>
          </table:table-cell>
          <table:table-cell table:formula="of:=[.A33]/[.$B$5]" office:value-type="float" office:value="1829.02211163795" calcext:value-type="float">
            <text:p>1829,02</text:p>
          </table:table-cell>
          <table:table-cell table:formula="of:=1/[.$B$8]*(([.$B33]*SINH([.C$12]/(2*[.$B33]))) / ([.$E$4]*SINH([.C$12]/(2*[.$E$4]))) - 1 - 1/([.$B$7]*[.$B$4])*([.$A33] - [.$B$10])) + [.$B$56]" office:value-type="float" office:value="4.24267404868176" calcext:value-type="float">
            <text:p>4,243</text:p>
          </table:table-cell>
          <table:table-cell table:style-name="ce7" table:formula="of:=[.$B$5]*[.C$12]^2/(8*[.$A33])" office:value-type="float" office:value="6.15082777207392" calcext:value-type="float">
            <text:p>6,151</text:p>
          </table:table-cell>
          <table:table-cell table:style-name="ce6" table:formula="of:=1/[.$B$8]*(([.$B33]*SINH([.E$12]/(2*[.$B33]))) / ([.$E$4]*SINH([.E$12]/(2*[.$E$4]))) - 1 - 1/([.$B$7]*[.$B$4])*([.$A33] - [.$B$10])) + [.$B$56]" office:value-type="float" office:value="-16.7706075518123" calcext:value-type="float">
            <text:p>-16,771</text:p>
          </table:table-cell>
          <table:table-cell table:style-name="ce7" table:formula="of:=[.$B$5]*[.E$12]^2/(8*[.$A33])" office:value-type="float" office:value="17.0856327002053" calcext:value-type="float">
            <text:p>17,086</text:p>
          </table:table-cell>
          <table:table-cell table:number-columns-repeated="4"/>
        </table:table-row>
        <table:table-row table:style-name="ro1">
          <table:table-cell table:formula="of:=[.A33]+70" office:value-type="float" office:value="3966" calcext:value-type="float">
            <text:p>3966</text:p>
          </table:table-cell>
          <table:table-cell table:formula="of:=[.A34]/[.$B$5]" office:value-type="float" office:value="1861.8844185719" calcext:value-type="float">
            <text:p>1861,88</text:p>
          </table:table-cell>
          <table:table-cell table:formula="of:=1/[.$B$8]*(([.$B34]*SINH([.C$12]/(2*[.$B34]))) / ([.$E$4]*SINH([.C$12]/(2*[.$E$4]))) - 1 - 1/([.$B$7]*[.$B$4])*([.$A34] - [.$B$10])) + [.$B$56]" office:value-type="float" office:value="1.45952361601454" calcext:value-type="float">
            <text:p>1,460</text:p>
          </table:table-cell>
          <table:table-cell table:style-name="ce7" table:formula="of:=[.$B$5]*[.C$12]^2/(8*[.$A34])" office:value-type="float" office:value="6.04226550680787" calcext:value-type="float">
            <text:p>6,042</text:p>
          </table:table-cell>
          <table:table-cell table:style-name="ce6" table:formula="of:=1/[.$B$8]*(([.$B34]*SINH([.E$12]/(2*[.$B34]))) / ([.$E$4]*SINH([.E$12]/(2*[.$E$4]))) - 1 - 1/([.$B$7]*[.$B$4])*([.$A34] - [.$B$10])) + [.$B$56]" office:value-type="float" office:value="-23.1019385348439" calcext:value-type="float">
            <text:p>-23,102</text:p>
          </table:table-cell>
          <table:table-cell table:style-name="ce7" table:formula="of:=[.$B$5]*[.E$12]^2/(8*[.$A34])" office:value-type="float" office:value="16.7840708522441" calcext:value-type="float">
            <text:p>16,784</text:p>
          </table:table-cell>
          <table:table-cell table:number-columns-repeated="4"/>
        </table:table-row>
        <table:table-row table:style-name="ro1">
          <table:table-cell table:formula="of:=[.A34]+70" office:value-type="float" office:value="4036" calcext:value-type="float">
            <text:p>4036</text:p>
          </table:table-cell>
          <table:table-cell table:formula="of:=[.A35]/[.$B$5]" office:value-type="float" office:value="1894.74672550584" calcext:value-type="float">
            <text:p>1894,75</text:p>
          </table:table-cell>
          <table:table-cell table:formula="of:=1/[.$B$8]*(([.$B35]*SINH([.C$12]/(2*[.$B35]))) / ([.$E$4]*SINH([.C$12]/(2*[.$E$4]))) - 1 - 1/([.$B$7]*[.$B$4])*([.$A35] - [.$B$10])) + [.$B$56]" office:value-type="float" office:value="-1.22044108533274" calcext:value-type="float">
            <text:p>-1,220</text:p>
          </table:table-cell>
          <table:table-cell table:style-name="ce7" table:formula="of:=[.$B$5]*[.C$12]^2/(8*[.$A35])" office:value-type="float" office:value="5.93746902874133" calcext:value-type="float">
            <text:p>5,937</text:p>
          </table:table-cell>
          <table:table-cell table:style-name="ce6" table:formula="of:=1/[.$B$8]*(([.$B35]*SINH([.E$12]/(2*[.$B35]))) / ([.$E$4]*SINH([.E$12]/(2*[.$E$4]))) - 1 - 1/([.$B$7]*[.$B$4])*([.$A35] - [.$B$10])) + [.$B$56]" office:value-type="float" office:value="-29.1467801930611" calcext:value-type="float">
            <text:p>-29,147</text:p>
          </table:table-cell>
          <table:table-cell table:style-name="ce7" table:formula="of:=[.$B$5]*[.E$12]^2/(8*[.$A35])" office:value-type="float" office:value="16.4929695242815" calcext:value-type="float">
            <text:p>16,493</text:p>
          </table:table-cell>
          <table:table-cell table:number-columns-repeated="4"/>
        </table:table-row>
        <table:table-row table:style-name="ro1">
          <table:table-cell table:formula="of:=[.A35]+70" office:value-type="float" office:value="4106" calcext:value-type="float">
            <text:p>4106</text:p>
          </table:table-cell>
          <table:table-cell table:formula="of:=[.A36]/[.$B$5]" office:value-type="float" office:value="1927.60903243979" calcext:value-type="float">
            <text:p>1927,61</text:p>
          </table:table-cell>
          <table:table-cell table:formula="of:=1/[.$B$8]*(([.$B36]*SINH([.C$12]/(2*[.$B36]))) / ([.$E$4]*SINH([.C$12]/(2*[.$E$4]))) - 1 - 1/([.$B$7]*[.$B$4])*([.$A36] - [.$B$10])) + [.$B$56]" office:value-type="float" office:value="-3.80419983658019" calcext:value-type="float">
            <text:p>-3,804</text:p>
          </table:table-cell>
          <table:table-cell table:style-name="ce7" table:formula="of:=[.$B$5]*[.C$12]^2/(8*[.$A36])" office:value-type="float" office:value="5.83624573794447" calcext:value-type="float">
            <text:p>5,836</text:p>
          </table:table-cell>
          <table:table-cell table:style-name="ce6" table:formula="of:=1/[.$B$8]*(([.$B36]*SINH([.E$12]/(2*[.$B36]))) / ([.$E$4]*SINH([.E$12]/(2*[.$E$4]))) - 1 - 1/([.$B$7]*[.$B$4])*([.$A36] - [.$B$10])) + [.$B$56]" office:value-type="float" office:value="-34.9245291475817" calcext:value-type="float">
            <text:p>-34,925</text:p>
          </table:table-cell>
          <table:table-cell table:style-name="ce7" table:formula="of:=[.$B$5]*[.E$12]^2/(8*[.$A36])" office:value-type="float" office:value="16.2117937165124" calcext:value-type="float">
            <text:p>16,212</text:p>
          </table:table-cell>
          <table:table-cell table:number-columns-repeated="4"/>
        </table:table-row>
        <table:table-row table:style-name="ro1">
          <table:table-cell table:formula="of:=[.A36]+70" office:value-type="float" office:value="4176" calcext:value-type="float">
            <text:p>4176</text:p>
          </table:table-cell>
          <table:table-cell table:formula="of:=[.A37]/[.$B$5]" office:value-type="float" office:value="1960.47133937374" calcext:value-type="float">
            <text:p>1960,47</text:p>
          </table:table-cell>
          <table:table-cell table:formula="of:=1/[.$B$8]*(([.$B37]*SINH([.C$12]/(2*[.$B37]))) / ([.$E$4]*SINH([.C$12]/(2*[.$E$4]))) - 1 - 1/([.$B$7]*[.$B$4])*([.$A37] - [.$B$10])) + [.$B$56]" office:value-type="float" office:value="-6.29815202523865" calcext:value-type="float">
            <text:p>-6,298</text:p>
          </table:table-cell>
          <table:table-cell table:style-name="ce7" table:formula="of:=[.$B$5]*[.C$12]^2/(8*[.$A37])" office:value-type="float" office:value="5.73841594827586" calcext:value-type="float">
            <text:p>5,738</text:p>
          </table:table-cell>
          <table:table-cell table:style-name="ce6" table:formula="of:=1/[.$B$8]*(([.$B37]*SINH([.E$12]/(2*[.$B37]))) / ([.$E$4]*SINH([.E$12]/(2*[.$E$4]))) - 1 - 1/([.$B$7]*[.$B$4])*([.$A37] - [.$B$10])) + [.$B$56]" office:value-type="float" office:value="-40.452967404194" calcext:value-type="float">
            <text:p>-40,453</text:p>
          </table:table-cell>
          <table:table-cell table:style-name="ce7" table:formula="of:=[.$B$5]*[.E$12]^2/(8*[.$A37])" office:value-type="float" office:value="15.9400443007663" calcext:value-type="float">
            <text:p>15,940</text:p>
          </table:table-cell>
          <table:table-cell table:number-columns-repeated="4"/>
        </table:table-row>
        <table:table-row table:style-name="ro1">
          <table:table-cell table:formula="of:=[.A37]+70" office:value-type="float" office:value="4246" calcext:value-type="float">
            <text:p>4246</text:p>
          </table:table-cell>
          <table:table-cell table:formula="of:=[.A38]/[.$B$5]" office:value-type="float" office:value="1993.33364630769" calcext:value-type="float">
            <text:p>1993,33</text:p>
          </table:table-cell>
          <table:table-cell table:formula="of:=1/[.$B$8]*(([.$B38]*SINH([.C$12]/(2*[.$B38]))) / ([.$E$4]*SINH([.C$12]/(2*[.$E$4]))) - 1 - 1/([.$B$7]*[.$B$4])*([.$A38] - [.$B$10])) + [.$B$56]" office:value-type="float" office:value="-8.7081736158643" calcext:value-type="float">
            <text:p>-8,708</text:p>
          </table:table-cell>
          <table:table-cell table:style-name="ce7" table:formula="of:=[.$B$5]*[.C$12]^2/(8*[.$A38])" office:value-type="float" office:value="5.64381182289213" calcext:value-type="float">
            <text:p>5,644</text:p>
          </table:table-cell>
          <table:table-cell table:style-name="ce6" table:formula="of:=1/[.$B$8]*(([.$B38]*SINH([.E$12]/(2*[.$B38]))) / ([.$E$4]*SINH([.E$12]/(2*[.$E$4]))) - 1 - 1/([.$B$7]*[.$B$4])*([.$A38] - [.$B$10])) + [.$B$56]" office:value-type="float" office:value="-45.7484210338921" calcext:value-type="float">
            <text:p>-45,748</text:p>
          </table:table-cell>
          <table:table-cell table:style-name="ce7" table:formula="of:=[.$B$5]*[.E$12]^2/(8*[.$A38])" office:value-type="float" office:value="15.6772550635893" calcext:value-type="float">
            <text:p>15,677</text:p>
          </table:table-cell>
          <table:table-cell table:number-columns-repeated="4"/>
        </table:table-row>
        <table:table-row table:style-name="ro1">
          <table:table-cell table:formula="of:=[.A38]+70" office:value-type="float" office:value="4316" calcext:value-type="float">
            <text:p>4316</text:p>
          </table:table-cell>
          <table:table-cell table:formula="of:=[.A39]/[.$B$5]" office:value-type="float" office:value="2026.19595324163" calcext:value-type="float">
            <text:p>2026,20</text:p>
          </table:table-cell>
          <table:table-cell table:formula="of:=1/[.$B$8]*(([.$B39]*SINH([.C$12]/(2*[.$B39]))) / ([.$E$4]*SINH([.C$12]/(2*[.$E$4]))) - 1 - 1/([.$B$7]*[.$B$4])*([.$A39] - [.$B$10])) + [.$B$56]" office:value-type="float" office:value="-11.0396677012489" calcext:value-type="float">
            <text:p>-11,040</text:p>
          </table:table-cell>
          <table:table-cell table:style-name="ce7" table:formula="of:=[.$B$5]*[.C$12]^2/(8*[.$A39])" office:value-type="float" office:value="5.55227641334569" calcext:value-type="float">
            <text:p>5,552</text:p>
          </table:table-cell>
          <table:table-cell table:style-name="ce6" table:formula="of:=1/[.$B$8]*(([.$B39]*SINH([.E$12]/(2*[.$B39]))) / ([.$E$4]*SINH([.E$12]/(2*[.$E$4]))) - 1 - 1/([.$B$7]*[.$B$4])*([.$A39] - [.$B$10])) + [.$B$56]" office:value-type="float" office:value="-50.8259009486224" calcext:value-type="float">
            <text:p>-50,826</text:p>
          </table:table-cell>
          <table:table-cell table:style-name="ce7" table:formula="of:=[.$B$5]*[.E$12]^2/(8*[.$A39])" office:value-type="float" office:value="15.4229900370714" calcext:value-type="float">
            <text:p>15,423</text:p>
          </table:table-cell>
          <table:table-cell table:number-columns-repeated="4"/>
        </table:table-row>
        <table:table-row table:style-name="ro1">
          <table:table-cell table:formula="of:=[.A39]+70" office:value-type="float" office:value="4386" calcext:value-type="float">
            <text:p>4386</text:p>
          </table:table-cell>
          <table:table-cell table:formula="of:=[.A40]/[.$B$5]" office:value-type="float" office:value="2059.05826017558" calcext:value-type="float">
            <text:p>2059,06</text:p>
          </table:table-cell>
          <table:table-cell table:formula="of:=1/[.$B$8]*(([.$B40]*SINH([.C$12]/(2*[.$B40]))) / ([.$E$4]*SINH([.C$12]/(2*[.$E$4]))) - 1 - 1/([.$B$7]*[.$B$4])*([.$A40] - [.$B$10])) + [.$B$56]" office:value-type="float" office:value="-13.2976094475333" calcext:value-type="float">
            <text:p>-13,298</text:p>
          </table:table-cell>
          <table:table-cell table:style-name="ce7" table:formula="of:=[.$B$5]*[.C$12]^2/(8*[.$A40])" office:value-type="float" office:value="5.46366279069768" calcext:value-type="float">
            <text:p>5,464</text:p>
          </table:table-cell>
          <table:table-cell table:style-name="ce6" table:formula="of:=1/[.$B$8]*(([.$B40]*SINH([.E$12]/(2*[.$B40]))) / ([.$E$4]*SINH([.E$12]/(2*[.$E$4]))) - 1 - 1/([.$B$7]*[.$B$4])*([.$A40] - [.$B$10])) + [.$B$56]" office:value-type="float" office:value="-55.699228045244" calcext:value-type="float">
            <text:p>-55,699</text:p>
          </table:table-cell>
          <table:table-cell table:style-name="ce7" table:formula="of:=[.$B$5]*[.E$12]^2/(8*[.$A40])" office:value-type="float" office:value="15.1768410852713" calcext:value-type="float">
            <text:p>15,177</text:p>
          </table:table-cell>
          <table:table-cell table:number-columns-repeated="4"/>
        </table:table-row>
        <table:table-row table:style-name="ro1">
          <table:table-cell table:formula="of:=[.A40]+70" office:value-type="float" office:value="4456" calcext:value-type="float">
            <text:p>4456</text:p>
          </table:table-cell>
          <table:table-cell table:formula="of:=[.A41]/[.$B$5]" office:value-type="float" office:value="2091.92056710953" calcext:value-type="float">
            <text:p>2091,92</text:p>
          </table:table-cell>
          <table:table-cell table:formula="of:=1/[.$B$8]*(([.$B41]*SINH([.C$12]/(2*[.$B41]))) / ([.$E$4]*SINH([.C$12]/(2*[.$E$4]))) - 1 - 1/([.$B$7]*[.$B$4])*([.$A41] - [.$B$10])) + [.$B$56]" office:value-type="float" office:value="-15.4865861329843" calcext:value-type="float">
            <text:p>-15,487</text:p>
          </table:table-cell>
          <table:table-cell table:style-name="ce7" table:formula="of:=[.$B$5]*[.C$12]^2/(8*[.$A41])" office:value-type="float" office:value="5.37783325852783" calcext:value-type="float">
            <text:p>5,378</text:p>
          </table:table-cell>
          <table:table-cell table:style-name="ce6" table:formula="of:=1/[.$B$8]*(([.$B41]*SINH([.E$12]/(2*[.$B41]))) / ([.$E$4]*SINH([.E$12]/(2*[.$E$4]))) - 1 - 1/([.$B$7]*[.$B$4])*([.$A41] - [.$B$10])) + [.$B$56]" office:value-type="float" office:value="-60.3811446705774" calcext:value-type="float">
            <text:p>-60,381</text:p>
          </table:table-cell>
          <table:table-cell table:style-name="ce7" table:formula="of:=[.$B$5]*[.E$12]^2/(8*[.$A41])" office:value-type="float" office:value="14.9384257181329" calcext:value-type="float">
            <text:p>14,938</text:p>
          </table:table-cell>
          <table:table-cell table:number-columns-repeated="4"/>
        </table:table-row>
        <table:table-row table:style-name="ro1">
          <table:table-cell table:formula="of:=[.A41]+70" office:value-type="float" office:value="4526" calcext:value-type="float">
            <text:p>4526</text:p>
          </table:table-cell>
          <table:table-cell table:formula="of:=[.A42]/[.$B$5]" office:value-type="float" office:value="2124.78287404347" calcext:value-type="float">
            <text:p>2124,78</text:p>
          </table:table-cell>
          <table:table-cell table:formula="of:=1/[.$B$8]*(([.$B42]*SINH([.C$12]/(2*[.$B42]))) / ([.$E$4]*SINH([.C$12]/(2*[.$E$4]))) - 1 - 1/([.$B$7]*[.$B$4])*([.$A42] - [.$B$10])) + [.$B$56]" office:value-type="float" office:value="-17.6108328828174" calcext:value-type="float">
            <text:p>-17,611</text:p>
          </table:table-cell>
          <table:table-cell table:style-name="ce7" table:formula="of:=[.$B$5]*[.C$12]^2/(8*[.$A42])" office:value-type="float" office:value="5.29465863897481" calcext:value-type="float">
            <text:p>5,295</text:p>
          </table:table-cell>
          <table:table-cell table:style-name="ce6" table:formula="of:=1/[.$B$8]*(([.$B42]*SINH([.E$12]/(2*[.$B42]))) / ([.$E$4]*SINH([.E$12]/(2*[.$E$4]))) - 1 - 1/([.$B$7]*[.$B$4])*([.$A42] - [.$B$10])) + [.$B$56]" office:value-type="float" office:value="-64.8834140907208" calcext:value-type="float">
            <text:p>-64,883</text:p>
          </table:table-cell>
          <table:table-cell table:style-name="ce7" table:formula="of:=[.$B$5]*[.E$12]^2/(8*[.$A42])" office:value-type="float" office:value="14.7073851082634" calcext:value-type="float">
            <text:p>14,707</text:p>
          </table:table-cell>
          <table:table-cell table:number-columns-repeated="4"/>
        </table:table-row>
        <table:table-row table:style-name="ro1">
          <table:table-cell table:formula="of:=[.A42]+70" office:value-type="float" office:value="4596" calcext:value-type="float">
            <text:p>4596</text:p>
          </table:table-cell>
          <table:table-cell table:formula="of:=[.A43]/[.$B$5]" office:value-type="float" office:value="2157.64518097742" calcext:value-type="float">
            <text:p>2157,65</text:p>
          </table:table-cell>
          <table:table-cell table:formula="of:=1/[.$B$8]*(([.$B43]*SINH([.C$12]/(2*[.$B43]))) / ([.$E$4]*SINH([.C$12]/(2*[.$E$4]))) - 1 - 1/([.$B$7]*[.$B$4])*([.$A43] - [.$B$10])) + [.$B$56]" office:value-type="float" office:value="-19.6742646212961" calcext:value-type="float">
            <text:p>-19,674</text:p>
          </table:table-cell>
          <table:table-cell table:style-name="ce7" table:formula="of:=[.$B$5]*[.C$12]^2/(8*[.$A43])" office:value-type="float" office:value="5.21401762402089" calcext:value-type="float">
            <text:p>5,214</text:p>
          </table:table-cell>
          <table:table-cell table:style-name="ce6" table:formula="of:=1/[.$B$8]*(([.$B43]*SINH([.E$12]/(2*[.$B43]))) / ([.$E$4]*SINH([.E$12]/(2*[.$E$4]))) - 1 - 1/([.$B$7]*[.$B$4])*([.$A43] - [.$B$10])) + [.$B$56]" office:value-type="float" office:value="-69.216909417705" calcext:value-type="float">
            <text:p>-69,217</text:p>
          </table:table-cell>
          <table:table-cell table:style-name="ce7" table:formula="of:=[.$B$5]*[.E$12]^2/(8*[.$A43])" office:value-type="float" office:value="14.4833822889469" calcext:value-type="float">
            <text:p>14,483</text:p>
          </table:table-cell>
          <table:table-cell table:number-columns-repeated="4"/>
        </table:table-row>
        <table:table-row table:style-name="ro1">
          <table:table-cell table:formula="of:=[.A43]+70" office:value-type="float" office:value="4666" calcext:value-type="float">
            <text:p>4666</text:p>
          </table:table-cell>
          <table:table-cell table:formula="of:=[.A44]/[.$B$5]" office:value-type="float" office:value="2190.50748791137" calcext:value-type="float">
            <text:p>2190,51</text:p>
          </table:table-cell>
          <table:table-cell table:formula="of:=1/[.$B$8]*(([.$B44]*SINH([.C$12]/(2*[.$B44]))) / ([.$E$4]*SINH([.C$12]/(2*[.$E$4]))) - 1 - 1/([.$B$7]*[.$B$4])*([.$A44] - [.$B$10])) + [.$B$56]" office:value-type="float" office:value="-21.6805046915594" calcext:value-type="float">
            <text:p>-21,681</text:p>
          </table:table-cell>
          <table:table-cell table:style-name="ce7" table:formula="of:=[.$B$5]*[.C$12]^2/(8*[.$A44])" office:value-type="float" office:value="5.13579618516931" calcext:value-type="float">
            <text:p>5,136</text:p>
          </table:table-cell>
          <table:table-cell table:style-name="ce6" table:formula="of:=1/[.$B$8]*(([.$B44]*SINH([.E$12]/(2*[.$B44]))) / ([.$E$4]*SINH([.E$12]/(2*[.$E$4]))) - 1 - 1/([.$B$7]*[.$B$4])*([.$A44] - [.$B$10])) + [.$B$56]" office:value-type="float" office:value="-73.3916932518183" calcext:value-type="float">
            <text:p>-73,392</text:p>
          </table:table-cell>
          <table:table-cell table:style-name="ce7" table:formula="of:=[.$B$5]*[.E$12]^2/(8*[.$A44])" office:value-type="float" office:value="14.2661005143592" calcext:value-type="float">
            <text:p>14,266</text:p>
          </table:table-cell>
          <table:table-cell table:number-columns-repeated="4"/>
        </table:table-row>
        <table:table-row table:style-name="ro1">
          <table:table-cell table:formula="of:=[.A44]+70" office:value-type="float" office:value="4736" calcext:value-type="float">
            <text:p>4736</text:p>
          </table:table-cell>
          <table:table-cell table:formula="of:=[.A45]/[.$B$5]" office:value-type="float" office:value="2223.36979484531" calcext:value-type="float">
            <text:p>2223,37</text:p>
          </table:table-cell>
          <table:table-cell table:formula="of:=1/[.$B$8]*(([.$B45]*SINH([.C$12]/(2*[.$B45]))) / ([.$E$4]*SINH([.C$12]/(2*[.$E$4]))) - 1 - 1/([.$B$7]*[.$B$4])*([.$A45] - [.$B$10])) + [.$B$56]" office:value-type="float" office:value="-23.6329105347069" calcext:value-type="float">
            <text:p>-23,633</text:p>
          </table:table-cell>
          <table:table-cell table:style-name="ce7" table:formula="of:=[.$B$5]*[.C$12]^2/(8*[.$A45])" office:value-type="float" office:value="5.05988703547297" calcext:value-type="float">
            <text:p>5,060</text:p>
          </table:table-cell>
          <table:table-cell table:style-name="ce6" table:formula="of:=1/[.$B$8]*(([.$B45]*SINH([.E$12]/(2*[.$B45]))) / ([.$E$4]*SINH([.E$12]/(2*[.$E$4]))) - 1 - 1/([.$B$7]*[.$B$4])*([.$A45] - [.$B$10])) + [.$B$56]" office:value-type="float" office:value="-77.4170891313852" calcext:value-type="float">
            <text:p>-77,417</text:p>
          </table:table-cell>
          <table:table-cell table:style-name="ce7" table:formula="of:=[.$B$5]*[.E$12]^2/(8*[.$A45])" office:value-type="float" office:value="14.0552417652027" calcext:value-type="float">
            <text:p>14,055</text:p>
          </table:table-cell>
          <table:table-cell table:number-columns-repeated="4"/>
        </table:table-row>
        <table:table-row table:style-name="ro1">
          <table:table-cell table:formula="of:=[.A45]+70" office:value-type="float" office:value="4806" calcext:value-type="float">
            <text:p>4806</text:p>
          </table:table-cell>
          <table:table-cell table:formula="of:=[.A46]/[.$B$5]" office:value-type="float" office:value="2256.23210177926" calcext:value-type="float">
            <text:p>2256,23</text:p>
          </table:table-cell>
          <table:table-cell table:formula="of:=1/[.$B$8]*(([.$B46]*SINH([.C$12]/(2*[.$B46]))) / ([.$E$4]*SINH([.C$12]/(2*[.$E$4]))) - 1 - 1/([.$B$7]*[.$B$4])*([.$A46] - [.$B$10])) + [.$B$56]" office:value-type="float" office:value="-25.534596768486" calcext:value-type="float">
            <text:p>-25,535</text:p>
          </table:table-cell>
          <table:table-cell table:style-name="ce7" table:formula="of:=[.$B$5]*[.C$12]^2/(8*[.$A46])" office:value-type="float" office:value="4.98618913857678" calcext:value-type="float">
            <text:p>4,986</text:p>
          </table:table-cell>
          <table:table-cell table:style-name="ce6" table:formula="of:=1/[.$B$8]*(([.$B46]*SINH([.E$12]/(2*[.$B46]))) / ([.$E$4]*SINH([.E$12]/(2*[.$E$4]))) - 1 - 1/([.$B$7]*[.$B$4])*([.$A46] - [.$B$10])) + [.$B$56]" office:value-type="float" office:value="-81.3017457391735" calcext:value-type="float">
            <text:p>-81,302</text:p>
          </table:table-cell>
          <table:table-cell table:style-name="ce7" table:formula="of:=[.$B$5]*[.E$12]^2/(8*[.$A46])" office:value-type="float" office:value="13.8505253849355" calcext:value-type="float">
            <text:p>13,851</text:p>
          </table:table-cell>
          <table:table-cell table:number-columns-repeated="4"/>
        </table:table-row>
        <table:table-row table:style-name="ro1">
          <table:table-cell table:formula="of:=[.A46]+70" office:value-type="float" office:value="4876" calcext:value-type="float">
            <text:p>4876</text:p>
          </table:table-cell>
          <table:table-cell table:formula="of:=[.A47]/[.$B$5]" office:value-type="float" office:value="2289.09440871321" calcext:value-type="float">
            <text:p>2289,09</text:p>
          </table:table-cell>
          <table:table-cell table:formula="of:=1/[.$B$8]*(([.$B47]*SINH([.C$12]/(2*[.$B47]))) / ([.$E$4]*SINH([.C$12]/(2*[.$E$4]))) - 1 - 1/([.$B$7]*[.$B$4])*([.$A47] - [.$B$10])) + [.$B$56]" office:value-type="float" office:value="-27.3884559622893" calcext:value-type="float">
            <text:p>-27,388</text:p>
          </table:table-cell>
          <table:table-cell table:style-name="ce7" table:formula="of:=[.$B$5]*[.C$12]^2/(8*[.$A47])" office:value-type="float" office:value="4.91460726004922" calcext:value-type="float">
            <text:p>4,915</text:p>
          </table:table-cell>
          <table:table-cell table:style-name="ce6" table:formula="of:=1/[.$B$8]*(([.$B47]*SINH([.E$12]/(2*[.$B47]))) / ([.$E$4]*SINH([.E$12]/(2*[.$E$4]))) - 1 - 1/([.$B$7]*[.$B$4])*([.$A47] - [.$B$10])) + [.$B$56]" office:value-type="float" office:value="-85.0536946930652" calcext:value-type="float">
            <text:p>-85,054</text:p>
          </table:table-cell>
          <table:table-cell table:style-name="ce7" table:formula="of:=[.$B$5]*[.E$12]^2/(8*[.$A47])" office:value-type="float" office:value="13.6516868334701" calcext:value-type="float">
            <text:p>13,652</text:p>
          </table:table-cell>
          <table:table-cell table:number-columns-repeated="4"/>
        </table:table-row>
        <table:table-row table:style-name="ro1">
          <table:table-cell table:formula="of:=[.A47]+70" office:value-type="float" office:value="4946" calcext:value-type="float">
            <text:p>4946</text:p>
          </table:table-cell>
          <table:table-cell table:formula="of:=[.A48]/[.$B$5]" office:value-type="float" office:value="2321.95671564715" calcext:value-type="float">
            <text:p>2321,96</text:p>
          </table:table-cell>
          <table:table-cell table:formula="of:=1/[.$B$8]*(([.$B48]*SINH([.C$12]/(2*[.$B48]))) / ([.$E$4]*SINH([.C$12]/(2*[.$E$4]))) - 1 - 1/([.$B$7]*[.$B$4])*([.$A48] - [.$B$10])) + [.$B$56]" office:value-type="float" office:value="-29.19717736741" calcext:value-type="float">
            <text:p>-29,197</text:p>
          </table:table-cell>
          <table:table-cell table:style-name="ce7" table:formula="of:=[.$B$5]*[.C$12]^2/(8*[.$A48])" office:value-type="float" office:value="4.84505155681359" calcext:value-type="float">
            <text:p>4,845</text:p>
          </table:table-cell>
          <table:table-cell table:style-name="ce6" table:formula="of:=1/[.$B$8]*(([.$B48]*SINH([.E$12]/(2*[.$B48]))) / ([.$E$4]*SINH([.E$12]/(2*[.$E$4]))) - 1 - 1/([.$B$7]*[.$B$4])*([.$A48] - [.$B$10])) + [.$B$56]" office:value-type="float" office:value="-88.6804026432043" calcext:value-type="float">
            <text:p>-88,680</text:p>
          </table:table-cell>
          <table:table-cell table:style-name="ce7" table:formula="of:=[.$B$5]*[.E$12]^2/(8*[.$A48])" office:value-type="float" office:value="13.4584765467044" calcext:value-type="float">
            <text:p>13,458</text:p>
          </table:table-cell>
          <table:table-cell table:number-columns-repeated="4"/>
        </table:table-row>
        <table:table-row table:style-name="ro1">
          <table:table-cell table:formula="of:=[.A48]+70" office:value-type="float" office:value="5016" calcext:value-type="float">
            <text:p>5016</text:p>
          </table:table-cell>
          <table:table-cell table:formula="of:=[.A49]/[.$B$5]" office:value-type="float" office:value="2354.8190225811" calcext:value-type="float">
            <text:p>2354,82</text:p>
          </table:table-cell>
          <table:table-cell table:formula="of:=1/[.$B$8]*(([.$B49]*SINH([.C$12]/(2*[.$B49]))) / ([.$E$4]*SINH([.C$12]/(2*[.$E$4]))) - 1 - 1/([.$B$7]*[.$B$4])*([.$A49] - [.$B$10])) + [.$B$56]" office:value-type="float" office:value="-30.9632638296134" calcext:value-type="float">
            <text:p>-30,963</text:p>
          </table:table-cell>
          <table:table-cell table:style-name="ce7" table:formula="of:=[.$B$5]*[.C$12]^2/(8*[.$A49])" office:value-type="float" office:value="4.77743720095694" calcext:value-type="float">
            <text:p>4,777</text:p>
          </table:table-cell>
          <table:table-cell table:style-name="ce6" table:formula="of:=1/[.$B$8]*(([.$B49]*SINH([.E$12]/(2*[.$B49]))) / ([.$E$4]*SINH([.E$12]/(2*[.$E$4]))) - 1 - 1/([.$B$7]*[.$B$4])*([.$A49] - [.$B$10])) + [.$B$56]" office:value-type="float" office:value="-92.1888183080962" calcext:value-type="float">
            <text:p>-92,189</text:p>
          </table:table-cell>
          <table:table-cell table:style-name="ce7" table:formula="of:=[.$B$5]*[.E$12]^2/(8*[.$A49])" office:value-type="float" office:value="13.2706588915471" calcext:value-type="float">
            <text:p>13,271</text:p>
          </table:table-cell>
          <table:table-cell table:number-columns-repeated="4"/>
        </table:table-row>
        <table:table-row table:style-name="ro1">
          <table:table-cell table:formula="of:=[.A49]+70" office:value-type="float" office:value="5086" calcext:value-type="float">
            <text:p>5086</text:p>
          </table:table-cell>
          <table:table-cell table:formula="of:=[.A50]/[.$B$5]" office:value-type="float" office:value="2387.68132951505" calcext:value-type="float">
            <text:p>2387,68</text:p>
          </table:table-cell>
          <table:table-cell table:formula="of:=1/[.$B$8]*(([.$B50]*SINH([.C$12]/(2*[.$B50]))) / ([.$E$4]*SINH([.C$12]/(2*[.$E$4]))) - 1 - 1/([.$B$7]*[.$B$4])*([.$A50] - [.$B$10])) + [.$B$56]" office:value-type="float" office:value="-32.6890470827757" calcext:value-type="float">
            <text:p>-32,689</text:p>
          </table:table-cell>
          <table:table-cell table:style-name="ce7" table:formula="of:=[.$B$5]*[.C$12]^2/(8*[.$A50])" office:value-type="float" office:value="4.7116840346048" calcext:value-type="float">
            <text:p>4,712</text:p>
          </table:table-cell>
          <table:table-cell table:style-name="ce6" table:formula="of:=1/[.$B$8]*(([.$B50]*SINH([.E$12]/(2*[.$B50]))) / ([.$E$4]*SINH([.E$12]/(2*[.$E$4]))) - 1 - 1/([.$B$7]*[.$B$4])*([.$A50] - [.$B$10])) + [.$B$56]" office:value-type="float" office:value="-95.5854150038134" calcext:value-type="float">
            <text:p>-95,585</text:p>
          </table:table-cell>
          <table:table-cell table:style-name="ce7" table:formula="of:=[.$B$5]*[.E$12]^2/(8*[.$A50])" office:value-type="float" office:value="13.0880112072356" calcext:value-type="float">
            <text:p>13,088</text:p>
          </table:table-cell>
          <table:table-cell table:number-columns-repeated="4"/>
        </table:table-row>
        <table:table-row table:style-name="ro1">
          <table:table-cell table:formula="of:=[.A50]+70" office:value-type="float" office:value="5156" calcext:value-type="float">
            <text:p>5156</text:p>
          </table:table-cell>
          <table:table-cell table:formula="of:=[.A51]/[.$B$5]" office:value-type="float" office:value="2420.54363644899" calcext:value-type="float">
            <text:p>2420,54</text:p>
          </table:table-cell>
          <table:table-cell table:formula="of:=1/[.$B$8]*(([.$B51]*SINH([.C$12]/(2*[.$B51]))) / ([.$E$4]*SINH([.C$12]/(2*[.$E$4]))) - 1 - 1/([.$B$7]*[.$B$4])*([.$A51] - [.$B$10])) + [.$B$56]" office:value-type="float" office:value="-34.3767015981745" calcext:value-type="float">
            <text:p>-34,377</text:p>
          </table:table-cell>
          <table:table-cell table:style-name="ce7" table:formula="of:=[.$B$5]*[.C$12]^2/(8*[.$A51])" office:value-type="float" office:value="4.64771625290923" calcext:value-type="float">
            <text:p>4,648</text:p>
          </table:table-cell>
          <table:table-cell table:style-name="ce6" table:formula="of:=1/[.$B$8]*(([.$B51]*SINH([.E$12]/(2*[.$B51]))) / ([.$E$4]*SINH([.E$12]/(2*[.$E$4]))) - 1 - 1/([.$B$7]*[.$B$4])*([.$A51] - [.$B$10])) + [.$B$56]" office:value-type="float" office:value="-98.87622915335" calcext:value-type="float">
            <text:p>-98,876</text:p>
          </table:table-cell>
          <table:table-cell table:style-name="ce7" table:formula="of:=[.$B$5]*[.E$12]^2/(8*[.$A51])" office:value-type="float" office:value="12.9103229247479" calcext:value-type="float">
            <text:p>12,910</text:p>
          </table:table-cell>
          <table:table-cell table:number-columns-repeated="4"/>
        </table:table-row>
        <table:table-row table:style-name="ro1">
          <table:table-cell table:formula="of:=[.A51]+70" office:value-type="float" office:value="5226" calcext:value-type="float">
            <text:p>5226</text:p>
          </table:table-cell>
          <table:table-cell table:formula="of:=[.A52]/[.$B$5]" office:value-type="float" office:value="2453.40594338294" calcext:value-type="float">
            <text:p>2453,41</text:p>
          </table:table-cell>
          <table:table-cell table:formula="of:=1/[.$B$8]*(([.$B52]*SINH([.C$12]/(2*[.$B52]))) / ([.$E$4]*SINH([.C$12]/(2*[.$E$4]))) - 1 - 1/([.$B$7]*[.$B$4])*([.$A52] - [.$B$10])) + [.$B$56]" office:value-type="float" office:value="-36.028257143496" calcext:value-type="float">
            <text:p>-36,028</text:p>
          </table:table-cell>
          <table:table-cell table:style-name="ce7" table:formula="of:=[.$B$5]*[.C$12]^2/(8*[.$A52])" office:value-type="float" office:value="4.58546211251435" calcext:value-type="float">
            <text:p>4,585</text:p>
          </table:table-cell>
          <table:table-cell table:style-name="ce6" table:formula="of:=1/[.$B$8]*(([.$B52]*SINH([.E$12]/(2*[.$B52]))) / ([.$E$4]*SINH([.E$12]/(2*[.$E$4]))) - 1 - 1/([.$B$7]*[.$B$4])*([.$A52] - [.$B$10])) + [.$B$56]" office:value-type="float" office:value="-102.06689520458" calcext:value-type="float">
            <text:p>-102,067</text:p>
          </table:table-cell>
          <table:table-cell table:style-name="ce7" table:formula="of:=[.$B$5]*[.E$12]^2/(8*[.$A52])" office:value-type="float" office:value="12.7373947569843" calcext:value-type="float">
            <text:p>12,737</text:p>
          </table:table-cell>
          <table:table-cell table:number-columns-repeated="4"/>
        </table:table-row>
        <table:table-row table:style-name="ro1">
          <table:table-cell table:formula="of:=[.A52]+70" office:value-type="float" office:value="5296" calcext:value-type="float">
            <text:p>5296</text:p>
          </table:table-cell>
          <table:table-cell table:formula="of:=[.A53]/[.$B$5]" office:value-type="float" office:value="2486.26825031689" calcext:value-type="float">
            <text:p>2486,27</text:p>
          </table:table-cell>
          <table:table-cell table:formula="of:=1/[.$B$8]*(([.$B53]*SINH([.C$12]/(2*[.$B53]))) / ([.$E$4]*SINH([.C$12]/(2*[.$E$4]))) - 1 - 1/([.$B$7]*[.$B$4])*([.$A53] - [.$B$10])) + [.$B$56]" office:value-type="float" office:value="-37.6456101870683" calcext:value-type="float">
            <text:p>-37,646</text:p>
          </table:table-cell>
          <table:table-cell table:style-name="ce7" table:formula="of:=[.$B$5]*[.C$12]^2/(8*[.$A53])" office:value-type="float" office:value="4.52485366314199" calcext:value-type="float">
            <text:p>4,525</text:p>
          </table:table-cell>
          <table:table-cell table:style-name="ce6" table:formula="of:=1/[.$B$8]*(([.$B53]*SINH([.E$12]/(2*[.$B53]))) / ([.$E$4]*SINH([.E$12]/(2*[.$E$4]))) - 1 - 1/([.$B$7]*[.$B$4])*([.$A53] - [.$B$10])) + [.$B$56]" office:value-type="float" office:value="-105.162677334654" calcext:value-type="float">
            <text:p>-105,163</text:p>
          </table:table-cell>
          <table:table-cell table:style-name="ce7" table:formula="of:=[.$B$5]*[.E$12]^2/(8*[.$A53])" office:value-type="float" office:value="12.5690379531722" calcext:value-type="float">
            <text:p>12,569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vvento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/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amb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ºC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ia</text:p>
          </table:table-cell>
          <table:table-cell table:style-name="ce4" office:value-type="boolean" office:boolean-value="true" calcext:value-type="boolean">
            <text:p>VERDADEIRO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rCA real</text:p>
          </table:table-cell>
          <table:table-cell table:style-name="ce4" office:value-type="boolean" office:boolean-value="true" calcext:value-type="boolean">
            <text:p>VERDADEIRO</text:p>
          </table:table-cell>
          <table:table-cell table:style-name="Default"/>
          <table:table-cell table:number-columns-repeated="2"/>
          <table:table-cell office:value-type="string" calcext:value-type="string">
            <text:p>vao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tem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qr</text:p>
          </table:table-cell>
          <table:table-cell table:style-name="ce5" office:value-type="string" calcext:value-type="string">
            <text:p>qc</text:p>
          </table:table-cell>
          <table:table-cell table:style-name="ce5" office:value-type="string" calcext:value-type="string">
            <text:p>qs</text:p>
          </table:table-cell>
          <table:table-cell table:style-name="ce5" office:value-type="string" calcext:value-type="string">
            <text:p>ampacidade</text:p>
          </table:table-cell>
          <table:table-cell table:style-name="ce5" office:value-type="string" calcext:value-type="string">
            <text:p>flecha</text:p>
          </table:table-cell>
          <table:table-cell table:style-name="ce5" office:value-type="string" calcext:value-type="string">
            <text:p>flecha</text:p>
          </table:table-cell>
          <table:table-cell table:style-name="ce5" office:value-type="string" calcext:value-type="string">
            <text:p>flecha</text:p>
          </table:table-cell>
          <table:table-cell office:value-type="string" calcext:value-type="string">
            <text:p>perda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[.$B$58];TREND([.$B$93:.$B$96];[.$A$93:.$A$96];[.A60];1);[.$B$93])" office:value-type="float" office:value="0.0000557764" calcext:value-type="float">
            <text:p>5,58E-005</text:p>
          </table:table-cell>
          <table:table-cell table:formula="of:=179200*Emiss*[.$B$6]*0.001*((([.$A60]+273)/1000)^4 - (([.B$56]+273)/1000)^4)" office:value-type="float" office:value="1.80325563508608" calcext:value-type="float">
            <text:p>1,803</text:p>
          </table:table-cell>
          <table:table-cell table:style-name="ce6" table:formula="of:=0.09456*([.$A60]-[.B$56])*(0.32+0.43*(45946.8*[.$B$6]*0.001*[.B$55])^0.52)" office:value-type="float" office:value="12.7554854381439" calcext:value-type="float">
            <text:p>12,755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0]+[.D60]-[.E60])/[.B60])" office:value-type="float" office:value="375.426815221119" calcext:value-type="float">
            <text:p>375,4</text:p>
          </table:table-cell>
          <table:table-cell table:formula="of:=TREND([.$D$15:.$D$53];[.$C$15:.$C$53];[.$A60];1)" office:value-type="float" office:value="6.84977059294901" calcext:value-type="float">
            <text:p>6,850</text:p>
          </table:table-cell>
          <table:table-cell table:formula="of:=TREND([.$F$17:.$F$53];[.$E$17:.$E$53];[.$A60];1)" office:value-type="float" office:value="18.7878415212694" calcext:value-type="float">
            <text:p>18,788</text:p>
          </table:table-cell>
          <table:table-cell table:style-name="ce6" table:formula="of:=TREND([.$H$23:.$H$32];[.$G$23:.$G$32];[.$A60];1)" office:value-type="float" office:value="75.1524489418129" calcext:value-type="float">
            <text:p>75,152</text:p>
          </table:table-cell>
          <table:table-cell table:style-name="ce3" table:formula="of:=[.B60]*[.F60]^2" office:value-type="float" office:value="7.86142107322998" calcext:value-type="float">
            <text:p>7,86</text:p>
          </table:table-cell>
        </table:table-row>
        <table:table-row table:style-name="ro1">
          <table:table-cell table:formula="of:=[.A60]+5" office:value-type="float" office:value="28" calcext:value-type="float">
            <text:p>28</text:p>
          </table:table-cell>
          <table:table-cell table:style-name="ce2" table:formula="of:=IF([.$B$58];TREND([.$B$93:.$B$96];[.$A$93:.$A$96];[.A61];1);[.$B$93])" office:value-type="float" office:value="0.0000569104" calcext:value-type="float">
            <text:p>5,69E-005</text:p>
          </table:table-cell>
          <table:table-cell table:formula="of:=179200*Emiss*[.$B$6]*0.001*((([.$A61]+273)/1000)^4 - (([.B$56]+273)/1000)^4)" office:value-type="float" office:value="4.93295305789441" calcext:value-type="float">
            <text:p>4,933</text:p>
          </table:table-cell>
          <table:table-cell table:style-name="ce6" table:formula="of:=0.09456*([.$A61]-[.B$56])*(0.32+0.43*(45946.8*[.$B$6]*0.001*[.B$55])^0.52)" office:value-type="float" office:value="34.0146278350505" calcext:value-type="float">
            <text:p>34,015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1]+[.D61]-[.E61])/[.B61])" office:value-type="float" office:value="752.784723246853" calcext:value-type="float">
            <text:p>752,8</text:p>
          </table:table-cell>
          <table:table-cell table:formula="of:=TREND([.$D$15:.$D$53];[.$C$15:.$C$53];[.$A61];1)" office:value-type="float" office:value="7.0405781767505" calcext:value-type="float">
            <text:p>7,041</text:p>
          </table:table-cell>
          <table:table-cell table:formula="of:=TREND([.$F$17:.$F$53];[.$E$17:.$E$53];[.$A61];1)" office:value-type="float" office:value="19.0217747023494" calcext:value-type="float">
            <text:p>19,022</text:p>
          </table:table-cell>
          <table:table-cell table:style-name="ce6" table:formula="of:=TREND([.$H$23:.$H$32];[.$G$23:.$G$32];[.$A61];1)" office:value-type="float" office:value="75.3919991640488" calcext:value-type="float">
            <text:p>75,392</text:p>
          </table:table-cell>
          <table:table-cell table:style-name="ce3" table:formula="of:=[.B61]*[.F61]^2" office:value-type="float" office:value="32.2502608929449" calcext:value-type="float">
            <text:p>32,25</text:p>
          </table:table-cell>
        </table:table-row>
        <table:table-row table:style-name="ro1">
          <table:table-cell table:formula="of:=[.A61]+5" office:value-type="float" office:value="33" calcext:value-type="float">
            <text:p>33</text:p>
          </table:table-cell>
          <table:table-cell table:style-name="ce2" table:formula="of:=IF([.$B$58];TREND([.$B$93:.$B$96];[.$A$93:.$A$96];[.A62];1);[.$B$93])" office:value-type="float" office:value="0.0000580444" calcext:value-type="float">
            <text:p>5,80E-005</text:p>
          </table:table-cell>
          <table:table-cell table:formula="of:=179200*Emiss*[.$B$6]*0.001*((([.$A62]+273)/1000)^4 - (([.B$56]+273)/1000)^4)" office:value-type="float" office:value="8.22256323604353" calcext:value-type="float">
            <text:p>8,223</text:p>
          </table:table-cell>
          <table:table-cell table:style-name="ce6" table:formula="of:=0.09456*([.$A62]-[.B$56])*(0.32+0.43*(45946.8*[.$B$6]*0.001*[.B$55])^0.52)" office:value-type="float" office:value="55.273770231957" calcext:value-type="float">
            <text:p>55,274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2]+[.D62]-[.E62])/[.B62])" office:value-type="float" office:value="989.213952168885" calcext:value-type="float">
            <text:p>989,2</text:p>
          </table:table-cell>
          <table:table-cell table:formula="of:=TREND([.$D$15:.$D$53];[.$C$15:.$C$53];[.$A62];1)" office:value-type="float" office:value="7.23138576055198" calcext:value-type="float">
            <text:p>7,231</text:p>
          </table:table-cell>
          <table:table-cell table:formula="of:=TREND([.$F$17:.$F$53];[.$E$17:.$E$53];[.$A62];1)" office:value-type="float" office:value="19.2557078834294" calcext:value-type="float">
            <text:p>19,256</text:p>
          </table:table-cell>
          <table:table-cell table:style-name="ce6" table:formula="of:=TREND([.$H$23:.$H$32];[.$G$23:.$G$32];[.$A62];1)" office:value-type="float" office:value="75.6315493862847" calcext:value-type="float">
            <text:p>75,632</text:p>
          </table:table-cell>
          <table:table-cell table:style-name="ce3" table:formula="of:=[.B62]*[.F62]^2" office:value-type="float" office:value="56.7990134680005" calcext:value-type="float">
            <text:p>56,80</text:p>
          </table:table-cell>
        </table:table-row>
        <table:table-row table:style-name="ro1">
          <table:table-cell table:formula="of:=[.A62]+5" office:value-type="float" office:value="38" calcext:value-type="float">
            <text:p>38</text:p>
          </table:table-cell>
          <table:table-cell table:style-name="ce2" table:formula="of:=IF([.$B$58];TREND([.$B$93:.$B$96];[.$A$93:.$A$96];[.A63];1);[.$B$93])" office:value-type="float" office:value="0.0000591784" calcext:value-type="float">
            <text:p>5,92E-005</text:p>
          </table:table-cell>
          <table:table-cell table:formula="of:=179200*Emiss*[.$B$6]*0.001*((([.$A63]+273)/1000)^4 - (([.B$56]+273)/1000)^4)" office:value-type="float" office:value="11.6774427648614" calcext:value-type="float">
            <text:p>11,677</text:p>
          </table:table-cell>
          <table:table-cell table:style-name="ce6" table:formula="of:=0.09456*([.$A63]-[.B$56])*(0.32+0.43*(45946.8*[.$B$6]*0.001*[.B$55])^0.52)" office:value-type="float" office:value="76.5329126288636" calcext:value-type="float">
            <text:p>76,533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3]+[.D63]-[.E63])/[.B63])" office:value-type="float" office:value="1173.63194864322" calcext:value-type="float">
            <text:p>1173,6</text:p>
          </table:table-cell>
          <table:table-cell table:formula="of:=TREND([.$D$15:.$D$53];[.$C$15:.$C$53];[.$A63];1)" office:value-type="float" office:value="7.42219334435347" calcext:value-type="float">
            <text:p>7,422</text:p>
          </table:table-cell>
          <table:table-cell table:formula="of:=TREND([.$F$17:.$F$53];[.$E$17:.$E$53];[.$A63];1)" office:value-type="float" office:value="19.4896410645094" calcext:value-type="float">
            <text:p>19,490</text:p>
          </table:table-cell>
          <table:table-cell table:style-name="ce6" table:formula="of:=TREND([.$H$23:.$H$32];[.$G$23:.$G$32];[.$A63];1)" office:value-type="float" office:value="75.8710996085207" calcext:value-type="float">
            <text:p>75,871</text:p>
          </table:table-cell>
          <table:table-cell table:style-name="ce3" table:formula="of:=[.B63]*[.F63]^2" office:value-type="float" office:value="81.513035393725" calcext:value-type="float">
            <text:p>81,51</text:p>
          </table:table-cell>
        </table:table-row>
        <table:table-row table:style-name="ro1">
          <table:table-cell table:formula="of:=[.A63]+5" office:value-type="float" office:value="43" calcext:value-type="float">
            <text:p>43</text:p>
          </table:table-cell>
          <table:table-cell table:style-name="ce2" table:formula="of:=IF([.$B$58];TREND([.$B$93:.$B$96];[.$A$93:.$A$96];[.A64];1);[.$B$93])" office:value-type="float" office:value="0.0000603124" calcext:value-type="float">
            <text:p>6,03E-005</text:p>
          </table:table-cell>
          <table:table-cell table:formula="of:=179200*Emiss*[.$B$6]*0.001*((([.$A64]+273)/1000)^4 - (([.B$56]+273)/1000)^4)" office:value-type="float" office:value="15.3030364867162" calcext:value-type="float">
            <text:p>15,303</text:p>
          </table:table-cell>
          <table:table-cell table:style-name="ce6" table:formula="of:=0.09456*([.$A64]-[.B$56])*(0.32+0.43*(45946.8*[.$B$6]*0.001*[.B$55])^0.52)" office:value-type="float" office:value="97.7920550257701" calcext:value-type="float">
            <text:p>97,792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4]+[.D64]-[.E64])/[.B64])" office:value-type="float" office:value="1328.19842405245" calcext:value-type="float">
            <text:p>1328,2</text:p>
          </table:table-cell>
          <table:table-cell table:formula="of:=TREND([.$D$15:.$D$53];[.$C$15:.$C$53];[.$A64];1)" office:value-type="float" office:value="7.61300092815496" calcext:value-type="float">
            <text:p>7,613</text:p>
          </table:table-cell>
          <table:table-cell table:formula="of:=TREND([.$F$17:.$F$53];[.$E$17:.$E$53];[.$A64];1)" office:value-type="float" office:value="19.7235742455894" calcext:value-type="float">
            <text:p>19,724</text:p>
          </table:table-cell>
          <table:table-cell table:style-name="ce6" table:formula="of:=TREND([.$H$23:.$H$32];[.$G$23:.$G$32];[.$A64];1)" office:value-type="float" office:value="76.1106498307566" calcext:value-type="float">
            <text:p>76,111</text:p>
          </table:table-cell>
          <table:table-cell table:style-name="ce3" table:formula="of:=[.B64]*[.F64]^2" office:value-type="float" office:value="106.397771512486" calcext:value-type="float">
            <text:p>106,40</text:p>
          </table:table-cell>
        </table:table-row>
        <table:table-row table:style-name="ro1">
          <table:table-cell table:formula="of:=[.A64]+5" office:value-type="float" office:value="48" calcext:value-type="float">
            <text:p>48</text:p>
          </table:table-cell>
          <table:table-cell table:style-name="ce2" table:formula="of:=IF([.$B$58];TREND([.$B$93:.$B$96];[.$A$93:.$A$96];[.A65];1);[.$B$93])" office:value-type="float" office:value="0.0000614464" calcext:value-type="float">
            <text:p>6,14E-005</text:p>
          </table:table-cell>
          <table:table-cell table:formula="of:=179200*Emiss*[.$B$6]*0.001*((([.$A65]+273)/1000)^4 - (([.B$56]+273)/1000)^4)" office:value-type="float" office:value="19.1048774910157" calcext:value-type="float">
            <text:p>19,105</text:p>
          </table:table-cell>
          <table:table-cell table:style-name="ce6" table:formula="of:=0.09456*([.$A65]-[.B$56])*(0.32+0.43*(45946.8*[.$B$6]*0.001*[.B$55])^0.52)" office:value-type="float" office:value="119.051197422677" calcext:value-type="float">
            <text:p>119,051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5]+[.D65]-[.E65])/[.B65])" office:value-type="float" office:value="1462.6706114853" calcext:value-type="float">
            <text:p>1462,7</text:p>
          </table:table-cell>
          <table:table-cell table:formula="of:=TREND([.$D$15:.$D$53];[.$C$15:.$C$53];[.$A65];1)" office:value-type="float" office:value="7.80380851195645" calcext:value-type="float">
            <text:p>7,804</text:p>
          </table:table-cell>
          <table:table-cell table:formula="of:=TREND([.$F$17:.$F$53];[.$E$17:.$E$53];[.$A65];1)" office:value-type="float" office:value="19.9575074266694" calcext:value-type="float">
            <text:p>19,958</text:p>
          </table:table-cell>
          <table:table-cell table:style-name="ce6" table:formula="of:=TREND([.$H$23:.$H$32];[.$G$23:.$G$32];[.$A65];1)" office:value-type="float" office:value="76.3502000529926" calcext:value-type="float">
            <text:p>76,350</text:p>
          </table:table-cell>
          <table:table-cell table:style-name="ce3" table:formula="of:=[.B65]*[.F65]^2" office:value-type="float" office:value="131.458754913693" calcext:value-type="float">
            <text:p>131,46</text:p>
          </table:table-cell>
        </table:table-row>
        <table:table-row table:style-name="ro1">
          <table:table-cell table:formula="of:=[.A65]+5" office:value-type="float" office:value="53" calcext:value-type="float">
            <text:p>53</text:p>
          </table:table-cell>
          <table:table-cell table:style-name="ce2" table:formula="of:=IF([.$B$58];TREND([.$B$93:.$B$96];[.$A$93:.$A$96];[.A66];1);[.$B$93])" office:value-type="float" office:value="0.0000625804" calcext:value-type="float">
            <text:p>6,26E-005</text:p>
          </table:table-cell>
          <table:table-cell table:formula="of:=179200*Emiss*[.$B$6]*0.001*((([.$A66]+273)/1000)^4 - (([.B$56]+273)/1000)^4)" office:value-type="float" office:value="23.088587114208" calcext:value-type="float">
            <text:p>23,089</text:p>
          </table:table-cell>
          <table:table-cell table:style-name="ce6" table:formula="of:=0.09456*([.$A66]-[.B$56])*(0.32+0.43*(45946.8*[.$B$6]*0.001*[.B$55])^0.52)" office:value-type="float" office:value="140.310339819583" calcext:value-type="float">
            <text:p>140,310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6]+[.D66]-[.E66])/[.B66])" office:value-type="float" office:value="1582.40467626816" calcext:value-type="float">
            <text:p>1582,4</text:p>
          </table:table-cell>
          <table:table-cell table:formula="of:=TREND([.$D$15:.$D$53];[.$C$15:.$C$53];[.$A66];1)" office:value-type="float" office:value="7.99461609575794" calcext:value-type="float">
            <text:p>7,995</text:p>
          </table:table-cell>
          <table:table-cell table:formula="of:=TREND([.$F$17:.$F$53];[.$E$17:.$E$53];[.$A66];1)" office:value-type="float" office:value="20.1914406077493" calcext:value-type="float">
            <text:p>20,191</text:p>
          </table:table-cell>
          <table:table-cell table:style-name="ce6" table:formula="of:=TREND([.$H$23:.$H$32];[.$G$23:.$G$32];[.$A66];1)" office:value-type="float" office:value="76.5897502752285" calcext:value-type="float">
            <text:p>76,590</text:p>
          </table:table-cell>
          <table:table-cell table:style-name="ce3" table:formula="of:=[.B66]*[.F66]^2" office:value-type="float" office:value="156.701606933791" calcext:value-type="float">
            <text:p>156,70</text:p>
          </table:table-cell>
        </table:table-row>
        <table:table-row table:style-name="ro1">
          <table:table-cell table:formula="of:=[.A66]+5" office:value-type="float" office:value="58" calcext:value-type="float">
            <text:p>58</text:p>
          </table:table-cell>
          <table:table-cell table:style-name="ce2" table:formula="of:=IF([.$B$58];TREND([.$B$93:.$B$96];[.$A$93:.$A$96];[.A67];1);[.$B$93])" office:value-type="float" office:value="0.0000637144" calcext:value-type="float">
            <text:p>6,37E-005</text:p>
          </table:table-cell>
          <table:table-cell table:formula="of:=179200*Emiss*[.$B$6]*0.001*((([.$A67]+273)/1000)^4 - (([.B$56]+273)/1000)^4)" office:value-type="float" office:value="27.2598749397811" calcext:value-type="float">
            <text:p>27,260</text:p>
          </table:table-cell>
          <table:table-cell table:style-name="ce6" table:formula="of:=0.09456*([.$A67]-[.B$56])*(0.32+0.43*(45946.8*[.$B$6]*0.001*[.B$55])^0.52)" office:value-type="float" office:value="161.56948221649" calcext:value-type="float">
            <text:p>161,569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7]+[.D67]-[.E67])/[.B67])" office:value-type="float" office:value="1690.73044768311" calcext:value-type="float">
            <text:p>1690,7</text:p>
          </table:table-cell>
          <table:table-cell table:formula="of:=TREND([.$D$15:.$D$53];[.$C$15:.$C$53];[.$A67];1)" office:value-type="float" office:value="8.18542367955942" calcext:value-type="float">
            <text:p>8,185</text:p>
          </table:table-cell>
          <table:table-cell table:formula="of:=TREND([.$F$17:.$F$53];[.$E$17:.$E$53];[.$A67];1)" office:value-type="float" office:value="20.4253737888293" calcext:value-type="float">
            <text:p>20,425</text:p>
          </table:table-cell>
          <table:table-cell table:style-name="ce6" table:formula="of:=TREND([.$H$23:.$H$32];[.$G$23:.$G$32];[.$A67];1)" office:value-type="float" office:value="76.8293004974645" calcext:value-type="float">
            <text:p>76,829</text:p>
          </table:table-cell>
          <table:table-cell table:style-name="ce3" table:formula="of:=[.B67]*[.F67]^2" office:value-type="float" office:value="182.132037156271" calcext:value-type="float">
            <text:p>182,13</text:p>
          </table:table-cell>
        </table:table-row>
        <table:table-row table:style-name="ro1">
          <table:table-cell table:formula="of:=[.A67]+5" office:value-type="float" office:value="63" calcext:value-type="float">
            <text:p>63</text:p>
          </table:table-cell>
          <table:table-cell table:style-name="ce2" table:formula="of:=IF([.$B$58];TREND([.$B$93:.$B$96];[.$A$93:.$A$96];[.A68];1);[.$B$93])" office:value-type="float" office:value="0.0000648484" calcext:value-type="float">
            <text:p>6,48E-005</text:p>
          </table:table-cell>
          <table:table-cell table:formula="of:=179200*Emiss*[.$B$6]*0.001*((([.$A68]+273)/1000)^4 - (([.B$56]+273)/1000)^4)" office:value-type="float" office:value="31.6245387982631" calcext:value-type="float">
            <text:p>31,625</text:p>
          </table:table-cell>
          <table:table-cell table:style-name="ce6" table:formula="of:=0.09456*([.$A68]-[.B$56])*(0.32+0.43*(45946.8*[.$B$6]*0.001*[.B$55])^0.52)" office:value-type="float" office:value="182.828624613396" calcext:value-type="float">
            <text:p>182,829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8]+[.D68]-[.E68])/[.B68])" office:value-type="float" office:value="1789.89267717069" calcext:value-type="float">
            <text:p>1789,9</text:p>
          </table:table-cell>
          <table:table-cell table:formula="of:=TREND([.$D$15:.$D$53];[.$C$15:.$C$53];[.$A68];1)" office:value-type="float" office:value="8.37623126336091" calcext:value-type="float">
            <text:p>8,376</text:p>
          </table:table-cell>
          <table:table-cell table:formula="of:=TREND([.$F$17:.$F$53];[.$E$17:.$E$53];[.$A68];1)" office:value-type="float" office:value="20.6593069699093" calcext:value-type="float">
            <text:p>20,659</text:p>
          </table:table-cell>
          <table:table-cell table:style-name="ce6" table:formula="of:=TREND([.$H$23:.$H$32];[.$G$23:.$G$32];[.$A68];1)" office:value-type="float" office:value="77.0688507197004" calcext:value-type="float">
            <text:p>77,069</text:p>
          </table:table-cell>
          <table:table-cell table:style-name="ce3" table:formula="of:=[.B68]*[.F68]^2" office:value-type="float" office:value="207.755843411659" calcext:value-type="float">
            <text:p>207,76</text:p>
          </table:table-cell>
        </table:table-row>
        <table:table-row table:style-name="ro1">
          <table:table-cell table:formula="of:=[.A68]+5" office:value-type="float" office:value="68" calcext:value-type="float">
            <text:p>68</text:p>
          </table:table-cell>
          <table:table-cell table:style-name="ce2" table:formula="of:=IF([.$B$58];TREND([.$B$93:.$B$96];[.$A$93:.$A$96];[.A69];1);[.$B$93])" office:value-type="float" office:value="0.0000659824" calcext:value-type="float">
            <text:p>6,60E-005</text:p>
          </table:table-cell>
          <table:table-cell table:formula="of:=179200*Emiss*[.$B$6]*0.001*((([.$A69]+273)/1000)^4 - (([.B$56]+273)/1000)^4)" office:value-type="float" office:value="36.1884647672218" calcext:value-type="float">
            <text:p>36,188</text:p>
          </table:table-cell>
          <table:table-cell table:style-name="ce6" table:formula="of:=0.09456*([.$A69]-[.B$56])*(0.32+0.43*(45946.8*[.$B$6]*0.001*[.B$55])^0.52)" office:value-type="float" office:value="204.087767010303" calcext:value-type="float">
            <text:p>204,088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69]+[.D69]-[.E69])/[.B69])" office:value-type="float" office:value="1881.49366881346" calcext:value-type="float">
            <text:p>1881,5</text:p>
          </table:table-cell>
          <table:table-cell table:formula="of:=TREND([.$D$15:.$D$53];[.$C$15:.$C$53];[.$A69];1)" office:value-type="float" office:value="8.5670388471624" calcext:value-type="float">
            <text:p>8,567</text:p>
          </table:table-cell>
          <table:table-cell table:formula="of:=TREND([.$F$17:.$F$53];[.$E$17:.$E$53];[.$A69];1)" office:value-type="float" office:value="20.8932401509893" calcext:value-type="float">
            <text:p>20,893</text:p>
          </table:table-cell>
          <table:table-cell table:style-name="ce6" table:formula="of:=TREND([.$H$23:.$H$32];[.$G$23:.$G$32];[.$A69];1)" office:value-type="float" office:value="77.3084009419363" calcext:value-type="float">
            <text:p>77,308</text:p>
          </table:table-cell>
          <table:table-cell table:style-name="ce3" table:formula="of:=[.B69]*[.F69]^2" office:value-type="float" office:value="233.578911777525" calcext:value-type="float">
            <text:p>233,58</text:p>
          </table:table-cell>
        </table:table-row>
        <table:table-row table:style-name="ro1">
          <table:table-cell table:formula="of:=[.A69]+5" office:value-type="float" office:value="73" calcext:value-type="float">
            <text:p>73</text:p>
          </table:table-cell>
          <table:table-cell table:style-name="ce2" table:formula="of:=IF([.$B$58];TREND([.$B$93:.$B$96];[.$A$93:.$A$96];[.A70];1);[.$B$93])" office:value-type="float" office:value="0.0000671164" calcext:value-type="float">
            <text:p>6,71E-005</text:p>
          </table:table-cell>
          <table:table-cell table:formula="of:=179200*Emiss*[.$B$6]*0.001*((([.$A70]+273)/1000)^4 - (([.B$56]+273)/1000)^4)" office:value-type="float" office:value="40.9576271712653" calcext:value-type="float">
            <text:p>40,958</text:p>
          </table:table-cell>
          <table:table-cell table:style-name="ce6" table:formula="of:=0.09456*([.$A70]-[.B$56])*(0.32+0.43*(45946.8*[.$B$6]*0.001*[.B$55])^0.52)" office:value-type="float" office:value="225.346909407209" calcext:value-type="float">
            <text:p>225,347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0]+[.D70]-[.E70])/[.B70])" office:value-type="float" office:value="1966.72688038702" calcext:value-type="float">
            <text:p>1966,7</text:p>
          </table:table-cell>
          <table:table-cell table:formula="of:=TREND([.$D$15:.$D$53];[.$C$15:.$C$53];[.$A70];1)" office:value-type="float" office:value="8.75784643096389" calcext:value-type="float">
            <text:p>8,758</text:p>
          </table:table-cell>
          <table:table-cell table:formula="of:=TREND([.$F$17:.$F$53];[.$E$17:.$E$53];[.$A70];1)" office:value-type="float" office:value="21.1271733320693" calcext:value-type="float">
            <text:p>21,127</text:p>
          </table:table-cell>
          <table:table-cell table:style-name="ce6" table:formula="of:=TREND([.$H$23:.$H$32];[.$G$23:.$G$32];[.$A70];1)" office:value-type="float" office:value="77.5479511641723" calcext:value-type="float">
            <text:p>77,548</text:p>
          </table:table-cell>
          <table:table-cell table:style-name="ce3" table:formula="of:=[.B70]*[.F70]^2" office:value-type="float" office:value="259.607216578474" calcext:value-type="float">
            <text:p>259,61</text:p>
          </table:table-cell>
        </table:table-row>
        <table:table-row table:style-name="ro1">
          <table:table-cell table:formula="of:=[.A70]+5" office:value-type="float" office:value="78" calcext:value-type="float">
            <text:p>78</text:p>
          </table:table-cell>
          <table:table-cell table:style-name="ce2" table:formula="of:=IF([.$B$58];TREND([.$B$93:.$B$96];[.$A$93:.$A$96];[.A71];1);[.$B$93])" office:value-type="float" office:value="0.0000682504" calcext:value-type="float">
            <text:p>6,83E-005</text:p>
          </table:table-cell>
          <table:table-cell table:formula="of:=179200*Emiss*[.$B$6]*0.001*((([.$A71]+273)/1000)^4 - (([.B$56]+273)/1000)^4)" office:value-type="float" office:value="45.9380885820416" calcext:value-type="float">
            <text:p>45,938</text:p>
          </table:table-cell>
          <table:table-cell table:style-name="ce6" table:formula="of:=0.09456*([.$A71]-[.B$56])*(0.32+0.43*(45946.8*[.$B$6]*0.001*[.B$55])^0.52)" office:value-type="float" office:value="246.606051804116" calcext:value-type="float">
            <text:p>246,606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1]+[.D71]-[.E71])/[.B71])" office:value-type="float" office:value="2046.51099539195" calcext:value-type="float">
            <text:p>2046,5</text:p>
          </table:table-cell>
          <table:table-cell table:formula="of:=TREND([.$D$15:.$D$53];[.$C$15:.$C$53];[.$A71];1)" office:value-type="float" office:value="8.94865401476537" calcext:value-type="float">
            <text:p>8,949</text:p>
          </table:table-cell>
          <table:table-cell table:formula="of:=TREND([.$F$17:.$F$53];[.$E$17:.$E$53];[.$A71];1)" office:value-type="float" office:value="21.3611065131493" calcext:value-type="float">
            <text:p>21,361</text:p>
          </table:table-cell>
          <table:table-cell table:style-name="ce6" table:formula="of:=TREND([.$H$23:.$H$32];[.$G$23:.$G$32];[.$A71];1)" office:value-type="float" office:value="77.7875013864082" calcext:value-type="float">
            <text:p>77,788</text:p>
          </table:table-cell>
          <table:table-cell table:style-name="ce3" table:formula="of:=[.B71]*[.F71]^2" office:value-type="float" office:value="285.846820386158" calcext:value-type="float">
            <text:p>285,85</text:p>
          </table:table-cell>
        </table:table-row>
        <table:table-row table:style-name="ro1">
          <table:table-cell table:formula="of:=[.A71]+5" office:value-type="float" office:value="83" calcext:value-type="float">
            <text:p>83</text:p>
          </table:table-cell>
          <table:table-cell table:style-name="ce2" table:formula="of:=IF([.$B$58];TREND([.$B$93:.$B$96];[.$A$93:.$A$96];[.A72];1);[.$B$93])" office:value-type="float" office:value="0.0000693844" calcext:value-type="float">
            <text:p>6,94E-005</text:p>
          </table:table-cell>
          <table:table-cell table:formula="of:=179200*Emiss*[.$B$6]*0.001*((([.$A72]+273)/1000)^4 - (([.B$56]+273)/1000)^4)" office:value-type="float" office:value="51.1359998182387" calcext:value-type="float">
            <text:p>51,136</text:p>
          </table:table-cell>
          <table:table-cell table:style-name="ce6" table:formula="of:=0.09456*([.$A72]-[.B$56])*(0.32+0.43*(45946.8*[.$B$6]*0.001*[.B$55])^0.52)" office:value-type="float" office:value="267.865194201022" calcext:value-type="float">
            <text:p>267,865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2]+[.D72]-[.E72])/[.B72])" office:value-type="float" office:value="2121.57196176738" calcext:value-type="float">
            <text:p>2121,6</text:p>
          </table:table-cell>
          <table:table-cell table:formula="of:=TREND([.$D$15:.$D$53];[.$C$15:.$C$53];[.$A72];1)" office:value-type="float" office:value="9.13946159856686" calcext:value-type="float">
            <text:p>9,139</text:p>
          </table:table-cell>
          <table:table-cell table:formula="of:=TREND([.$F$17:.$F$53];[.$E$17:.$E$53];[.$A72];1)" office:value-type="float" office:value="21.5950396942292" calcext:value-type="float">
            <text:p>21,595</text:p>
          </table:table-cell>
          <table:table-cell table:style-name="ce6" table:formula="of:=TREND([.$H$23:.$H$32];[.$G$23:.$G$32];[.$A72];1)" office:value-type="float" office:value="78.0270516086442" calcext:value-type="float">
            <text:p>78,027</text:p>
          </table:table-cell>
          <table:table-cell table:style-name="ce3" table:formula="of:=[.B72]*[.F72]^2" office:value-type="float" office:value="312.303874019261" calcext:value-type="float">
            <text:p>312,30</text:p>
          </table:table-cell>
        </table:table-row>
        <table:table-row table:style-name="ro1">
          <table:table-cell table:formula="of:=[.A72]+5" office:value-type="float" office:value="88" calcext:value-type="float">
            <text:p>88</text:p>
          </table:table-cell>
          <table:table-cell table:style-name="ce2" table:formula="of:=IF([.$B$58];TREND([.$B$93:.$B$96];[.$A$93:.$A$96];[.A73];1);[.$B$93])" office:value-type="float" office:value="0.0000705184" calcext:value-type="float">
            <text:p>7,05E-005</text:p>
          </table:table-cell>
          <table:table-cell table:formula="of:=179200*Emiss*[.$B$6]*0.001*((([.$A73]+273)/1000)^4 - (([.B$56]+273)/1000)^4)" office:value-type="float" office:value="56.5575999455847" calcext:value-type="float">
            <text:p>56,558</text:p>
          </table:table-cell>
          <table:table-cell table:style-name="ce6" table:formula="of:=0.09456*([.$A73]-[.B$56])*(0.32+0.43*(45946.8*[.$B$6]*0.001*[.B$55])^0.52)" office:value-type="float" office:value="289.124336597929" calcext:value-type="float">
            <text:p>289,124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3]+[.D73]-[.E73])/[.B73])" office:value-type="float" office:value="2192.49579941674" calcext:value-type="float">
            <text:p>2192,5</text:p>
          </table:table-cell>
          <table:table-cell table:formula="of:=TREND([.$D$15:.$D$53];[.$C$15:.$C$53];[.$A73];1)" office:value-type="float" office:value="9.33026918236835" calcext:value-type="float">
            <text:p>9,330</text:p>
          </table:table-cell>
          <table:table-cell table:formula="of:=TREND([.$F$17:.$F$53];[.$E$17:.$E$53];[.$A73];1)" office:value-type="float" office:value="21.8289728753092" calcext:value-type="float">
            <text:p>21,829</text:p>
          </table:table-cell>
          <table:table-cell table:style-name="ce6" table:formula="of:=TREND([.$H$23:.$H$32];[.$G$23:.$G$32];[.$A73];1)" office:value-type="float" office:value="78.2666018308801" calcext:value-type="float">
            <text:p>78,267</text:p>
          </table:table-cell>
          <table:table-cell table:style-name="ce3" table:formula="of:=[.B73]*[.F73]^2" office:value-type="float" office:value="338.984616543514" calcext:value-type="float">
            <text:p>338,98</text:p>
          </table:table-cell>
        </table:table-row>
        <table:table-row table:style-name="ro1">
          <table:table-cell table:formula="of:=[.A73]+5" office:value-type="float" office:value="93" calcext:value-type="float">
            <text:p>93</text:p>
          </table:table-cell>
          <table:table-cell table:style-name="ce2" table:formula="of:=IF([.$B$58];TREND([.$B$93:.$B$96];[.$A$93:.$A$96];[.A74];1);[.$B$93])" office:value-type="float" office:value="0.0000716524" calcext:value-type="float">
            <text:p>7,17E-005</text:p>
          </table:table-cell>
          <table:table-cell table:formula="of:=179200*Emiss*[.$B$6]*0.001*((([.$A74]+273)/1000)^4 - (([.B$56]+273)/1000)^4)" office:value-type="float" office:value="62.2092162768474" calcext:value-type="float">
            <text:p>62,209</text:p>
          </table:table-cell>
          <table:table-cell table:style-name="ce6" table:formula="of:=0.09456*([.$A74]-[.B$56])*(0.32+0.43*(45946.8*[.$B$6]*0.001*[.B$55])^0.52)" office:value-type="float" office:value="310.383478994836" calcext:value-type="float">
            <text:p>310,383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4]+[.D74]-[.E74])/[.B74])" office:value-type="float" office:value="2259.76401880297" calcext:value-type="float">
            <text:p>2259,8</text:p>
          </table:table-cell>
          <table:table-cell table:formula="of:=TREND([.$D$15:.$D$53];[.$C$15:.$C$53];[.$A74];1)" office:value-type="float" office:value="9.52107676616984" calcext:value-type="float">
            <text:p>9,521</text:p>
          </table:table-cell>
          <table:table-cell table:formula="of:=TREND([.$F$17:.$F$53];[.$E$17:.$E$53];[.$A74];1)" office:value-type="float" office:value="22.0629060563892" calcext:value-type="float">
            <text:p>22,063</text:p>
          </table:table-cell>
          <table:table-cell table:style-name="ce6" table:formula="of:=TREND([.$H$23:.$H$32];[.$G$23:.$G$32];[.$A74];1)" office:value-type="float" office:value="78.5061520531161" calcext:value-type="float">
            <text:p>78,506</text:p>
          </table:table-cell>
          <table:table-cell table:style-name="ce3" table:formula="of:=[.B74]*[.F74]^2" office:value-type="float" office:value="365.895375271683" calcext:value-type="float">
            <text:p>365,90</text:p>
          </table:table-cell>
        </table:table-row>
        <table:table-row table:style-name="ro1">
          <table:table-cell table:formula="of:=[.A74]+5" office:value-type="float" office:value="98" calcext:value-type="float">
            <text:p>98</text:p>
          </table:table-cell>
          <table:table-cell table:style-name="ce2" table:formula="of:=IF([.$B$58];TREND([.$B$93:.$B$96];[.$A$93:.$A$96];[.A75];1);[.$B$93])" office:value-type="float" office:value="0.0000727864" calcext:value-type="float">
            <text:p>7,28E-005</text:p>
          </table:table-cell>
          <table:table-cell table:formula="of:=179200*Emiss*[.$B$6]*0.001*((([.$A75]+273)/1000)^4 - (([.B$56]+273)/1000)^4)" office:value-type="float" office:value="68.0972643718349" calcext:value-type="float">
            <text:p>68,097</text:p>
          </table:table-cell>
          <table:table-cell table:style-name="ce6" table:formula="of:=0.09456*([.$A75]-[.B$56])*(0.32+0.43*(45946.8*[.$B$6]*0.001*[.B$55])^0.52)" office:value-type="float" office:value="331.642621391742" calcext:value-type="float">
            <text:p>331,643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5]+[.D75]-[.E75])/[.B75])" office:value-type="float" office:value="2323.77820022985" calcext:value-type="float">
            <text:p>2323,8</text:p>
          </table:table-cell>
          <table:table-cell table:formula="of:=TREND([.$D$15:.$D$53];[.$C$15:.$C$53];[.$A75];1)" office:value-type="float" office:value="9.71188434997132" calcext:value-type="float">
            <text:p>9,712</text:p>
          </table:table-cell>
          <table:table-cell table:formula="of:=TREND([.$F$17:.$F$53];[.$E$17:.$E$53];[.$A75];1)" office:value-type="float" office:value="22.2968392374692" calcext:value-type="float">
            <text:p>22,297</text:p>
          </table:table-cell>
          <table:table-cell table:style-name="ce6" table:formula="of:=TREND([.$H$23:.$H$32];[.$G$23:.$G$32];[.$A75];1)" office:value-type="float" office:value="78.745702275352" calcext:value-type="float">
            <text:p>78,746</text:p>
          </table:table-cell>
          <table:table-cell table:style-name="ce3" table:formula="of:=[.B75]*[.F75]^2" office:value-type="float" office:value="393.042565763577" calcext:value-type="float">
            <text:p>393,04</text:p>
          </table:table-cell>
        </table:table-row>
        <table:table-row table:style-name="ro1">
          <table:table-cell table:formula="of:=[.A75]+5" office:value-type="float" office:value="103" calcext:value-type="float">
            <text:p>103</text:p>
          </table:table-cell>
          <table:table-cell table:style-name="ce2" table:formula="of:=IF([.$B$58];TREND([.$B$93:.$B$96];[.$A$93:.$A$96];[.A76];1);[.$B$93])" office:value-type="float" office:value="0.0000739204" calcext:value-type="float">
            <text:p>7,39E-005</text:p>
          </table:table-cell>
          <table:table-cell table:formula="of:=179200*Emiss*[.$B$6]*0.001*((([.$A76]+273)/1000)^4 - (([.B$56]+273)/1000)^4)" office:value-type="float" office:value="74.2282480373952" calcext:value-type="float">
            <text:p>74,228</text:p>
          </table:table-cell>
          <table:table-cell table:style-name="ce6" table:formula="of:=0.09456*([.$A76]-[.B$56])*(0.32+0.43*(45946.8*[.$B$6]*0.001*[.B$55])^0.52)" office:value-type="float" office:value="352.901763788649" calcext:value-type="float">
            <text:p>352,902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6]+[.D76]-[.E76])/[.B76])" office:value-type="float" office:value="2384.87754811504" calcext:value-type="float">
            <text:p>2384,9</text:p>
          </table:table-cell>
          <table:table-cell table:formula="of:=TREND([.$D$15:.$D$53];[.$C$15:.$C$53];[.$A76];1)" office:value-type="float" office:value="9.90269193377281" calcext:value-type="float">
            <text:p>9,903</text:p>
          </table:table-cell>
          <table:table-cell table:formula="of:=TREND([.$F$17:.$F$53];[.$E$17:.$E$53];[.$A76];1)" office:value-type="float" office:value="22.5307724185492" calcext:value-type="float">
            <text:p>22,531</text:p>
          </table:table-cell>
          <table:table-cell table:style-name="ce6" table:formula="of:=TREND([.$H$23:.$H$32];[.$G$23:.$G$32];[.$A76];1)" office:value-type="float" office:value="78.9852524975879" calcext:value-type="float">
            <text:p>78,985</text:p>
          </table:table-cell>
          <table:table-cell table:style-name="ce3" table:formula="of:=[.B76]*[.F76]^2" office:value-type="float" office:value="420.432691826044" calcext:value-type="float">
            <text:p>420,43</text:p>
          </table:table-cell>
        </table:table-row>
        <table:table-row table:style-name="ro1">
          <table:table-cell table:formula="of:=[.A76]+5" office:value-type="float" office:value="108" calcext:value-type="float">
            <text:p>108</text:p>
          </table:table-cell>
          <table:table-cell table:style-name="ce2" table:formula="of:=IF([.$B$58];TREND([.$B$93:.$B$96];[.$A$93:.$A$96];[.A77];1);[.$B$93])" office:value-type="float" office:value="0.0000750544" calcext:value-type="float">
            <text:p>7,51E-005</text:p>
          </table:table-cell>
          <table:table-cell table:formula="of:=179200*Emiss*[.$B$6]*0.001*((([.$A77]+273)/1000)^4 - (([.B$56]+273)/1000)^4)" office:value-type="float" office:value="80.6087593274163" calcext:value-type="float">
            <text:p>80,609</text:p>
          </table:table-cell>
          <table:table-cell table:style-name="ce6" table:formula="of:=0.09456*([.$A77]-[.B$56])*(0.32+0.43*(45946.8*[.$B$6]*0.001*[.B$55])^0.52)" office:value-type="float" office:value="374.160906185555" calcext:value-type="float">
            <text:p>374,161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7]+[.D77]-[.E77])/[.B77])" office:value-type="float" office:value="2443.35173963638" calcext:value-type="float">
            <text:p>2443,4</text:p>
          </table:table-cell>
          <table:table-cell table:formula="of:=TREND([.$D$15:.$D$53];[.$C$15:.$C$53];[.$A77];1)" office:value-type="float" office:value="10.0934995175743" calcext:value-type="float">
            <text:p>10,093</text:p>
          </table:table-cell>
          <table:table-cell table:formula="of:=TREND([.$F$17:.$F$53];[.$E$17:.$E$53];[.$A77];1)" office:value-type="float" office:value="22.7647055996292" calcext:value-type="float">
            <text:p>22,765</text:p>
          </table:table-cell>
          <table:table-cell table:style-name="ce6" table:formula="of:=TREND([.$H$23:.$H$32];[.$G$23:.$G$32];[.$A77];1)" office:value-type="float" office:value="79.2248027198239" calcext:value-type="float">
            <text:p>79,225</text:p>
          </table:table-cell>
          <table:table-cell table:style-name="ce3" table:formula="of:=[.B77]*[.F77]^2" office:value-type="float" office:value="448.072345512971" calcext:value-type="float">
            <text:p>448,07</text:p>
          </table:table-cell>
        </table:table-row>
        <table:table-row table:style-name="ro1">
          <table:table-cell table:formula="of:=[.A77]+5" office:value-type="float" office:value="113" calcext:value-type="float">
            <text:p>113</text:p>
          </table:table-cell>
          <table:table-cell table:style-name="ce2" table:formula="of:=IF([.$B$58];TREND([.$B$93:.$B$96];[.$A$93:.$A$96];[.A78];1);[.$B$93])" office:value-type="float" office:value="0.0000761884" calcext:value-type="float">
            <text:p>7,62E-005</text:p>
          </table:table-cell>
          <table:table-cell table:formula="of:=179200*Emiss*[.$B$6]*0.001*((([.$A78]+273)/1000)^4 - (([.B$56]+273)/1000)^4)" office:value-type="float" office:value="87.2454785428263" calcext:value-type="float">
            <text:p>87,245</text:p>
          </table:table-cell>
          <table:table-cell table:style-name="ce6" table:formula="of:=0.09456*([.$A78]-[.B$56])*(0.32+0.43*(45946.8*[.$B$6]*0.001*[.B$55])^0.52)" office:value-type="float" office:value="395.420048582462" calcext:value-type="float">
            <text:p>395,420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8]+[.D78]-[.E78])/[.B78])" office:value-type="float" office:value="2499.45053084922" calcext:value-type="float">
            <text:p>2499,5</text:p>
          </table:table-cell>
          <table:table-cell table:formula="of:=TREND([.$D$15:.$D$53];[.$C$15:.$C$53];[.$A78];1)" office:value-type="float" office:value="10.2843071013758" calcext:value-type="float">
            <text:p>10,284</text:p>
          </table:table-cell>
          <table:table-cell table:formula="of:=TREND([.$F$17:.$F$53];[.$E$17:.$E$53];[.$A78];1)" office:value-type="float" office:value="22.9986387807091" calcext:value-type="float">
            <text:p>22,999</text:p>
          </table:table-cell>
          <table:table-cell table:style-name="ce6" table:formula="of:=TREND([.$H$23:.$H$32];[.$G$23:.$G$32];[.$A78];1)" office:value-type="float" office:value="79.4643529420598" calcext:value-type="float">
            <text:p>79,464</text:p>
          </table:table-cell>
          <table:table-cell table:style-name="ce3" table:formula="of:=[.B78]*[.F78]^2" office:value-type="float" office:value="475.968207125288" calcext:value-type="float">
            <text:p>475,97</text:p>
          </table:table-cell>
        </table:table-row>
        <table:table-row table:style-name="ro1">
          <table:table-cell table:formula="of:=[.A78]+5" office:value-type="float" office:value="118" calcext:value-type="float">
            <text:p>118</text:p>
          </table:table-cell>
          <table:table-cell table:style-name="ce2" table:formula="of:=IF([.$B$58];TREND([.$B$93:.$B$96];[.$A$93:.$A$96];[.A79];1);[.$B$93])" office:value-type="float" office:value="0.0000773224" calcext:value-type="float">
            <text:p>7,73E-005</text:p>
          </table:table-cell>
          <table:table-cell table:formula="of:=179200*Emiss*[.$B$6]*0.001*((([.$A79]+273)/1000)^4 - (([.B$56]+273)/1000)^4)" office:value-type="float" office:value="94.145174231593" calcext:value-type="float">
            <text:p>94,145</text:p>
          </table:table-cell>
          <table:table-cell table:style-name="ce6" table:formula="of:=0.09456*([.$A79]-[.B$56])*(0.32+0.43*(45946.8*[.$B$6]*0.001*[.B$55])^0.52)" office:value-type="float" office:value="416.679190979368" calcext:value-type="float">
            <text:p>416,679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79]+[.D79]-[.E79])/[.B79])" office:value-type="float" office:value="2553.39107286485" calcext:value-type="float">
            <text:p>2553,4</text:p>
          </table:table-cell>
          <table:table-cell table:formula="of:=TREND([.$D$15:.$D$53];[.$C$15:.$C$53];[.$A79];1)" office:value-type="float" office:value="10.4751146851773" calcext:value-type="float">
            <text:p>10,475</text:p>
          </table:table-cell>
          <table:table-cell table:formula="of:=TREND([.$F$17:.$F$53];[.$E$17:.$E$53];[.$A79];1)" office:value-type="float" office:value="23.2325719617891" calcext:value-type="float">
            <text:p>23,233</text:p>
          </table:table-cell>
          <table:table-cell table:style-name="ce6" table:formula="of:=TREND([.$H$23:.$H$32];[.$G$23:.$G$32];[.$A79];1)" office:value-type="float" office:value="79.7039031642958" calcext:value-type="float">
            <text:p>79,704</text:p>
          </table:table-cell>
          <table:table-cell table:style-name="ce3" table:formula="of:=[.B79]*[.F79]^2" office:value-type="float" office:value="504.127045210961" calcext:value-type="float">
            <text:p>504,13</text:p>
          </table:table-cell>
        </table:table-row>
        <table:table-row table:style-name="ro1">
          <table:table-cell table:formula="of:=[.A79]+5" office:value-type="float" office:value="123" calcext:value-type="float">
            <text:p>123</text:p>
          </table:table-cell>
          <table:table-cell table:style-name="ce2" table:formula="of:=IF([.$B$58];TREND([.$B$93:.$B$96];[.$A$93:.$A$96];[.A80];1);[.$B$93])" office:value-type="float" office:value="0.0000784564" calcext:value-type="float">
            <text:p>7,85E-005</text:p>
          </table:table-cell>
          <table:table-cell table:formula="of:=179200*Emiss*[.$B$6]*0.001*((([.$A80]+273)/1000)^4 - (([.B$56]+273)/1000)^4)" office:value-type="float" office:value="101.314703188725" calcext:value-type="float">
            <text:p>101,315</text:p>
          </table:table-cell>
          <table:table-cell table:style-name="ce6" table:formula="of:=0.09456*([.$A80]-[.B$56])*(0.32+0.43*(45946.8*[.$B$6]*0.001*[.B$55])^0.52)" office:value-type="float" office:value="437.938333376275" calcext:value-type="float">
            <text:p>437,938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0]+[.D80]-[.E80])/[.B80])" office:value-type="float" office:value="2605.36357561389" calcext:value-type="float">
            <text:p>2605,4</text:p>
          </table:table-cell>
          <table:table-cell table:formula="of:=TREND([.$D$15:.$D$53];[.$C$15:.$C$53];[.$A80];1)" office:value-type="float" office:value="10.6659222689788" calcext:value-type="float">
            <text:p>10,666</text:p>
          </table:table-cell>
          <table:table-cell table:formula="of:=TREND([.$F$17:.$F$53];[.$E$17:.$E$53];[.$A80];1)" office:value-type="float" office:value="23.4665051428691" calcext:value-type="float">
            <text:p>23,467</text:p>
          </table:table-cell>
          <table:table-cell table:style-name="ce6" table:formula="of:=TREND([.$H$23:.$H$32];[.$G$23:.$G$32];[.$A80];1)" office:value-type="float" office:value="79.9434533865317" calcext:value-type="float">
            <text:p>79,943</text:p>
          </table:table-cell>
          <table:table-cell table:style-name="ce3" table:formula="of:=[.B80]*[.F80]^2" office:value-type="float" office:value="532.555716565" calcext:value-type="float">
            <text:p>532,56</text:p>
          </table:table-cell>
        </table:table-row>
        <table:table-row table:style-name="ro1">
          <table:table-cell table:formula="of:=[.A80]+5" office:value-type="float" office:value="128" calcext:value-type="float">
            <text:p>128</text:p>
          </table:table-cell>
          <table:table-cell table:style-name="ce2" table:formula="of:=IF([.$B$58];TREND([.$B$93:.$B$96];[.$A$93:.$A$96];[.A81];1);[.$B$93])" office:value-type="float" office:value="0.0000795904" calcext:value-type="float">
            <text:p>7,96E-005</text:p>
          </table:table-cell>
          <table:table-cell table:formula="of:=179200*Emiss*[.$B$6]*0.001*((([.$A81]+273)/1000)^4 - (([.B$56]+273)/1000)^4)" office:value-type="float" office:value="108.761010456269" calcext:value-type="float">
            <text:p>108,761</text:p>
          </table:table-cell>
          <table:table-cell table:style-name="ce6" table:formula="of:=0.09456*([.$A81]-[.B$56])*(0.32+0.43*(45946.8*[.$B$6]*0.001*[.B$55])^0.52)" office:value-type="float" office:value="459.197475773181" calcext:value-type="float">
            <text:p>459,197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1]+[.D81]-[.E81])/[.B81])" office:value-type="float" office:value="2655.53575631204" calcext:value-type="float">
            <text:p>2655,5</text:p>
          </table:table-cell>
          <table:table-cell table:formula="of:=TREND([.$D$15:.$D$53];[.$C$15:.$C$53];[.$A81];1)" office:value-type="float" office:value="10.8567298527803" calcext:value-type="float">
            <text:p>10,857</text:p>
          </table:table-cell>
          <table:table-cell table:formula="of:=TREND([.$F$17:.$F$53];[.$E$17:.$E$53];[.$A81];1)" office:value-type="float" office:value="23.7004383239491" calcext:value-type="float">
            <text:p>23,700</text:p>
          </table:table-cell>
          <table:table-cell table:style-name="ce6" table:formula="of:=TREND([.$H$23:.$H$32];[.$G$23:.$G$32];[.$A81];1)" office:value-type="float" office:value="80.1830036087677" calcext:value-type="float">
            <text:p>80,183</text:p>
          </table:table-cell>
          <table:table-cell table:style-name="ce3" table:formula="of:=[.B81]*[.F81]^2" office:value-type="float" office:value="561.26116622945" calcext:value-type="float">
            <text:p>561,26</text:p>
          </table:table-cell>
        </table:table-row>
        <table:table-row table:style-name="ro1">
          <table:table-cell table:formula="of:=[.A81]+5" office:value-type="float" office:value="133" calcext:value-type="float">
            <text:p>133</text:p>
          </table:table-cell>
          <table:table-cell table:style-name="ce2" table:formula="of:=IF([.$B$58];TREND([.$B$93:.$B$96];[.$A$93:.$A$96];[.A82];1);[.$B$93])" office:value-type="float" office:value="0.0000807244" calcext:value-type="float">
            <text:p>8,07E-005</text:p>
          </table:table-cell>
          <table:table-cell table:formula="of:=179200*Emiss*[.$B$6]*0.001*((([.$A82]+273)/1000)^4 - (([.B$56]+273)/1000)^4)" office:value-type="float" office:value="116.491129323314" calcext:value-type="float">
            <text:p>116,491</text:p>
          </table:table-cell>
          <table:table-cell table:style-name="ce6" table:formula="of:=0.09456*([.$A82]-[.B$56])*(0.32+0.43*(45946.8*[.$B$6]*0.001*[.B$55])^0.52)" office:value-type="float" office:value="480.456618170088" calcext:value-type="float">
            <text:p>480,457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2]+[.D82]-[.E82])/[.B82])" office:value-type="float" office:value="2704.05637883509" calcext:value-type="float">
            <text:p>2704,1</text:p>
          </table:table-cell>
          <table:table-cell table:formula="of:=TREND([.$D$15:.$D$53];[.$C$15:.$C$53];[.$A82];1)" office:value-type="float" office:value="11.0475374365817" calcext:value-type="float">
            <text:p>11,048</text:p>
          </table:table-cell>
          <table:table-cell table:formula="of:=TREND([.$F$17:.$F$53];[.$E$17:.$E$53];[.$A82];1)" office:value-type="float" office:value="23.9343715050291" calcext:value-type="float">
            <text:p>23,934</text:p>
          </table:table-cell>
          <table:table-cell table:style-name="ce6" table:formula="of:=TREND([.$H$23:.$H$32];[.$G$23:.$G$32];[.$A82];1)" office:value-type="float" office:value="80.4225538310036" calcext:value-type="float">
            <text:p>80,423</text:p>
          </table:table-cell>
          <table:table-cell table:style-name="ce3" table:formula="of:=[.B82]*[.F82]^2" office:value-type="float" office:value="590.250427493402" calcext:value-type="float">
            <text:p>590,25</text:p>
          </table:table-cell>
        </table:table-row>
        <table:table-row table:style-name="ro1">
          <table:table-cell table:formula="of:=[.A82]+5" office:value-type="float" office:value="138" calcext:value-type="float">
            <text:p>138</text:p>
          </table:table-cell>
          <table:table-cell table:style-name="ce2" table:formula="of:=IF([.$B$58];TREND([.$B$93:.$B$96];[.$A$93:.$A$96];[.A83];1);[.$B$93])" office:value-type="float" office:value="0.0000818584" calcext:value-type="float">
            <text:p>8,19E-005</text:p>
          </table:table-cell>
          <table:table-cell table:formula="of:=179200*Emiss*[.$B$6]*0.001*((([.$A83]+273)/1000)^4 - (([.B$56]+273)/1000)^4)" office:value-type="float" office:value="124.512181325988" calcext:value-type="float">
            <text:p>124,512</text:p>
          </table:table-cell>
          <table:table-cell table:style-name="ce6" table:formula="of:=0.09456*([.$A83]-[.B$56])*(0.32+0.43*(45946.8*[.$B$6]*0.001*[.B$55])^0.52)" office:value-type="float" office:value="501.715760566994" calcext:value-type="float">
            <text:p>501,716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3]+[.D83]-[.E83])/[.B83])" office:value-type="float" office:value="2751.05810265233" calcext:value-type="float">
            <text:p>2751,1</text:p>
          </table:table-cell>
          <table:table-cell table:formula="of:=TREND([.$D$15:.$D$53];[.$C$15:.$C$53];[.$A83];1)" office:value-type="float" office:value="11.2383450203832" calcext:value-type="float">
            <text:p>11,238</text:p>
          </table:table-cell>
          <table:table-cell table:formula="of:=TREND([.$F$17:.$F$53];[.$E$17:.$E$53];[.$A83];1)" office:value-type="float" office:value="24.1683046861091" calcext:value-type="float">
            <text:p>24,168</text:p>
          </table:table-cell>
          <table:table-cell table:style-name="ce6" table:formula="of:=TREND([.$H$23:.$H$32];[.$G$23:.$G$32];[.$A83];1)" office:value-type="float" office:value="80.6621040532395" calcext:value-type="float">
            <text:p>80,662</text:p>
          </table:table-cell>
          <table:table-cell table:style-name="ce3" table:formula="of:=[.B83]*[.F83]^2" office:value-type="float" office:value="619.530621892982" calcext:value-type="float">
            <text:p>619,53</text:p>
          </table:table-cell>
        </table:table-row>
        <table:table-row table:style-name="ro1">
          <table:table-cell table:formula="of:=[.A83]+5" office:value-type="float" office:value="143" calcext:value-type="float">
            <text:p>143</text:p>
          </table:table-cell>
          <table:table-cell table:style-name="ce2" table:formula="of:=IF([.$B$58];TREND([.$B$93:.$B$96];[.$A$93:.$A$96];[.A84];1);[.$B$93])" office:value-type="float" office:value="0.0000829924" calcext:value-type="float">
            <text:p>8,30E-005</text:p>
          </table:table-cell>
          <table:table-cell table:formula="of:=179200*Emiss*[.$B$6]*0.001*((([.$A84]+273)/1000)^4 - (([.B$56]+273)/1000)^4)" office:value-type="float" office:value="132.831376247459" calcext:value-type="float">
            <text:p>132,831</text:p>
          </table:table-cell>
          <table:table-cell table:style-name="ce6" table:formula="of:=0.09456*([.$A84]-[.B$56])*(0.32+0.43*(45946.8*[.$B$6]*0.001*[.B$55])^0.52)" office:value-type="float" office:value="522.974902963901" calcext:value-type="float">
            <text:p>522,975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4]+[.D84]-[.E84])/[.B84])" office:value-type="float" office:value="2796.65980015413" calcext:value-type="float">
            <text:p>2796,7</text:p>
          </table:table-cell>
          <table:table-cell table:formula="of:=TREND([.$D$15:.$D$53];[.$C$15:.$C$53];[.$A84];1)" office:value-type="float" office:value="11.4291526041847" calcext:value-type="float">
            <text:p>11,429</text:p>
          </table:table-cell>
          <table:table-cell table:formula="of:=TREND([.$F$17:.$F$53];[.$E$17:.$E$53];[.$A84];1)" office:value-type="float" office:value="24.402237867189" calcext:value-type="float">
            <text:p>24,402</text:p>
          </table:table-cell>
          <table:table-cell table:style-name="ce6" table:formula="of:=TREND([.$H$23:.$H$32];[.$G$23:.$G$32];[.$A84];1)" office:value-type="float" office:value="80.9016542754755" calcext:value-type="float">
            <text:p>80,902</text:p>
          </table:table-cell>
          <table:table-cell table:style-name="ce3" table:formula="of:=[.B84]*[.F84]^2" office:value-type="float" office:value="649.10895921136" calcext:value-type="float">
            <text:p>649,11</text:p>
          </table:table-cell>
        </table:table-row>
        <table:table-row table:style-name="ro1">
          <table:table-cell table:formula="of:=[.A84]+5" office:value-type="float" office:value="148" calcext:value-type="float">
            <text:p>148</text:p>
          </table:table-cell>
          <table:table-cell table:style-name="ce2" table:formula="of:=IF([.$B$58];TREND([.$B$93:.$B$96];[.$A$93:.$A$96];[.A85];1);[.$B$93])" office:value-type="float" office:value="0.0000841264" calcext:value-type="float">
            <text:p>8,41E-005</text:p>
          </table:table-cell>
          <table:table-cell table:formula="of:=179200*Emiss*[.$B$6]*0.001*((([.$A85]+273)/1000)^4 - (([.B$56]+273)/1000)^4)" office:value-type="float" office:value="141.456012117934" calcext:value-type="float">
            <text:p>141,456</text:p>
          </table:table-cell>
          <table:table-cell table:style-name="ce6" table:formula="of:=0.09456*([.$A85]-[.B$56])*(0.32+0.43*(45946.8*[.$B$6]*0.001*[.B$55])^0.52)" office:value-type="float" office:value="544.234045360808" calcext:value-type="float">
            <text:p>544,234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5]+[.D85]-[.E85])/[.B85])" office:value-type="float" office:value="2840.9684595656" calcext:value-type="float">
            <text:p>2841,0</text:p>
          </table:table-cell>
          <table:table-cell table:formula="of:=TREND([.$D$15:.$D$53];[.$C$15:.$C$53];[.$A85];1)" office:value-type="float" office:value="11.6199601879862" calcext:value-type="float">
            <text:p>11,620</text:p>
          </table:table-cell>
          <table:table-cell table:formula="of:=TREND([.$F$17:.$F$53];[.$E$17:.$E$53];[.$A85];1)" office:value-type="float" office:value="24.636171048269" calcext:value-type="float">
            <text:p>24,636</text:p>
          </table:table-cell>
          <table:table-cell table:style-name="ce6" table:formula="of:=TREND([.$H$23:.$H$32];[.$G$23:.$G$32];[.$A85];1)" office:value-type="float" office:value="81.1412044977114" calcext:value-type="float">
            <text:p>81,141</text:p>
          </table:table-cell>
          <table:table-cell table:style-name="ce3" table:formula="of:=[.B85]*[.F85]^2" office:value-type="float" office:value="678.992737478742" calcext:value-type="float">
            <text:p>678,99</text:p>
          </table:table-cell>
        </table:table-row>
        <table:table-row table:style-name="ro1">
          <table:table-cell table:formula="of:=[.A85]+5" office:value-type="float" office:value="153" calcext:value-type="float">
            <text:p>153</text:p>
          </table:table-cell>
          <table:table-cell table:style-name="ce2" table:formula="of:=IF([.$B$58];TREND([.$B$93:.$B$96];[.$A$93:.$A$96];[.A86];1);[.$B$93])" office:value-type="float" office:value="0.0000852604" calcext:value-type="float">
            <text:p>8,53E-005</text:p>
          </table:table-cell>
          <table:table-cell table:formula="of:=179200*Emiss*[.$B$6]*0.001*((([.$A86]+273)/1000)^4 - (([.B$56]+273)/1000)^4)" office:value-type="float" office:value="150.393475214662" calcext:value-type="float">
            <text:p>150,393</text:p>
          </table:table-cell>
          <table:table-cell table:style-name="ce6" table:formula="of:=0.09456*([.$A86]-[.B$56])*(0.32+0.43*(45946.8*[.$B$6]*0.001*[.B$55])^0.52)" office:value-type="float" office:value="565.493187757714" calcext:value-type="float">
            <text:p>565,493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6]+[.D86]-[.E86])/[.B86])" office:value-type="float" office:value="2884.08076113992" calcext:value-type="float">
            <text:p>2884,1</text:p>
          </table:table-cell>
          <table:table-cell table:formula="of:=TREND([.$D$15:.$D$53];[.$C$15:.$C$53];[.$A86];1)" office:value-type="float" office:value="11.8107677717877" calcext:value-type="float">
            <text:p>11,811</text:p>
          </table:table-cell>
          <table:table-cell table:formula="of:=TREND([.$F$17:.$F$53];[.$E$17:.$E$53];[.$A86];1)" office:value-type="float" office:value="24.870104229349" calcext:value-type="float">
            <text:p>24,870</text:p>
          </table:table-cell>
          <table:table-cell table:style-name="ce6" table:formula="of:=TREND([.$H$23:.$H$32];[.$G$23:.$G$32];[.$A86];1)" office:value-type="float" office:value="81.3807547199474" calcext:value-type="float">
            <text:p>81,381</text:p>
          </table:table-cell>
          <table:table-cell table:style-name="ce3" table:formula="of:=[.B86]*[.F86]^2" office:value-type="float" office:value="709.189342972376" calcext:value-type="float">
            <text:p>709,19</text:p>
          </table:table-cell>
        </table:table-row>
        <table:table-row table:style-name="ro1">
          <table:table-cell table:formula="of:=[.A86]+5" office:value-type="float" office:value="158" calcext:value-type="float">
            <text:p>158</text:p>
          </table:table-cell>
          <table:table-cell table:style-name="ce2" table:formula="of:=IF([.$B$58];TREND([.$B$93:.$B$96];[.$A$93:.$A$96];[.A87];1);[.$B$93])" office:value-type="float" office:value="0.0000863944" calcext:value-type="float">
            <text:p>8,64E-005</text:p>
          </table:table-cell>
          <table:table-cell table:formula="of:=179200*Emiss*[.$B$6]*0.001*((([.$A87]+273)/1000)^4 - (([.B$56]+273)/1000)^4)" office:value-type="float" office:value="159.651240061932" calcext:value-type="float">
            <text:p>159,651</text:p>
          </table:table-cell>
          <table:table-cell table:style-name="ce6" table:formula="of:=0.09456*([.$A87]-[.B$56])*(0.32+0.43*(45946.8*[.$B$6]*0.001*[.B$55])^0.52)" office:value-type="float" office:value="586.752330154621" calcext:value-type="float">
            <text:p>586,752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7]+[.D87]-[.E87])/[.B87])" office:value-type="float" office:value="2926.08439310179" calcext:value-type="float">
            <text:p>2926,1</text:p>
          </table:table-cell>
          <table:table-cell table:formula="of:=TREND([.$D$15:.$D$53];[.$C$15:.$C$53];[.$A87];1)" office:value-type="float" office:value="12.0015753555892" calcext:value-type="float">
            <text:p>12,002</text:p>
          </table:table-cell>
          <table:table-cell table:formula="of:=TREND([.$F$17:.$F$53];[.$E$17:.$E$53];[.$A87];1)" office:value-type="float" office:value="25.104037410429" calcext:value-type="float">
            <text:p>25,104</text:p>
          </table:table-cell>
          <table:table-cell table:style-name="ce6" table:formula="of:=TREND([.$H$23:.$H$32];[.$G$23:.$G$32];[.$A87];1)" office:value-type="float" office:value="81.6203049421833" calcext:value-type="float">
            <text:p>81,620</text:p>
          </table:table-cell>
          <table:table-cell table:style-name="ce3" table:formula="of:=[.B87]*[.F87]^2" office:value-type="float" office:value="739.706250216553" calcext:value-type="float">
            <text:p>739,71</text:p>
          </table:table-cell>
        </table:table-row>
        <table:table-row table:style-name="ro1">
          <table:table-cell table:formula="of:=[.A87]+5" office:value-type="float" office:value="163" calcext:value-type="float">
            <text:p>163</text:p>
          </table:table-cell>
          <table:table-cell table:style-name="ce2" table:formula="of:=IF([.$B$58];TREND([.$B$93:.$B$96];[.$A$93:.$A$96];[.A88];1);[.$B$93])" office:value-type="float" office:value="0.0000875284" calcext:value-type="float">
            <text:p>8,75E-005</text:p>
          </table:table-cell>
          <table:table-cell table:formula="of:=179200*Emiss*[.$B$6]*0.001*((([.$A88]+273)/1000)^4 - (([.B$56]+273)/1000)^4)" office:value-type="float" office:value="169.236869431069" calcext:value-type="float">
            <text:p>169,237</text:p>
          </table:table-cell>
          <table:table-cell table:style-name="ce6" table:formula="of:=0.09456*([.$A88]-[.B$56])*(0.32+0.43*(45946.8*[.$B$6]*0.001*[.B$55])^0.52)" office:value-type="float" office:value="608.011472551527" calcext:value-type="float">
            <text:p>608,011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8]+[.D88]-[.E88])/[.B88])" office:value-type="float" office:value="2967.05915832054" calcext:value-type="float">
            <text:p>2967,1</text:p>
          </table:table-cell>
          <table:table-cell table:formula="of:=TREND([.$D$15:.$D$53];[.$C$15:.$C$53];[.$A88];1)" office:value-type="float" office:value="12.1923829393907" calcext:value-type="float">
            <text:p>12,192</text:p>
          </table:table-cell>
          <table:table-cell table:formula="of:=TREND([.$F$17:.$F$53];[.$E$17:.$E$53];[.$A88];1)" office:value-type="float" office:value="25.337970591509" calcext:value-type="float">
            <text:p>25,338</text:p>
          </table:table-cell>
          <table:table-cell table:style-name="ce6" table:formula="of:=TREND([.$H$23:.$H$32];[.$G$23:.$G$32];[.$A88];1)" office:value-type="float" office:value="81.8598551644192" calcext:value-type="float">
            <text:p>81,860</text:p>
          </table:table-cell>
          <table:table-cell table:style-name="ce3" table:formula="of:=[.B88]*[.F88]^2" office:value-type="float" office:value="770.551021982596" calcext:value-type="float">
            <text:p>770,55</text:p>
          </table:table-cell>
        </table:table-row>
        <table:table-row table:style-name="ro1">
          <table:table-cell table:formula="of:=[.A88]+5" office:value-type="float" office:value="168" calcext:value-type="float">
            <text:p>168</text:p>
          </table:table-cell>
          <table:table-cell table:style-name="ce2" table:formula="of:=IF([.$B$58];TREND([.$B$93:.$B$96];[.$A$93:.$A$96];[.A89];1);[.$B$93])" office:value-type="float" office:value="0.0000886624" calcext:value-type="float">
            <text:p>8,87E-005</text:p>
          </table:table-cell>
          <table:table-cell table:formula="of:=179200*Emiss*[.$B$6]*0.001*((([.$A89]+273)/1000)^4 - (([.B$56]+273)/1000)^4)" office:value-type="float" office:value="179.158014340444" calcext:value-type="float">
            <text:p>179,158</text:p>
          </table:table-cell>
          <table:table-cell table:style-name="ce6" table:formula="of:=0.09456*([.$A89]-[.B$56])*(0.32+0.43*(45946.8*[.$B$6]*0.001*[.B$55])^0.52)" office:value-type="float" office:value="629.270614948434" calcext:value-type="float">
            <text:p>629,271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89]+[.D89]-[.E89])/[.B89])" office:value-type="float" office:value="3007.07791123768" calcext:value-type="float">
            <text:p>3007,1</text:p>
          </table:table-cell>
          <table:table-cell table:formula="of:=TREND([.$D$15:.$D$53];[.$C$15:.$C$53];[.$A89];1)" office:value-type="float" office:value="12.3831905231922" calcext:value-type="float">
            <text:p>12,383</text:p>
          </table:table-cell>
          <table:table-cell table:formula="of:=TREND([.$F$17:.$F$53];[.$E$17:.$E$53];[.$A89];1)" office:value-type="float" office:value="25.571903772589" calcext:value-type="float">
            <text:p>25,572</text:p>
          </table:table-cell>
          <table:table-cell table:style-name="ce6" table:formula="of:=TREND([.$H$23:.$H$32];[.$G$23:.$G$32];[.$A89];1)" office:value-type="float" office:value="82.0994053866552" calcext:value-type="float">
            <text:p>82,099</text:p>
          </table:table-cell>
          <table:table-cell table:style-name="ce3" table:formula="of:=[.B89]*[.F89]^2" office:value-type="float" office:value="801.731309288878" calcext:value-type="float">
            <text:p>801,73</text:p>
          </table:table-cell>
        </table:table-row>
        <table:table-row table:style-name="ro1">
          <table:table-cell table:formula="of:=[.A89]+5" office:value-type="float" office:value="173" calcext:value-type="float">
            <text:p>173</text:p>
          </table:table-cell>
          <table:table-cell table:style-name="ce2" table:formula="of:=IF([.$B$58];TREND([.$B$93:.$B$96];[.$A$93:.$A$96];[.A90];1);[.$B$93])" office:value-type="float" office:value="0.0000897964" calcext:value-type="float">
            <text:p>8,98E-005</text:p>
          </table:table-cell>
          <table:table-cell table:formula="of:=179200*Emiss*[.$B$6]*0.001*((([.$A90]+273)/1000)^4 - (([.B$56]+273)/1000)^4)" office:value-type="float" office:value="189.422414055464" calcext:value-type="float">
            <text:p>189,422</text:p>
          </table:table-cell>
          <table:table-cell table:style-name="ce6" table:formula="of:=0.09456*([.$A90]-[.B$56])*(0.32+0.43*(45946.8*[.$B$6]*0.001*[.B$55])^0.52)" office:value-type="float" office:value="650.52975734534" calcext:value-type="float">
            <text:p>650,530</text:p>
          </table:table-cell>
          <table:table-cell table:formula="of:=IF([.B$57];204*[.$B$6]*0.001;0)" office:value-type="float" office:value="6.69732" calcext:value-type="float">
            <text:p>6,69732</text:p>
          </table:table-cell>
          <table:table-cell table:style-name="ce8" table:formula="of:=SQRT(([.C90]+[.D90]-[.E90])/[.B90])" office:value-type="float" office:value="3046.20735599983" calcext:value-type="float">
            <text:p>3046,2</text:p>
          </table:table-cell>
          <table:table-cell table:formula="of:=TREND([.$D$15:.$D$53];[.$C$15:.$C$53];[.$A90];1)" office:value-type="float" office:value="12.5739981069936" calcext:value-type="float">
            <text:p>12,574</text:p>
          </table:table-cell>
          <table:table-cell table:formula="of:=TREND([.$F$17:.$F$53];[.$E$17:.$E$53];[.$A90];1)" office:value-type="float" office:value="25.8058369536689" calcext:value-type="float">
            <text:p>25,806</text:p>
          </table:table-cell>
          <table:table-cell table:style-name="ce6" table:formula="of:=TREND([.$H$23:.$H$32];[.$G$23:.$G$32];[.$A90];1)" office:value-type="float" office:value="82.3389556088911" calcext:value-type="float">
            <text:p>82,339</text:p>
          </table:table-cell>
          <table:table-cell table:style-name="ce3" table:formula="of:=[.B90]*[.F90]^2" office:value-type="float" office:value="833.254851400804" calcext:value-type="float">
            <text:p>833,25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variacao da resistencia CA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float" office:value="0.0000676" calcext:value-type="float">
            <text:p>6,76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float" office:value="0.0000732" calcext:value-type="float">
            <text:p>7,32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float" office:value="0.0000789" calcext:value-type="float">
            <text:p>7,89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float" office:value="0.0000846" calcext:value-type="float">
            <text:p>8,46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ergio" table:style-name="ta1">
        <table:shapes>
          <draw:frame draw:z-index="0" draw:style-name="gr1" draw:text-style-name="P1" svg:width="12.418cm" svg:height="9.578cm" svg:x="14.696cm" svg:y="11.608cm">
            <draw:object draw:notify-on-update-of-ranges="Sergio.C15:Sergio.C53 Sergio.C12:Sergio.C12 Sergio.A15:Sergio.A53 Sergio.E15:Sergio.E53 Sergio.E12:Sergio.E12 Sergio.A15:Sergio.A53 Sergio.G15:Sergio.G53 Sergio.G12:Sergio.G12 Sergio.A15:Sergio.A5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2.679cm" svg:height="8.999cm" svg:x="26.983cm" svg:y="11.559cm">
            <draw:object draw:notify-on-update-of-ranges="Sergio.C15:Sergio.C53 Sergio.C12:Sergio.C12 Sergio.D15:Sergio.D53 Sergio.E15:Sergio.E53 Sergio.E12:Sergio.E12 Sergio.F15:Sergio.F53 Sergio.G15:Sergio.G53 Sergio.G12:Sergio.G12 Sergio.H15:Sergio.H5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2.693cm" svg:height="8.999cm" svg:x="15.226cm" svg:y="20.665cm">
            <draw:object draw:notify-on-update-of-ranges="Sergio.F60:Sergio.F90 Sergio.A60:Sergio.A9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2.014cm" svg:height="8.999cm" svg:x="27.772cm" svg:y="20.557cm">
            <draw:object draw:notify-on-update-of-ranges="Sergio.F60:Sergio.F90 Sergio.G58:Sergio.G58 Sergio.G60:Sergio.G90 Sergio.F60:Sergio.F90 Sergio.H58:Sergio.H58 Sergio.H60:Sergio.H89 Sergio.F60:Sergio.F90 Sergio.I58:Sergio.I58 Sergio.I60:Sergio.I9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1.832cm" svg:height="8.999cm" svg:x="28.002cm" svg:y="29.693cm">
            <draw:object draw:notify-on-update-of-ranges="Sergio.A60:Sergio.A90 Sergio.J60:Sergio.J9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draw:text-style-name="P1" svg:width="13.017cm" svg:height="8.999cm" svg:x="15.116cm" svg:y="29.49cm">
            <draw:object draw:notify-on-update-of-ranges="Sergio.F60:Sergio.F90 Sergio.J60:Sergio.J90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abo</text:p>
          </table:table-cell>
          <table:table-cell table:style-name="Default" office:value-type="string" calcext:value-type="string">
            <text:p>T-Finch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Seção</text:p>
          </table:table-cell>
          <table:table-cell table:style-name="Default" office:value-type="float" office:value="374.79" calcext:value-type="float">
            <text:p>374,79</text:p>
          </table:table-cell>
          <table:table-cell table:style-name="Default" office:value-type="string" calcext:value-type="string">
            <text:p>mm²</text:p>
          </table:table-cell>
          <table:table-cell office:value-type="string" calcext:value-type="string">
            <text:p>C1</text:p>
          </table:table-cell>
          <table:table-cell table:style-name="ce3" table:formula="of:=[.B10]/[.B5]" office:value-type="float" office:value="1751.91894381333" calcext:value-type="float">
            <text:p>1751,9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Peso</text:p>
          </table:table-cell>
          <table:table-cell table:style-name="Default" office:value-type="float" office:value="1.3028" calcext:value-type="float">
            <text:p>1,3028</text:p>
          </table:table-cell>
          <table:table-cell table:style-name="Default" office:value-type="string" calcext:value-type="string">
            <text:p>kgf/km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Diametro</text:p>
          </table:table-cell>
          <table:table-cell table:style-name="Default"/>
          <table:table-cell table:style-name="Default" office:value-type="string" calcext:value-type="string">
            <text:p>mm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E</text:p>
          </table:table-cell>
          <table:table-cell table:style-name="Default" office:value-type="float" office:value="7546" calcext:value-type="float">
            <text:p>7546</text:p>
          </table:table-cell>
          <table:table-cell table:style-name="Default" office:value-type="string" calcext:value-type="string">
            <text:p>kgf/mm²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lfa</text:p>
          </table:table-cell>
          <table:table-cell table:style-name="ce2" office:value-type="float" office:value="0.0000189" calcext:value-type="float">
            <text:p>1,89E-005</text:p>
          </table:table-cell>
          <table:table-cell table:style-name="Default" office:value-type="string" calcext:value-type="string">
            <text:p>1/ºC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crit</text:p>
          </table:table-cell>
          <table:table-cell table:style-name="Default" office:value-type="float" office:value="11412" calcext:value-type="float">
            <text:p>11412</text:p>
          </table:table-cell>
          <table:table-cell table:style-name="Default" office:value-type="string" calcext:value-type="string">
            <text:p>kgf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0</text:p>
          </table:table-cell>
          <table:table-cell table:style-name="Default" table:formula="of:=[.B9]*0.2" office:value-type="float" office:value="2282.4" calcext:value-type="float">
            <text:p>2282,4</text:p>
          </table:table-cell>
          <table:table-cell table:style-name="Default" office:value-type="string" calcext:value-type="string">
            <text:p>kgf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emissividad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Default" office:value-type="string" calcext:value-type="string">
            <text:p>vao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T2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office:annotation draw:style-name="gr2" draw:text-style-name="P2" svg:width="2.899cm" svg:height="1.386cm" svg:x="7.657cm" svg:y="3.939cm" draw:caption-point-x="-0.61cm" draw:caption-point-y="1.464cm">
              <dc:date>2013-11-12T00:00:00</dc:date>
              <text:p text:style-name="P2"><text:span text:style-name="T1">Poderia fazer um alcance maior pra vão menores</text:span></text:p>
            </office:annotation>
            <text:p>t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lecha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lech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16]-50" office:value-type="float" office:value="1632.4" calcext:value-type="float">
            <text:p>1632,4</text:p>
          </table:table-cell>
          <table:table-cell table:formula="of:=[.A15]/[.$B$5]" office:value-type="float" office:value="1252.99355234879" calcext:value-type="float">
            <text:p>1252,99</text:p>
          </table:table-cell>
          <table:table-cell table:formula="of:=1/[.$B$8]*(([.$B15]*SINH([.C$12]/(2*[.$B15]))) / ([.$E$4]*SINH([.C$12]/(2*[.$E$4]))) - 1 - 1/([.$B$7]*[.$B$4])*([.$A15] - [.$B$10])) + [.$B$56]" office:value-type="float" office:value="93.8839388881772" calcext:value-type="float">
            <text:p>93,884</text:p>
          </table:table-cell>
          <table:table-cell table:style-name="ce7" table:formula="of:=[.$B$5]*[.C$12]^2/(8*[.$A15])" office:value-type="float" office:value="8.97849791717716" calcext:value-type="float">
            <text:p>8,978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[.A17]-50" office:value-type="float" office:value="1682.4" calcext:value-type="float">
            <text:p>1682,4</text:p>
          </table:table-cell>
          <table:table-cell table:formula="of:=[.A16]/[.$B$5]" office:value-type="float" office:value="1291.37242861529" calcext:value-type="float">
            <text:p>1291,37</text:p>
          </table:table-cell>
          <table:table-cell table:formula="of:=1/[.$B$8]*(([.$B16]*SINH([.C$12]/(2*[.$B16]))) / ([.$E$4]*SINH([.C$12]/(2*[.$E$4]))) - 1 - 1/([.$B$7]*[.$B$4])*([.$A16] - [.$B$10])) + [.$B$56]" office:value-type="float" office:value="85.5471209004409" calcext:value-type="float">
            <text:p>85,547</text:p>
          </table:table-cell>
          <table:table-cell table:style-name="ce7" table:formula="of:=[.$B$5]*[.C$12]^2/(8*[.$A16])" office:value-type="float" office:value="8.71166191155492" calcext:value-type="float">
            <text:p>8,712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[.A18]-50" office:value-type="float" office:value="1732.4" calcext:value-type="float">
            <text:p>1732,4</text:p>
          </table:table-cell>
          <table:table-cell table:formula="of:=[.A17]/[.$B$5]" office:value-type="float" office:value="1329.75130488179" calcext:value-type="float">
            <text:p>1329,75</text:p>
          </table:table-cell>
          <table:table-cell table:formula="of:=1/[.$B$8]*(([.$B17]*SINH([.C$12]/(2*[.$B17]))) / ([.$E$4]*SINH([.C$12]/(2*[.$E$4]))) - 1 - 1/([.$B$7]*[.$B$4])*([.$A17] - [.$B$10])) + [.$B$56]" office:value-type="float" office:value="77.8424033016902" calcext:value-type="float">
            <text:p>77,842</text:p>
          </table:table-cell>
          <table:table-cell table:style-name="ce7" table:formula="of:=[.$B$5]*[.C$12]^2/(8*[.$A17])" office:value-type="float" office:value="8.46022858462249" calcext:value-type="float">
            <text:p>8,460</text:p>
          </table:table-cell>
          <table:table-cell table:style-name="ce6" table:formula="of:=1/[.$B$8]*(([.$B17]*SINH([.E$12]/(2*[.$B17]))) / ([.$E$4]*SINH([.E$12]/(2*[.$E$4]))) - 1 - 1/([.$B$7]*[.$B$4])*([.$A17] - [.$B$10])) + [.$B$56]" office:value-type="float" office:value="162.329539392845" calcext:value-type="float">
            <text:p>162,330</text:p>
          </table:table-cell>
          <table:table-cell table:style-name="ce7" table:formula="of:=[.$B$5]*[.E$12]^2/(8*[.$A17])" office:value-type="float" office:value="23.5006349572847" calcext:value-type="float">
            <text:p>23,501</text:p>
          </table:table-cell>
          <table:table-cell table:number-columns-repeated="4"/>
        </table:table-row>
        <table:table-row table:style-name="ro1">
          <table:table-cell table:formula="of:=[.A19]-50" office:value-type="float" office:value="1782.4" calcext:value-type="float">
            <text:p>1782,4</text:p>
          </table:table-cell>
          <table:table-cell table:formula="of:=[.A18]/[.$B$5]" office:value-type="float" office:value="1368.1301811483" calcext:value-type="float">
            <text:p>1368,13</text:p>
          </table:table-cell>
          <table:table-cell table:formula="of:=1/[.$B$8]*(([.$B18]*SINH([.C$12]/(2*[.$B18]))) / ([.$E$4]*SINH([.C$12]/(2*[.$E$4]))) - 1 - 1/([.$B$7]*[.$B$4])*([.$A18] - [.$B$10])) + [.$B$56]" office:value-type="float" office:value="70.6997918111716" calcext:value-type="float">
            <text:p>70,700</text:p>
          </table:table-cell>
          <table:table-cell table:style-name="ce7" table:formula="of:=[.$B$5]*[.C$12]^2/(8*[.$A18])" office:value-type="float" office:value="8.22290170556553" calcext:value-type="float">
            <text:p>8,223</text:p>
          </table:table-cell>
          <table:table-cell table:style-name="ce6" table:formula="of:=1/[.$B$8]*(([.$B18]*SINH([.E$12]/(2*[.$B18]))) / ([.$E$4]*SINH([.E$12]/(2*[.$E$4]))) - 1 - 1/([.$B$7]*[.$B$4])*([.$A18] - [.$B$10])) + [.$B$56]" office:value-type="float" office:value="144.151425546989" calcext:value-type="float">
            <text:p>144,151</text:p>
          </table:table-cell>
          <table:table-cell table:style-name="ce7" table:formula="of:=[.$B$5]*[.E$12]^2/(8*[.$A18])" office:value-type="float" office:value="22.8413936265709" calcext:value-type="float">
            <text:p>22,841</text:p>
          </table:table-cell>
          <table:table-cell table:number-columns-repeated="4"/>
        </table:table-row>
        <table:table-row table:style-name="ro1">
          <table:table-cell table:formula="of:=[.A20]-50" office:value-type="float" office:value="1832.4" calcext:value-type="float">
            <text:p>1832,4</text:p>
          </table:table-cell>
          <table:table-cell table:formula="of:=[.A19]/[.$B$5]" office:value-type="float" office:value="1406.5090574148" calcext:value-type="float">
            <text:p>1406,51</text:p>
          </table:table-cell>
          <table:table-cell table:formula="of:=1/[.$B$8]*(([.$B19]*SINH([.C$12]/(2*[.$B19]))) / ([.$E$4]*SINH([.C$12]/(2*[.$E$4]))) - 1 - 1/([.$B$7]*[.$B$4])*([.$A19] - [.$B$10])) + [.$B$56]" office:value-type="float" office:value="64.0587206591195" calcext:value-type="float">
            <text:p>64,059</text:p>
          </table:table-cell>
          <table:table-cell table:style-name="ce7" table:formula="of:=[.$B$5]*[.C$12]^2/(8*[.$A19])" office:value-type="float" office:value="7.99852652259332" calcext:value-type="float">
            <text:p>7,999</text:p>
          </table:table-cell>
          <table:table-cell table:style-name="ce6" table:formula="of:=1/[.$B$8]*(([.$B19]*SINH([.E$12]/(2*[.$B19]))) / ([.$E$4]*SINH([.E$12]/(2*[.$E$4]))) - 1 - 1/([.$B$7]*[.$B$4])*([.$A19] - [.$B$10])) + [.$B$56]" office:value-type="float" office:value="127.368419005135" calcext:value-type="float">
            <text:p>127,368</text:p>
          </table:table-cell>
          <table:table-cell table:style-name="ce7" table:formula="of:=[.$B$5]*[.E$12]^2/(8*[.$A19])" office:value-type="float" office:value="22.2181292294259" calcext:value-type="float">
            <text:p>22,218</text:p>
          </table:table-cell>
          <table:table-cell table:number-columns-repeated="4"/>
        </table:table-row>
        <table:table-row table:style-name="ro1">
          <table:table-cell table:formula="of:=[.A21]-50" office:value-type="float" office:value="1882.4" calcext:value-type="float">
            <text:p>1882,4</text:p>
          </table:table-cell>
          <table:table-cell table:formula="of:=[.A20]/[.$B$5]" office:value-type="float" office:value="1444.8879336813" calcext:value-type="float">
            <text:p>1444,89</text:p>
          </table:table-cell>
          <table:table-cell table:formula="of:=1/[.$B$8]*(([.$B20]*SINH([.C$12]/(2*[.$B20]))) / ([.$E$4]*SINH([.C$12]/(2*[.$E$4]))) - 1 - 1/([.$B$7]*[.$B$4])*([.$A20] - [.$B$10])) + [.$B$56]" office:value-type="float" office:value="57.8665683271153" calcext:value-type="float">
            <text:p>57,867</text:p>
          </table:table-cell>
          <table:table-cell table:style-name="ce7" table:formula="of:=[.$B$5]*[.C$12]^2/(8*[.$A20])" office:value-type="float" office:value="7.78607097322567" calcext:value-type="float">
            <text:p>7,786</text:p>
          </table:table-cell>
          <table:table-cell table:style-name="ce6" table:formula="of:=1/[.$B$8]*(([.$B20]*SINH([.E$12]/(2*[.$B20]))) / ([.$E$4]*SINH([.E$12]/(2*[.$E$4]))) - 1 - 1/([.$B$7]*[.$B$4])*([.$A20] - [.$B$10])) + [.$B$56]" office:value-type="float" office:value="111.833906017558" calcext:value-type="float">
            <text:p>111,834</text:p>
          </table:table-cell>
          <table:table-cell table:style-name="ce7" table:formula="of:=[.$B$5]*[.E$12]^2/(8*[.$A20])" office:value-type="float" office:value="21.6279749256269" calcext:value-type="float">
            <text:p>21,628</text:p>
          </table:table-cell>
          <table:table-cell table:number-columns-repeated="4"/>
        </table:table-row>
        <table:table-row table:style-name="ro1">
          <table:table-cell table:formula="of:=[.A22]-50" office:value-type="float" office:value="1932.4" calcext:value-type="float">
            <text:p>1932,4</text:p>
          </table:table-cell>
          <table:table-cell table:formula="of:=[.A21]/[.$B$5]" office:value-type="float" office:value="1483.2668099478" calcext:value-type="float">
            <text:p>1483,27</text:p>
          </table:table-cell>
          <table:table-cell table:formula="of:=1/[.$B$8]*(([.$B21]*SINH([.C$12]/(2*[.$B21]))) / ([.$E$4]*SINH([.C$12]/(2*[.$E$4]))) - 1 - 1/([.$B$7]*[.$B$4])*([.$A21] - [.$B$10])) + [.$B$56]" office:value-type="float" office:value="52.0774389468188" calcext:value-type="float">
            <text:p>52,077</text:p>
          </table:table-cell>
          <table:table-cell table:style-name="ce7" table:formula="of:=[.$B$5]*[.C$12]^2/(8*[.$A21])" office:value-type="float" office:value="7.5846098116332" calcext:value-type="float">
            <text:p>7,585</text:p>
          </table:table-cell>
          <table:table-cell table:style-name="ce6" table:formula="of:=1/[.$B$8]*(([.$B21]*SINH([.E$12]/(2*[.$B21]))) / ([.$E$4]*SINH([.E$12]/(2*[.$E$4]))) - 1 - 1/([.$B$7]*[.$B$4])*([.$A21] - [.$B$10])) + [.$B$56]" office:value-type="float" office:value="97.4200470778011" calcext:value-type="float">
            <text:p>97,420</text:p>
          </table:table-cell>
          <table:table-cell table:style-name="ce7" table:formula="of:=[.$B$5]*[.E$12]^2/(8*[.$A21])" office:value-type="float" office:value="21.06836058787" calcext:value-type="float">
            <text:p>21,068</text:p>
          </table:table-cell>
          <table:table-cell table:number-columns-repeated="4"/>
        </table:table-row>
        <table:table-row table:style-name="ro1">
          <table:table-cell table:formula="of:=[.A23]-50" office:value-type="float" office:value="1982.4" calcext:value-type="float">
            <text:p>1982,4</text:p>
          </table:table-cell>
          <table:table-cell table:formula="of:=[.A22]/[.$B$5]" office:value-type="float" office:value="1521.64568621431" calcext:value-type="float">
            <text:p>1521,65</text:p>
          </table:table-cell>
          <table:table-cell table:formula="of:=1/[.$B$8]*(([.$B22]*SINH([.C$12]/(2*[.$B22]))) / ([.$E$4]*SINH([.C$12]/(2*[.$E$4]))) - 1 - 1/([.$B$7]*[.$B$4])*([.$A22] - [.$B$10])) + [.$B$56]" office:value-type="float" office:value="46.6511563649967" calcext:value-type="float">
            <text:p>46,651</text:p>
          </table:table-cell>
          <table:table-cell table:style-name="ce7" table:formula="of:=[.$B$5]*[.C$12]^2/(8*[.$A22])" office:value-type="float" office:value="7.39331113801453" calcext:value-type="float">
            <text:p>7,393</text:p>
          </table:table-cell>
          <table:table-cell table:style-name="ce6" table:formula="of:=1/[.$B$8]*(([.$B22]*SINH([.E$12]/(2*[.$B22]))) / ([.$E$4]*SINH([.E$12]/(2*[.$E$4]))) - 1 - 1/([.$B$7]*[.$B$4])*([.$A22] - [.$B$10])) + [.$B$56]" office:value-type="float" office:value="84.0149629961291" calcext:value-type="float">
            <text:p>84,015</text:p>
          </table:table-cell>
          <table:table-cell table:style-name="ce7" table:formula="of:=[.$B$5]*[.E$12]^2/(8*[.$A22])" office:value-type="float" office:value="20.5369753833737" calcext:value-type="float">
            <text:p>20,537</text:p>
          </table:table-cell>
          <table:table-cell table:number-columns-repeated="4"/>
        </table:table-row>
        <table:table-row table:style-name="ro1">
          <table:table-cell table:formula="of:=[.A24]-50" office:value-type="float" office:value="2032.4" calcext:value-type="float">
            <text:p>2032,4</text:p>
          </table:table-cell>
          <table:table-cell table:formula="of:=[.A23]/[.$B$5]" office:value-type="float" office:value="1560.02456248081" calcext:value-type="float">
            <text:p>1560,02</text:p>
          </table:table-cell>
          <table:table-cell table:formula="of:=1/[.$B$8]*(([.$B23]*SINH([.C$12]/(2*[.$B23]))) / ([.$E$4]*SINH([.C$12]/(2*[.$E$4]))) - 1 - 1/([.$B$7]*[.$B$4])*([.$A23] - [.$B$10])) + [.$B$56]" office:value-type="float" office:value="41.5524294869464" calcext:value-type="float">
            <text:p>41,552</text:p>
          </table:table-cell>
          <table:table-cell table:style-name="ce7" table:formula="of:=[.$B$5]*[.C$12]^2/(8*[.$A23])" office:value-type="float" office:value="7.21142491635505" calcext:value-type="float">
            <text:p>7,211</text:p>
          </table:table-cell>
          <table:table-cell table:style-name="ce6" table:formula="of:=1/[.$B$8]*(([.$B23]*SINH([.E$12]/(2*[.$B23]))) / ([.$E$4]*SINH([.E$12]/(2*[.$E$4]))) - 1 - 1/([.$B$7]*[.$B$4])*([.$A23] - [.$B$10])) + [.$B$56]" office:value-type="float" office:value="71.5204012025" calcext:value-type="float">
            <text:p>71,520</text:p>
          </table:table-cell>
          <table:table-cell table:style-name="ce7" table:formula="of:=[.$B$5]*[.E$12]^2/(8*[.$A23])" office:value-type="float" office:value="20.031735878764" calcext:value-type="float">
            <text:p>20,032</text:p>
          </table:table-cell>
          <table:table-cell table:formula="of:=1/[.$B$8]*(([.$B23]*SINH([.G$12]/(2*[.$B23]))) / ([.$E$4]*SINH([.G$12]/(2*[.$E$4]))) - 1 - 1/([.$B$7]*[.$B$4])*([.$A23] - [.$B$10])) + [.$B$56]" office:value-type="float" office:value="211.442088939003" calcext:value-type="float">
            <text:p>211,442</text:p>
          </table:table-cell>
          <table:table-cell table:style-name="ce7" table:formula="of:=[.$B$5]*[.G$12]^2/(8*[.$A23])" office:value-type="float" office:value="80.1269435150561" calcext:value-type="float">
            <text:p>80,127</text:p>
          </table:table-cell>
          <table:table-cell table:number-columns-repeated="2"/>
        </table:table-row>
        <table:table-row table:style-name="ro1">
          <table:table-cell table:formula="of:=[.A25]-50" office:value-type="float" office:value="2082.4" calcext:value-type="float">
            <text:p>2082,4</text:p>
          </table:table-cell>
          <table:table-cell table:formula="of:=[.A24]/[.$B$5]" office:value-type="float" office:value="1598.40343874731" calcext:value-type="float">
            <text:p>1598,40</text:p>
          </table:table-cell>
          <table:table-cell table:formula="of:=1/[.$B$8]*(([.$B24]*SINH([.C$12]/(2*[.$B24]))) / ([.$E$4]*SINH([.C$12]/(2*[.$E$4]))) - 1 - 1/([.$B$7]*[.$B$4])*([.$A24] - [.$B$10])) + [.$B$56]" office:value-type="float" office:value="36.7501563570773" calcext:value-type="float">
            <text:p>36,750</text:p>
          </table:table-cell>
          <table:table-cell table:style-name="ce7" table:formula="of:=[.$B$5]*[.C$12]^2/(8*[.$A24])" office:value-type="float" office:value="7.03827314636957" calcext:value-type="float">
            <text:p>7,038</text:p>
          </table:table-cell>
          <table:table-cell table:style-name="ce6" table:formula="of:=1/[.$B$8]*(([.$B24]*SINH([.E$12]/(2*[.$B24]))) / ([.$E$4]*SINH([.E$12]/(2*[.$E$4]))) - 1 - 1/([.$B$7]*[.$B$4])*([.$A24] - [.$B$10])) + [.$B$56]" office:value-type="float" office:value="59.8497908128606" calcext:value-type="float">
            <text:p>59,850</text:p>
          </table:table-cell>
          <table:table-cell table:style-name="ce7" table:formula="of:=[.$B$5]*[.E$12]^2/(8*[.$A24])" office:value-type="float" office:value="19.5507587399155" calcext:value-type="float">
            <text:p>19,551</text:p>
          </table:table-cell>
          <table:table-cell table:formula="of:=1/[.$B$8]*(([.$B24]*SINH([.G$12]/(2*[.$B24]))) / ([.$E$4]*SINH([.G$12]/(2*[.$E$4]))) - 1 - 1/([.$B$7]*[.$B$4])*([.$A24] - [.$B$10])) + [.$B$56]" office:value-type="float" office:value="167.679064913732" calcext:value-type="float">
            <text:p>167,679</text:p>
          </table:table-cell>
          <table:table-cell table:style-name="ce7" table:formula="of:=[.$B$5]*[.G$12]^2/(8*[.$A24])" office:value-type="float" office:value="78.2030349596619" calcext:value-type="float">
            <text:p>78,203</text:p>
          </table:table-cell>
          <table:table-cell table:number-columns-repeated="2"/>
        </table:table-row>
        <table:table-row table:style-name="ro1">
          <table:table-cell table:formula="of:=[.A26]-50" office:value-type="float" office:value="2132.4" calcext:value-type="float">
            <text:p>2132,4</text:p>
          </table:table-cell>
          <table:table-cell table:formula="of:=[.A25]/[.$B$5]" office:value-type="float" office:value="1636.78231501382" calcext:value-type="float">
            <text:p>1636,78</text:p>
          </table:table-cell>
          <table:table-cell table:formula="of:=1/[.$B$8]*(([.$B25]*SINH([.C$12]/(2*[.$B25]))) / ([.$E$4]*SINH([.C$12]/(2*[.$E$4]))) - 1 - 1/([.$B$7]*[.$B$4])*([.$A25] - [.$B$10])) + [.$B$56]" office:value-type="float" office:value="32.2168412304139" calcext:value-type="float">
            <text:p>32,217</text:p>
          </table:table-cell>
          <table:table-cell table:style-name="ce7" table:formula="of:=[.$B$5]*[.C$12]^2/(8*[.$A25])" office:value-type="float" office:value="6.87324141812043" calcext:value-type="float">
            <text:p>6,873</text:p>
          </table:table-cell>
          <table:table-cell table:style-name="ce6" table:formula="of:=1/[.$B$8]*(([.$B25]*SINH([.E$12]/(2*[.$B25]))) / ([.$E$4]*SINH([.E$12]/(2*[.$E$4]))) - 1 - 1/([.$B$7]*[.$B$4])*([.$A25] - [.$B$10])) + [.$B$56]" office:value-type="float" office:value="48.9266141411844" calcext:value-type="float">
            <text:p>48,927</text:p>
          </table:table-cell>
          <table:table-cell table:style-name="ce7" table:formula="of:=[.$B$5]*[.E$12]^2/(8*[.$A25])" office:value-type="float" office:value="19.0923372725567" calcext:value-type="float">
            <text:p>19,092</text:p>
          </table:table-cell>
          <table:table-cell table:formula="of:=1/[.$B$8]*(([.$B25]*SINH([.G$12]/(2*[.$B25]))) / ([.$E$4]*SINH([.G$12]/(2*[.$E$4]))) - 1 - 1/([.$B$7]*[.$B$4])*([.$A25] - [.$B$10])) + [.$B$56]" office:value-type="float" office:value="126.911903143983" calcext:value-type="float">
            <text:p>126,912</text:p>
          </table:table-cell>
          <table:table-cell table:style-name="ce7" table:formula="of:=[.$B$5]*[.G$12]^2/(8*[.$A25])" office:value-type="float" office:value="76.369349090227" calcext:value-type="float">
            <text:p>76,369</text:p>
          </table:table-cell>
          <table:table-cell table:number-columns-repeated="2"/>
        </table:table-row>
        <table:table-row table:style-name="ro1">
          <table:table-cell table:formula="of:=[.A27]-50" office:value-type="float" office:value="2182.4" calcext:value-type="float">
            <text:p>2182,4</text:p>
          </table:table-cell>
          <table:table-cell table:formula="of:=[.A26]/[.$B$5]" office:value-type="float" office:value="1675.16119128032" calcext:value-type="float">
            <text:p>1675,16</text:p>
          </table:table-cell>
          <table:table-cell table:formula="of:=1/[.$B$8]*(([.$B26]*SINH([.C$12]/(2*[.$B26]))) / ([.$E$4]*SINH([.C$12]/(2*[.$E$4]))) - 1 - 1/([.$B$7]*[.$B$4])*([.$A26] - [.$B$10])) + [.$B$56]" office:value-type="float" office:value="27.9281041422192" calcext:value-type="float">
            <text:p>27,928</text:p>
          </table:table-cell>
          <table:table-cell table:style-name="ce7" table:formula="of:=[.$B$5]*[.C$12]^2/(8*[.$A26])" office:value-type="float" office:value="6.71577162756598" calcext:value-type="float">
            <text:p>6,716</text:p>
          </table:table-cell>
          <table:table-cell table:style-name="ce6" table:formula="of:=1/[.$B$8]*(([.$B26]*SINH([.E$12]/(2*[.$B26]))) / ([.$E$4]*SINH([.E$12]/(2*[.$E$4]))) - 1 - 1/([.$B$7]*[.$B$4])*([.$A26] - [.$B$10])) + [.$B$56]" office:value-type="float" office:value="38.6830371343174" calcext:value-type="float">
            <text:p>38,683</text:p>
          </table:table-cell>
          <table:table-cell table:style-name="ce7" table:formula="of:=[.$B$5]*[.E$12]^2/(8*[.$A26])" office:value-type="float" office:value="18.6549211876833" calcext:value-type="float">
            <text:p>18,655</text:p>
          </table:table-cell>
          <table:table-cell table:formula="of:=1/[.$B$8]*(([.$B26]*SINH([.G$12]/(2*[.$B26]))) / ([.$E$4]*SINH([.G$12]/(2*[.$E$4]))) - 1 - 1/([.$B$7]*[.$B$4])*([.$A26] - [.$B$10])) + [.$B$56]" office:value-type="float" office:value="88.8671766219833" calcext:value-type="float">
            <text:p>88,867</text:p>
          </table:table-cell>
          <table:table-cell table:style-name="ce7" table:formula="of:=[.$B$5]*[.G$12]^2/(8*[.$A26])" office:value-type="float" office:value="74.6196847507331" calcext:value-type="float">
            <text:p>74,620</text:p>
          </table:table-cell>
          <table:table-cell table:number-columns-repeated="2"/>
        </table:table-row>
        <table:table-row table:style-name="ro1">
          <table:table-cell table:formula="of:=[.A28]-50" office:value-type="float" office:value="2232.4" calcext:value-type="float">
            <text:p>2232,4</text:p>
          </table:table-cell>
          <table:table-cell table:formula="of:=[.A27]/[.$B$5]" office:value-type="float" office:value="1713.54006754682" calcext:value-type="float">
            <text:p>1713,54</text:p>
          </table:table-cell>
          <table:table-cell table:formula="of:=1/[.$B$8]*(([.$B27]*SINH([.C$12]/(2*[.$B27]))) / ([.$E$4]*SINH([.C$12]/(2*[.$E$4]))) - 1 - 1/([.$B$7]*[.$B$4])*([.$A27] - [.$B$10])) + [.$B$56]" office:value-type="float" office:value="23.8622665719622" calcext:value-type="float">
            <text:p>23,862</text:p>
          </table:table-cell>
          <table:table-cell table:style-name="ce7" table:formula="of:=[.$B$5]*[.C$12]^2/(8*[.$A27])" office:value-type="float" office:value="6.5653556710267" calcext:value-type="float">
            <text:p>6,565</text:p>
          </table:table-cell>
          <table:table-cell table:style-name="ce6" table:formula="of:=1/[.$B$8]*(([.$B27]*SINH([.E$12]/(2*[.$B27]))) / ([.$E$4]*SINH([.E$12]/(2*[.$E$4]))) - 1 - 1/([.$B$7]*[.$B$4])*([.$A27] - [.$B$10])) + [.$B$56]" office:value-type="float" office:value="29.0587527122949" calcext:value-type="float">
            <text:p>29,059</text:p>
          </table:table-cell>
          <table:table-cell table:style-name="ce7" table:formula="of:=[.$B$5]*[.E$12]^2/(8*[.$A27])" office:value-type="float" office:value="18.2370990861853" calcext:value-type="float">
            <text:p>18,237</text:p>
          </table:table-cell>
          <table:table-cell table:formula="of:=1/[.$B$8]*(([.$B27]*SINH([.G$12]/(2*[.$B27]))) / ([.$E$4]*SINH([.G$12]/(2*[.$E$4]))) - 1 - 1/([.$B$7]*[.$B$4])*([.$A27] - [.$B$10])) + [.$B$56]" office:value-type="float" office:value="53.3019956923827" calcext:value-type="float">
            <text:p>53,302</text:p>
          </table:table-cell>
          <table:table-cell table:style-name="ce7" table:formula="of:=[.$B$5]*[.G$12]^2/(8*[.$A27])" office:value-type="float" office:value="72.9483963447411" calcext:value-type="float">
            <text:p>72,948</text:p>
          </table:table-cell>
          <table:table-cell table:number-columns-repeated="2"/>
        </table:table-row>
        <table:table-row table:style-name="ro1">
          <table:table-cell table:style-name="ce1" table:formula="of:=[.B10]" office:value-type="float" office:value="2282.4" calcext:value-type="float">
            <text:p>2282,4</text:p>
          </table:table-cell>
          <table:table-cell table:formula="of:=[.A28]/[.$B$5]" office:value-type="float" office:value="1751.91894381333" calcext:value-type="float">
            <text:p>1751,92</text:p>
          </table:table-cell>
          <table:table-cell table:formula="of:=1/[.$B$8]*(([.$B28]*SINH([.C$12]/(2*[.$B28]))) / ([.$E$4]*SINH([.C$12]/(2*[.$E$4]))) - 1 - 1/([.$B$7]*[.$B$4])*([.$A28] - [.$B$10])) + [.$B$56]" office:value-type="float" office:value="20" calcext:value-type="float">
            <text:p>20,000</text:p>
          </table:table-cell>
          <table:table-cell table:style-name="ce7" table:formula="of:=[.$B$5]*[.C$12]^2/(8*[.$A28])" office:value-type="float" office:value="6.42152996845426" calcext:value-type="float">
            <text:p>6,422</text:p>
          </table:table-cell>
          <table:table-cell table:style-name="ce6" table:formula="of:=1/[.$B$8]*(([.$B28]*SINH([.E$12]/(2*[.$B28]))) / ([.$E$4]*SINH([.E$12]/(2*[.$E$4]))) - 1 - 1/([.$B$7]*[.$B$4])*([.$A28] - [.$B$10])) + [.$B$56]" office:value-type="float" office:value="20" calcext:value-type="float">
            <text:p>20,000</text:p>
          </table:table-cell>
          <table:table-cell table:style-name="ce7" table:formula="of:=[.$B$5]*[.E$12]^2/(8*[.$A28])" office:value-type="float" office:value="17.8375832457063" calcext:value-type="float">
            <text:p>17,838</text:p>
          </table:table-cell>
          <table:table-cell table:formula="of:=1/[.$B$8]*(([.$B28]*SINH([.G$12]/(2*[.$B28]))) / ([.$E$4]*SINH([.G$12]/(2*[.$E$4]))) - 1 - 1/([.$B$7]*[.$B$4])*([.$A28] - [.$B$10])) + [.$B$56]" office:value-type="float" office:value="20" calcext:value-type="float">
            <text:p>20,000</text:p>
          </table:table-cell>
          <table:table-cell table:style-name="ce7" table:formula="of:=[.$B$5]*[.G$12]^2/(8*[.$A28])" office:value-type="float" office:value="71.3503329828251" calcext:value-type="float">
            <text:p>71,350</text:p>
          </table:table-cell>
          <table:table-cell table:number-columns-repeated="2"/>
        </table:table-row>
        <table:table-row table:style-name="ro1">
          <table:table-cell table:formula="of:=[.A28]+70" office:value-type="float" office:value="2352.4" calcext:value-type="float">
            <text:p>2352,4</text:p>
          </table:table-cell>
          <table:table-cell table:formula="of:=[.A29]/[.$B$5]" office:value-type="float" office:value="1805.64937058643" calcext:value-type="float">
            <text:p>1805,65</text:p>
          </table:table-cell>
          <table:table-cell table:formula="of:=1/[.$B$8]*(([.$B29]*SINH([.C$12]/(2*[.$B29]))) / ([.$E$4]*SINH([.C$12]/(2*[.$E$4]))) - 1 - 1/([.$B$7]*[.$B$4])*([.$A29] - [.$B$10])) + [.$B$56]" office:value-type="float" office:value="14.9022762314539" calcext:value-type="float">
            <text:p>14,902</text:p>
          </table:table-cell>
          <table:table-cell table:style-name="ce7" table:formula="of:=[.$B$5]*[.C$12]^2/(8*[.$A29])" office:value-type="float" office:value="6.23044550246557" calcext:value-type="float">
            <text:p>6,230</text:p>
          </table:table-cell>
          <table:table-cell table:style-name="ce6" table:formula="of:=1/[.$B$8]*(([.$B29]*SINH([.E$12]/(2*[.$B29]))) / ([.$E$4]*SINH([.E$12]/(2*[.$E$4]))) - 1 - 1/([.$B$7]*[.$B$4])*([.$A29] - [.$B$10])) + [.$B$56]" office:value-type="float" office:value="8.17731946517567" calcext:value-type="float">
            <text:p>8,177</text:p>
          </table:table-cell>
          <table:table-cell table:style-name="ce7" table:formula="of:=[.$B$5]*[.E$12]^2/(8*[.$A29])" office:value-type="float" office:value="17.3067930624044" calcext:value-type="float">
            <text:p>17,307</text:p>
          </table:table-cell>
          <table:table-cell table:formula="of:=1/[.$B$8]*(([.$B29]*SINH([.G$12]/(2*[.$B29]))) / ([.$E$4]*SINH([.G$12]/(2*[.$E$4]))) - 1 - 1/([.$B$7]*[.$B$4])*([.$A29] - [.$B$10])) + [.$B$56]" office:value-type="float" office:value="-23.1846593355043" calcext:value-type="float">
            <text:p>-23,185</text:p>
          </table:table-cell>
          <table:table-cell table:style-name="ce7" table:formula="of:=[.$B$5]*[.G$12]^2/(8*[.$A29])" office:value-type="float" office:value="69.2271722496174" calcext:value-type="float">
            <text:p>69,227</text:p>
          </table:table-cell>
          <table:table-cell table:number-columns-repeated="2"/>
        </table:table-row>
        <table:table-row table:style-name="ro1">
          <table:table-cell table:formula="of:=[.A29]+70" office:value-type="float" office:value="2422.4" calcext:value-type="float">
            <text:p>2422,4</text:p>
          </table:table-cell>
          <table:table-cell table:formula="of:=[.A30]/[.$B$5]" office:value-type="float" office:value="1859.37979735953" calcext:value-type="float">
            <text:p>1859,38</text:p>
          </table:table-cell>
          <table:table-cell table:formula="of:=1/[.$B$8]*(([.$B30]*SINH([.C$12]/(2*[.$B30]))) / ([.$E$4]*SINH([.C$12]/(2*[.$E$4]))) - 1 - 1/([.$B$7]*[.$B$4])*([.$A30] - [.$B$10])) + [.$B$56]" office:value-type="float" office:value="10.128323930598" calcext:value-type="float">
            <text:p>10,128</text:p>
          </table:table-cell>
          <table:table-cell table:style-name="ce7" table:formula="of:=[.$B$5]*[.C$12]^2/(8*[.$A30])" office:value-type="float" office:value="6.05040455746367" calcext:value-type="float">
            <text:p>6,050</text:p>
          </table:table-cell>
          <table:table-cell table:style-name="ce6" table:formula="of:=1/[.$B$8]*(([.$B30]*SINH([.E$12]/(2*[.$B30]))) / ([.$E$4]*SINH([.E$12]/(2*[.$E$4]))) - 1 - 1/([.$B$7]*[.$B$4])*([.$A30] - [.$B$10])) + [.$B$56]" office:value-type="float" office:value="-2.74610721507009" calcext:value-type="float">
            <text:p>-2,746</text:p>
          </table:table-cell>
          <table:table-cell table:style-name="ce7" table:formula="of:=[.$B$5]*[.E$12]^2/(8*[.$A30])" office:value-type="float" office:value="16.806679326288" calcext:value-type="float">
            <text:p>16,807</text:p>
          </table:table-cell>
          <table:table-cell table:formula="of:=1/[.$B$8]*(([.$B30]*SINH([.G$12]/(2*[.$B30]))) / ([.$E$4]*SINH([.G$12]/(2*[.$E$4]))) - 1 - 1/([.$B$7]*[.$B$4])*([.$A30] - [.$B$10])) + [.$B$56]" office:value-type="float" office:value="-62.7743800179974" calcext:value-type="float">
            <text:p>-62,774</text:p>
          </table:table-cell>
          <table:table-cell table:style-name="ce7" table:formula="of:=[.$B$5]*[.G$12]^2/(8*[.$A30])" office:value-type="float" office:value="67.2267173051519" calcext:value-type="float">
            <text:p>67,227</text:p>
          </table:table-cell>
          <table:table-cell table:number-columns-repeated="2"/>
        </table:table-row>
        <table:table-row table:style-name="ro1">
          <table:table-cell table:formula="of:=[.A30]+70" office:value-type="float" office:value="2492.4" calcext:value-type="float">
            <text:p>2492,4</text:p>
          </table:table-cell>
          <table:table-cell table:formula="of:=[.A31]/[.$B$5]" office:value-type="float" office:value="1913.11022413264" calcext:value-type="float">
            <text:p>1913,11</text:p>
          </table:table-cell>
          <table:table-cell table:formula="of:=1/[.$B$8]*(([.$B31]*SINH([.C$12]/(2*[.$B31]))) / ([.$E$4]*SINH([.C$12]/(2*[.$E$4]))) - 1 - 1/([.$B$7]*[.$B$4])*([.$A31] - [.$B$10])) + [.$B$56]" office:value-type="float" office:value="5.64226704888087" calcext:value-type="float">
            <text:p>5,642</text:p>
          </table:table-cell>
          <table:table-cell table:style-name="ce7" table:formula="of:=[.$B$5]*[.C$12]^2/(8*[.$A31])" office:value-type="float" office:value="5.880476649013" calcext:value-type="float">
            <text:p>5,880</text:p>
          </table:table-cell>
          <table:table-cell table:style-name="ce6" table:formula="of:=1/[.$B$8]*(([.$B31]*SINH([.E$12]/(2*[.$B31]))) / ([.$E$4]*SINH([.E$12]/(2*[.$E$4]))) - 1 - 1/([.$B$7]*[.$B$4])*([.$A31] - [.$B$10])) + [.$B$56]" office:value-type="float" office:value="-12.8700166545023" calcext:value-type="float">
            <text:p>-12,870</text:p>
          </table:table-cell>
          <table:table-cell table:style-name="ce7" table:formula="of:=[.$B$5]*[.E$12]^2/(8*[.$A31])" office:value-type="float" office:value="16.3346573583694" calcext:value-type="float">
            <text:p>16,335</text:p>
          </table:table-cell>
          <table:table-cell table:formula="of:=1/[.$B$8]*(([.$B31]*SINH([.G$12]/(2*[.$B31]))) / ([.$E$4]*SINH([.G$12]/(2*[.$E$4]))) - 1 - 1/([.$B$7]*[.$B$4])*([.$A31] - [.$B$10])) + [.$B$56]" office:value-type="float" office:value="-99.1696173653738" calcext:value-type="float">
            <text:p>-99,170</text:p>
          </table:table-cell>
          <table:table-cell table:style-name="ce7" table:formula="of:=[.$B$5]*[.G$12]^2/(8*[.$A31])" office:value-type="float" office:value="65.3386294334778" calcext:value-type="float">
            <text:p>65,339</text:p>
          </table:table-cell>
          <table:table-cell table:number-columns-repeated="2"/>
        </table:table-row>
        <table:table-row table:style-name="ro1">
          <table:table-cell table:formula="of:=[.A31]+70" office:value-type="float" office:value="2562.4" calcext:value-type="float">
            <text:p>2562,4</text:p>
          </table:table-cell>
          <table:table-cell table:formula="of:=[.A32]/[.$B$5]" office:value-type="float" office:value="1966.84065090574" calcext:value-type="float">
            <text:p>1966,84</text:p>
          </table:table-cell>
          <table:table-cell table:formula="of:=1/[.$B$8]*(([.$B32]*SINH([.C$12]/(2*[.$B32]))) / ([.$E$4]*SINH([.C$12]/(2*[.$E$4]))) - 1 - 1/([.$B$7]*[.$B$4])*([.$A32] - [.$B$10])) + [.$B$56]" office:value-type="float" office:value="1.41306489006323" calcext:value-type="float">
            <text:p>1,413</text:p>
          </table:table-cell>
          <table:table-cell table:style-name="ce7" table:formula="of:=[.$B$5]*[.C$12]^2/(8*[.$A32])" office:value-type="float" office:value="5.71983296909148" calcext:value-type="float">
            <text:p>5,720</text:p>
          </table:table-cell>
          <table:table-cell table:style-name="ce6" table:formula="of:=1/[.$B$8]*(([.$B32]*SINH([.E$12]/(2*[.$B32]))) / ([.$E$4]*SINH([.E$12]/(2*[.$E$4]))) - 1 - 1/([.$B$7]*[.$B$4])*([.$A32] - [.$B$10])) + [.$B$56]" office:value-type="float" office:value="-22.2806885584941" calcext:value-type="float">
            <text:p>-22,281</text:p>
          </table:table-cell>
          <table:table-cell table:style-name="ce7" table:formula="of:=[.$B$5]*[.E$12]^2/(8*[.$A32])" office:value-type="float" office:value="15.888424914143" calcext:value-type="float">
            <text:p>15,888</text:p>
          </table:table-cell>
          <table:table-cell table:formula="of:=1/[.$B$8]*(([.$B32]*SINH([.G$12]/(2*[.$B32]))) / ([.$E$4]*SINH([.G$12]/(2*[.$E$4]))) - 1 - 1/([.$B$7]*[.$B$4])*([.$A32] - [.$B$10])) + [.$B$56]" office:value-type="float" office:value="-132.716525387846" calcext:value-type="float">
            <text:p>-132,717</text:p>
          </table:table-cell>
          <table:table-cell table:style-name="ce7" table:formula="of:=[.$B$5]*[.G$12]^2/(8*[.$A32])" office:value-type="float" office:value="63.553699656572" calcext:value-type="float">
            <text:p>63,554</text:p>
          </table:table-cell>
          <table:table-cell table:number-columns-repeated="2"/>
        </table:table-row>
        <table:table-row table:style-name="ro1">
          <table:table-cell table:formula="of:=[.A32]+70" office:value-type="float" office:value="2632.4" calcext:value-type="float">
            <text:p>2632,4</text:p>
          </table:table-cell>
          <table:table-cell table:formula="of:=[.A33]/[.$B$5]" office:value-type="float" office:value="2020.57107767885" calcext:value-type="float">
            <text:p>2020,57</text:p>
          </table:table-cell>
          <table:table-cell table:formula="of:=1/[.$B$8]*(([.$B33]*SINH([.C$12]/(2*[.$B33]))) / ([.$E$4]*SINH([.C$12]/(2*[.$E$4]))) - 1 - 1/([.$B$7]*[.$B$4])*([.$A33] - [.$B$10])) + [.$B$56]" office:value-type="float" office:value="-2.58624943351372" calcext:value-type="float">
            <text:p>-2,586</text:p>
          </table:table-cell>
          <table:table-cell table:style-name="ce7" table:formula="of:=[.$B$5]*[.C$12]^2/(8*[.$A33])" office:value-type="float" office:value="5.56773286734539" calcext:value-type="float">
            <text:p>5,568</text:p>
          </table:table-cell>
          <table:table-cell table:style-name="ce6" table:formula="of:=1/[.$B$8]*(([.$B33]*SINH([.E$12]/(2*[.$B33]))) / ([.$E$4]*SINH([.E$12]/(2*[.$E$4]))) - 1 - 1/([.$B$7]*[.$B$4])*([.$A33] - [.$B$10])) + [.$B$56]" office:value-type="float" office:value="-31.0530676718941" calcext:value-type="float">
            <text:p>-31,053</text:p>
          </table:table-cell>
          <table:table-cell table:style-name="ce7" table:formula="of:=[.$B$5]*[.E$12]^2/(8*[.$A33])" office:value-type="float" office:value="15.465924631515" calcext:value-type="float">
            <text:p>15,466</text:p>
          </table:table-cell>
          <table:table-cell table:number-columns-repeated="4"/>
        </table:table-row>
        <table:table-row table:style-name="ro1">
          <table:table-cell table:formula="of:=[.A33]+70" office:value-type="float" office:value="2702.4" calcext:value-type="float">
            <text:p>2702,4</text:p>
          </table:table-cell>
          <table:table-cell table:formula="of:=[.A34]/[.$B$5]" office:value-type="float" office:value="2074.30150445195" calcext:value-type="float">
            <text:p>2074,30</text:p>
          </table:table-cell>
          <table:table-cell table:formula="of:=1/[.$B$8]*(([.$B34]*SINH([.C$12]/(2*[.$B34]))) / ([.$E$4]*SINH([.C$12]/(2*[.$E$4]))) - 1 - 1/([.$B$7]*[.$B$4])*([.$A34] - [.$B$10])) + [.$B$56]" office:value-type="float" office:value="-6.37919419048179" calcext:value-type="float">
            <text:p>-6,379</text:p>
          </table:table-cell>
          <table:table-cell table:style-name="ce7" table:formula="of:=[.$B$5]*[.C$12]^2/(8*[.$A34])" office:value-type="float" office:value="5.42351243339254" calcext:value-type="float">
            <text:p>5,424</text:p>
          </table:table-cell>
          <table:table-cell table:style-name="ce6" table:formula="of:=1/[.$B$8]*(([.$B34]*SINH([.E$12]/(2*[.$B34]))) / ([.$E$4]*SINH([.E$12]/(2*[.$E$4]))) - 1 - 1/([.$B$7]*[.$B$4])*([.$A34] - [.$B$10])) + [.$B$56]" office:value-type="float" office:value="-39.2525052905704" calcext:value-type="float">
            <text:p>-39,253</text:p>
          </table:table-cell>
          <table:table-cell table:style-name="ce7" table:formula="of:=[.$B$5]*[.E$12]^2/(8*[.$A34])" office:value-type="float" office:value="15.0653123149793" calcext:value-type="float">
            <text:p>15,065</text:p>
          </table:table-cell>
          <table:table-cell table:number-columns-repeated="4"/>
        </table:table-row>
        <table:table-row table:style-name="ro1">
          <table:table-cell table:formula="of:=[.A34]+70" office:value-type="float" office:value="2772.4" calcext:value-type="float">
            <text:p>2772,4</text:p>
          </table:table-cell>
          <table:table-cell table:formula="of:=[.A35]/[.$B$5]" office:value-type="float" office:value="2128.03193122505" calcext:value-type="float">
            <text:p>2128,03</text:p>
          </table:table-cell>
          <table:table-cell table:formula="of:=1/[.$B$8]*(([.$B35]*SINH([.C$12]/(2*[.$B35]))) / ([.$E$4]*SINH([.C$12]/(2*[.$E$4]))) - 1 - 1/([.$B$7]*[.$B$4])*([.$A35] - [.$B$10])) + [.$B$56]" office:value-type="float" office:value="-9.98635507251077" calcext:value-type="float">
            <text:p>-9,986</text:p>
          </table:table-cell>
          <table:table-cell table:style-name="ce7" table:formula="of:=[.$B$5]*[.C$12]^2/(8*[.$A35])" office:value-type="float" office:value="5.28657480882989" calcext:value-type="float">
            <text:p>5,287</text:p>
          </table:table-cell>
          <table:table-cell table:style-name="ce6" table:formula="of:=1/[.$B$8]*(([.$B35]*SINH([.E$12]/(2*[.$B35]))) / ([.$E$4]*SINH([.E$12]/(2*[.$E$4]))) - 1 - 1/([.$B$7]*[.$B$4])*([.$A35] - [.$B$10])) + [.$B$56]" office:value-type="float" office:value="-46.9361963540306" calcext:value-type="float">
            <text:p>-46,936</text:p>
          </table:table-cell>
          <table:table-cell table:style-name="ce7" table:formula="of:=[.$B$5]*[.E$12]^2/(8*[.$A35])" office:value-type="float" office:value="14.6849300245275" calcext:value-type="float">
            <text:p>14,685</text:p>
          </table:table-cell>
          <table:table-cell table:number-columns-repeated="4"/>
        </table:table-row>
        <table:table-row table:style-name="ro1">
          <table:table-cell table:formula="of:=[.A35]+70" office:value-type="float" office:value="2842.4" calcext:value-type="float">
            <text:p>2842,4</text:p>
          </table:table-cell>
          <table:table-cell table:formula="of:=[.A36]/[.$B$5]" office:value-type="float" office:value="2181.76235799816" calcext:value-type="float">
            <text:p>2181,76</text:p>
          </table:table-cell>
          <table:table-cell table:formula="of:=1/[.$B$8]*(([.$B36]*SINH([.C$12]/(2*[.$B36]))) / ([.$E$4]*SINH([.C$12]/(2*[.$E$4]))) - 1 - 1/([.$B$7]*[.$B$4])*([.$A36] - [.$B$10])) + [.$B$56]" office:value-type="float" office:value="-13.4258133371618" calcext:value-type="float">
            <text:p>-13,426</text:p>
          </table:table-cell>
          <table:table-cell table:style-name="ce7" table:formula="of:=[.$B$5]*[.C$12]^2/(8*[.$A36])" office:value-type="float" office:value="5.15638193076274" calcext:value-type="float">
            <text:p>5,156</text:p>
          </table:table-cell>
          <table:table-cell table:style-name="ce6" table:formula="of:=1/[.$B$8]*(([.$B36]*SINH([.E$12]/(2*[.$B36]))) / ([.$E$4]*SINH([.E$12]/(2*[.$E$4]))) - 1 - 1/([.$B$7]*[.$B$4])*([.$A36] - [.$B$10])) + [.$B$56]" office:value-type="float" office:value="-54.1543714613905" calcext:value-type="float">
            <text:p>-54,154</text:p>
          </table:table-cell>
          <table:table-cell table:style-name="ce7" table:formula="of:=[.$B$5]*[.E$12]^2/(8*[.$A36])" office:value-type="float" office:value="14.3232831410076" calcext:value-type="float">
            <text:p>14,323</text:p>
          </table:table-cell>
          <table:table-cell table:number-columns-repeated="4"/>
        </table:table-row>
        <table:table-row table:style-name="ro1">
          <table:table-cell table:formula="of:=[.A36]+70" office:value-type="float" office:value="2912.4" calcext:value-type="float">
            <text:p>2912,4</text:p>
          </table:table-cell>
          <table:table-cell table:formula="of:=[.A37]/[.$B$5]" office:value-type="float" office:value="2235.49278477126" calcext:value-type="float">
            <text:p>2235,49</text:p>
          </table:table-cell>
          <table:table-cell table:formula="of:=1/[.$B$8]*(([.$B37]*SINH([.C$12]/(2*[.$B37]))) / ([.$E$4]*SINH([.C$12]/(2*[.$E$4]))) - 1 - 1/([.$B$7]*[.$B$4])*([.$A37] - [.$B$10])) + [.$B$56]" office:value-type="float" office:value="-16.7135027564734" calcext:value-type="float">
            <text:p>-16,714</text:p>
          </table:table-cell>
          <table:table-cell table:style-name="ce7" table:formula="of:=[.$B$5]*[.C$12]^2/(8*[.$A37])" office:value-type="float" office:value="5.03244746600742" calcext:value-type="float">
            <text:p>5,032</text:p>
          </table:table-cell>
          <table:table-cell table:style-name="ce6" table:formula="of:=1/[.$B$8]*(([.$B37]*SINH([.E$12]/(2*[.$B37]))) / ([.$E$4]*SINH([.E$12]/(2*[.$E$4]))) - 1 - 1/([.$B$7]*[.$B$4])*([.$A37] - [.$B$10])) + [.$B$56]" office:value-type="float" office:value="-60.9512904471188" calcext:value-type="float">
            <text:p>-60,951</text:p>
          </table:table-cell>
          <table:table-cell table:style-name="ce7" table:formula="of:=[.$B$5]*[.E$12]^2/(8*[.$A37])" office:value-type="float" office:value="13.9790207389095" calcext:value-type="float">
            <text:p>13,979</text:p>
          </table:table-cell>
          <table:table-cell table:number-columns-repeated="4"/>
        </table:table-row>
        <table:table-row table:style-name="ro1">
          <table:table-cell table:formula="of:=[.A37]+70" office:value-type="float" office:value="2982.4" calcext:value-type="float">
            <text:p>2982,4</text:p>
          </table:table-cell>
          <table:table-cell table:formula="of:=[.A38]/[.$B$5]" office:value-type="float" office:value="2289.22321154437" calcext:value-type="float">
            <text:p>2289,22</text:p>
          </table:table-cell>
          <table:table-cell table:formula="of:=1/[.$B$8]*(([.$B38]*SINH([.C$12]/(2*[.$B38]))) / ([.$E$4]*SINH([.C$12]/(2*[.$E$4]))) - 1 - 1/([.$B$7]*[.$B$4])*([.$A38] - [.$B$10])) + [.$B$56]" office:value-type="float" office:value="-19.863508587445" calcext:value-type="float">
            <text:p>-19,864</text:p>
          </table:table-cell>
          <table:table-cell table:style-name="ce7" table:formula="of:=[.$B$5]*[.C$12]^2/(8*[.$A38])" office:value-type="float" office:value="4.91433074034335" calcext:value-type="float">
            <text:p>4,914</text:p>
          </table:table-cell>
          <table:table-cell table:style-name="ce6" table:formula="of:=1/[.$B$8]*(([.$B38]*SINH([.E$12]/(2*[.$B38]))) / ([.$E$4]*SINH([.E$12]/(2*[.$E$4]))) - 1 - 1/([.$B$7]*[.$B$4])*([.$A38] - [.$B$10])) + [.$B$56]" office:value-type="float" office:value="-67.3660743994656" calcext:value-type="float">
            <text:p>-67,366</text:p>
          </table:table-cell>
          <table:table-cell table:style-name="ce7" table:formula="of:=[.$B$5]*[.E$12]^2/(8*[.$A38])" office:value-type="float" office:value="13.650918723176" calcext:value-type="float">
            <text:p>13,651</text:p>
          </table:table-cell>
          <table:table-cell table:number-columns-repeated="4"/>
        </table:table-row>
        <table:table-row table:style-name="ro1">
          <table:table-cell table:formula="of:=[.A38]+70" office:value-type="float" office:value="3052.4" calcext:value-type="float">
            <text:p>3052,4</text:p>
          </table:table-cell>
          <table:table-cell table:formula="of:=[.A39]/[.$B$5]" office:value-type="float" office:value="2342.95363831747" calcext:value-type="float">
            <text:p>2342,95</text:p>
          </table:table-cell>
          <table:table-cell table:formula="of:=1/[.$B$8]*(([.$B39]*SINH([.C$12]/(2*[.$B39]))) / ([.$E$4]*SINH([.C$12]/(2*[.$E$4]))) - 1 - 1/([.$B$7]*[.$B$4])*([.$A39] - [.$B$10])) + [.$B$56]" office:value-type="float" office:value="-22.8883190832712" calcext:value-type="float">
            <text:p>-22,888</text:p>
          </table:table-cell>
          <table:table-cell table:style-name="ce7" table:formula="of:=[.$B$5]*[.C$12]^2/(8*[.$A39])" office:value-type="float" office:value="4.80163150307954" calcext:value-type="float">
            <text:p>4,802</text:p>
          </table:table-cell>
          <table:table-cell table:style-name="ce6" table:formula="of:=1/[.$B$8]*(([.$B39]*SINH([.E$12]/(2*[.$B39]))) / ([.$E$4]*SINH([.E$12]/(2*[.$E$4]))) - 1 - 1/([.$B$7]*[.$B$4])*([.$A39] - [.$B$10])) + [.$B$56]" office:value-type="float" office:value="-73.433405466296" calcext:value-type="float">
            <text:p>-73,433</text:p>
          </table:table-cell>
          <table:table-cell table:style-name="ce7" table:formula="of:=[.$B$5]*[.E$12]^2/(8*[.$A39])" office:value-type="float" office:value="13.3378652863321" calcext:value-type="float">
            <text:p>13,338</text:p>
          </table:table-cell>
          <table:table-cell table:number-columns-repeated="4"/>
        </table:table-row>
        <table:table-row table:style-name="ro1">
          <table:table-cell table:formula="of:=[.A39]+70" office:value-type="float" office:value="3122.4" calcext:value-type="float">
            <text:p>3122,4</text:p>
          </table:table-cell>
          <table:table-cell table:formula="of:=[.A40]/[.$B$5]" office:value-type="float" office:value="2396.68406509057" calcext:value-type="float">
            <text:p>2396,68</text:p>
          </table:table-cell>
          <table:table-cell table:formula="of:=1/[.$B$8]*(([.$B40]*SINH([.C$12]/(2*[.$B40]))) / ([.$E$4]*SINH([.C$12]/(2*[.$E$4]))) - 1 - 1/([.$B$7]*[.$B$4])*([.$A40] - [.$B$10])) + [.$B$56]" office:value-type="float" office:value="-25.7990379645465" calcext:value-type="float">
            <text:p>-25,799</text:p>
          </table:table-cell>
          <table:table-cell table:style-name="ce7" table:formula="of:=[.$B$5]*[.C$12]^2/(8*[.$A40])" office:value-type="float" office:value="4.69398539584935" calcext:value-type="float">
            <text:p>4,694</text:p>
          </table:table-cell>
          <table:table-cell table:style-name="ce6" table:formula="of:=1/[.$B$8]*(([.$B40]*SINH([.E$12]/(2*[.$B40]))) / ([.$E$4]*SINH([.E$12]/(2*[.$E$4]))) - 1 - 1/([.$B$7]*[.$B$4])*([.$A40] - [.$B$10])) + [.$B$56]" office:value-type="float" office:value="-79.1841179293164" calcext:value-type="float">
            <text:p>-79,184</text:p>
          </table:table-cell>
          <table:table-cell table:style-name="ce7" table:formula="of:=[.$B$5]*[.E$12]^2/(8*[.$A40])" office:value-type="float" office:value="13.0388483218037" calcext:value-type="float">
            <text:p>13,039</text:p>
          </table:table-cell>
          <table:table-cell table:number-columns-repeated="4"/>
        </table:table-row>
        <table:table-row table:style-name="ro1">
          <table:table-cell table:formula="of:=[.A40]+70" office:value-type="float" office:value="3192.4" calcext:value-type="float">
            <text:p>3192,4</text:p>
          </table:table-cell>
          <table:table-cell table:formula="of:=[.A41]/[.$B$5]" office:value-type="float" office:value="2450.41449186368" calcext:value-type="float">
            <text:p>2450,41</text:p>
          </table:table-cell>
          <table:table-cell table:formula="of:=1/[.$B$8]*(([.$B41]*SINH([.C$12]/(2*[.$B41]))) / ([.$E$4]*SINH([.C$12]/(2*[.$E$4]))) - 1 - 1/([.$B$7]*[.$B$4])*([.$A41] - [.$B$10])) + [.$B$56]" office:value-type="float" office:value="-28.6055646258848" calcext:value-type="float">
            <text:p>-28,606</text:p>
          </table:table-cell>
          <table:table-cell table:style-name="ce7" table:formula="of:=[.$B$5]*[.C$12]^2/(8*[.$A41])" office:value-type="float" office:value="4.59106001754166" calcext:value-type="float">
            <text:p>4,591</text:p>
          </table:table-cell>
          <table:table-cell table:style-name="ce6" table:formula="of:=1/[.$B$8]*(([.$B41]*SINH([.E$12]/(2*[.$B41]))) / ([.$E$4]*SINH([.E$12]/(2*[.$E$4]))) - 1 - 1/([.$B$7]*[.$B$4])*([.$A41] - [.$B$10])) + [.$B$56]" office:value-type="float" office:value="-84.6456994373328" calcext:value-type="float">
            <text:p>-84,646</text:p>
          </table:table-cell>
          <table:table-cell table:style-name="ce7" table:formula="of:=[.$B$5]*[.E$12]^2/(8*[.$A41])" office:value-type="float" office:value="12.7529444931713" calcext:value-type="float">
            <text:p>12,753</text:p>
          </table:table-cell>
          <table:table-cell table:number-columns-repeated="4"/>
        </table:table-row>
        <table:table-row table:style-name="ro1">
          <table:table-cell table:formula="of:=[.A41]+70" office:value-type="float" office:value="3262.4" calcext:value-type="float">
            <text:p>3262,4</text:p>
          </table:table-cell>
          <table:table-cell table:formula="of:=[.A42]/[.$B$5]" office:value-type="float" office:value="2504.14491863678" calcext:value-type="float">
            <text:p>2504,14</text:p>
          </table:table-cell>
          <table:table-cell table:formula="of:=1/[.$B$8]*(([.$B42]*SINH([.C$12]/(2*[.$B42]))) / ([.$E$4]*SINH([.C$12]/(2*[.$E$4]))) - 1 - 1/([.$B$7]*[.$B$4])*([.$A42] - [.$B$10])) + [.$B$56]" office:value-type="float" office:value="-31.3167475586435" calcext:value-type="float">
            <text:p>-31,317</text:p>
          </table:table-cell>
          <table:table-cell table:style-name="ce7" table:formula="of:=[.$B$5]*[.C$12]^2/(8*[.$A42])" office:value-type="float" office:value="4.49255149583129" calcext:value-type="float">
            <text:p>4,493</text:p>
          </table:table-cell>
          <table:table-cell table:style-name="ce6" table:formula="of:=1/[.$B$8]*(([.$B42]*SINH([.E$12]/(2*[.$B42]))) / ([.$E$4]*SINH([.E$12]/(2*[.$E$4]))) - 1 - 1/([.$B$7]*[.$B$4])*([.$A42] - [.$B$10])) + [.$B$56]" office:value-type="float" office:value="-89.8427176749457" calcext:value-type="float">
            <text:p>-89,843</text:p>
          </table:table-cell>
          <table:table-cell table:style-name="ce7" table:formula="of:=[.$B$5]*[.E$12]^2/(8*[.$A42])" office:value-type="float" office:value="12.4793097106425" calcext:value-type="float">
            <text:p>12,479</text:p>
          </table:table-cell>
          <table:table-cell table:number-columns-repeated="4"/>
        </table:table-row>
        <table:table-row table:style-name="ro1">
          <table:table-cell table:formula="of:=[.A42]+70" office:value-type="float" office:value="3332.4" calcext:value-type="float">
            <text:p>3332,4</text:p>
          </table:table-cell>
          <table:table-cell table:formula="of:=[.A43]/[.$B$5]" office:value-type="float" office:value="2557.87534540989" calcext:value-type="float">
            <text:p>2557,88</text:p>
          </table:table-cell>
          <table:table-cell table:formula="of:=1/[.$B$8]*(([.$B43]*SINH([.C$12]/(2*[.$B43]))) / ([.$E$4]*SINH([.C$12]/(2*[.$E$4]))) - 1 - 1/([.$B$7]*[.$B$4])*([.$A43] - [.$B$10])) + [.$B$56]" office:value-type="float" office:value="-33.9405154449076" calcext:value-type="float">
            <text:p>-33,941</text:p>
          </table:table-cell>
          <table:table-cell table:style-name="ce7" table:formula="of:=[.$B$5]*[.C$12]^2/(8*[.$A43])" office:value-type="float" office:value="4.39818149081743" calcext:value-type="float">
            <text:p>4,398</text:p>
          </table:table-cell>
          <table:table-cell table:style-name="ce6" table:formula="of:=1/[.$B$8]*(([.$B43]*SINH([.E$12]/(2*[.$B43]))) / ([.$E$4]*SINH([.E$12]/(2*[.$E$4]))) - 1 - 1/([.$B$7]*[.$B$4])*([.$A43] - [.$B$10])) + [.$B$56]" office:value-type="float" office:value="-94.797184881435" calcext:value-type="float">
            <text:p>-94,797</text:p>
          </table:table-cell>
          <table:table-cell table:style-name="ce7" table:formula="of:=[.$B$5]*[.E$12]^2/(8*[.$A43])" office:value-type="float" office:value="12.2171708078262" calcext:value-type="float">
            <text:p>12,217</text:p>
          </table:table-cell>
          <table:table-cell table:number-columns-repeated="4"/>
        </table:table-row>
        <table:table-row table:style-name="ro1">
          <table:table-cell table:formula="of:=[.A43]+70" office:value-type="float" office:value="3402.4" calcext:value-type="float">
            <text:p>3402,4</text:p>
          </table:table-cell>
          <table:table-cell table:formula="of:=[.A44]/[.$B$5]" office:value-type="float" office:value="2611.60577218299" calcext:value-type="float">
            <text:p>2611,61</text:p>
          </table:table-cell>
          <table:table-cell table:formula="of:=1/[.$B$8]*(([.$B44]*SINH([.C$12]/(2*[.$B44]))) / ([.$E$4]*SINH([.C$12]/(2*[.$E$4]))) - 1 - 1/([.$B$7]*[.$B$4])*([.$A44] - [.$B$10])) + [.$B$56]" office:value-type="float" office:value="-36.4839895607736" calcext:value-type="float">
            <text:p>-36,484</text:p>
          </table:table-cell>
          <table:table-cell table:style-name="ce7" table:formula="of:=[.$B$5]*[.C$12]^2/(8*[.$A44])" office:value-type="float" office:value="4.30769456853985" calcext:value-type="float">
            <text:p>4,308</text:p>
          </table:table-cell>
          <table:table-cell table:style-name="ce6" table:formula="of:=1/[.$B$8]*(([.$B44]*SINH([.E$12]/(2*[.$B44]))) / ([.$E$4]*SINH([.E$12]/(2*[.$E$4]))) - 1 - 1/([.$B$7]*[.$B$4])*([.$A44] - [.$B$10])) + [.$B$56]" office:value-type="float" office:value="-99.5288703561847" calcext:value-type="float">
            <text:p>-99,529</text:p>
          </table:table-cell>
          <table:table-cell table:style-name="ce7" table:formula="of:=[.$B$5]*[.E$12]^2/(8*[.$A44])" office:value-type="float" office:value="11.965818245944" calcext:value-type="float">
            <text:p>11,966</text:p>
          </table:table-cell>
          <table:table-cell table:number-columns-repeated="4"/>
        </table:table-row>
        <table:table-row table:style-name="ro1">
          <table:table-cell table:formula="of:=[.A44]+70" office:value-type="float" office:value="3472.4" calcext:value-type="float">
            <text:p>3472,4</text:p>
          </table:table-cell>
          <table:table-cell table:formula="of:=[.A45]/[.$B$5]" office:value-type="float" office:value="2665.33619895609" calcext:value-type="float">
            <text:p>2665,34</text:p>
          </table:table-cell>
          <table:table-cell table:formula="of:=1/[.$B$8]*(([.$B45]*SINH([.C$12]/(2*[.$B45]))) / ([.$E$4]*SINH([.C$12]/(2*[.$E$4]))) - 1 - 1/([.$B$7]*[.$B$4])*([.$A45] - [.$B$10])) + [.$B$56]" office:value-type="float" office:value="-38.9535804740796" calcext:value-type="float">
            <text:p>-38,954</text:p>
          </table:table-cell>
          <table:table-cell table:style-name="ce7" table:formula="of:=[.$B$5]*[.C$12]^2/(8*[.$A45])" office:value-type="float" office:value="4.22085589217832" calcext:value-type="float">
            <text:p>4,221</text:p>
          </table:table-cell>
          <table:table-cell table:style-name="ce6" table:formula="of:=1/[.$B$8]*(([.$B45]*SINH([.E$12]/(2*[.$B45]))) / ([.$E$4]*SINH([.E$12]/(2*[.$E$4]))) - 1 - 1/([.$B$7]*[.$B$4])*([.$A45] - [.$B$10])) + [.$B$56]" office:value-type="float" office:value="-104.055569264301" calcext:value-type="float">
            <text:p>-104,056</text:p>
          </table:table-cell>
          <table:table-cell table:style-name="ce7" table:formula="of:=[.$B$5]*[.E$12]^2/(8*[.$A45])" office:value-type="float" office:value="11.7245997004953" calcext:value-type="float">
            <text:p>11,725</text:p>
          </table:table-cell>
          <table:table-cell table:number-columns-repeated="4"/>
        </table:table-row>
        <table:table-row table:style-name="ro1">
          <table:table-cell table:formula="of:=[.A45]+70" office:value-type="float" office:value="3542.4" calcext:value-type="float">
            <text:p>3542,4</text:p>
          </table:table-cell>
          <table:table-cell table:formula="of:=[.A46]/[.$B$5]" office:value-type="float" office:value="2719.0666257292" calcext:value-type="float">
            <text:p>2719,07</text:p>
          </table:table-cell>
          <table:table-cell table:formula="of:=1/[.$B$8]*(([.$B46]*SINH([.C$12]/(2*[.$B46]))) / ([.$E$4]*SINH([.C$12]/(2*[.$E$4]))) - 1 - 1/([.$B$7]*[.$B$4])*([.$A46] - [.$B$10])) + [.$B$56]" office:value-type="float" office:value="-41.35507149517" calcext:value-type="float">
            <text:p>-41,355</text:p>
          </table:table-cell>
          <table:table-cell table:style-name="ce7" table:formula="of:=[.$B$5]*[.C$12]^2/(8*[.$A46])" office:value-type="float" office:value="4.13744918699187" calcext:value-type="float">
            <text:p>4,137</text:p>
          </table:table-cell>
          <table:table-cell table:style-name="ce6" table:formula="of:=1/[.$B$8]*(([.$B46]*SINH([.E$12]/(2*[.$B46]))) / ([.$E$4]*SINH([.E$12]/(2*[.$E$4]))) - 1 - 1/([.$B$7]*[.$B$4])*([.$A46] - [.$B$10])) + [.$B$56]" office:value-type="float" office:value="-108.393334590088" calcext:value-type="float">
            <text:p>-108,393</text:p>
          </table:table-cell>
          <table:table-cell table:style-name="ce7" table:formula="of:=[.$B$5]*[.E$12]^2/(8*[.$A46])" office:value-type="float" office:value="11.4929144083108" calcext:value-type="float">
            <text:p>11,493</text:p>
          </table:table-cell>
          <table:table-cell table:number-columns-repeated="4"/>
        </table:table-row>
        <table:table-row table:style-name="ro1">
          <table:table-cell table:formula="of:=[.A46]+70" office:value-type="float" office:value="3612.4" calcext:value-type="float">
            <text:p>3612,4</text:p>
          </table:table-cell>
          <table:table-cell table:formula="of:=[.A47]/[.$B$5]" office:value-type="float" office:value="2772.7970525023" calcext:value-type="float">
            <text:p>2772,80</text:p>
          </table:table-cell>
          <table:table-cell table:formula="of:=1/[.$B$8]*(([.$B47]*SINH([.C$12]/(2*[.$B47]))) / ([.$E$4]*SINH([.C$12]/(2*[.$E$4]))) - 1 - 1/([.$B$7]*[.$B$4])*([.$A47] - [.$B$10])) + [.$B$56]" office:value-type="float" office:value="-43.6936909151546" calcext:value-type="float">
            <text:p>-43,694</text:p>
          </table:table-cell>
          <table:table-cell table:style-name="ce7" table:formula="of:=[.$B$5]*[.C$12]^2/(8*[.$A47])" office:value-type="float" office:value="4.0572749418669" calcext:value-type="float">
            <text:p>4,057</text:p>
          </table:table-cell>
          <table:table-cell table:style-name="ce6" table:formula="of:=1/[.$B$8]*(([.$B47]*SINH([.E$12]/(2*[.$B47]))) / ([.$E$4]*SINH([.E$12]/(2*[.$E$4]))) - 1 - 1/([.$B$7]*[.$B$4])*([.$A47] - [.$B$10])) + [.$B$56]" office:value-type="float" office:value="-112.556677902163" calcext:value-type="float">
            <text:p>-112,557</text:p>
          </table:table-cell>
          <table:table-cell table:style-name="ce7" table:formula="of:=[.$B$5]*[.E$12]^2/(8*[.$A47])" office:value-type="float" office:value="11.2702081718525" calcext:value-type="float">
            <text:p>11,270</text:p>
          </table:table-cell>
          <table:table-cell table:number-columns-repeated="4"/>
        </table:table-row>
        <table:table-row table:style-name="ro1">
          <table:table-cell table:formula="of:=[.A47]+70" office:value-type="float" office:value="3682.4" calcext:value-type="float">
            <text:p>3682,4</text:p>
          </table:table-cell>
          <table:table-cell table:formula="of:=[.A48]/[.$B$5]" office:value-type="float" office:value="2826.52747927541" calcext:value-type="float">
            <text:p>2826,53</text:p>
          </table:table-cell>
          <table:table-cell table:formula="of:=1/[.$B$8]*(([.$B48]*SINH([.C$12]/(2*[.$B48]))) / ([.$E$4]*SINH([.C$12]/(2*[.$E$4]))) - 1 - 1/([.$B$7]*[.$B$4])*([.$A48] - [.$B$10])) + [.$B$56]" office:value-type="float" office:value="-45.9741747208507" calcext:value-type="float">
            <text:p>-45,974</text:p>
          </table:table-cell>
          <table:table-cell table:style-name="ce7" table:formula="of:=[.$B$5]*[.C$12]^2/(8*[.$A48])" office:value-type="float" office:value="3.98014881598957" calcext:value-type="float">
            <text:p>3,980</text:p>
          </table:table-cell>
          <table:table-cell table:style-name="ce6" table:formula="of:=1/[.$B$8]*(([.$B48]*SINH([.E$12]/(2*[.$B48]))) / ([.$E$4]*SINH([.E$12]/(2*[.$E$4]))) - 1 - 1/([.$B$7]*[.$B$4])*([.$A48] - [.$B$10])) + [.$B$56]" office:value-type="float" office:value="-116.558743632855" calcext:value-type="float">
            <text:p>-116,559</text:p>
          </table:table-cell>
          <table:table-cell table:style-name="ce7" table:formula="of:=[.$B$5]*[.E$12]^2/(8*[.$A48])" office:value-type="float" office:value="11.0559689333044" calcext:value-type="float">
            <text:p>11,056</text:p>
          </table:table-cell>
          <table:table-cell table:number-columns-repeated="4"/>
        </table:table-row>
        <table:table-row table:style-name="ro1">
          <table:table-cell table:formula="of:=[.A48]+70" office:value-type="float" office:value="3752.4" calcext:value-type="float">
            <text:p>3752,4</text:p>
          </table:table-cell>
          <table:table-cell table:formula="of:=[.A49]/[.$B$5]" office:value-type="float" office:value="2880.25790604851" calcext:value-type="float">
            <text:p>2880,26</text:p>
          </table:table-cell>
          <table:table-cell table:formula="of:=1/[.$B$8]*(([.$B49]*SINH([.C$12]/(2*[.$B49]))) / ([.$E$4]*SINH([.C$12]/(2*[.$E$4]))) - 1 - 1/([.$B$7]*[.$B$4])*([.$A49] - [.$B$10])) + [.$B$56]" office:value-type="float" office:value="-48.2008211948288" calcext:value-type="float">
            <text:p>-48,201</text:p>
          </table:table-cell>
          <table:table-cell table:style-name="ce7" table:formula="of:=[.$B$5]*[.C$12]^2/(8*[.$A49])" office:value-type="float" office:value="3.90590022385673" calcext:value-type="float">
            <text:p>3,906</text:p>
          </table:table-cell>
          <table:table-cell table:style-name="ce6" table:formula="of:=1/[.$B$8]*(([.$B49]*SINH([.E$12]/(2*[.$B49]))) / ([.$E$4]*SINH([.E$12]/(2*[.$E$4]))) - 1 - 1/([.$B$7]*[.$B$4])*([.$A49] - [.$B$10])) + [.$B$56]" office:value-type="float" office:value="-120.411460791866" calcext:value-type="float">
            <text:p>-120,411</text:p>
          </table:table-cell>
          <table:table-cell table:style-name="ce7" table:formula="of:=[.$B$5]*[.E$12]^2/(8*[.$A49])" office:value-type="float" office:value="10.8497228440465" calcext:value-type="float">
            <text:p>10,850</text:p>
          </table:table-cell>
          <table:table-cell table:number-columns-repeated="4"/>
        </table:table-row>
        <table:table-row table:style-name="ro1">
          <table:table-cell table:formula="of:=[.A49]+70" office:value-type="float" office:value="3822.4" calcext:value-type="float">
            <text:p>3822,4</text:p>
          </table:table-cell>
          <table:table-cell table:formula="of:=[.A50]/[.$B$5]" office:value-type="float" office:value="2933.98833282161" calcext:value-type="float">
            <text:p>2933,99</text:p>
          </table:table-cell>
          <table:table-cell table:formula="of:=1/[.$B$8]*(([.$B50]*SINH([.C$12]/(2*[.$B50]))) / ([.$E$4]*SINH([.C$12]/(2*[.$E$4]))) - 1 - 1/([.$B$7]*[.$B$4])*([.$A50] - [.$B$10])) + [.$B$56]" office:value-type="float" office:value="-50.3775385787383" calcext:value-type="float">
            <text:p>-50,378</text:p>
          </table:table-cell>
          <table:table-cell table:style-name="ce7" table:formula="of:=[.$B$5]*[.C$12]^2/(8*[.$A50])" office:value-type="float" office:value="3.83437107576392" calcext:value-type="float">
            <text:p>3,834</text:p>
          </table:table-cell>
          <table:table-cell table:style-name="ce6" table:formula="of:=1/[.$B$8]*(([.$B50]*SINH([.E$12]/(2*[.$B50]))) / ([.$E$4]*SINH([.E$12]/(2*[.$E$4]))) - 1 - 1/([.$B$7]*[.$B$4])*([.$A50] - [.$B$10])) + [.$B$56]" office:value-type="float" office:value="-124.125675392865" calcext:value-type="float">
            <text:p>-124,126</text:p>
          </table:table-cell>
          <table:table-cell table:style-name="ce7" table:formula="of:=[.$B$5]*[.E$12]^2/(8*[.$A50])" office:value-type="float" office:value="10.6510307660109" calcext:value-type="float">
            <text:p>10,651</text:p>
          </table:table-cell>
          <table:table-cell table:number-columns-repeated="4"/>
        </table:table-row>
        <table:table-row table:style-name="ro1">
          <table:table-cell table:formula="of:=[.A50]+70" office:value-type="float" office:value="3892.4" calcext:value-type="float">
            <text:p>3892,4</text:p>
          </table:table-cell>
          <table:table-cell table:formula="of:=[.A51]/[.$B$5]" office:value-type="float" office:value="2987.71875959472" calcext:value-type="float">
            <text:p>2987,72</text:p>
          </table:table-cell>
          <table:table-cell table:formula="of:=1/[.$B$8]*(([.$B51]*SINH([.C$12]/(2*[.$B51]))) / ([.$E$4]*SINH([.C$12]/(2*[.$E$4]))) - 1 - 1/([.$B$7]*[.$B$4])*([.$A51] - [.$B$10])) + [.$B$56]" office:value-type="float" office:value="-52.5078867892672" calcext:value-type="float">
            <text:p>-52,508</text:p>
          </table:table-cell>
          <table:table-cell table:style-name="ce7" table:formula="of:=[.$B$5]*[.C$12]^2/(8*[.$A51])" office:value-type="float" office:value="3.76541465419792" calcext:value-type="float">
            <text:p>3,765</text:p>
          </table:table-cell>
          <table:table-cell table:style-name="ce6" table:formula="of:=1/[.$B$8]*(([.$B51]*SINH([.E$12]/(2*[.$B51]))) / ([.$E$4]*SINH([.E$12]/(2*[.$E$4]))) - 1 - 1/([.$B$7]*[.$B$4])*([.$A51] - [.$B$10])) + [.$B$56]" office:value-type="float" office:value="-127.711266345436" calcext:value-type="float">
            <text:p>-127,711</text:p>
          </table:table-cell>
          <table:table-cell table:style-name="ce7" table:formula="of:=[.$B$5]*[.E$12]^2/(8*[.$A51])" office:value-type="float" office:value="10.4594851505498" calcext:value-type="float">
            <text:p>10,459</text:p>
          </table:table-cell>
          <table:table-cell table:number-columns-repeated="4"/>
        </table:table-row>
        <table:table-row table:style-name="ro1">
          <table:table-cell table:formula="of:=[.A51]+70" office:value-type="float" office:value="3962.4" calcext:value-type="float">
            <text:p>3962,4</text:p>
          </table:table-cell>
          <table:table-cell table:formula="of:=[.A52]/[.$B$5]" office:value-type="float" office:value="3041.44918636782" calcext:value-type="float">
            <text:p>3041,45</text:p>
          </table:table-cell>
          <table:table-cell table:formula="of:=1/[.$B$8]*(([.$B52]*SINH([.C$12]/(2*[.$B52]))) / ([.$E$4]*SINH([.C$12]/(2*[.$E$4]))) - 1 - 1/([.$B$7]*[.$B$4])*([.$A52] - [.$B$10])) + [.$B$56]" office:value-type="float" office:value="-54.5951140198525" calcext:value-type="float">
            <text:p>-54,595</text:p>
          </table:table-cell>
          <table:table-cell table:style-name="ce7" table:formula="of:=[.$B$5]*[.C$12]^2/(8*[.$A52])" office:value-type="float" office:value="3.69889460932768" calcext:value-type="float">
            <text:p>3,699</text:p>
          </table:table-cell>
          <table:table-cell table:style-name="ce6" table:formula="of:=1/[.$B$8]*(([.$B52]*SINH([.E$12]/(2*[.$B52]))) / ([.$E$4]*SINH([.E$12]/(2*[.$E$4]))) - 1 - 1/([.$B$7]*[.$B$4])*([.$A52] - [.$B$10])) + [.$B$56]" office:value-type="float" office:value="-131.177247131039" calcext:value-type="float">
            <text:p>-131,177</text:p>
          </table:table-cell>
          <table:table-cell table:style-name="ce7" table:formula="of:=[.$B$5]*[.E$12]^2/(8*[.$A52])" office:value-type="float" office:value="10.2747072481324" calcext:value-type="float">
            <text:p>10,275</text:p>
          </table:table-cell>
          <table:table-cell table:number-columns-repeated="4"/>
        </table:table-row>
        <table:table-row table:style-name="ro1">
          <table:table-cell table:formula="of:=[.A52]+70" office:value-type="float" office:value="4032.4" calcext:value-type="float">
            <text:p>4032,4</text:p>
          </table:table-cell>
          <table:table-cell table:formula="of:=[.A53]/[.$B$5]" office:value-type="float" office:value="3095.17961314093" calcext:value-type="float">
            <text:p>3095,18</text:p>
          </table:table-cell>
          <table:table-cell table:formula="of:=1/[.$B$8]*(([.$B53]*SINH([.C$12]/(2*[.$B53]))) / ([.$E$4]*SINH([.C$12]/(2*[.$E$4]))) - 1 - 1/([.$B$7]*[.$B$4])*([.$A53] - [.$B$10])) + [.$B$56]" office:value-type="float" office:value="-56.6421889326003" calcext:value-type="float">
            <text:p>-56,642</text:p>
          </table:table-cell>
          <table:table-cell table:style-name="ce7" table:formula="of:=[.$B$5]*[.C$12]^2/(8*[.$A53])" office:value-type="float" office:value="3.63468405912112" calcext:value-type="float">
            <text:p>3,635</text:p>
          </table:table-cell>
          <table:table-cell table:style-name="ce6" table:formula="of:=1/[.$B$8]*(([.$B53]*SINH([.E$12]/(2*[.$B53]))) / ([.$E$4]*SINH([.E$12]/(2*[.$E$4]))) - 1 - 1/([.$B$7]*[.$B$4])*([.$A53] - [.$B$10])) + [.$B$56]" office:value-type="float" office:value="-134.531855221132" calcext:value-type="float">
            <text:p>-134,532</text:p>
          </table:table-cell>
          <table:table-cell table:style-name="ce7" table:formula="of:=[.$B$5]*[.E$12]^2/(8*[.$A53])" office:value-type="float" office:value="10.0963446086698" calcext:value-type="float">
            <text:p>10,096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vvento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/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amb</text:p>
          </table:table-cell>
          <table:table-cell table:style-name="Default" office:value-type="float" office:value="20" calcext:value-type="float">
            <office:annotation draw:style-name="gr2" draw:text-style-name="P2" svg:width="2.899cm" svg:height="0.991cm" svg:x="5.399cm" svg:y="23.418cm" draw:caption-point-x="-0.61cm" draw:caption-point-y="0.404cm">
              <dc:date>2013-11-12T00:00:00</dc:date>
              <text:p text:style-name="P2"><text:span text:style-name="T1">Temperatura q foi instalado</text:span></text:p>
            </office:annotation>
            <text:p>20</text:p>
          </table:table-cell>
          <table:table-cell table:style-name="Default" office:value-type="string" calcext:value-type="string">
            <text:p>ºC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ia</text:p>
          </table:table-cell>
          <table:table-cell table:style-name="ce4" office:value-type="boolean" office:boolean-value="true" calcext:value-type="boolean">
            <text:p>VERDADEIRO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rCA real</text:p>
          </table:table-cell>
          <table:table-cell table:style-name="ce4" office:value-type="boolean" office:boolean-value="true" calcext:value-type="boolean">
            <text:p>VERDADEIRO</text:p>
          </table:table-cell>
          <table:table-cell table:style-name="Default"/>
          <table:table-cell table:number-columns-repeated="2"/>
          <table:table-cell office:value-type="string" calcext:value-type="string">
            <text:p>vao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tem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qr</text:p>
          </table:table-cell>
          <table:table-cell table:style-name="ce5" office:value-type="string" calcext:value-type="string">
            <text:p>qc</text:p>
          </table:table-cell>
          <table:table-cell table:style-name="ce5" office:value-type="string" calcext:value-type="string">
            <text:p>qs</text:p>
          </table:table-cell>
          <table:table-cell table:style-name="ce5" office:value-type="string" calcext:value-type="string">
            <text:p>ampacidade</text:p>
          </table:table-cell>
          <table:table-cell table:style-name="ce5" office:value-type="string" calcext:value-type="string">
            <office:annotation draw:style-name="gr2" draw:text-style-name="P2" svg:width="2.899cm" svg:height="1.781cm" svg:x="16.688cm" svg:y="24.792cm" draw:caption-point-x="-0.61cm" draw:caption-point-y="0.369cm">
              <dc:date>2013-11-12T00:00:00</dc:date>
              <text:p text:style-name="P2"><text:span text:style-name="T1">Interpolação dos valores da flecha acima para a corrente</text:span></text:p>
            </office:annotation>
            <text:p>flecha</text:p>
          </table:table-cell>
          <table:table-cell table:style-name="ce5" office:value-type="string" calcext:value-type="string">
            <office:annotation draw:style-name="gr2" draw:text-style-name="P2" svg:width="2.899cm" svg:height="1.781cm" svg:x="18.946cm" svg:y="24.792cm" draw:caption-point-x="-0.61cm" draw:caption-point-y="0.369cm">
              <dc:date>2013-11-12T00:00:00</dc:date>
              <text:p text:style-name="P2"><text:span text:style-name="T1">Interpolação dos valores da flecha acima para a corrente</text:span></text:p>
            </office:annotation>
            <text:p>flecha</text:p>
          </table:table-cell>
          <table:table-cell table:style-name="ce5" office:value-type="string" calcext:value-type="string">
            <office:annotation draw:style-name="gr2" draw:text-style-name="P2" svg:width="2.899cm" svg:height="1.781cm" svg:x="21.203cm" svg:y="24.792cm" draw:caption-point-x="-0.61cm" draw:caption-point-y="0.369cm">
              <dc:date>2013-11-12T00:00:00</dc:date>
              <text:p text:style-name="P2"><text:span text:style-name="T1">Interpolação dos valores da flecha acima para a corrente</text:span></text:p>
            </office:annotation>
            <text:p>flecha</text:p>
          </table:table-cell>
          <table:table-cell office:value-type="string" calcext:value-type="string">
            <text:p>perda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[.$B$58];TREND([.$B$93:.$B$96];[.$A$93:.$A$96];[.A60];1);[.$B$93])" office:value-type="float" office:value="0.0000557764" calcext:value-type="float">
            <text:p>5,58E-005</text:p>
          </table:table-cell>
          <table:table-cell table:formula="of:=179200*Emiss*[.$B$6]*0.001*((([.$A60]+273)/1000)^4 - (([.B$56]+273)/1000)^4)" office:value-type="float" office:value="0" calcext:value-type="float">
            <text:p>0,000</text:p>
          </table:table-cell>
          <table:table-cell table:style-name="ce6" table:formula="of:=0.09456*([.$A60]-[.B$56])*(0.32+0.43*(45946.8*[.$B$6]*0.001*[.B$55])^0.52)" office:value-type="float" office:value="0.0907776" calcext:value-type="float">
            <text:p>0,091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0]+[.D60]-[.E60])/[.B60])" office:value-type="float" office:value="40.3426208178539" calcext:value-type="float">
            <text:p>40,343</text:p>
          </table:table-cell>
          <table:table-cell table:formula="of:=TREND([.$D$15:.$D$53];[.$C$15:.$C$53];[.$A60];1)" office:value-type="float" office:value="6.49641688418122" calcext:value-type="float">
            <text:p>6,496</text:p>
          </table:table-cell>
          <table:table-cell table:formula="of:=TREND([.$F$17:.$F$53];[.$E$17:.$E$53];[.$A60];1)" office:value-type="float" office:value="17.6984893210937" calcext:value-type="float">
            <text:p>17,698</text:p>
          </table:table-cell>
          <table:table-cell table:style-name="ce6" table:formula="of:=TREND([.$H$23:.$H$32];[.$G$23:.$G$32];[.$A60];1)" office:value-type="float" office:value="71.3168134509631" calcext:value-type="float">
            <text:p>71,317</text:p>
          </table:table-cell>
          <table:table-cell table:style-name="ce3" table:formula="of:=[.B60]*[.F60]^2" office:value-type="float" office:value="0.0907776" calcext:value-type="float">
            <text:p>0,09</text:p>
          </table:table-cell>
        </table:table-row>
        <table:table-row table:style-name="ro1">
          <table:table-cell table:formula="of:=[.A60]+5" office:value-type="float" office:value="28" calcext:value-type="float">
            <text:p>28</text:p>
          </table:table-cell>
          <table:table-cell table:style-name="ce2" table:formula="of:=IF([.$B$58];TREND([.$B$93:.$B$96];[.$A$93:.$A$96];[.A61];1);[.$B$93])" office:value-type="float" office:value="0.0000569104" calcext:value-type="float">
            <text:p>5,69E-005</text:p>
          </table:table-cell>
          <table:table-cell table:formula="of:=179200*Emiss*[.$B$6]*0.001*((([.$A61]+273)/1000)^4 - (([.B$56]+273)/1000)^4)" office:value-type="float" office:value="0" calcext:value-type="float">
            <text:p>0,000</text:p>
          </table:table-cell>
          <table:table-cell table:style-name="ce6" table:formula="of:=0.09456*([.$A61]-[.B$56])*(0.32+0.43*(45946.8*[.$B$6]*0.001*[.B$55])^0.52)" office:value-type="float" office:value="0.2420736" calcext:value-type="float">
            <text:p>0,242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1]+[.D61]-[.E61])/[.B61])" office:value-type="float" office:value="65.2195646311152" calcext:value-type="float">
            <text:p>65,220</text:p>
          </table:table-cell>
          <table:table-cell table:formula="of:=TREND([.$D$15:.$D$53];[.$C$15:.$C$53];[.$A61];1)" office:value-type="float" office:value="6.67827769792911" calcext:value-type="float">
            <text:p>6,678</text:p>
          </table:table-cell>
          <table:table-cell table:formula="of:=TREND([.$F$17:.$F$53];[.$E$17:.$E$53];[.$A61];1)" office:value-type="float" office:value="17.9293479482732" calcext:value-type="float">
            <text:p>17,929</text:p>
          </table:table-cell>
          <table:table-cell table:style-name="ce6" table:formula="of:=TREND([.$H$23:.$H$32];[.$G$23:.$G$32];[.$A61];1)" office:value-type="float" office:value="71.557589787416" calcext:value-type="float">
            <text:p>71,558</text:p>
          </table:table-cell>
          <table:table-cell table:style-name="ce3" table:formula="of:=[.B61]*[.F61]^2" office:value-type="float" office:value="0.2420736" calcext:value-type="float">
            <text:p>0,24</text:p>
          </table:table-cell>
        </table:table-row>
        <table:table-row table:style-name="ro1">
          <table:table-cell table:formula="of:=[.A61]+5" office:value-type="float" office:value="33" calcext:value-type="float">
            <text:p>33</text:p>
          </table:table-cell>
          <table:table-cell table:style-name="ce2" table:formula="of:=IF([.$B$58];TREND([.$B$93:.$B$96];[.$A$93:.$A$96];[.A62];1);[.$B$93])" office:value-type="float" office:value="0.0000580444" calcext:value-type="float">
            <text:p>5,80E-005</text:p>
          </table:table-cell>
          <table:table-cell table:formula="of:=179200*Emiss*[.$B$6]*0.001*((([.$A62]+273)/1000)^4 - (([.B$56]+273)/1000)^4)" office:value-type="float" office:value="0" calcext:value-type="float">
            <text:p>0,000</text:p>
          </table:table-cell>
          <table:table-cell table:style-name="ce6" table:formula="of:=0.09456*([.$A62]-[.B$56])*(0.32+0.43*(45946.8*[.$B$6]*0.001*[.B$55])^0.52)" office:value-type="float" office:value="0.3933696" calcext:value-type="float">
            <text:p>0,393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2]+[.D62]-[.E62])/[.B62])" office:value-type="float" office:value="82.3228190527334" calcext:value-type="float">
            <text:p>82,323</text:p>
          </table:table-cell>
          <table:table-cell table:formula="of:=TREND([.$D$15:.$D$53];[.$C$15:.$C$53];[.$A62];1)" office:value-type="float" office:value="6.860138511677" calcext:value-type="float">
            <text:p>6,860</text:p>
          </table:table-cell>
          <table:table-cell table:formula="of:=TREND([.$F$17:.$F$53];[.$E$17:.$E$53];[.$A62];1)" office:value-type="float" office:value="18.1602065754527" calcext:value-type="float">
            <text:p>18,160</text:p>
          </table:table-cell>
          <table:table-cell table:style-name="ce6" table:formula="of:=TREND([.$H$23:.$H$32];[.$G$23:.$G$32];[.$A62];1)" office:value-type="float" office:value="71.798366123869" calcext:value-type="float">
            <text:p>71,798</text:p>
          </table:table-cell>
          <table:table-cell table:style-name="ce3" table:formula="of:=[.B62]*[.F62]^2" office:value-type="float" office:value="0.3933696" calcext:value-type="float">
            <text:p>0,39</text:p>
          </table:table-cell>
        </table:table-row>
        <table:table-row table:style-name="ro1">
          <table:table-cell table:formula="of:=[.A62]+5" office:value-type="float" office:value="38" calcext:value-type="float">
            <text:p>38</text:p>
          </table:table-cell>
          <table:table-cell table:style-name="ce2" table:formula="of:=IF([.$B$58];TREND([.$B$93:.$B$96];[.$A$93:.$A$96];[.A63];1);[.$B$93])" office:value-type="float" office:value="0.0000591784" calcext:value-type="float">
            <text:p>5,92E-005</text:p>
          </table:table-cell>
          <table:table-cell table:formula="of:=179200*Emiss*[.$B$6]*0.001*((([.$A63]+273)/1000)^4 - (([.B$56]+273)/1000)^4)" office:value-type="float" office:value="0" calcext:value-type="float">
            <text:p>0,000</text:p>
          </table:table-cell>
          <table:table-cell table:style-name="ce6" table:formula="of:=0.09456*([.$A63]-[.B$56])*(0.32+0.43*(45946.8*[.$B$6]*0.001*[.B$55])^0.52)" office:value-type="float" office:value="0.5446656" calcext:value-type="float">
            <text:p>0,545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3]+[.D63]-[.E63])/[.B63])" office:value-type="float" office:value="95.9363881550469" calcext:value-type="float">
            <text:p>95,936</text:p>
          </table:table-cell>
          <table:table-cell table:formula="of:=TREND([.$D$15:.$D$53];[.$C$15:.$C$53];[.$A63];1)" office:value-type="float" office:value="7.0419993254249" calcext:value-type="float">
            <text:p>7,042</text:p>
          </table:table-cell>
          <table:table-cell table:formula="of:=TREND([.$F$17:.$F$53];[.$E$17:.$E$53];[.$A63];1)" office:value-type="float" office:value="18.3910652026322" calcext:value-type="float">
            <text:p>18,391</text:p>
          </table:table-cell>
          <table:table-cell table:style-name="ce6" table:formula="of:=TREND([.$H$23:.$H$32];[.$G$23:.$G$32];[.$A63];1)" office:value-type="float" office:value="72.039142460322" calcext:value-type="float">
            <text:p>72,039</text:p>
          </table:table-cell>
          <table:table-cell table:style-name="ce3" table:formula="of:=[.B63]*[.F63]^2" office:value-type="float" office:value="0.5446656" calcext:value-type="float">
            <text:p>0,54</text:p>
          </table:table-cell>
        </table:table-row>
        <table:table-row table:style-name="ro1">
          <table:table-cell table:formula="of:=[.A63]+5" office:value-type="float" office:value="43" calcext:value-type="float">
            <text:p>43</text:p>
          </table:table-cell>
          <table:table-cell table:style-name="ce2" table:formula="of:=IF([.$B$58];TREND([.$B$93:.$B$96];[.$A$93:.$A$96];[.A64];1);[.$B$93])" office:value-type="float" office:value="0.0000603124" calcext:value-type="float">
            <text:p>6,03E-005</text:p>
          </table:table-cell>
          <table:table-cell table:formula="of:=179200*Emiss*[.$B$6]*0.001*((([.$A64]+273)/1000)^4 - (([.B$56]+273)/1000)^4)" office:value-type="float" office:value="0" calcext:value-type="float">
            <text:p>0,000</text:p>
          </table:table-cell>
          <table:table-cell table:style-name="ce6" table:formula="of:=0.09456*([.$A64]-[.B$56])*(0.32+0.43*(45946.8*[.$B$6]*0.001*[.B$55])^0.52)" office:value-type="float" office:value="0.6959616" calcext:value-type="float">
            <text:p>0,696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4]+[.D64]-[.E64])/[.B64])" office:value-type="float" office:value="107.421035284539" calcext:value-type="float">
            <text:p>107,421</text:p>
          </table:table-cell>
          <table:table-cell table:formula="of:=TREND([.$D$15:.$D$53];[.$C$15:.$C$53];[.$A64];1)" office:value-type="float" office:value="7.22386013917279" calcext:value-type="float">
            <text:p>7,224</text:p>
          </table:table-cell>
          <table:table-cell table:formula="of:=TREND([.$F$17:.$F$53];[.$E$17:.$E$53];[.$A64];1)" office:value-type="float" office:value="18.6219238298117" calcext:value-type="float">
            <text:p>18,622</text:p>
          </table:table-cell>
          <table:table-cell table:style-name="ce6" table:formula="of:=TREND([.$H$23:.$H$32];[.$G$23:.$G$32];[.$A64];1)" office:value-type="float" office:value="72.2799187967749" calcext:value-type="float">
            <text:p>72,280</text:p>
          </table:table-cell>
          <table:table-cell table:style-name="ce3" table:formula="of:=[.B64]*[.F64]^2" office:value-type="float" office:value="0.6959616" calcext:value-type="float">
            <text:p>0,70</text:p>
          </table:table-cell>
        </table:table-row>
        <table:table-row table:style-name="ro1">
          <table:table-cell table:formula="of:=[.A64]+5" office:value-type="float" office:value="48" calcext:value-type="float">
            <text:p>48</text:p>
          </table:table-cell>
          <table:table-cell table:style-name="ce2" table:formula="of:=IF([.$B$58];TREND([.$B$93:.$B$96];[.$A$93:.$A$96];[.A65];1);[.$B$93])" office:value-type="float" office:value="0.0000614464" calcext:value-type="float">
            <text:p>6,14E-005</text:p>
          </table:table-cell>
          <table:table-cell table:formula="of:=179200*Emiss*[.$B$6]*0.001*((([.$A65]+273)/1000)^4 - (([.B$56]+273)/1000)^4)" office:value-type="float" office:value="0" calcext:value-type="float">
            <text:p>0,000</text:p>
          </table:table-cell>
          <table:table-cell table:style-name="ce6" table:formula="of:=0.09456*([.$A65]-[.B$56])*(0.32+0.43*(45946.8*[.$B$6]*0.001*[.B$55])^0.52)" office:value-type="float" office:value="0.8472576" calcext:value-type="float">
            <text:p>0,847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5]+[.D65]-[.E65])/[.B65])" office:value-type="float" office:value="117.424714993404" calcext:value-type="float">
            <text:p>117,425</text:p>
          </table:table-cell>
          <table:table-cell table:formula="of:=TREND([.$D$15:.$D$53];[.$C$15:.$C$53];[.$A65];1)" office:value-type="float" office:value="7.40572095292068" calcext:value-type="float">
            <text:p>7,406</text:p>
          </table:table-cell>
          <table:table-cell table:formula="of:=TREND([.$F$17:.$F$53];[.$E$17:.$E$53];[.$A65];1)" office:value-type="float" office:value="18.8527824569912" calcext:value-type="float">
            <text:p>18,853</text:p>
          </table:table-cell>
          <table:table-cell table:style-name="ce6" table:formula="of:=TREND([.$H$23:.$H$32];[.$G$23:.$G$32];[.$A65];1)" office:value-type="float" office:value="72.5206951332279" calcext:value-type="float">
            <text:p>72,521</text:p>
          </table:table-cell>
          <table:table-cell table:style-name="ce3" table:formula="of:=[.B65]*[.F65]^2" office:value-type="float" office:value="0.8472576" calcext:value-type="float">
            <text:p>0,85</text:p>
          </table:table-cell>
        </table:table-row>
        <table:table-row table:style-name="ro1">
          <table:table-cell table:formula="of:=[.A65]+5" office:value-type="float" office:value="53" calcext:value-type="float">
            <text:p>53</text:p>
          </table:table-cell>
          <table:table-cell table:style-name="ce2" table:formula="of:=IF([.$B$58];TREND([.$B$93:.$B$96];[.$A$93:.$A$96];[.A66];1);[.$B$93])" office:value-type="float" office:value="0.0000625804" calcext:value-type="float">
            <text:p>6,26E-005</text:p>
          </table:table-cell>
          <table:table-cell table:formula="of:=179200*Emiss*[.$B$6]*0.001*((([.$A66]+273)/1000)^4 - (([.B$56]+273)/1000)^4)" office:value-type="float" office:value="0" calcext:value-type="float">
            <text:p>0,000</text:p>
          </table:table-cell>
          <table:table-cell table:style-name="ce6" table:formula="of:=0.09456*([.$A66]-[.B$56])*(0.32+0.43*(45946.8*[.$B$6]*0.001*[.B$55])^0.52)" office:value-type="float" office:value="0.9985536" calcext:value-type="float">
            <text:p>0,999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6]+[.D66]-[.E66])/[.B66])" office:value-type="float" office:value="126.318373071057" calcext:value-type="float">
            <text:p>126,318</text:p>
          </table:table-cell>
          <table:table-cell table:formula="of:=TREND([.$D$15:.$D$53];[.$C$15:.$C$53];[.$A66];1)" office:value-type="float" office:value="7.58758176666857" calcext:value-type="float">
            <text:p>7,588</text:p>
          </table:table-cell>
          <table:table-cell table:formula="of:=TREND([.$F$17:.$F$53];[.$E$17:.$E$53];[.$A66];1)" office:value-type="float" office:value="19.0836410841707" calcext:value-type="float">
            <text:p>19,084</text:p>
          </table:table-cell>
          <table:table-cell table:style-name="ce6" table:formula="of:=TREND([.$H$23:.$H$32];[.$G$23:.$G$32];[.$A66];1)" office:value-type="float" office:value="72.7614714696809" calcext:value-type="float">
            <text:p>72,761</text:p>
          </table:table-cell>
          <table:table-cell table:style-name="ce3" table:formula="of:=[.B66]*[.F66]^2" office:value-type="float" office:value="0.9985536" calcext:value-type="float">
            <text:p>1,00</text:p>
          </table:table-cell>
        </table:table-row>
        <table:table-row table:style-name="ro1">
          <table:table-cell table:formula="of:=[.A66]+5" office:value-type="float" office:value="58" calcext:value-type="float">
            <text:p>58</text:p>
          </table:table-cell>
          <table:table-cell table:style-name="ce2" table:formula="of:=IF([.$B$58];TREND([.$B$93:.$B$96];[.$A$93:.$A$96];[.A67];1);[.$B$93])" office:value-type="float" office:value="0.0000637144" calcext:value-type="float">
            <text:p>6,37E-005</text:p>
          </table:table-cell>
          <table:table-cell table:formula="of:=179200*Emiss*[.$B$6]*0.001*((([.$A67]+273)/1000)^4 - (([.B$56]+273)/1000)^4)" office:value-type="float" office:value="0" calcext:value-type="float">
            <text:p>0,000</text:p>
          </table:table-cell>
          <table:table-cell table:style-name="ce6" table:formula="of:=0.09456*([.$A67]-[.B$56])*(0.32+0.43*(45946.8*[.$B$6]*0.001*[.B$55])^0.52)" office:value-type="float" office:value="1.1498496" calcext:value-type="float">
            <text:p>1,150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7]+[.D67]-[.E67])/[.B67])" office:value-type="float" office:value="134.338879126486" calcext:value-type="float">
            <text:p>134,339</text:p>
          </table:table-cell>
          <table:table-cell table:formula="of:=TREND([.$D$15:.$D$53];[.$C$15:.$C$53];[.$A67];1)" office:value-type="float" office:value="7.76944258041647" calcext:value-type="float">
            <text:p>7,769</text:p>
          </table:table-cell>
          <table:table-cell table:formula="of:=TREND([.$F$17:.$F$53];[.$E$17:.$E$53];[.$A67];1)" office:value-type="float" office:value="19.3144997113502" calcext:value-type="float">
            <text:p>19,314</text:p>
          </table:table-cell>
          <table:table-cell table:style-name="ce6" table:formula="of:=TREND([.$H$23:.$H$32];[.$G$23:.$G$32];[.$A67];1)" office:value-type="float" office:value="73.0022478061338" calcext:value-type="float">
            <text:p>73,002</text:p>
          </table:table-cell>
          <table:table-cell table:style-name="ce3" table:formula="of:=[.B67]*[.F67]^2" office:value-type="float" office:value="1.1498496" calcext:value-type="float">
            <text:p>1,15</text:p>
          </table:table-cell>
        </table:table-row>
        <table:table-row table:style-name="ro1">
          <table:table-cell table:formula="of:=[.A67]+5" office:value-type="float" office:value="63" calcext:value-type="float">
            <text:p>63</text:p>
          </table:table-cell>
          <table:table-cell table:style-name="ce2" table:formula="of:=IF([.$B$58];TREND([.$B$93:.$B$96];[.$A$93:.$A$96];[.A68];1);[.$B$93])" office:value-type="float" office:value="0.0000648484" calcext:value-type="float">
            <text:p>6,48E-005</text:p>
          </table:table-cell>
          <table:table-cell table:formula="of:=179200*Emiss*[.$B$6]*0.001*((([.$A68]+273)/1000)^4 - (([.B$56]+273)/1000)^4)" office:value-type="float" office:value="0" calcext:value-type="float">
            <text:p>0,000</text:p>
          </table:table-cell>
          <table:table-cell table:style-name="ce6" table:formula="of:=0.09456*([.$A68]-[.B$56])*(0.32+0.43*(45946.8*[.$B$6]*0.001*[.B$55])^0.52)" office:value-type="float" office:value="1.3011456" calcext:value-type="float">
            <text:p>1,301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8]+[.D68]-[.E68])/[.B68])" office:value-type="float" office:value="141.648935819753" calcext:value-type="float">
            <text:p>141,649</text:p>
          </table:table-cell>
          <table:table-cell table:formula="of:=TREND([.$D$15:.$D$53];[.$C$15:.$C$53];[.$A68];1)" office:value-type="float" office:value="7.95130339416436" calcext:value-type="float">
            <text:p>7,951</text:p>
          </table:table-cell>
          <table:table-cell table:formula="of:=TREND([.$F$17:.$F$53];[.$E$17:.$E$53];[.$A68];1)" office:value-type="float" office:value="19.5453583385297" calcext:value-type="float">
            <text:p>19,545</text:p>
          </table:table-cell>
          <table:table-cell table:style-name="ce6" table:formula="of:=TREND([.$H$23:.$H$32];[.$G$23:.$G$32];[.$A68];1)" office:value-type="float" office:value="73.2430241425868" calcext:value-type="float">
            <text:p>73,243</text:p>
          </table:table-cell>
          <table:table-cell table:style-name="ce3" table:formula="of:=[.B68]*[.F68]^2" office:value-type="float" office:value="1.3011456" calcext:value-type="float">
            <text:p>1,30</text:p>
          </table:table-cell>
        </table:table-row>
        <table:table-row table:style-name="ro1">
          <table:table-cell table:formula="of:=[.A68]+5" office:value-type="float" office:value="68" calcext:value-type="float">
            <text:p>68</text:p>
          </table:table-cell>
          <table:table-cell table:style-name="ce2" table:formula="of:=IF([.$B$58];TREND([.$B$93:.$B$96];[.$A$93:.$A$96];[.A69];1);[.$B$93])" office:value-type="float" office:value="0.0000659824" calcext:value-type="float">
            <text:p>6,60E-005</text:p>
          </table:table-cell>
          <table:table-cell table:formula="of:=179200*Emiss*[.$B$6]*0.001*((([.$A69]+273)/1000)^4 - (([.B$56]+273)/1000)^4)" office:value-type="float" office:value="0" calcext:value-type="float">
            <text:p>0,000</text:p>
          </table:table-cell>
          <table:table-cell table:style-name="ce6" table:formula="of:=0.09456*([.$A69]-[.B$56])*(0.32+0.43*(45946.8*[.$B$6]*0.001*[.B$55])^0.52)" office:value-type="float" office:value="1.4524416" calcext:value-type="float">
            <text:p>1,452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69]+[.D69]-[.E69])/[.B69])" office:value-type="float" office:value="148.366306570386" calcext:value-type="float">
            <text:p>148,366</text:p>
          </table:table-cell>
          <table:table-cell table:formula="of:=TREND([.$D$15:.$D$53];[.$C$15:.$C$53];[.$A69];1)" office:value-type="float" office:value="8.13316420791225" calcext:value-type="float">
            <text:p>8,133</text:p>
          </table:table-cell>
          <table:table-cell table:formula="of:=TREND([.$F$17:.$F$53];[.$E$17:.$E$53];[.$A69];1)" office:value-type="float" office:value="19.7762169657092" calcext:value-type="float">
            <text:p>19,776</text:p>
          </table:table-cell>
          <table:table-cell table:style-name="ce6" table:formula="of:=TREND([.$H$23:.$H$32];[.$G$23:.$G$32];[.$A69];1)" office:value-type="float" office:value="73.4838004790398" calcext:value-type="float">
            <text:p>73,484</text:p>
          </table:table-cell>
          <table:table-cell table:style-name="ce3" table:formula="of:=[.B69]*[.F69]^2" office:value-type="float" office:value="1.4524416" calcext:value-type="float">
            <text:p>1,45</text:p>
          </table:table-cell>
        </table:table-row>
        <table:table-row table:style-name="ro1">
          <table:table-cell table:formula="of:=[.A69]+5" office:value-type="float" office:value="73" calcext:value-type="float">
            <text:p>73</text:p>
          </table:table-cell>
          <table:table-cell table:style-name="ce2" table:formula="of:=IF([.$B$58];TREND([.$B$93:.$B$96];[.$A$93:.$A$96];[.A70];1);[.$B$93])" office:value-type="float" office:value="0.0000671164" calcext:value-type="float">
            <text:p>6,71E-005</text:p>
          </table:table-cell>
          <table:table-cell table:formula="of:=179200*Emiss*[.$B$6]*0.001*((([.$A70]+273)/1000)^4 - (([.B$56]+273)/1000)^4)" office:value-type="float" office:value="0" calcext:value-type="float">
            <text:p>0,000</text:p>
          </table:table-cell>
          <table:table-cell table:style-name="ce6" table:formula="of:=0.09456*([.$A70]-[.B$56])*(0.32+0.43*(45946.8*[.$B$6]*0.001*[.B$55])^0.52)" office:value-type="float" office:value="1.6037376" calcext:value-type="float">
            <text:p>1,604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0]+[.D70]-[.E70])/[.B70])" office:value-type="float" office:value="154.579653293355" calcext:value-type="float">
            <text:p>154,580</text:p>
          </table:table-cell>
          <table:table-cell table:formula="of:=TREND([.$D$15:.$D$53];[.$C$15:.$C$53];[.$A70];1)" office:value-type="float" office:value="8.31502502166014" calcext:value-type="float">
            <text:p>8,315</text:p>
          </table:table-cell>
          <table:table-cell table:formula="of:=TREND([.$F$17:.$F$53];[.$E$17:.$E$53];[.$A70];1)" office:value-type="float" office:value="20.0070755928887" calcext:value-type="float">
            <text:p>20,007</text:p>
          </table:table-cell>
          <table:table-cell table:style-name="ce6" table:formula="of:=TREND([.$H$23:.$H$32];[.$G$23:.$G$32];[.$A70];1)" office:value-type="float" office:value="73.7245768154927" calcext:value-type="float">
            <text:p>73,725</text:p>
          </table:table-cell>
          <table:table-cell table:style-name="ce3" table:formula="of:=[.B70]*[.F70]^2" office:value-type="float" office:value="1.6037376" calcext:value-type="float">
            <text:p>1,60</text:p>
          </table:table-cell>
        </table:table-row>
        <table:table-row table:style-name="ro1">
          <table:table-cell table:formula="of:=[.A70]+5" office:value-type="float" office:value="78" calcext:value-type="float">
            <text:p>78</text:p>
          </table:table-cell>
          <table:table-cell table:style-name="ce2" table:formula="of:=IF([.$B$58];TREND([.$B$93:.$B$96];[.$A$93:.$A$96];[.A71];1);[.$B$93])" office:value-type="float" office:value="0.0000682504" calcext:value-type="float">
            <text:p>6,83E-005</text:p>
          </table:table-cell>
          <table:table-cell table:formula="of:=179200*Emiss*[.$B$6]*0.001*((([.$A71]+273)/1000)^4 - (([.B$56]+273)/1000)^4)" office:value-type="float" office:value="0" calcext:value-type="float">
            <text:p>0,000</text:p>
          </table:table-cell>
          <table:table-cell table:style-name="ce6" table:formula="of:=0.09456*([.$A71]-[.B$56])*(0.32+0.43*(45946.8*[.$B$6]*0.001*[.B$55])^0.52)" office:value-type="float" office:value="1.7550336" calcext:value-type="float">
            <text:p>1,755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1]+[.D71]-[.E71])/[.B71])" office:value-type="float" office:value="160.357810266727" calcext:value-type="float">
            <text:p>160,358</text:p>
          </table:table-cell>
          <table:table-cell table:formula="of:=TREND([.$D$15:.$D$53];[.$C$15:.$C$53];[.$A71];1)" office:value-type="float" office:value="8.49688583540803" calcext:value-type="float">
            <text:p>8,497</text:p>
          </table:table-cell>
          <table:table-cell table:formula="of:=TREND([.$F$17:.$F$53];[.$E$17:.$E$53];[.$A71];1)" office:value-type="float" office:value="20.2379342200682" calcext:value-type="float">
            <text:p>20,238</text:p>
          </table:table-cell>
          <table:table-cell table:style-name="ce6" table:formula="of:=TREND([.$H$23:.$H$32];[.$G$23:.$G$32];[.$A71];1)" office:value-type="float" office:value="73.9653531519457" calcext:value-type="float">
            <text:p>73,965</text:p>
          </table:table-cell>
          <table:table-cell table:style-name="ce3" table:formula="of:=[.B71]*[.F71]^2" office:value-type="float" office:value="1.7550336" calcext:value-type="float">
            <text:p>1,76</text:p>
          </table:table-cell>
        </table:table-row>
        <table:table-row table:style-name="ro1">
          <table:table-cell table:formula="of:=[.A71]+5" office:value-type="float" office:value="83" calcext:value-type="float">
            <text:p>83</text:p>
          </table:table-cell>
          <table:table-cell table:style-name="ce2" table:formula="of:=IF([.$B$58];TREND([.$B$93:.$B$96];[.$A$93:.$A$96];[.A72];1);[.$B$93])" office:value-type="float" office:value="0.0000693844" calcext:value-type="float">
            <text:p>6,94E-005</text:p>
          </table:table-cell>
          <table:table-cell table:formula="of:=179200*Emiss*[.$B$6]*0.001*((([.$A72]+273)/1000)^4 - (([.B$56]+273)/1000)^4)" office:value-type="float" office:value="0" calcext:value-type="float">
            <text:p>0,000</text:p>
          </table:table-cell>
          <table:table-cell table:style-name="ce6" table:formula="of:=0.09456*([.$A72]-[.B$56])*(0.32+0.43*(45946.8*[.$B$6]*0.001*[.B$55])^0.52)" office:value-type="float" office:value="1.9063296" calcext:value-type="float">
            <text:p>1,906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2]+[.D72]-[.E72])/[.B72])" office:value-type="float" office:value="165.755549347181" calcext:value-type="float">
            <text:p>165,756</text:p>
          </table:table-cell>
          <table:table-cell table:formula="of:=TREND([.$D$15:.$D$53];[.$C$15:.$C$53];[.$A72];1)" office:value-type="float" office:value="8.67874664915593" calcext:value-type="float">
            <text:p>8,679</text:p>
          </table:table-cell>
          <table:table-cell table:formula="of:=TREND([.$F$17:.$F$53];[.$E$17:.$E$53];[.$A72];1)" office:value-type="float" office:value="20.4687928472477" calcext:value-type="float">
            <text:p>20,469</text:p>
          </table:table-cell>
          <table:table-cell table:style-name="ce6" table:formula="of:=TREND([.$H$23:.$H$32];[.$G$23:.$G$32];[.$A72];1)" office:value-type="float" office:value="74.2061294883987" calcext:value-type="float">
            <text:p>74,206</text:p>
          </table:table-cell>
          <table:table-cell table:style-name="ce3" table:formula="of:=[.B72]*[.F72]^2" office:value-type="float" office:value="1.9063296" calcext:value-type="float">
            <text:p>1,91</text:p>
          </table:table-cell>
        </table:table-row>
        <table:table-row table:style-name="ro1">
          <table:table-cell table:formula="of:=[.A72]+5" office:value-type="float" office:value="88" calcext:value-type="float">
            <text:p>88</text:p>
          </table:table-cell>
          <table:table-cell table:style-name="ce2" table:formula="of:=IF([.$B$58];TREND([.$B$93:.$B$96];[.$A$93:.$A$96];[.A73];1);[.$B$93])" office:value-type="float" office:value="0.0000705184" calcext:value-type="float">
            <text:p>7,05E-005</text:p>
          </table:table-cell>
          <table:table-cell table:formula="of:=179200*Emiss*[.$B$6]*0.001*((([.$A73]+273)/1000)^4 - (([.B$56]+273)/1000)^4)" office:value-type="float" office:value="0" calcext:value-type="float">
            <text:p>0,000</text:p>
          </table:table-cell>
          <table:table-cell table:style-name="ce6" table:formula="of:=0.09456*([.$A73]-[.B$56])*(0.32+0.43*(45946.8*[.$B$6]*0.001*[.B$55])^0.52)" office:value-type="float" office:value="2.0576256" calcext:value-type="float">
            <text:p>2,058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3]+[.D73]-[.E73])/[.B73])" office:value-type="float" office:value="170.817339065203" calcext:value-type="float">
            <text:p>170,817</text:p>
          </table:table-cell>
          <table:table-cell table:formula="of:=TREND([.$D$15:.$D$53];[.$C$15:.$C$53];[.$A73];1)" office:value-type="float" office:value="8.86060746290382" calcext:value-type="float">
            <text:p>8,861</text:p>
          </table:table-cell>
          <table:table-cell table:formula="of:=TREND([.$F$17:.$F$53];[.$E$17:.$E$53];[.$A73];1)" office:value-type="float" office:value="20.6996514744272" calcext:value-type="float">
            <text:p>20,700</text:p>
          </table:table-cell>
          <table:table-cell table:style-name="ce6" table:formula="of:=TREND([.$H$23:.$H$32];[.$G$23:.$G$32];[.$A73];1)" office:value-type="float" office:value="74.4469058248516" calcext:value-type="float">
            <text:p>74,447</text:p>
          </table:table-cell>
          <table:table-cell table:style-name="ce3" table:formula="of:=[.B73]*[.F73]^2" office:value-type="float" office:value="2.0576256" calcext:value-type="float">
            <text:p>2,06</text:p>
          </table:table-cell>
        </table:table-row>
        <table:table-row table:style-name="ro1">
          <table:table-cell table:formula="of:=[.A73]+5" office:value-type="float" office:value="93" calcext:value-type="float">
            <text:p>93</text:p>
          </table:table-cell>
          <table:table-cell table:style-name="ce2" table:formula="of:=IF([.$B$58];TREND([.$B$93:.$B$96];[.$A$93:.$A$96];[.A74];1);[.$B$93])" office:value-type="float" office:value="0.0000716524" calcext:value-type="float">
            <text:p>7,17E-005</text:p>
          </table:table-cell>
          <table:table-cell table:formula="of:=179200*Emiss*[.$B$6]*0.001*((([.$A74]+273)/1000)^4 - (([.B$56]+273)/1000)^4)" office:value-type="float" office:value="0" calcext:value-type="float">
            <text:p>0,000</text:p>
          </table:table-cell>
          <table:table-cell table:style-name="ce6" table:formula="of:=0.09456*([.$A74]-[.B$56])*(0.32+0.43*(45946.8*[.$B$6]*0.001*[.B$55])^0.52)" office:value-type="float" office:value="2.2089216" calcext:value-type="float">
            <text:p>2,209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4]+[.D74]-[.E74])/[.B74])" office:value-type="float" office:value="175.579893047998" calcext:value-type="float">
            <text:p>175,580</text:p>
          </table:table-cell>
          <table:table-cell table:formula="of:=TREND([.$D$15:.$D$53];[.$C$15:.$C$53];[.$A74];1)" office:value-type="float" office:value="9.04246827665171" calcext:value-type="float">
            <text:p>9,042</text:p>
          </table:table-cell>
          <table:table-cell table:formula="of:=TREND([.$F$17:.$F$53];[.$E$17:.$E$53];[.$A74];1)" office:value-type="float" office:value="20.9305101016067" calcext:value-type="float">
            <text:p>20,931</text:p>
          </table:table-cell>
          <table:table-cell table:style-name="ce6" table:formula="of:=TREND([.$H$23:.$H$32];[.$G$23:.$G$32];[.$A74];1)" office:value-type="float" office:value="74.6876821613046" calcext:value-type="float">
            <text:p>74,688</text:p>
          </table:table-cell>
          <table:table-cell table:style-name="ce3" table:formula="of:=[.B74]*[.F74]^2" office:value-type="float" office:value="2.2089216" calcext:value-type="float">
            <text:p>2,21</text:p>
          </table:table-cell>
        </table:table-row>
        <table:table-row table:style-name="ro1">
          <table:table-cell table:formula="of:=[.A74]+5" office:value-type="float" office:value="98" calcext:value-type="float">
            <text:p>98</text:p>
          </table:table-cell>
          <table:table-cell table:style-name="ce2" table:formula="of:=IF([.$B$58];TREND([.$B$93:.$B$96];[.$A$93:.$A$96];[.A75];1);[.$B$93])" office:value-type="float" office:value="0.0000727864" calcext:value-type="float">
            <text:p>7,28E-005</text:p>
          </table:table-cell>
          <table:table-cell table:formula="of:=179200*Emiss*[.$B$6]*0.001*((([.$A75]+273)/1000)^4 - (([.B$56]+273)/1000)^4)" office:value-type="float" office:value="0" calcext:value-type="float">
            <text:p>0,000</text:p>
          </table:table-cell>
          <table:table-cell table:style-name="ce6" table:formula="of:=0.09456*([.$A75]-[.B$56])*(0.32+0.43*(45946.8*[.$B$6]*0.001*[.B$55])^0.52)" office:value-type="float" office:value="2.3602176" calcext:value-type="float">
            <text:p>2,360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5]+[.D75]-[.E75])/[.B75])" office:value-type="float" office:value="180.073954670021" calcext:value-type="float">
            <text:p>180,074</text:p>
          </table:table-cell>
          <table:table-cell table:formula="of:=TREND([.$D$15:.$D$53];[.$C$15:.$C$53];[.$A75];1)" office:value-type="float" office:value="9.2243290903996" calcext:value-type="float">
            <text:p>9,224</text:p>
          </table:table-cell>
          <table:table-cell table:formula="of:=TREND([.$F$17:.$F$53];[.$E$17:.$E$53];[.$A75];1)" office:value-type="float" office:value="21.1613687287862" calcext:value-type="float">
            <text:p>21,161</text:p>
          </table:table-cell>
          <table:table-cell table:style-name="ce6" table:formula="of:=TREND([.$H$23:.$H$32];[.$G$23:.$G$32];[.$A75];1)" office:value-type="float" office:value="74.9284584977576" calcext:value-type="float">
            <text:p>74,928</text:p>
          </table:table-cell>
          <table:table-cell table:style-name="ce3" table:formula="of:=[.B75]*[.F75]^2" office:value-type="float" office:value="2.3602176" calcext:value-type="float">
            <text:p>2,36</text:p>
          </table:table-cell>
        </table:table-row>
        <table:table-row table:style-name="ro1">
          <table:table-cell table:formula="of:=[.A75]+5" office:value-type="float" office:value="103" calcext:value-type="float">
            <text:p>103</text:p>
          </table:table-cell>
          <table:table-cell table:style-name="ce2" table:formula="of:=IF([.$B$58];TREND([.$B$93:.$B$96];[.$A$93:.$A$96];[.A76];1);[.$B$93])" office:value-type="float" office:value="0.0000739204" calcext:value-type="float">
            <text:p>7,39E-005</text:p>
          </table:table-cell>
          <table:table-cell table:formula="of:=179200*Emiss*[.$B$6]*0.001*((([.$A76]+273)/1000)^4 - (([.B$56]+273)/1000)^4)" office:value-type="float" office:value="0" calcext:value-type="float">
            <text:p>0,000</text:p>
          </table:table-cell>
          <table:table-cell table:style-name="ce6" table:formula="of:=0.09456*([.$A76]-[.B$56])*(0.32+0.43*(45946.8*[.$B$6]*0.001*[.B$55])^0.52)" office:value-type="float" office:value="2.5115136" calcext:value-type="float">
            <text:p>2,512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6]+[.D76]-[.E76])/[.B76])" office:value-type="float" office:value="184.325581631315" calcext:value-type="float">
            <text:p>184,326</text:p>
          </table:table-cell>
          <table:table-cell table:formula="of:=TREND([.$D$15:.$D$53];[.$C$15:.$C$53];[.$A76];1)" office:value-type="float" office:value="9.40618990414749" calcext:value-type="float">
            <text:p>9,406</text:p>
          </table:table-cell>
          <table:table-cell table:formula="of:=TREND([.$F$17:.$F$53];[.$E$17:.$E$53];[.$A76];1)" office:value-type="float" office:value="21.3922273559657" calcext:value-type="float">
            <text:p>21,392</text:p>
          </table:table-cell>
          <table:table-cell table:style-name="ce6" table:formula="of:=TREND([.$H$23:.$H$32];[.$G$23:.$G$32];[.$A76];1)" office:value-type="float" office:value="75.1692348342105" calcext:value-type="float">
            <text:p>75,169</text:p>
          </table:table-cell>
          <table:table-cell table:style-name="ce3" table:formula="of:=[.B76]*[.F76]^2" office:value-type="float" office:value="2.5115136" calcext:value-type="float">
            <text:p>2,51</text:p>
          </table:table-cell>
        </table:table-row>
        <table:table-row table:style-name="ro1">
          <table:table-cell table:formula="of:=[.A76]+5" office:value-type="float" office:value="108" calcext:value-type="float">
            <text:p>108</text:p>
          </table:table-cell>
          <table:table-cell table:style-name="ce2" table:formula="of:=IF([.$B$58];TREND([.$B$93:.$B$96];[.$A$93:.$A$96];[.A77];1);[.$B$93])" office:value-type="float" office:value="0.0000750544" calcext:value-type="float">
            <text:p>7,51E-005</text:p>
          </table:table-cell>
          <table:table-cell table:formula="of:=179200*Emiss*[.$B$6]*0.001*((([.$A77]+273)/1000)^4 - (([.B$56]+273)/1000)^4)" office:value-type="float" office:value="0" calcext:value-type="float">
            <text:p>0,000</text:p>
          </table:table-cell>
          <table:table-cell table:style-name="ce6" table:formula="of:=0.09456*([.$A77]-[.B$56])*(0.32+0.43*(45946.8*[.$B$6]*0.001*[.B$55])^0.52)" office:value-type="float" office:value="2.6628096" calcext:value-type="float">
            <text:p>2,663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7]+[.D77]-[.E77])/[.B77])" office:value-type="float" office:value="188.357092613932" calcext:value-type="float">
            <text:p>188,357</text:p>
          </table:table-cell>
          <table:table-cell table:formula="of:=TREND([.$D$15:.$D$53];[.$C$15:.$C$53];[.$A77];1)" office:value-type="float" office:value="9.58805071789539" calcext:value-type="float">
            <text:p>9,588</text:p>
          </table:table-cell>
          <table:table-cell table:formula="of:=TREND([.$F$17:.$F$53];[.$E$17:.$E$53];[.$A77];1)" office:value-type="float" office:value="21.6230859831453" calcext:value-type="float">
            <text:p>21,623</text:p>
          </table:table-cell>
          <table:table-cell table:style-name="ce6" table:formula="of:=TREND([.$H$23:.$H$32];[.$G$23:.$G$32];[.$A77];1)" office:value-type="float" office:value="75.4100111706635" calcext:value-type="float">
            <text:p>75,410</text:p>
          </table:table-cell>
          <table:table-cell table:style-name="ce3" table:formula="of:=[.B77]*[.F77]^2" office:value-type="float" office:value="2.6628096" calcext:value-type="float">
            <text:p>2,66</text:p>
          </table:table-cell>
        </table:table-row>
        <table:table-row table:style-name="ro1">
          <table:table-cell table:formula="of:=[.A77]+5" office:value-type="float" office:value="113" calcext:value-type="float">
            <text:p>113</text:p>
          </table:table-cell>
          <table:table-cell table:style-name="ce2" table:formula="of:=IF([.$B$58];TREND([.$B$93:.$B$96];[.$A$93:.$A$96];[.A78];1);[.$B$93])" office:value-type="float" office:value="0.0000761884" calcext:value-type="float">
            <text:p>7,62E-005</text:p>
          </table:table-cell>
          <table:table-cell table:formula="of:=179200*Emiss*[.$B$6]*0.001*((([.$A78]+273)/1000)^4 - (([.B$56]+273)/1000)^4)" office:value-type="float" office:value="0" calcext:value-type="float">
            <text:p>0,000</text:p>
          </table:table-cell>
          <table:table-cell table:style-name="ce6" table:formula="of:=0.09456*([.$A78]-[.B$56])*(0.32+0.43*(45946.8*[.$B$6]*0.001*[.B$55])^0.52)" office:value-type="float" office:value="2.8141056" calcext:value-type="float">
            <text:p>2,814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8]+[.D78]-[.E78])/[.B78])" office:value-type="float" office:value="192.187779293803" calcext:value-type="float">
            <text:p>192,188</text:p>
          </table:table-cell>
          <table:table-cell table:formula="of:=TREND([.$D$15:.$D$53];[.$C$15:.$C$53];[.$A78];1)" office:value-type="float" office:value="9.76991153164328" calcext:value-type="float">
            <text:p>9,770</text:p>
          </table:table-cell>
          <table:table-cell table:formula="of:=TREND([.$F$17:.$F$53];[.$E$17:.$E$53];[.$A78];1)" office:value-type="float" office:value="21.8539446103248" calcext:value-type="float">
            <text:p>21,854</text:p>
          </table:table-cell>
          <table:table-cell table:style-name="ce6" table:formula="of:=TREND([.$H$23:.$H$32];[.$G$23:.$G$32];[.$A78];1)" office:value-type="float" office:value="75.6507875071165" calcext:value-type="float">
            <text:p>75,651</text:p>
          </table:table-cell>
          <table:table-cell table:style-name="ce3" table:formula="of:=[.B78]*[.F78]^2" office:value-type="float" office:value="2.8141056" calcext:value-type="float">
            <text:p>2,81</text:p>
          </table:table-cell>
        </table:table-row>
        <table:table-row table:style-name="ro1">
          <table:table-cell table:formula="of:=[.A78]+5" office:value-type="float" office:value="118" calcext:value-type="float">
            <text:p>118</text:p>
          </table:table-cell>
          <table:table-cell table:style-name="ce2" table:formula="of:=IF([.$B$58];TREND([.$B$93:.$B$96];[.$A$93:.$A$96];[.A79];1);[.$B$93])" office:value-type="float" office:value="0.0000773224" calcext:value-type="float">
            <text:p>7,73E-005</text:p>
          </table:table-cell>
          <table:table-cell table:formula="of:=179200*Emiss*[.$B$6]*0.001*((([.$A79]+273)/1000)^4 - (([.B$56]+273)/1000)^4)" office:value-type="float" office:value="0" calcext:value-type="float">
            <text:p>0,000</text:p>
          </table:table-cell>
          <table:table-cell table:style-name="ce6" table:formula="of:=0.09456*([.$A79]-[.B$56])*(0.32+0.43*(45946.8*[.$B$6]*0.001*[.B$55])^0.52)" office:value-type="float" office:value="2.9654016" calcext:value-type="float">
            <text:p>2,965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79]+[.D79]-[.E79])/[.B79])" office:value-type="float" office:value="195.83445151831" calcext:value-type="float">
            <text:p>195,834</text:p>
          </table:table-cell>
          <table:table-cell table:formula="of:=TREND([.$D$15:.$D$53];[.$C$15:.$C$53];[.$A79];1)" office:value-type="float" office:value="9.95177234539117" calcext:value-type="float">
            <text:p>9,952</text:p>
          </table:table-cell>
          <table:table-cell table:formula="of:=TREND([.$F$17:.$F$53];[.$E$17:.$E$53];[.$A79];1)" office:value-type="float" office:value="22.0848032375043" calcext:value-type="float">
            <text:p>22,085</text:p>
          </table:table-cell>
          <table:table-cell table:style-name="ce6" table:formula="of:=TREND([.$H$23:.$H$32];[.$G$23:.$G$32];[.$A79];1)" office:value-type="float" office:value="75.8915638435694" calcext:value-type="float">
            <text:p>75,892</text:p>
          </table:table-cell>
          <table:table-cell table:style-name="ce3" table:formula="of:=[.B79]*[.F79]^2" office:value-type="float" office:value="2.9654016" calcext:value-type="float">
            <text:p>2,97</text:p>
          </table:table-cell>
        </table:table-row>
        <table:table-row table:style-name="ro1">
          <table:table-cell table:formula="of:=[.A79]+5" office:value-type="float" office:value="123" calcext:value-type="float">
            <text:p>123</text:p>
          </table:table-cell>
          <table:table-cell table:style-name="ce2" table:formula="of:=IF([.$B$58];TREND([.$B$93:.$B$96];[.$A$93:.$A$96];[.A80];1);[.$B$93])" office:value-type="float" office:value="0.0000784564" calcext:value-type="float">
            <text:p>7,85E-005</text:p>
          </table:table-cell>
          <table:table-cell table:formula="of:=179200*Emiss*[.$B$6]*0.001*((([.$A80]+273)/1000)^4 - (([.B$56]+273)/1000)^4)" office:value-type="float" office:value="0" calcext:value-type="float">
            <text:p>0,000</text:p>
          </table:table-cell>
          <table:table-cell table:style-name="ce6" table:formula="of:=0.09456*([.$A80]-[.B$56])*(0.32+0.43*(45946.8*[.$B$6]*0.001*[.B$55])^0.52)" office:value-type="float" office:value="3.1166976" calcext:value-type="float">
            <text:p>3,117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0]+[.D80]-[.E80])/[.B80])" office:value-type="float" office:value="199.31186137034" calcext:value-type="float">
            <text:p>199,312</text:p>
          </table:table-cell>
          <table:table-cell table:formula="of:=TREND([.$D$15:.$D$53];[.$C$15:.$C$53];[.$A80];1)" office:value-type="float" office:value="10.1336331591391" calcext:value-type="float">
            <text:p>10,134</text:p>
          </table:table-cell>
          <table:table-cell table:formula="of:=TREND([.$F$17:.$F$53];[.$E$17:.$E$53];[.$A80];1)" office:value-type="float" office:value="22.3156618646838" calcext:value-type="float">
            <text:p>22,316</text:p>
          </table:table-cell>
          <table:table-cell table:style-name="ce6" table:formula="of:=TREND([.$H$23:.$H$32];[.$G$23:.$G$32];[.$A80];1)" office:value-type="float" office:value="76.1323401800224" calcext:value-type="float">
            <text:p>76,132</text:p>
          </table:table-cell>
          <table:table-cell table:style-name="ce3" table:formula="of:=[.B80]*[.F80]^2" office:value-type="float" office:value="3.1166976" calcext:value-type="float">
            <text:p>3,12</text:p>
          </table:table-cell>
        </table:table-row>
        <table:table-row table:style-name="ro1">
          <table:table-cell table:formula="of:=[.A80]+5" office:value-type="float" office:value="128" calcext:value-type="float">
            <text:p>128</text:p>
          </table:table-cell>
          <table:table-cell table:style-name="ce2" table:formula="of:=IF([.$B$58];TREND([.$B$93:.$B$96];[.$A$93:.$A$96];[.A81];1);[.$B$93])" office:value-type="float" office:value="0.0000795904" calcext:value-type="float">
            <text:p>7,96E-005</text:p>
          </table:table-cell>
          <table:table-cell table:formula="of:=179200*Emiss*[.$B$6]*0.001*((([.$A81]+273)/1000)^4 - (([.B$56]+273)/1000)^4)" office:value-type="float" office:value="0" calcext:value-type="float">
            <text:p>0,000</text:p>
          </table:table-cell>
          <table:table-cell table:style-name="ce6" table:formula="of:=0.09456*([.$A81]-[.B$56])*(0.32+0.43*(45946.8*[.$B$6]*0.001*[.B$55])^0.52)" office:value-type="float" office:value="3.2679936" calcext:value-type="float">
            <text:p>3,268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1]+[.D81]-[.E81])/[.B81])" office:value-type="float" office:value="202.633037675357" calcext:value-type="float">
            <text:p>202,633</text:p>
          </table:table-cell>
          <table:table-cell table:formula="of:=TREND([.$D$15:.$D$53];[.$C$15:.$C$53];[.$A81];1)" office:value-type="float" office:value="10.315493972887" calcext:value-type="float">
            <text:p>10,315</text:p>
          </table:table-cell>
          <table:table-cell table:formula="of:=TREND([.$F$17:.$F$53];[.$E$17:.$E$53];[.$A81];1)" office:value-type="float" office:value="22.5465204918633" calcext:value-type="float">
            <text:p>22,547</text:p>
          </table:table-cell>
          <table:table-cell table:style-name="ce6" table:formula="of:=TREND([.$H$23:.$H$32];[.$G$23:.$G$32];[.$A81];1)" office:value-type="float" office:value="76.3731165164754" calcext:value-type="float">
            <text:p>76,373</text:p>
          </table:table-cell>
          <table:table-cell table:style-name="ce3" table:formula="of:=[.B81]*[.F81]^2" office:value-type="float" office:value="3.2679936" calcext:value-type="float">
            <text:p>3,27</text:p>
          </table:table-cell>
        </table:table-row>
        <table:table-row table:style-name="ro1">
          <table:table-cell table:formula="of:=[.A81]+5" office:value-type="float" office:value="133" calcext:value-type="float">
            <text:p>133</text:p>
          </table:table-cell>
          <table:table-cell table:style-name="ce2" table:formula="of:=IF([.$B$58];TREND([.$B$93:.$B$96];[.$A$93:.$A$96];[.A82];1);[.$B$93])" office:value-type="float" office:value="0.0000807244" calcext:value-type="float">
            <text:p>8,07E-005</text:p>
          </table:table-cell>
          <table:table-cell table:formula="of:=179200*Emiss*[.$B$6]*0.001*((([.$A82]+273)/1000)^4 - (([.B$56]+273)/1000)^4)" office:value-type="float" office:value="0" calcext:value-type="float">
            <text:p>0,000</text:p>
          </table:table-cell>
          <table:table-cell table:style-name="ce6" table:formula="of:=0.09456*([.$A82]-[.B$56])*(0.32+0.43*(45946.8*[.$B$6]*0.001*[.B$55])^0.52)" office:value-type="float" office:value="3.4192896" calcext:value-type="float">
            <text:p>3,419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2]+[.D82]-[.E82])/[.B82])" office:value-type="float" office:value="205.809553189047" calcext:value-type="float">
            <text:p>205,810</text:p>
          </table:table-cell>
          <table:table-cell table:formula="of:=TREND([.$D$15:.$D$53];[.$C$15:.$C$53];[.$A82];1)" office:value-type="float" office:value="10.4973547866348" calcext:value-type="float">
            <text:p>10,497</text:p>
          </table:table-cell>
          <table:table-cell table:formula="of:=TREND([.$F$17:.$F$53];[.$E$17:.$E$53];[.$A82];1)" office:value-type="float" office:value="22.7773791190428" calcext:value-type="float">
            <text:p>22,777</text:p>
          </table:table-cell>
          <table:table-cell table:style-name="ce6" table:formula="of:=TREND([.$H$23:.$H$32];[.$G$23:.$G$32];[.$A82];1)" office:value-type="float" office:value="76.6138928529283" calcext:value-type="float">
            <text:p>76,614</text:p>
          </table:table-cell>
          <table:table-cell table:style-name="ce3" table:formula="of:=[.B82]*[.F82]^2" office:value-type="float" office:value="3.4192896" calcext:value-type="float">
            <text:p>3,42</text:p>
          </table:table-cell>
        </table:table-row>
        <table:table-row table:style-name="ro1">
          <table:table-cell table:formula="of:=[.A82]+5" office:value-type="float" office:value="138" calcext:value-type="float">
            <text:p>138</text:p>
          </table:table-cell>
          <table:table-cell table:style-name="ce2" table:formula="of:=IF([.$B$58];TREND([.$B$93:.$B$96];[.$A$93:.$A$96];[.A83];1);[.$B$93])" office:value-type="float" office:value="0.0000818584" calcext:value-type="float">
            <text:p>8,19E-005</text:p>
          </table:table-cell>
          <table:table-cell table:formula="of:=179200*Emiss*[.$B$6]*0.001*((([.$A83]+273)/1000)^4 - (([.B$56]+273)/1000)^4)" office:value-type="float" office:value="0" calcext:value-type="float">
            <text:p>0,000</text:p>
          </table:table-cell>
          <table:table-cell table:style-name="ce6" table:formula="of:=0.09456*([.$A83]-[.B$56])*(0.32+0.43*(45946.8*[.$B$6]*0.001*[.B$55])^0.52)" office:value-type="float" office:value="3.5705856" calcext:value-type="float">
            <text:p>3,571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3]+[.D83]-[.E83])/[.B83])" office:value-type="float" office:value="208.851740429824" calcext:value-type="float">
            <text:p>208,852</text:p>
          </table:table-cell>
          <table:table-cell table:formula="of:=TREND([.$D$15:.$D$53];[.$C$15:.$C$53];[.$A83];1)" office:value-type="float" office:value="10.6792156003827" calcext:value-type="float">
            <text:p>10,679</text:p>
          </table:table-cell>
          <table:table-cell table:formula="of:=TREND([.$F$17:.$F$53];[.$E$17:.$E$53];[.$A83];1)" office:value-type="float" office:value="23.0082377462223" calcext:value-type="float">
            <text:p>23,008</text:p>
          </table:table-cell>
          <table:table-cell table:style-name="ce6" table:formula="of:=TREND([.$H$23:.$H$32];[.$G$23:.$G$32];[.$A83];1)" office:value-type="float" office:value="76.8546691893813" calcext:value-type="float">
            <text:p>76,855</text:p>
          </table:table-cell>
          <table:table-cell table:style-name="ce3" table:formula="of:=[.B83]*[.F83]^2" office:value-type="float" office:value="3.5705856" calcext:value-type="float">
            <text:p>3,57</text:p>
          </table:table-cell>
        </table:table-row>
        <table:table-row table:style-name="ro1">
          <table:table-cell table:formula="of:=[.A83]+5" office:value-type="float" office:value="143" calcext:value-type="float">
            <text:p>143</text:p>
          </table:table-cell>
          <table:table-cell table:style-name="ce2" table:formula="of:=IF([.$B$58];TREND([.$B$93:.$B$96];[.$A$93:.$A$96];[.A84];1);[.$B$93])" office:value-type="float" office:value="0.0000829924" calcext:value-type="float">
            <text:p>8,30E-005</text:p>
          </table:table-cell>
          <table:table-cell table:formula="of:=179200*Emiss*[.$B$6]*0.001*((([.$A84]+273)/1000)^4 - (([.B$56]+273)/1000)^4)" office:value-type="float" office:value="0" calcext:value-type="float">
            <text:p>0,000</text:p>
          </table:table-cell>
          <table:table-cell table:style-name="ce6" table:formula="of:=0.09456*([.$A84]-[.B$56])*(0.32+0.43*(45946.8*[.$B$6]*0.001*[.B$55])^0.52)" office:value-type="float" office:value="3.7218816" calcext:value-type="float">
            <text:p>3,722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4]+[.D84]-[.E84])/[.B84])" office:value-type="float" office:value="211.768867810077" calcext:value-type="float">
            <text:p>211,769</text:p>
          </table:table-cell>
          <table:table-cell table:formula="of:=TREND([.$D$15:.$D$53];[.$C$15:.$C$53];[.$A84];1)" office:value-type="float" office:value="10.8610764141306" calcext:value-type="float">
            <text:p>10,861</text:p>
          </table:table-cell>
          <table:table-cell table:formula="of:=TREND([.$F$17:.$F$53];[.$E$17:.$E$53];[.$A84];1)" office:value-type="float" office:value="23.2390963734018" calcext:value-type="float">
            <text:p>23,239</text:p>
          </table:table-cell>
          <table:table-cell table:style-name="ce6" table:formula="of:=TREND([.$H$23:.$H$32];[.$G$23:.$G$32];[.$A84];1)" office:value-type="float" office:value="77.0954455258343" calcext:value-type="float">
            <text:p>77,095</text:p>
          </table:table-cell>
          <table:table-cell table:style-name="ce3" table:formula="of:=[.B84]*[.F84]^2" office:value-type="float" office:value="3.7218816" calcext:value-type="float">
            <text:p>3,72</text:p>
          </table:table-cell>
        </table:table-row>
        <table:table-row table:style-name="ro1">
          <table:table-cell table:formula="of:=[.A84]+5" office:value-type="float" office:value="148" calcext:value-type="float">
            <text:p>148</text:p>
          </table:table-cell>
          <table:table-cell table:style-name="ce2" table:formula="of:=IF([.$B$58];TREND([.$B$93:.$B$96];[.$A$93:.$A$96];[.A85];1);[.$B$93])" office:value-type="float" office:value="0.0000841264" calcext:value-type="float">
            <text:p>8,41E-005</text:p>
          </table:table-cell>
          <table:table-cell table:formula="of:=179200*Emiss*[.$B$6]*0.001*((([.$A85]+273)/1000)^4 - (([.B$56]+273)/1000)^4)" office:value-type="float" office:value="0" calcext:value-type="float">
            <text:p>0,000</text:p>
          </table:table-cell>
          <table:table-cell table:style-name="ce6" table:formula="of:=0.09456*([.$A85]-[.B$56])*(0.32+0.43*(45946.8*[.$B$6]*0.001*[.B$55])^0.52)" office:value-type="float" office:value="3.8731776" calcext:value-type="float">
            <text:p>3,873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5]+[.D85]-[.E85])/[.B85])" office:value-type="float" office:value="214.569284703007" calcext:value-type="float">
            <text:p>214,569</text:p>
          </table:table-cell>
          <table:table-cell table:formula="of:=TREND([.$D$15:.$D$53];[.$C$15:.$C$53];[.$A85];1)" office:value-type="float" office:value="11.0429372278785" calcext:value-type="float">
            <text:p>11,043</text:p>
          </table:table-cell>
          <table:table-cell table:formula="of:=TREND([.$F$17:.$F$53];[.$E$17:.$E$53];[.$A85];1)" office:value-type="float" office:value="23.4699550005813" calcext:value-type="float">
            <text:p>23,470</text:p>
          </table:table-cell>
          <table:table-cell table:style-name="ce6" table:formula="of:=TREND([.$H$23:.$H$32];[.$G$23:.$G$32];[.$A85];1)" office:value-type="float" office:value="77.3362218622872" calcext:value-type="float">
            <text:p>77,336</text:p>
          </table:table-cell>
          <table:table-cell table:style-name="ce3" table:formula="of:=[.B85]*[.F85]^2" office:value-type="float" office:value="3.8731776" calcext:value-type="float">
            <text:p>3,87</text:p>
          </table:table-cell>
        </table:table-row>
        <table:table-row table:style-name="ro1">
          <table:table-cell table:formula="of:=[.A85]+5" office:value-type="float" office:value="153" calcext:value-type="float">
            <text:p>153</text:p>
          </table:table-cell>
          <table:table-cell table:style-name="ce2" table:formula="of:=IF([.$B$58];TREND([.$B$93:.$B$96];[.$A$93:.$A$96];[.A86];1);[.$B$93])" office:value-type="float" office:value="0.0000852604" calcext:value-type="float">
            <text:p>8,53E-005</text:p>
          </table:table-cell>
          <table:table-cell table:formula="of:=179200*Emiss*[.$B$6]*0.001*((([.$A86]+273)/1000)^4 - (([.B$56]+273)/1000)^4)" office:value-type="float" office:value="0" calcext:value-type="float">
            <text:p>0,000</text:p>
          </table:table-cell>
          <table:table-cell table:style-name="ce6" table:formula="of:=0.09456*([.$A86]-[.B$56])*(0.32+0.43*(45946.8*[.$B$6]*0.001*[.B$55])^0.52)" office:value-type="float" office:value="4.0244736" calcext:value-type="float">
            <text:p>4,024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6]+[.D86]-[.E86])/[.B86])" office:value-type="float" office:value="217.260541934483" calcext:value-type="float">
            <text:p>217,261</text:p>
          </table:table-cell>
          <table:table-cell table:formula="of:=TREND([.$D$15:.$D$53];[.$C$15:.$C$53];[.$A86];1)" office:value-type="float" office:value="11.2247980416264" calcext:value-type="float">
            <text:p>11,225</text:p>
          </table:table-cell>
          <table:table-cell table:formula="of:=TREND([.$F$17:.$F$53];[.$E$17:.$E$53];[.$A86];1)" office:value-type="float" office:value="23.7008136277608" calcext:value-type="float">
            <text:p>23,701</text:p>
          </table:table-cell>
          <table:table-cell table:style-name="ce6" table:formula="of:=TREND([.$H$23:.$H$32];[.$G$23:.$G$32];[.$A86];1)" office:value-type="float" office:value="77.5769981987402" calcext:value-type="float">
            <text:p>77,577</text:p>
          </table:table-cell>
          <table:table-cell table:style-name="ce3" table:formula="of:=[.B86]*[.F86]^2" office:value-type="float" office:value="4.0244736" calcext:value-type="float">
            <text:p>4,02</text:p>
          </table:table-cell>
        </table:table-row>
        <table:table-row table:style-name="ro1">
          <table:table-cell table:formula="of:=[.A86]+5" office:value-type="float" office:value="158" calcext:value-type="float">
            <text:p>158</text:p>
          </table:table-cell>
          <table:table-cell table:style-name="ce2" table:formula="of:=IF([.$B$58];TREND([.$B$93:.$B$96];[.$A$93:.$A$96];[.A87];1);[.$B$93])" office:value-type="float" office:value="0.0000863944" calcext:value-type="float">
            <text:p>8,64E-005</text:p>
          </table:table-cell>
          <table:table-cell table:formula="of:=179200*Emiss*[.$B$6]*0.001*((([.$A87]+273)/1000)^4 - (([.B$56]+273)/1000)^4)" office:value-type="float" office:value="0" calcext:value-type="float">
            <text:p>0,000</text:p>
          </table:table-cell>
          <table:table-cell table:style-name="ce6" table:formula="of:=0.09456*([.$A87]-[.B$56])*(0.32+0.43*(45946.8*[.$B$6]*0.001*[.B$55])^0.52)" office:value-type="float" office:value="4.1757696" calcext:value-type="float">
            <text:p>4,176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7]+[.D87]-[.E87])/[.B87])" office:value-type="float" office:value="219.849492637406" calcext:value-type="float">
            <text:p>219,849</text:p>
          </table:table-cell>
          <table:table-cell table:formula="of:=TREND([.$D$15:.$D$53];[.$C$15:.$C$53];[.$A87];1)" office:value-type="float" office:value="11.4066588553743" calcext:value-type="float">
            <text:p>11,407</text:p>
          </table:table-cell>
          <table:table-cell table:formula="of:=TREND([.$F$17:.$F$53];[.$E$17:.$E$53];[.$A87];1)" office:value-type="float" office:value="23.9316722549403" calcext:value-type="float">
            <text:p>23,932</text:p>
          </table:table-cell>
          <table:table-cell table:style-name="ce6" table:formula="of:=TREND([.$H$23:.$H$32];[.$G$23:.$G$32];[.$A87];1)" office:value-type="float" office:value="77.8177745351932" calcext:value-type="float">
            <text:p>77,818</text:p>
          </table:table-cell>
          <table:table-cell table:style-name="ce3" table:formula="of:=[.B87]*[.F87]^2" office:value-type="float" office:value="4.1757696" calcext:value-type="float">
            <text:p>4,18</text:p>
          </table:table-cell>
        </table:table-row>
        <table:table-row table:style-name="ro1">
          <table:table-cell table:formula="of:=[.A87]+5" office:value-type="float" office:value="163" calcext:value-type="float">
            <text:p>163</text:p>
          </table:table-cell>
          <table:table-cell table:style-name="ce2" table:formula="of:=IF([.$B$58];TREND([.$B$93:.$B$96];[.$A$93:.$A$96];[.A88];1);[.$B$93])" office:value-type="float" office:value="0.0000875284" calcext:value-type="float">
            <text:p>8,75E-005</text:p>
          </table:table-cell>
          <table:table-cell table:formula="of:=179200*Emiss*[.$B$6]*0.001*((([.$A88]+273)/1000)^4 - (([.B$56]+273)/1000)^4)" office:value-type="float" office:value="0" calcext:value-type="float">
            <text:p>0,000</text:p>
          </table:table-cell>
          <table:table-cell table:style-name="ce6" table:formula="of:=0.09456*([.$A88]-[.B$56])*(0.32+0.43*(45946.8*[.$B$6]*0.001*[.B$55])^0.52)" office:value-type="float" office:value="4.3270656" calcext:value-type="float">
            <text:p>4,327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8]+[.D88]-[.E88])/[.B88])" office:value-type="float" office:value="222.342377268687" calcext:value-type="float">
            <text:p>222,342</text:p>
          </table:table-cell>
          <table:table-cell table:formula="of:=TREND([.$D$15:.$D$53];[.$C$15:.$C$53];[.$A88];1)" office:value-type="float" office:value="11.5885196691222" calcext:value-type="float">
            <text:p>11,589</text:p>
          </table:table-cell>
          <table:table-cell table:formula="of:=TREND([.$F$17:.$F$53];[.$E$17:.$E$53];[.$A88];1)" office:value-type="float" office:value="24.1625308821198" calcext:value-type="float">
            <text:p>24,163</text:p>
          </table:table-cell>
          <table:table-cell table:style-name="ce6" table:formula="of:=TREND([.$H$23:.$H$32];[.$G$23:.$G$32];[.$A88];1)" office:value-type="float" office:value="78.0585508716461" calcext:value-type="float">
            <text:p>78,059</text:p>
          </table:table-cell>
          <table:table-cell table:style-name="ce3" table:formula="of:=[.B88]*[.F88]^2" office:value-type="float" office:value="4.3270656" calcext:value-type="float">
            <text:p>4,33</text:p>
          </table:table-cell>
        </table:table-row>
        <table:table-row table:style-name="ro1">
          <table:table-cell table:formula="of:=[.A88]+5" office:value-type="float" office:value="168" calcext:value-type="float">
            <text:p>168</text:p>
          </table:table-cell>
          <table:table-cell table:style-name="ce2" table:formula="of:=IF([.$B$58];TREND([.$B$93:.$B$96];[.$A$93:.$A$96];[.A89];1);[.$B$93])" office:value-type="float" office:value="0.0000886624" calcext:value-type="float">
            <text:p>8,87E-005</text:p>
          </table:table-cell>
          <table:table-cell table:formula="of:=179200*Emiss*[.$B$6]*0.001*((([.$A89]+273)/1000)^4 - (([.B$56]+273)/1000)^4)" office:value-type="float" office:value="0" calcext:value-type="float">
            <text:p>0,000</text:p>
          </table:table-cell>
          <table:table-cell table:style-name="ce6" table:formula="of:=0.09456*([.$A89]-[.B$56])*(0.32+0.43*(45946.8*[.$B$6]*0.001*[.B$55])^0.52)" office:value-type="float" office:value="4.4783616" calcext:value-type="float">
            <text:p>4,478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89]+[.D89]-[.E89])/[.B89])" office:value-type="float" office:value="224.744895744664" calcext:value-type="float">
            <text:p>224,745</text:p>
          </table:table-cell>
          <table:table-cell table:formula="of:=TREND([.$D$15:.$D$53];[.$C$15:.$C$53];[.$A89];1)" office:value-type="float" office:value="11.7703804828701" calcext:value-type="float">
            <text:p>11,770</text:p>
          </table:table-cell>
          <table:table-cell table:formula="of:=TREND([.$F$17:.$F$53];[.$E$17:.$E$53];[.$A89];1)" office:value-type="float" office:value="24.3933895092993" calcext:value-type="float">
            <text:p>24,393</text:p>
          </table:table-cell>
          <table:table-cell table:style-name="ce6" table:formula="of:=TREND([.$H$23:.$H$32];[.$G$23:.$G$32];[.$A89];1)" office:value-type="float" office:value="78.2993272080991" calcext:value-type="float">
            <text:p>78,299</text:p>
          </table:table-cell>
          <table:table-cell table:style-name="ce3" table:formula="of:=[.B89]*[.F89]^2" office:value-type="float" office:value="4.4783616" calcext:value-type="float">
            <text:p>4,48</text:p>
          </table:table-cell>
        </table:table-row>
        <table:table-row table:style-name="ro1">
          <table:table-cell table:formula="of:=[.A89]+5" office:value-type="float" office:value="173" calcext:value-type="float">
            <text:p>173</text:p>
          </table:table-cell>
          <table:table-cell table:style-name="ce2" table:formula="of:=IF([.$B$58];TREND([.$B$93:.$B$96];[.$A$93:.$A$96];[.A90];1);[.$B$93])" office:value-type="float" office:value="0.0000897964" calcext:value-type="float">
            <text:p>8,98E-005</text:p>
          </table:table-cell>
          <table:table-cell table:formula="of:=179200*Emiss*[.$B$6]*0.001*((([.$A90]+273)/1000)^4 - (([.B$56]+273)/1000)^4)" office:value-type="float" office:value="0" calcext:value-type="float">
            <text:p>0,000</text:p>
          </table:table-cell>
          <table:table-cell table:style-name="ce6" table:formula="of:=0.09456*([.$A90]-[.B$56])*(0.32+0.43*(45946.8*[.$B$6]*0.001*[.B$55])^0.52)" office:value-type="float" office:value="4.6296576" calcext:value-type="float">
            <text:p>4,630</text:p>
          </table:table-cell>
          <table:table-cell table:formula="of:=IF([.B$57];204*[.$B$6]*0.001;0)" office:value-type="float" office:value="0" calcext:value-type="float">
            <text:p>0</text:p>
          </table:table-cell>
          <table:table-cell table:style-name="ce6" table:formula="of:=SQRT(([.C90]+[.D90]-[.E90])/[.B90])" office:value-type="float" office:value="227.06226901664" calcext:value-type="float">
            <text:p>227,062</text:p>
          </table:table-cell>
          <table:table-cell table:formula="of:=TREND([.$D$15:.$D$53];[.$C$15:.$C$53];[.$A90];1)" office:value-type="float" office:value="11.952241296618" calcext:value-type="float">
            <text:p>11,952</text:p>
          </table:table-cell>
          <table:table-cell table:formula="of:=TREND([.$F$17:.$F$53];[.$E$17:.$E$53];[.$A90];1)" office:value-type="float" office:value="24.6242481364788" calcext:value-type="float">
            <text:p>24,624</text:p>
          </table:table-cell>
          <table:table-cell table:style-name="ce6" table:formula="of:=TREND([.$H$23:.$H$32];[.$G$23:.$G$32];[.$A90];1)" office:value-type="float" office:value="78.5401035445521" calcext:value-type="float">
            <text:p>78,540</text:p>
          </table:table-cell>
          <table:table-cell table:style-name="ce3" table:formula="of:=[.B90]*[.F90]^2" office:value-type="float" office:value="4.6296576" calcext:value-type="float">
            <text:p>4,6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variacao da resistencia CA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float" office:value="0.0000676" calcext:value-type="float">
            <text:p>6,76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float" office:value="0.0000732" calcext:value-type="float">
            <text:p>7,32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float" office:value="0.0000789" calcext:value-type="float">
            <text:p>7,89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float" office:value="0.0000846" calcext:value-type="float">
            <text:p>8,46E-00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named-expressions>
        <table:named-range table:name="alfa" table:base-cell-address="$CAL6201.$B$8" table:cell-range-address="$CAL6201.$B$8"/>
        <table:named-range table:name="diam" table:base-cell-address="$CAL6201.$B$6" table:cell-range-address="$CAL6201.$B$6"/>
        <table:named-range table:name="E" table:base-cell-address="$CAL6201.$B$7" table:cell-range-address="$CAL6201.$B$7"/>
        <table:named-range table:name="Emiss" table:base-cell-address="$CAL6201.$B$11" table:cell-range-address="$CAL6201.$B$11"/>
        <table:named-range table:name="peso" table:base-cell-address="$CAL6201.$B$5" table:cell-range-address="$CAL6201.$B$5"/>
        <table:named-range table:name="S" table:base-cell-address="$CAL6201.$B$4" table:cell-range-address="$CAL6201.$B$4"/>
        <table:named-range table:name="t0" table:base-cell-address="$CAL6201.$B$10" table:cell-range-address="$CAL6201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scientific-number number:decimal-places="0" number:min-integer-digits="1" number:min-exponent-digits="1"/>
    </number:number-style>
    <number:number-style style:name="N127">
      <number:scientific-number number:decimal-places="0" number:min-integer-digits="2" number:grouping="true" number:min-exponent-digits="1"/>
    </number:number-style>
    <number:number-style style:name="N128">
      <number:scientific-number number:decimal-places="1" number:min-integer-digits="1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3:52:03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Kleber</meta:initial-creator>
    <meta:creation-date>2013-11-11T20:46:47.712299849</meta:creation-date>
    <dc:date>2014-02-25T14:25:29.190000000</dc:date>
    <meta:editing-duration>PT17H31M10S</meta:editing-duration>
    <meta:editing-cycles>11</meta:editing-cycles>
    <meta:generator>LibreOffice/4.1.5.3$Windows_x86 LibreOffice_project/1c1366bba2ba2b554cd2ca4d87c06da81c05d24</meta:generator>
    <meta:document-statistic meta:table-count="3" meta:cell-count="1986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-100" chart:maximum="10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origin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579cm" xlink:href=".." xlink:type="simple" chart:class="chart:scatter" chart:style-name="ch1">
        <chart:legend svg:x="12.383cm" svg:y="1.543cm" style:legend-expansion="custom" chartooo:width="2.641cm" chartooo:height="1.935cm" style:legend-expansion-aspect-ratio="1.36485788113695" chart:style-name="ch2"/>
        <chart:plot-area chart:style-name="ch3" table:cell-range-address="CAL6201.C15:CAL6201.C53 CAL6201.C12:CAL6201.C12 CAL6201.A15:CAL6201.A53 CAL6201.E12:CAL6201.E12 CAL6201.G12:CAL6201.G12" chart:data-source-has-labels="row" svg:x="1.166cm" svg:y="0.909cm" svg:width="14.56cm" svg:height="8.11cm">
          <chartooo:coordinate-region svg:x="2.158cm" svg:y="1.121cm" svg:width="13.288cm" svg:height="7.225cm"/>
          <chart:axis chart:dimension="x" chart:name="primary-x" chart:style-name="ch4">
            <chart:title svg:x="7.449cm" svg:y="8.992cm" chart:style-name="ch5">
              <text:p>Temperatura</text:p>
            </chart:title>
          </chart:axis>
          <chart:axis chart:dimension="y" chart:name="primary-y" chart:style-name="ch6">
            <chart:title svg:x="0.26cm" svg:y="5.881cm" chart:style-name="ch7">
              <text:p>Tração (kgf)</text:p>
            </chart:title>
            <chart:grid chart:style-name="ch8" chart:class="major"/>
          </chart:axis>
          <chart:series chart:style-name="ch9" chart:values-cell-range-address="CAL6201.A15:CAL6201.A53" chart:label-cell-address="CAL6201.C12:CAL6201.C12" chart:class="chart:scatter">
            <chart:domain table:cell-range-address="CAL6201.C15:CAL6201.C53"/>
            <chart:data-point chart:repeated="39"/>
          </chart:series>
          <chart:series chart:style-name="ch10" chart:values-cell-range-address="CAL6201.A15:CAL6201.A53" chart:label-cell-address="CAL6201.E12:CAL6201.E12" chart:class="chart:scatter">
            <chart:domain table:cell-range-address="CAL6201.E15:CAL6201.E53"/>
            <chart:data-point chart:repeated="39"/>
          </chart:series>
          <chart:series chart:style-name="ch11" chart:values-cell-range-address="CAL6201.A15:CAL6201.A53" chart:label-cell-address="CAL6201.G12:CAL6201.G12" chart:class="chart:scatter">
            <chart:domain table:cell-range-address="CAL6201.G15:CAL6201.G53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00</text:p>
                <draw:g>
                  <svg:desc>CAL6201.C12:CAL6201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00</text:p>
                <draw:g>
                  <svg:desc>CAL6201.E12:CAL6201.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0</text:p>
                <draw:g>
                  <svg:desc>CAL6201.G12:CAL620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3787504662543">
                <text:p>76.3787504662543</text:p>
                <draw:g>
                  <svg:desc>CAL6201.C15:CAL6201.C53</svg:desc>
                </draw:g>
              </table:table-cell>
              <table:table-cell office:value-type="float" office:value="676">
                <text:p>676</text:p>
                <draw:g>
                  <svg:desc>CAL6201.A15:CAL6201.A53</svg:desc>
                </draw:g>
              </table:table-cell>
              <table:table-cell office:value-type="float" office:value="NaN">
                <text:p>NaN</text:p>
                <draw:g>
                  <svg:desc>CAL6201.E15:CAL6201.E53</svg:desc>
                </draw:g>
              </table:table-cell>
              <table:table-cell office:value-type="float" office:value="676">
                <text:p>676</text:p>
                <draw:g>
                  <svg:desc>CAL6201.A15:CAL6201.A53</svg:desc>
                </draw:g>
              </table:table-cell>
              <table:table-cell office:value-type="float" office:value="NaN">
                <text:p>NaN</text:p>
                <draw:g>
                  <svg:desc>CAL6201.G15:CAL6201.G53</svg:desc>
                </draw:g>
              </table:table-cell>
              <table:table-cell office:value-type="float" office:value="676">
                <text:p>676</text:p>
                <draw:g>
                  <svg:desc>CAL6201.A15:CAL6201.A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9003835675559">
                <text:p>68.9003835675559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2638190097254">
                <text:p>62.2638190097254</text:p>
              </table:table-cell>
              <table:table-cell office:value-type="float" office:value="736">
                <text:p>736</text:p>
              </table:table-cell>
              <table:table-cell office:value-type="float" office:value="128.497131540041">
                <text:p>128.497131540041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3396989054141">
                <text:p>56.3396989054141</text:p>
              </table:table-cell>
              <table:table-cell office:value-type="float" office:value="766">
                <text:p>766</text:p>
              </table:table-cell>
              <table:table-cell office:value-type="float" office:value="112.84519342354">
                <text:p>112.84519342354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0225942681342">
                <text:p>51.0225942681342</text:p>
              </table:table-cell>
              <table:table-cell office:value-type="float" office:value="796">
                <text:p>796</text:p>
              </table:table-cell>
              <table:table-cell office:value-type="float" office:value="98.8816119244602">
                <text:p>98.8816119244602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2258827160577">
                <text:p>46.2258827160577</text:p>
              </table:table-cell>
              <table:table-cell office:value-type="float" office:value="826">
                <text:p>826</text:p>
              </table:table-cell>
              <table:table-cell office:value-type="float" office:value="86.3651663612466">
                <text:p>86.365166361246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8778613735478">
                <text:p>41.8778613735478</text:p>
              </table:table-cell>
              <table:table-cell office:value-type="float" office:value="856">
                <text:p>856</text:p>
              </table:table-cell>
              <table:table-cell office:value-type="float" office:value="75.0962395188325">
                <text:p>75.0962395188325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9187658930177">
                <text:p>37.9187658930177</text:p>
              </table:table-cell>
              <table:table-cell office:value-type="float" office:value="886">
                <text:p>886</text:p>
              </table:table-cell>
              <table:table-cell office:value-type="float" office:value="64.9084925941966">
                <text:p>64.908492594196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984619730131">
                <text:p>34.2984619730131</text:p>
              </table:table-cell>
              <table:table-cell office:value-type="float" office:value="916">
                <text:p>916</text:p>
              </table:table-cell>
              <table:table-cell office:value-type="float" office:value="55.6624213061105">
                <text:p>55.6624213061105</text:p>
              </table:table-cell>
              <table:table-cell office:value-type="float" office:value="916">
                <text:p>916</text:p>
              </table:table-cell>
              <table:table-cell office:value-type="float" office:value="155.575179663513">
                <text:p>155.57517966351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9746413978013">
                <text:p>30.9746413978013</text:p>
              </table:table-cell>
              <table:table-cell office:value-type="float" office:value="946">
                <text:p>946</text:p>
              </table:table-cell>
              <table:table-cell office:value-type="float" office:value="47.2403224764425">
                <text:p>47.2403224764425</text:p>
              </table:table-cell>
              <table:table-cell office:value-type="float" office:value="946">
                <text:p>946</text:p>
              </table:table-cell>
              <table:table-cell office:value-type="float" office:value="123.294772968552">
                <text:p>123.29477296855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114003967109">
                <text:p>27.9114003967109</text:p>
              </table:table-cell>
              <table:table-cell office:value-type="float" office:value="976">
                <text:p>976</text:p>
              </table:table-cell>
              <table:table-cell office:value-type="float" office:value="39.5423288877308">
                <text:p>39.5423288877308</text:p>
              </table:table-cell>
              <table:table-cell office:value-type="float" office:value="976">
                <text:p>976</text:p>
              </table:table-cell>
              <table:table-cell office:value-type="float" office:value="93.9158949405648">
                <text:p>93.915894940564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0781104414484">
                <text:p>25.0781104414484</text:p>
              </table:table-cell>
              <table:table-cell office:value-type="float" office:value="1006">
                <text:p>1006</text:p>
              </table:table-cell>
              <table:table-cell office:value-type="float" office:value="32.4832608854187">
                <text:p>32.4832608854187</text:p>
              </table:table-cell>
              <table:table-cell office:value-type="float" office:value="1006">
                <text:p>1006</text:p>
              </table:table-cell>
              <table:table-cell office:value-type="float" office:value="67.0959483895535">
                <text:p>67.095948389553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4485146938512">
                <text:p>22.4485146938512</text:p>
              </table:table-cell>
              <table:table-cell office:value-type="float" office:value="1036">
                <text:p>1036</text:p>
              </table:table-cell>
              <table:table-cell office:value-type="float" office:value="25.9901079251807">
                <text:p>25.9901079251807</text:p>
              </table:table-cell>
              <table:table-cell office:value-type="float" office:value="1036">
                <text:p>1036</text:p>
              </table:table-cell>
              <table:table-cell office:value-type="float" office:value="42.5414905357325">
                <text:p>42.541490535732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66">
                <text:p>1066</text:p>
              </table:table-cell>
              <table:table-cell office:value-type="float" office:value="20">
                <text:p>20</text:p>
              </table:table-cell>
              <table:table-cell office:value-type="float" office:value="1066">
                <text:p>1066</text:p>
              </table:table-cell>
              <table:table-cell office:value-type="float" office:value="20">
                <text:p>2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2695955034262">
                <text:p>16.2695955034262</text:p>
              </table:table-cell>
              <table:table-cell office:value-type="float" office:value="1116">
                <text:p>1116</text:p>
              </table:table-cell>
              <table:table-cell office:value-type="float" office:value="10.9899549673184">
                <text:p>10.9899549673184</text:p>
              </table:table-cell>
              <table:table-cell office:value-type="float" office:value="1116">
                <text:p>1116</text:p>
              </table:table-cell>
              <table:table-cell office:value-type="float" office:value="-13.6755264709366">
                <text:p>-13.675526470936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9134317602489">
                <text:p>12.9134317602489</text:p>
              </table:table-cell>
              <table:table-cell office:value-type="float" office:value="1166">
                <text:p>1166</text:p>
              </table:table-cell>
              <table:table-cell office:value-type="float" office:value="3.0193461954153">
                <text:p>3.0193461954153</text:p>
              </table:table-cell>
              <table:table-cell office:value-type="float" office:value="1166">
                <text:p>1166</text:p>
              </table:table-cell>
              <table:table-cell office:value-type="float" office:value="-43.1955762439424">
                <text:p>-43.195576243942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8712215051723">
                <text:p>9.8712215051723</text:p>
              </table:table-cell>
              <table:table-cell office:value-type="float" office:value="1216">
                <text:p>1216</text:p>
              </table:table-cell>
              <table:table-cell office:value-type="float" office:value="-4.0793646185297">
                <text:p>-4.0793646185297</text:p>
              </table:table-cell>
              <table:table-cell office:value-type="float" office:value="1216">
                <text:p>1216</text:p>
              </table:table-cell>
              <table:table-cell office:value-type="float" office:value="-69.2316787218221">
                <text:p>-69.231678721822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9434642279374">
                <text:p>7.09434642279374</text:p>
              </table:table-cell>
              <table:table-cell office:value-type="float" office:value="1266">
                <text:p>1266</text:p>
              </table:table-cell>
              <table:table-cell office:value-type="float" office:value="-10.4412673774907">
                <text:p>-10.4412673774907</text:p>
              </table:table-cell>
              <table:table-cell office:value-type="float" office:value="1266">
                <text:p>1266</text:p>
              </table:table-cell>
              <table:table-cell office:value-type="float" office:value="-92.3249220073724">
                <text:p>-92.324922007372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4324801741189">
                <text:p>4.54324801741189</text:p>
              </table:table-cell>
              <table:table-cell office:value-type="float" office:value="1316">
                <text:p>1316</text:p>
              </table:table-cell>
              <table:table-cell office:value-type="float" office:value="-16.1762639347185">
                <text:p>-16.1762639347185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8547461274818">
                <text:p>2.18547461274818</text:p>
              </table:table-cell>
              <table:table-cell office:value-type="float" office:value="1366">
                <text:p>1366</text:p>
              </table:table-cell>
              <table:table-cell office:value-type="float" office:value="-21.3745012870322">
                <text:p>-21.3745012870322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57975401536936">
                <text:p>-0.0057975401536936</text:p>
              </table:table-cell>
              <table:table-cell office:value-type="float" office:value="1416">
                <text:p>1416</text:p>
              </table:table-cell>
              <table:table-cell office:value-type="float" office:value="-26.1104848985246">
                <text:p>-26.110484898524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0528961672324">
                <text:p>-2.0528961672324</text:p>
              </table:table-cell>
              <table:table-cell office:value-type="float" office:value="1466">
                <text:p>1466</text:p>
              </table:table-cell>
              <table:table-cell office:value-type="float" office:value="-30.446226306864">
                <text:p>-30.446226306864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9745279088889">
                <text:p>-3.9745279088889</text:p>
              </table:table-cell>
              <table:table-cell office:value-type="float" office:value="1516">
                <text:p>1516</text:p>
              </table:table-cell>
              <table:table-cell office:value-type="float" office:value="-34.4336757260842">
                <text:p>-34.4336757260842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78646086434565">
                <text:p>-5.78646086434565</text:p>
              </table:table-cell>
              <table:table-cell office:value-type="float" office:value="1566">
                <text:p>1566</text:p>
              </table:table-cell>
              <table:table-cell office:value-type="float" office:value="-38.1166194356522">
                <text:p>-38.1166194356522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0206161783342">
                <text:p>-7.50206161783342</text:p>
              </table:table-cell>
              <table:table-cell office:value-type="float" office:value="1616">
                <text:p>1616</text:p>
              </table:table-cell>
              <table:table-cell office:value-type="float" office:value="-41.5321724346711">
                <text:p>-41.5321724346711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13272115378809">
                <text:p>-9.13272115378809</text:p>
              </table:table-cell>
              <table:table-cell office:value-type="float" office:value="1666">
                <text:p>1666</text:p>
              </table:table-cell>
              <table:table-cell office:value-type="float" office:value="-44.711962113046">
                <text:p>-44.71196211304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6881951787325">
                <text:p>-10.6881951787325</text:p>
              </table:table-cell>
              <table:table-cell office:value-type="float" office:value="1716">
                <text:p>1716</text:p>
              </table:table-cell>
              <table:table-cell office:value-type="float" office:value="-47.6830739380373">
                <text:p>-47.6830739380373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1768779590114">
                <text:p>-12.1768779590114</text:p>
              </table:table-cell>
              <table:table-cell office:value-type="float" office:value="1766">
                <text:p>1766</text:p>
              </table:table-cell>
              <table:table-cell office:value-type="float" office:value="-50.4688123140415">
                <text:p>-50.4688123140415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6060241143946">
                <text:p>-13.6060241143946</text:p>
              </table:table-cell>
              <table:table-cell office:value-type="float" office:value="1816">
                <text:p>1816</text:p>
              </table:table-cell>
              <table:table-cell office:value-type="float" office:value="-53.0893167779276">
                <text:p>-53.089316777927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9819293726181">
                <text:p>-14.9819293726181</text:p>
              </table:table-cell>
              <table:table-cell office:value-type="float" office:value="1866">
                <text:p>1866</text:p>
              </table:table-cell>
              <table:table-cell office:value-type="float" office:value="-55.5620641337674">
                <text:p>-55.5620641337674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310078739576">
                <text:p>-16.310078739576</text:p>
              </table:table-cell>
              <table:table-cell office:value-type="float" office:value="1916">
                <text:p>1916</text:p>
              </table:table-cell>
              <table:table-cell office:value-type="float" office:value="-57.9022800349655">
                <text:p>-57.9022800349655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5952686292927">
                <text:p>-17.5952686292927</text:p>
              </table:table-cell>
              <table:table-cell office:value-type="float" office:value="1966">
                <text:p>1966</text:p>
              </table:table-cell>
              <table:table-cell office:value-type="float" office:value="-60.1232782078028">
                <text:p>-60.1232782078028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.8417080558668">
                <text:p>-18.8417080558668</text:p>
              </table:table-cell>
              <table:table-cell office:value-type="float" office:value="2016">
                <text:p>2016</text:p>
              </table:table-cell>
              <table:table-cell office:value-type="float" office:value="-62.2367414988342">
                <text:p>-62.2367414988342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.0531028915112">
                <text:p>-20.0531028915112</text:p>
              </table:table-cell>
              <table:table-cell office:value-type="float" office:value="2066">
                <text:p>2066</text:p>
              </table:table-cell>
              <table:table-cell office:value-type="float" office:value="-64.2529558757798">
                <text:p>-64.2529558757798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.2327263536863">
                <text:p>-21.2327263536863</text:p>
              </table:table-cell>
              <table:table-cell office:value-type="float" office:value="2116">
                <text:p>2116</text:p>
              </table:table-cell>
              <table:table-cell office:value-type="float" office:value="-66.181006172404">
                <text:p>-66.181006172404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.383478234639">
                <text:p>-22.383478234639</text:p>
              </table:table-cell>
              <table:table-cell office:value-type="float" office:value="2166">
                <text:p>2166</text:p>
              </table:table-cell>
              <table:table-cell office:value-type="float" office:value="-68.0289405621244">
                <text:p>-68.0289405621244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.5079348825379">
                <text:p>-23.5079348825379</text:p>
              </table:table-cell>
              <table:table-cell office:value-type="float" office:value="2216">
                <text:p>2216</text:p>
              </table:table-cell>
              <table:table-cell office:value-type="float" office:value="-69.8039093423387">
                <text:p>-69.8039093423387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4.608391548271">
                <text:p>-24.608391548271</text:p>
              </table:table-cell>
              <table:table-cell office:value-type="float" office:value="2266">
                <text:p>2266</text:p>
              </table:table-cell>
              <table:table-cell office:value-type="float" office:value="-71.5122825151621">
                <text:p>-71.5122825151621</text:p>
              </table:table-cell>
              <table:table-cell office:value-type="float" office:value="2266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.6868984023015">
                <text:p>-25.6868984023015</text:p>
              </table:table-cell>
              <table:table-cell office:value-type="float" office:value="2316">
                <text:p>2316</text:p>
              </table:table-cell>
              <table:table-cell office:value-type="float" office:value="-73.1597497877251">
                <text:p>-73.1597497877251</text:p>
              </table:table-cell>
              <table:table-cell office:value-type="float" office:value="2316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2316">
                <text:p>2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18cm" svg:height="9cm" xlink:href=".." xlink:type="simple" chart:class="chart:scatter" chart:style-name="ch1">
        <chart:plot-area chart:style-name="ch2" table:cell-range-address="TACSR.F60:TACSR.F90 TACSR.J60:TACSR.J90" svg:x="1.298cm" svg:y="0.855cm" svg:width="11.2cm" svg:height="6.957cm">
          <chartooo:coordinate-region svg:x="2.105cm" svg:y="1.067cm" svg:width="10.021cm" svg:height="6.072cm"/>
          <chart:axis chart:dimension="x" chart:name="primary-x" chart:style-name="ch3">
            <chart:title svg:x="5.968cm" svg:y="7.993cm" chart:style-name="ch4">
              <text:p>Corrente (A)</text:p>
            </chart:title>
            <chart:grid chart:style-name="ch5" chart:class="major"/>
          </chart:axis>
          <chart:axis chart:dimension="y" chart:name="primary-y" chart:style-name="ch3">
            <chart:title svg:x="0.451cm" svg:y="5.594cm" chart:style-name="ch6">
              <text:p>Perdas (kW/ km)</text:p>
            </chart:title>
            <chart:grid chart:style-name="ch5" chart:class="major"/>
          </chart:axis>
          <chart:series chart:style-name="ch7" chart:values-cell-range-address="TACSR.J60:TACSR.J90" chart:class="chart:scatter">
            <chart:domain table:cell-range-address="TACSR.F60:TACSR.F90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.426815221119">
                <text:p>375.426815221119</text:p>
                <draw:g>
                  <svg:desc>TACSR.F60:TACSR.F90</svg:desc>
                </draw:g>
              </table:table-cell>
              <table:table-cell office:value-type="float" office:value="7.86142107322998">
                <text:p>7.86142107322998</text:p>
                <draw:g>
                  <svg:desc>TACSR.J60:TACSR.J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.784723246853">
                <text:p>752.784723246853</text:p>
              </table:table-cell>
              <table:table-cell office:value-type="float" office:value="32.2502608929449">
                <text:p>32.2502608929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9.213952168885">
                <text:p>989.213952168885</text:p>
              </table:table-cell>
              <table:table-cell office:value-type="float" office:value="56.7990134680005">
                <text:p>56.799013468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3.63194864322">
                <text:p>1173.63194864322</text:p>
              </table:table-cell>
              <table:table-cell office:value-type="float" office:value="81.513035393725">
                <text:p>81.513035393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8.19842405245">
                <text:p>1328.19842405245</text:p>
              </table:table-cell>
              <table:table-cell office:value-type="float" office:value="106.397771512486">
                <text:p>106.397771512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2.6706114853">
                <text:p>1462.6706114853</text:p>
              </table:table-cell>
              <table:table-cell office:value-type="float" office:value="131.458754913693">
                <text:p>131.458754913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2.40467626816">
                <text:p>1582.40467626816</text:p>
              </table:table-cell>
              <table:table-cell office:value-type="float" office:value="156.701606933791">
                <text:p>156.701606933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.73044768311">
                <text:p>1690.73044768311</text:p>
              </table:table-cell>
              <table:table-cell office:value-type="float" office:value="182.132037156271">
                <text:p>182.13203715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9.89267717069">
                <text:p>1789.89267717069</text:p>
              </table:table-cell>
              <table:table-cell office:value-type="float" office:value="207.755843411659">
                <text:p>207.755843411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1.49366881346">
                <text:p>1881.49366881346</text:p>
              </table:table-cell>
              <table:table-cell office:value-type="float" office:value="233.578911777525">
                <text:p>233.578911777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6.72688038702">
                <text:p>1966.72688038702</text:p>
              </table:table-cell>
              <table:table-cell office:value-type="float" office:value="259.607216578474">
                <text:p>259.607216578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6.51099539195">
                <text:p>2046.51099539195</text:p>
              </table:table-cell>
              <table:table-cell office:value-type="float" office:value="285.846820386158">
                <text:p>285.846820386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1.57196176738">
                <text:p>2121.57196176738</text:p>
              </table:table-cell>
              <table:table-cell office:value-type="float" office:value="312.303874019261">
                <text:p>312.303874019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2.49579941674">
                <text:p>2192.49579941674</text:p>
              </table:table-cell>
              <table:table-cell office:value-type="float" office:value="338.984616543514">
                <text:p>338.984616543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9.76401880297">
                <text:p>2259.76401880297</text:p>
              </table:table-cell>
              <table:table-cell office:value-type="float" office:value="365.895375271683">
                <text:p>365.895375271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23.77820022985">
                <text:p>2323.77820022985</text:p>
              </table:table-cell>
              <table:table-cell office:value-type="float" office:value="393.042565763577">
                <text:p>393.042565763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4.87754811504">
                <text:p>2384.87754811504</text:p>
              </table:table-cell>
              <table:table-cell office:value-type="float" office:value="420.432691826044">
                <text:p>420.432691826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3.35173963638">
                <text:p>2443.35173963638</text:p>
              </table:table-cell>
              <table:table-cell office:value-type="float" office:value="448.072345512971">
                <text:p>448.072345512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9.45053084922">
                <text:p>2499.45053084922</text:p>
              </table:table-cell>
              <table:table-cell office:value-type="float" office:value="475.968207125288">
                <text:p>475.968207125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3.39107286485">
                <text:p>2553.39107286485</text:p>
              </table:table-cell>
              <table:table-cell office:value-type="float" office:value="504.127045210961">
                <text:p>504.127045210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5.36357561389">
                <text:p>2605.36357561389</text:p>
              </table:table-cell>
              <table:table-cell office:value-type="float" office:value="532.555716565">
                <text:p>532.555716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5.53575631204">
                <text:p>2655.53575631204</text:p>
              </table:table-cell>
              <table:table-cell office:value-type="float" office:value="561.26116622945">
                <text:p>561.261166229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4.05637883509">
                <text:p>2704.05637883509</text:p>
              </table:table-cell>
              <table:table-cell office:value-type="float" office:value="590.250427493402">
                <text:p>590.25042749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1.05810265233">
                <text:p>2751.05810265233</text:p>
              </table:table-cell>
              <table:table-cell office:value-type="float" office:value="619.530621892982">
                <text:p>619.530621892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6.65980015413">
                <text:p>2796.65980015413</text:p>
              </table:table-cell>
              <table:table-cell office:value-type="float" office:value="649.10895921136">
                <text:p>649.10895921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0.9684595656">
                <text:p>2840.9684595656</text:p>
              </table:table-cell>
              <table:table-cell office:value-type="float" office:value="678.992737478742">
                <text:p>678.992737478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4.08076113992">
                <text:p>2884.08076113992</text:p>
              </table:table-cell>
              <table:table-cell office:value-type="float" office:value="709.189342972376">
                <text:p>709.189342972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26.08439310179">
                <text:p>2926.08439310179</text:p>
              </table:table-cell>
              <table:table-cell office:value-type="float" office:value="739.706250216553">
                <text:p>739.706250216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7.05915832054">
                <text:p>2967.05915832054</text:p>
              </table:table-cell>
              <table:table-cell office:value-type="float" office:value="770.551021982596">
                <text:p>770.551021982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7.07791123768">
                <text:p>3007.07791123768</text:p>
              </table:table-cell>
              <table:table-cell office:value-type="float" office:value="801.731309288878">
                <text:p>801.731309288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6.20735599983">
                <text:p>3046.20735599983</text:p>
              </table:table-cell>
              <table:table-cell office:value-type="float" office:value="833.254851400804">
                <text:p>833.2548514008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-100" chart:maximum="10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19cm" svg:height="9.579cm" xlink:href=".." xlink:type="simple" chart:class="chart:scatter" chart:style-name="ch1">
        <chart:legend svg:x="9.613cm" svg:y="1.543cm" style:legend-expansion="custom" chartooo:width="2.05cm" chartooo:height="1.935cm" style:legend-expansion-aspect-ratio="1.0594315245478" chart:style-name="ch2"/>
        <chart:plot-area chart:style-name="ch3" table:cell-range-address="Sergio.C15:Sergio.C53 Sergio.C12:Sergio.C12 Sergio.A15:Sergio.A53 Sergio.E12:Sergio.E12 Sergio.G12:Sergio.G12" chart:data-source-has-labels="row" svg:x="0.683cm" svg:y="0.909cm" svg:width="11.587cm" svg:height="8.11cm">
          <chartooo:coordinate-region svg:x="1.675cm" svg:y="1.121cm" svg:width="10.315cm" svg:height="7.225cm"/>
          <chart:axis chart:dimension="x" chart:name="primary-x" chart:style-name="ch4">
            <chart:title svg:x="5.479cm" svg:y="8.992cm" chart:style-name="ch5">
              <text:p>Temperatura</text:p>
            </chart:title>
            <chart:grid chart:style-name="ch6" chart:class="major"/>
          </chart:axis>
          <chart:axis chart:dimension="y" chart:name="primary-y" chart:style-name="ch7">
            <chart:title svg:x="0.001cm" svg:y="5.881cm" chart:style-name="ch8">
              <text:p>Tração (kgf)</text:p>
            </chart:title>
            <chart:grid chart:style-name="ch6" chart:class="major"/>
          </chart:axis>
          <chart:series chart:style-name="ch9" chart:values-cell-range-address="Sergio.A15:Sergio.A53" chart:label-cell-address="Sergio.C12:Sergio.C12" chart:class="chart:scatter">
            <chart:domain table:cell-range-address="Sergio.C15:Sergio.C53"/>
            <chart:data-point chart:repeated="39"/>
          </chart:series>
          <chart:series chart:style-name="ch10" chart:values-cell-range-address="Sergio.A15:Sergio.A53" chart:label-cell-address="Sergio.E12:Sergio.E12" chart:class="chart:scatter">
            <chart:domain table:cell-range-address="Sergio.E15:Sergio.E53"/>
            <chart:data-point chart:repeated="39"/>
          </chart:series>
          <chart:series chart:style-name="ch11" chart:values-cell-range-address="Sergio.A15:Sergio.A53" chart:label-cell-address="Sergio.G12:Sergio.G12" chart:class="chart:scatter">
            <chart:domain table:cell-range-address="Sergio.G15:Sergio.G53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00</text:p>
                <draw:g>
                  <svg:desc>Sergio.C12:Sergio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00</text:p>
                <draw:g>
                  <svg:desc>Sergio.E12:Sergio.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0</text:p>
                <draw:g>
                  <svg:desc>Sergio.G12:Sergio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8839388881772">
                <text:p>93.8839388881772</text:p>
                <draw:g>
                  <svg:desc>Sergio.C15:Sergio.C53</svg:desc>
                </draw:g>
              </table:table-cell>
              <table:table-cell office:value-type="float" office:value="1632.4">
                <text:p>1632.4</text:p>
                <draw:g>
                  <svg:desc>Sergio.A15:Sergio.A53</svg:desc>
                </draw:g>
              </table:table-cell>
              <table:table-cell office:value-type="float" office:value="NaN">
                <text:p>NaN</text:p>
                <draw:g>
                  <svg:desc>Sergio.E15:Sergio.E53</svg:desc>
                </draw:g>
              </table:table-cell>
              <table:table-cell office:value-type="float" office:value="1632.4">
                <text:p>1632.4</text:p>
                <draw:g>
                  <svg:desc>Sergio.A15:Sergio.A53</svg:desc>
                </draw:g>
              </table:table-cell>
              <table:table-cell office:value-type="float" office:value="NaN">
                <text:p>NaN</text:p>
                <draw:g>
                  <svg:desc>Sergio.G15:Sergio.G53</svg:desc>
                </draw:g>
              </table:table-cell>
              <table:table-cell office:value-type="float" office:value="1632.4">
                <text:p>1632.4</text:p>
                <draw:g>
                  <svg:desc>Sergio.A15:Sergio.A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5471209004409">
                <text:p>85.5471209004409</text:p>
              </table:table-cell>
              <table:table-cell office:value-type="float" office:value="1682.4">
                <text:p>1682.4</text:p>
              </table:table-cell>
              <table:table-cell office:value-type="float" office:value="NaN">
                <text:p>NaN</text:p>
              </table:table-cell>
              <table:table-cell office:value-type="float" office:value="1682.4">
                <text:p>1682.4</text:p>
              </table:table-cell>
              <table:table-cell office:value-type="float" office:value="NaN">
                <text:p>NaN</text:p>
              </table:table-cell>
              <table:table-cell office:value-type="float" office:value="1682.4">
                <text:p>168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424033016902">
                <text:p>77.8424033016902</text:p>
              </table:table-cell>
              <table:table-cell office:value-type="float" office:value="1732.4">
                <text:p>1732.4</text:p>
              </table:table-cell>
              <table:table-cell office:value-type="float" office:value="162.329539392845">
                <text:p>162.329539392845</text:p>
              </table:table-cell>
              <table:table-cell office:value-type="float" office:value="1732.4">
                <text:p>1732.4</text:p>
              </table:table-cell>
              <table:table-cell office:value-type="float" office:value="NaN">
                <text:p>NaN</text:p>
              </table:table-cell>
              <table:table-cell office:value-type="float" office:value="1732.4">
                <text:p>173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6997918111716">
                <text:p>70.6997918111716</text:p>
              </table:table-cell>
              <table:table-cell office:value-type="float" office:value="1782.4">
                <text:p>1782.4</text:p>
              </table:table-cell>
              <table:table-cell office:value-type="float" office:value="144.151425546989">
                <text:p>144.151425546989</text:p>
              </table:table-cell>
              <table:table-cell office:value-type="float" office:value="1782.4">
                <text:p>1782.4</text:p>
              </table:table-cell>
              <table:table-cell office:value-type="float" office:value="NaN">
                <text:p>NaN</text:p>
              </table:table-cell>
              <table:table-cell office:value-type="float" office:value="1782.4">
                <text:p>178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0587206591195">
                <text:p>64.0587206591195</text:p>
              </table:table-cell>
              <table:table-cell office:value-type="float" office:value="1832.4">
                <text:p>1832.4</text:p>
              </table:table-cell>
              <table:table-cell office:value-type="float" office:value="127.368419005135">
                <text:p>127.368419005135</text:p>
              </table:table-cell>
              <table:table-cell office:value-type="float" office:value="1832.4">
                <text:p>1832.4</text:p>
              </table:table-cell>
              <table:table-cell office:value-type="float" office:value="NaN">
                <text:p>NaN</text:p>
              </table:table-cell>
              <table:table-cell office:value-type="float" office:value="1832.4">
                <text:p>183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665683271153">
                <text:p>57.8665683271153</text:p>
              </table:table-cell>
              <table:table-cell office:value-type="float" office:value="1882.4">
                <text:p>1882.4</text:p>
              </table:table-cell>
              <table:table-cell office:value-type="float" office:value="111.833906017558">
                <text:p>111.833906017558</text:p>
              </table:table-cell>
              <table:table-cell office:value-type="float" office:value="1882.4">
                <text:p>1882.4</text:p>
              </table:table-cell>
              <table:table-cell office:value-type="float" office:value="NaN">
                <text:p>NaN</text:p>
              </table:table-cell>
              <table:table-cell office:value-type="float" office:value="1882.4">
                <text:p>188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0774389468188">
                <text:p>52.0774389468188</text:p>
              </table:table-cell>
              <table:table-cell office:value-type="float" office:value="1932.4">
                <text:p>1932.4</text:p>
              </table:table-cell>
              <table:table-cell office:value-type="float" office:value="97.4200470778011">
                <text:p>97.4200470778011</text:p>
              </table:table-cell>
              <table:table-cell office:value-type="float" office:value="1932.4">
                <text:p>1932.4</text:p>
              </table:table-cell>
              <table:table-cell office:value-type="float" office:value="NaN">
                <text:p>NaN</text:p>
              </table:table-cell>
              <table:table-cell office:value-type="float" office:value="1932.4">
                <text:p>193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6511563649967">
                <text:p>46.6511563649967</text:p>
              </table:table-cell>
              <table:table-cell office:value-type="float" office:value="1982.4">
                <text:p>1982.4</text:p>
              </table:table-cell>
              <table:table-cell office:value-type="float" office:value="84.0149629961291">
                <text:p>84.0149629961291</text:p>
              </table:table-cell>
              <table:table-cell office:value-type="float" office:value="1982.4">
                <text:p>1982.4</text:p>
              </table:table-cell>
              <table:table-cell office:value-type="float" office:value="NaN">
                <text:p>NaN</text:p>
              </table:table-cell>
              <table:table-cell office:value-type="float" office:value="1982.4">
                <text:p>198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5524294869464">
                <text:p>41.5524294869464</text:p>
              </table:table-cell>
              <table:table-cell office:value-type="float" office:value="2032.4">
                <text:p>2032.4</text:p>
              </table:table-cell>
              <table:table-cell office:value-type="float" office:value="71.5204012025">
                <text:p>71.5204012025</text:p>
              </table:table-cell>
              <table:table-cell office:value-type="float" office:value="2032.4">
                <text:p>2032.4</text:p>
              </table:table-cell>
              <table:table-cell office:value-type="float" office:value="211.442088939003">
                <text:p>211.442088939003</text:p>
              </table:table-cell>
              <table:table-cell office:value-type="float" office:value="2032.4">
                <text:p>203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501563570773">
                <text:p>36.7501563570773</text:p>
              </table:table-cell>
              <table:table-cell office:value-type="float" office:value="2082.4">
                <text:p>2082.4</text:p>
              </table:table-cell>
              <table:table-cell office:value-type="float" office:value="59.8497908128606">
                <text:p>59.8497908128606</text:p>
              </table:table-cell>
              <table:table-cell office:value-type="float" office:value="2082.4">
                <text:p>2082.4</text:p>
              </table:table-cell>
              <table:table-cell office:value-type="float" office:value="167.679064913732">
                <text:p>167.679064913732</text:p>
              </table:table-cell>
              <table:table-cell office:value-type="float" office:value="2082.4">
                <text:p>208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2168412304139">
                <text:p>32.2168412304139</text:p>
              </table:table-cell>
              <table:table-cell office:value-type="float" office:value="2132.4">
                <text:p>2132.4</text:p>
              </table:table-cell>
              <table:table-cell office:value-type="float" office:value="48.9266141411844">
                <text:p>48.9266141411844</text:p>
              </table:table-cell>
              <table:table-cell office:value-type="float" office:value="2132.4">
                <text:p>2132.4</text:p>
              </table:table-cell>
              <table:table-cell office:value-type="float" office:value="126.911903143983">
                <text:p>126.911903143983</text:p>
              </table:table-cell>
              <table:table-cell office:value-type="float" office:value="2132.4">
                <text:p>213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9281041422192">
                <text:p>27.9281041422192</text:p>
              </table:table-cell>
              <table:table-cell office:value-type="float" office:value="2182.4">
                <text:p>2182.4</text:p>
              </table:table-cell>
              <table:table-cell office:value-type="float" office:value="38.6830371343174">
                <text:p>38.6830371343174</text:p>
              </table:table-cell>
              <table:table-cell office:value-type="float" office:value="2182.4">
                <text:p>2182.4</text:p>
              </table:table-cell>
              <table:table-cell office:value-type="float" office:value="88.8671766219833">
                <text:p>88.8671766219833</text:p>
              </table:table-cell>
              <table:table-cell office:value-type="float" office:value="2182.4">
                <text:p>218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622665719622">
                <text:p>23.8622665719622</text:p>
              </table:table-cell>
              <table:table-cell office:value-type="float" office:value="2232.4">
                <text:p>2232.4</text:p>
              </table:table-cell>
              <table:table-cell office:value-type="float" office:value="29.0587527122949">
                <text:p>29.0587527122949</text:p>
              </table:table-cell>
              <table:table-cell office:value-type="float" office:value="2232.4">
                <text:p>2232.4</text:p>
              </table:table-cell>
              <table:table-cell office:value-type="float" office:value="53.3019956923827">
                <text:p>53.3019956923827</text:p>
              </table:table-cell>
              <table:table-cell office:value-type="float" office:value="2232.4">
                <text:p>223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282.4">
                <text:p>2282.4</text:p>
              </table:table-cell>
              <table:table-cell office:value-type="float" office:value="20">
                <text:p>20</text:p>
              </table:table-cell>
              <table:table-cell office:value-type="float" office:value="2282.4">
                <text:p>2282.4</text:p>
              </table:table-cell>
              <table:table-cell office:value-type="float" office:value="20">
                <text:p>20</text:p>
              </table:table-cell>
              <table:table-cell office:value-type="float" office:value="2282.4">
                <text:p>228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9022762314539">
                <text:p>14.9022762314539</text:p>
              </table:table-cell>
              <table:table-cell office:value-type="float" office:value="2352.4">
                <text:p>2352.4</text:p>
              </table:table-cell>
              <table:table-cell office:value-type="float" office:value="8.17731946517567">
                <text:p>8.17731946517567</text:p>
              </table:table-cell>
              <table:table-cell office:value-type="float" office:value="2352.4">
                <text:p>2352.4</text:p>
              </table:table-cell>
              <table:table-cell office:value-type="float" office:value="-23.1846593355043">
                <text:p>-23.1846593355043</text:p>
              </table:table-cell>
              <table:table-cell office:value-type="float" office:value="2352.4">
                <text:p>23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28323930598">
                <text:p>10.128323930598</text:p>
              </table:table-cell>
              <table:table-cell office:value-type="float" office:value="2422.4">
                <text:p>2422.4</text:p>
              </table:table-cell>
              <table:table-cell office:value-type="float" office:value="-2.74610721507009">
                <text:p>-2.74610721507009</text:p>
              </table:table-cell>
              <table:table-cell office:value-type="float" office:value="2422.4">
                <text:p>2422.4</text:p>
              </table:table-cell>
              <table:table-cell office:value-type="float" office:value="-62.7743800179974">
                <text:p>-62.7743800179974</text:p>
              </table:table-cell>
              <table:table-cell office:value-type="float" office:value="2422.4">
                <text:p>242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26704888087">
                <text:p>5.64226704888087</text:p>
              </table:table-cell>
              <table:table-cell office:value-type="float" office:value="2492.4">
                <text:p>2492.4</text:p>
              </table:table-cell>
              <table:table-cell office:value-type="float" office:value="-12.8700166545023">
                <text:p>-12.8700166545023</text:p>
              </table:table-cell>
              <table:table-cell office:value-type="float" office:value="2492.4">
                <text:p>2492.4</text:p>
              </table:table-cell>
              <table:table-cell office:value-type="float" office:value="-99.1696173653738">
                <text:p>-99.1696173653738</text:p>
              </table:table-cell>
              <table:table-cell office:value-type="float" office:value="2492.4">
                <text:p>249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306489006323">
                <text:p>1.41306489006323</text:p>
              </table:table-cell>
              <table:table-cell office:value-type="float" office:value="2562.4">
                <text:p>2562.4</text:p>
              </table:table-cell>
              <table:table-cell office:value-type="float" office:value="-22.2806885584941">
                <text:p>-22.2806885584941</text:p>
              </table:table-cell>
              <table:table-cell office:value-type="float" office:value="2562.4">
                <text:p>2562.4</text:p>
              </table:table-cell>
              <table:table-cell office:value-type="float" office:value="-132.716525387846">
                <text:p>-132.716525387846</text:p>
              </table:table-cell>
              <table:table-cell office:value-type="float" office:value="2562.4">
                <text:p>256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58624943351372">
                <text:p>-2.58624943351372</text:p>
              </table:table-cell>
              <table:table-cell office:value-type="float" office:value="2632.4">
                <text:p>2632.4</text:p>
              </table:table-cell>
              <table:table-cell office:value-type="float" office:value="-31.0530676718941">
                <text:p>-31.0530676718941</text:p>
              </table:table-cell>
              <table:table-cell office:value-type="float" office:value="2632.4">
                <text:p>2632.4</text:p>
              </table:table-cell>
              <table:table-cell office:value-type="float" office:value="NaN">
                <text:p>NaN</text:p>
              </table:table-cell>
              <table:table-cell office:value-type="float" office:value="2632.4">
                <text:p>263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37919419048179">
                <text:p>-6.37919419048179</text:p>
              </table:table-cell>
              <table:table-cell office:value-type="float" office:value="2702.4">
                <text:p>2702.4</text:p>
              </table:table-cell>
              <table:table-cell office:value-type="float" office:value="-39.2525052905704">
                <text:p>-39.2525052905704</text:p>
              </table:table-cell>
              <table:table-cell office:value-type="float" office:value="2702.4">
                <text:p>2702.4</text:p>
              </table:table-cell>
              <table:table-cell office:value-type="float" office:value="NaN">
                <text:p>NaN</text:p>
              </table:table-cell>
              <table:table-cell office:value-type="float" office:value="2702.4">
                <text:p>270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98635507251077">
                <text:p>-9.98635507251077</text:p>
              </table:table-cell>
              <table:table-cell office:value-type="float" office:value="2772.4">
                <text:p>2772.4</text:p>
              </table:table-cell>
              <table:table-cell office:value-type="float" office:value="-46.9361963540306">
                <text:p>-46.9361963540306</text:p>
              </table:table-cell>
              <table:table-cell office:value-type="float" office:value="2772.4">
                <text:p>2772.4</text:p>
              </table:table-cell>
              <table:table-cell office:value-type="float" office:value="NaN">
                <text:p>NaN</text:p>
              </table:table-cell>
              <table:table-cell office:value-type="float" office:value="2772.4">
                <text:p>277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4258133371618">
                <text:p>-13.4258133371618</text:p>
              </table:table-cell>
              <table:table-cell office:value-type="float" office:value="2842.4">
                <text:p>2842.4</text:p>
              </table:table-cell>
              <table:table-cell office:value-type="float" office:value="-54.1543714613905">
                <text:p>-54.1543714613905</text:p>
              </table:table-cell>
              <table:table-cell office:value-type="float" office:value="2842.4">
                <text:p>2842.4</text:p>
              </table:table-cell>
              <table:table-cell office:value-type="float" office:value="NaN">
                <text:p>NaN</text:p>
              </table:table-cell>
              <table:table-cell office:value-type="float" office:value="2842.4">
                <text:p>284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7135027564734">
                <text:p>-16.7135027564734</text:p>
              </table:table-cell>
              <table:table-cell office:value-type="float" office:value="2912.4">
                <text:p>2912.4</text:p>
              </table:table-cell>
              <table:table-cell office:value-type="float" office:value="-60.9512904471188">
                <text:p>-60.9512904471188</text:p>
              </table:table-cell>
              <table:table-cell office:value-type="float" office:value="2912.4">
                <text:p>2912.4</text:p>
              </table:table-cell>
              <table:table-cell office:value-type="float" office:value="NaN">
                <text:p>NaN</text:p>
              </table:table-cell>
              <table:table-cell office:value-type="float" office:value="2912.4">
                <text:p>291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863508587445">
                <text:p>-19.863508587445</text:p>
              </table:table-cell>
              <table:table-cell office:value-type="float" office:value="2982.4">
                <text:p>2982.4</text:p>
              </table:table-cell>
              <table:table-cell office:value-type="float" office:value="-67.3660743994656">
                <text:p>-67.3660743994656</text:p>
              </table:table-cell>
              <table:table-cell office:value-type="float" office:value="2982.4">
                <text:p>2982.4</text:p>
              </table:table-cell>
              <table:table-cell office:value-type="float" office:value="NaN">
                <text:p>NaN</text:p>
              </table:table-cell>
              <table:table-cell office:value-type="float" office:value="2982.4">
                <text:p>298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2.8883190832712">
                <text:p>-22.8883190832712</text:p>
              </table:table-cell>
              <table:table-cell office:value-type="float" office:value="3052.4">
                <text:p>3052.4</text:p>
              </table:table-cell>
              <table:table-cell office:value-type="float" office:value="-73.433405466296">
                <text:p>-73.433405466296</text:p>
              </table:table-cell>
              <table:table-cell office:value-type="float" office:value="3052.4">
                <text:p>3052.4</text:p>
              </table:table-cell>
              <table:table-cell office:value-type="float" office:value="NaN">
                <text:p>NaN</text:p>
              </table:table-cell>
              <table:table-cell office:value-type="float" office:value="3052.4">
                <text:p>305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.7990379645465">
                <text:p>-25.7990379645465</text:p>
              </table:table-cell>
              <table:table-cell office:value-type="float" office:value="3122.4">
                <text:p>3122.4</text:p>
              </table:table-cell>
              <table:table-cell office:value-type="float" office:value="-79.1841179293164">
                <text:p>-79.1841179293164</text:p>
              </table:table-cell>
              <table:table-cell office:value-type="float" office:value="3122.4">
                <text:p>3122.4</text:p>
              </table:table-cell>
              <table:table-cell office:value-type="float" office:value="NaN">
                <text:p>NaN</text:p>
              </table:table-cell>
              <table:table-cell office:value-type="float" office:value="3122.4">
                <text:p>312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6055646258848">
                <text:p>-28.6055646258848</text:p>
              </table:table-cell>
              <table:table-cell office:value-type="float" office:value="3192.4">
                <text:p>3192.4</text:p>
              </table:table-cell>
              <table:table-cell office:value-type="float" office:value="-84.6456994373328">
                <text:p>-84.6456994373328</text:p>
              </table:table-cell>
              <table:table-cell office:value-type="float" office:value="3192.4">
                <text:p>3192.4</text:p>
              </table:table-cell>
              <table:table-cell office:value-type="float" office:value="NaN">
                <text:p>NaN</text:p>
              </table:table-cell>
              <table:table-cell office:value-type="float" office:value="3192.4">
                <text:p>319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.3167475586435">
                <text:p>-31.3167475586435</text:p>
              </table:table-cell>
              <table:table-cell office:value-type="float" office:value="3262.4">
                <text:p>3262.4</text:p>
              </table:table-cell>
              <table:table-cell office:value-type="float" office:value="-89.8427176749457">
                <text:p>-89.8427176749457</text:p>
              </table:table-cell>
              <table:table-cell office:value-type="float" office:value="3262.4">
                <text:p>3262.4</text:p>
              </table:table-cell>
              <table:table-cell office:value-type="float" office:value="NaN">
                <text:p>NaN</text:p>
              </table:table-cell>
              <table:table-cell office:value-type="float" office:value="3262.4">
                <text:p>326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.9405154449076">
                <text:p>-33.9405154449076</text:p>
              </table:table-cell>
              <table:table-cell office:value-type="float" office:value="3332.4">
                <text:p>3332.4</text:p>
              </table:table-cell>
              <table:table-cell office:value-type="float" office:value="-94.797184881435">
                <text:p>-94.797184881435</text:p>
              </table:table-cell>
              <table:table-cell office:value-type="float" office:value="3332.4">
                <text:p>3332.4</text:p>
              </table:table-cell>
              <table:table-cell office:value-type="float" office:value="NaN">
                <text:p>NaN</text:p>
              </table:table-cell>
              <table:table-cell office:value-type="float" office:value="3332.4">
                <text:p>333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4839895607736">
                <text:p>-36.4839895607736</text:p>
              </table:table-cell>
              <table:table-cell office:value-type="float" office:value="3402.4">
                <text:p>3402.4</text:p>
              </table:table-cell>
              <table:table-cell office:value-type="float" office:value="-99.5288703561847">
                <text:p>-99.5288703561847</text:p>
              </table:table-cell>
              <table:table-cell office:value-type="float" office:value="3402.4">
                <text:p>3402.4</text:p>
              </table:table-cell>
              <table:table-cell office:value-type="float" office:value="NaN">
                <text:p>NaN</text:p>
              </table:table-cell>
              <table:table-cell office:value-type="float" office:value="3402.4">
                <text:p>340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8.9535804740796">
                <text:p>-38.9535804740796</text:p>
              </table:table-cell>
              <table:table-cell office:value-type="float" office:value="3472.4">
                <text:p>3472.4</text:p>
              </table:table-cell>
              <table:table-cell office:value-type="float" office:value="-104.055569264301">
                <text:p>-104.055569264301</text:p>
              </table:table-cell>
              <table:table-cell office:value-type="float" office:value="3472.4">
                <text:p>3472.4</text:p>
              </table:table-cell>
              <table:table-cell office:value-type="float" office:value="NaN">
                <text:p>NaN</text:p>
              </table:table-cell>
              <table:table-cell office:value-type="float" office:value="3472.4">
                <text:p>347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1.35507149517">
                <text:p>-41.35507149517</text:p>
              </table:table-cell>
              <table:table-cell office:value-type="float" office:value="3542.4">
                <text:p>3542.4</text:p>
              </table:table-cell>
              <table:table-cell office:value-type="float" office:value="-108.393334590088">
                <text:p>-108.393334590088</text:p>
              </table:table-cell>
              <table:table-cell office:value-type="float" office:value="3542.4">
                <text:p>3542.4</text:p>
              </table:table-cell>
              <table:table-cell office:value-type="float" office:value="NaN">
                <text:p>NaN</text:p>
              </table:table-cell>
              <table:table-cell office:value-type="float" office:value="3542.4">
                <text:p>354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3.6936909151546">
                <text:p>-43.6936909151546</text:p>
              </table:table-cell>
              <table:table-cell office:value-type="float" office:value="3612.4">
                <text:p>3612.4</text:p>
              </table:table-cell>
              <table:table-cell office:value-type="float" office:value="-112.556677902163">
                <text:p>-112.556677902163</text:p>
              </table:table-cell>
              <table:table-cell office:value-type="float" office:value="3612.4">
                <text:p>3612.4</text:p>
              </table:table-cell>
              <table:table-cell office:value-type="float" office:value="NaN">
                <text:p>NaN</text:p>
              </table:table-cell>
              <table:table-cell office:value-type="float" office:value="3612.4">
                <text:p>3612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5.9741747208507">
                <text:p>-45.9741747208507</text:p>
              </table:table-cell>
              <table:table-cell office:value-type="float" office:value="3682.4">
                <text:p>3682.4</text:p>
              </table:table-cell>
              <table:table-cell office:value-type="float" office:value="-116.558743632855">
                <text:p>-116.558743632855</text:p>
              </table:table-cell>
              <table:table-cell office:value-type="float" office:value="3682.4">
                <text:p>3682.4</text:p>
              </table:table-cell>
              <table:table-cell office:value-type="float" office:value="NaN">
                <text:p>NaN</text:p>
              </table:table-cell>
              <table:table-cell office:value-type="float" office:value="3682.4">
                <text:p>3682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8.2008211948288">
                <text:p>-48.2008211948288</text:p>
              </table:table-cell>
              <table:table-cell office:value-type="float" office:value="3752.4">
                <text:p>3752.4</text:p>
              </table:table-cell>
              <table:table-cell office:value-type="float" office:value="-120.411460791866">
                <text:p>-120.411460791866</text:p>
              </table:table-cell>
              <table:table-cell office:value-type="float" office:value="3752.4">
                <text:p>3752.4</text:p>
              </table:table-cell>
              <table:table-cell office:value-type="float" office:value="NaN">
                <text:p>NaN</text:p>
              </table:table-cell>
              <table:table-cell office:value-type="float" office:value="3752.4">
                <text:p>3752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0.3775385787383">
                <text:p>-50.3775385787383</text:p>
              </table:table-cell>
              <table:table-cell office:value-type="float" office:value="3822.4">
                <text:p>3822.4</text:p>
              </table:table-cell>
              <table:table-cell office:value-type="float" office:value="-124.125675392865">
                <text:p>-124.125675392865</text:p>
              </table:table-cell>
              <table:table-cell office:value-type="float" office:value="3822.4">
                <text:p>3822.4</text:p>
              </table:table-cell>
              <table:table-cell office:value-type="float" office:value="NaN">
                <text:p>NaN</text:p>
              </table:table-cell>
              <table:table-cell office:value-type="float" office:value="3822.4">
                <text:p>3822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2.5078867892672">
                <text:p>-52.5078867892672</text:p>
              </table:table-cell>
              <table:table-cell office:value-type="float" office:value="3892.4">
                <text:p>3892.4</text:p>
              </table:table-cell>
              <table:table-cell office:value-type="float" office:value="-127.711266345436">
                <text:p>-127.711266345436</text:p>
              </table:table-cell>
              <table:table-cell office:value-type="float" office:value="3892.4">
                <text:p>3892.4</text:p>
              </table:table-cell>
              <table:table-cell office:value-type="float" office:value="NaN">
                <text:p>NaN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4.5951140198525">
                <text:p>-54.5951140198525</text:p>
              </table:table-cell>
              <table:table-cell office:value-type="float" office:value="3962.4">
                <text:p>3962.4</text:p>
              </table:table-cell>
              <table:table-cell office:value-type="float" office:value="-131.177247131039">
                <text:p>-131.177247131039</text:p>
              </table:table-cell>
              <table:table-cell office:value-type="float" office:value="3962.4">
                <text:p>3962.4</text:p>
              </table:table-cell>
              <table:table-cell office:value-type="float" office:value="NaN">
                <text:p>NaN</text:p>
              </table:table-cell>
              <table:table-cell office:value-type="float" office:value="3962.4">
                <text:p>396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6.6421889326003">
                <text:p>-56.6421889326003</text:p>
              </table:table-cell>
              <table:table-cell office:value-type="float" office:value="4032.4">
                <text:p>4032.4</text:p>
              </table:table-cell>
              <table:table-cell office:value-type="float" office:value="-134.531855221132">
                <text:p>-134.531855221132</text:p>
              </table:table-cell>
              <table:table-cell office:value-type="float" office:value="4032.4">
                <text:p>4032.4</text:p>
              </table:table-cell>
              <table:table-cell office:value-type="float" office:value="NaN">
                <text:p>NaN</text:p>
              </table:table-cell>
              <table:table-cell office:value-type="float" office:value="4032.4">
                <text:p>4032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-100" chart:maximum="10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8cm" svg:height="9cm" xlink:href=".." xlink:type="simple" chart:class="chart:scatter" chart:style-name="ch1">
        <chart:legend svg:x="8.13cm" svg:y="2.632cm" style:legend-expansion="custom" chartooo:width="3.177cm" chartooo:height="1.594cm" style:legend-expansion-aspect-ratio="1.9930991217064" chart:style-name="ch2"/>
        <chart:plot-area chart:style-name="ch3" table:cell-range-address="Sergio.C15:Sergio.D53 Sergio.C12:Sergio.C12 Sergio.E12:Sergio.E12 Sergio.F15:Sergio.F53 Sergio.G12:Sergio.G12 Sergio.H15:Sergio.H53" chart:data-source-has-labels="row" svg:x="1.449cm" svg:y="0.841cm" svg:width="10.833cm" svg:height="7.022cm">
          <chartooo:coordinate-region svg:x="2.07cm" svg:y="1.053cm" svg:width="9.932cm" svg:height="6.137cm"/>
          <chart:axis chart:dimension="x" chart:name="primary-x" chart:style-name="ch4">
            <chart:title svg:x="5.868cm" svg:y="8.044cm" chart:style-name="ch5">
              <text:p>Temperatura</text:p>
            </chart:title>
            <chart:grid chart:style-name="ch6" chart:class="major"/>
          </chart:axis>
          <chart:axis chart:dimension="y" chart:name="primary-y" chart:style-name="ch7">
            <chart:title svg:x="0.609cm" svg:y="5.19cm" chart:style-name="ch8">
              <text:p>Flecha (m)</text:p>
            </chart:title>
            <chart:grid chart:style-name="ch6" chart:class="major"/>
          </chart:axis>
          <chart:series chart:style-name="ch9" chart:values-cell-range-address="Sergio.D15:Sergio.D53" chart:label-cell-address="Sergio.C12:Sergio.C12" chart:class="chart:scatter">
            <chart:domain table:cell-range-address="Sergio.C15:Sergio.C53"/>
            <chart:data-point chart:repeated="39"/>
          </chart:series>
          <chart:series chart:style-name="ch10" chart:values-cell-range-address="Sergio.F15:Sergio.F53" chart:label-cell-address="Sergio.E12:Sergio.E12" chart:class="chart:scatter">
            <chart:domain table:cell-range-address="Sergio.E15:Sergio.E53"/>
            <chart:data-point chart:repeated="39"/>
          </chart:series>
          <chart:series chart:style-name="ch11" chart:values-cell-range-address="Sergio.H15:Sergio.H53" chart:label-cell-address="Sergio.G12:Sergio.G12" chart:class="chart:scatter">
            <chart:domain table:cell-range-address="Sergio.G15:Sergio.G53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00</text:p>
                <draw:g>
                  <svg:desc>Sergio.C12:Sergio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00</text:p>
                <draw:g>
                  <svg:desc>Sergio.E12:Sergio.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0</text:p>
                <draw:g>
                  <svg:desc>Sergio.G12:Sergio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8839388881772">
                <text:p>93.8839388881772</text:p>
                <draw:g>
                  <svg:desc>Sergio.C15:Sergio.C53</svg:desc>
                </draw:g>
              </table:table-cell>
              <table:table-cell office:value-type="float" office:value="8.97849791717716">
                <text:p>8.97849791717716</text:p>
                <draw:g>
                  <svg:desc>Sergio.D15:Sergio.D53</svg:desc>
                </draw:g>
              </table:table-cell>
              <table:table-cell office:value-type="float" office:value="NaN">
                <text:p>NaN</text:p>
                <draw:g>
                  <svg:desc>Sergio.E15:Sergio.E53</svg:desc>
                </draw:g>
              </table:table-cell>
              <table:table-cell office:value-type="float" office:value="NaN">
                <text:p>NaN</text:p>
                <draw:g>
                  <svg:desc>Sergio.F15:Sergio.F53</svg:desc>
                </draw:g>
              </table:table-cell>
              <table:table-cell office:value-type="float" office:value="NaN">
                <text:p>NaN</text:p>
                <draw:g>
                  <svg:desc>Sergio.G15:Sergio.G53</svg:desc>
                </draw:g>
              </table:table-cell>
              <table:table-cell office:value-type="float" office:value="NaN">
                <text:p>NaN</text:p>
                <draw:g>
                  <svg:desc>Sergio.H15:Sergio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5471209004409">
                <text:p>85.5471209004409</text:p>
              </table:table-cell>
              <table:table-cell office:value-type="float" office:value="8.71166191155492">
                <text:p>8.7116619115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424033016902">
                <text:p>77.8424033016902</text:p>
              </table:table-cell>
              <table:table-cell office:value-type="float" office:value="8.46022858462249">
                <text:p>8.46022858462249</text:p>
              </table:table-cell>
              <table:table-cell office:value-type="float" office:value="162.329539392845">
                <text:p>162.329539392845</text:p>
              </table:table-cell>
              <table:table-cell office:value-type="float" office:value="23.5006349572847">
                <text:p>23.500634957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6997918111716">
                <text:p>70.6997918111716</text:p>
              </table:table-cell>
              <table:table-cell office:value-type="float" office:value="8.22290170556553">
                <text:p>8.22290170556553</text:p>
              </table:table-cell>
              <table:table-cell office:value-type="float" office:value="144.151425546989">
                <text:p>144.151425546989</text:p>
              </table:table-cell>
              <table:table-cell office:value-type="float" office:value="22.8413936265709">
                <text:p>22.841393626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0587206591195">
                <text:p>64.0587206591195</text:p>
              </table:table-cell>
              <table:table-cell office:value-type="float" office:value="7.99852652259332">
                <text:p>7.99852652259332</text:p>
              </table:table-cell>
              <table:table-cell office:value-type="float" office:value="127.368419005135">
                <text:p>127.368419005135</text:p>
              </table:table-cell>
              <table:table-cell office:value-type="float" office:value="22.2181292294259">
                <text:p>22.218129229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665683271153">
                <text:p>57.8665683271153</text:p>
              </table:table-cell>
              <table:table-cell office:value-type="float" office:value="7.78607097322567">
                <text:p>7.78607097322567</text:p>
              </table:table-cell>
              <table:table-cell office:value-type="float" office:value="111.833906017558">
                <text:p>111.833906017558</text:p>
              </table:table-cell>
              <table:table-cell office:value-type="float" office:value="21.6279749256269">
                <text:p>21.627974925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0774389468188">
                <text:p>52.0774389468188</text:p>
              </table:table-cell>
              <table:table-cell office:value-type="float" office:value="7.5846098116332">
                <text:p>7.5846098116332</text:p>
              </table:table-cell>
              <table:table-cell office:value-type="float" office:value="97.4200470778011">
                <text:p>97.4200470778011</text:p>
              </table:table-cell>
              <table:table-cell office:value-type="float" office:value="21.06836058787">
                <text:p>21.0683605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6511563649967">
                <text:p>46.6511563649967</text:p>
              </table:table-cell>
              <table:table-cell office:value-type="float" office:value="7.39331113801453">
                <text:p>7.39331113801453</text:p>
              </table:table-cell>
              <table:table-cell office:value-type="float" office:value="84.0149629961291">
                <text:p>84.0149629961291</text:p>
              </table:table-cell>
              <table:table-cell office:value-type="float" office:value="20.5369753833737">
                <text:p>20.536975383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5524294869464">
                <text:p>41.5524294869464</text:p>
              </table:table-cell>
              <table:table-cell office:value-type="float" office:value="7.21142491635505">
                <text:p>7.21142491635505</text:p>
              </table:table-cell>
              <table:table-cell office:value-type="float" office:value="71.5204012025">
                <text:p>71.5204012025</text:p>
              </table:table-cell>
              <table:table-cell office:value-type="float" office:value="20.031735878764">
                <text:p>20.031735878764</text:p>
              </table:table-cell>
              <table:table-cell office:value-type="float" office:value="211.442088939003">
                <text:p>211.442088939003</text:p>
              </table:table-cell>
              <table:table-cell office:value-type="float" office:value="80.1269435150561">
                <text:p>80.1269435150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501563570773">
                <text:p>36.7501563570773</text:p>
              </table:table-cell>
              <table:table-cell office:value-type="float" office:value="7.03827314636957">
                <text:p>7.03827314636957</text:p>
              </table:table-cell>
              <table:table-cell office:value-type="float" office:value="59.8497908128606">
                <text:p>59.8497908128606</text:p>
              </table:table-cell>
              <table:table-cell office:value-type="float" office:value="19.5507587399155">
                <text:p>19.5507587399155</text:p>
              </table:table-cell>
              <table:table-cell office:value-type="float" office:value="167.679064913732">
                <text:p>167.679064913732</text:p>
              </table:table-cell>
              <table:table-cell office:value-type="float" office:value="78.2030349596619">
                <text:p>78.2030349596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2168412304139">
                <text:p>32.2168412304139</text:p>
              </table:table-cell>
              <table:table-cell office:value-type="float" office:value="6.87324141812043">
                <text:p>6.87324141812043</text:p>
              </table:table-cell>
              <table:table-cell office:value-type="float" office:value="48.9266141411844">
                <text:p>48.9266141411844</text:p>
              </table:table-cell>
              <table:table-cell office:value-type="float" office:value="19.0923372725567">
                <text:p>19.0923372725567</text:p>
              </table:table-cell>
              <table:table-cell office:value-type="float" office:value="126.911903143983">
                <text:p>126.911903143983</text:p>
              </table:table-cell>
              <table:table-cell office:value-type="float" office:value="76.369349090227">
                <text:p>76.369349090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9281041422192">
                <text:p>27.9281041422192</text:p>
              </table:table-cell>
              <table:table-cell office:value-type="float" office:value="6.71577162756598">
                <text:p>6.71577162756598</text:p>
              </table:table-cell>
              <table:table-cell office:value-type="float" office:value="38.6830371343174">
                <text:p>38.6830371343174</text:p>
              </table:table-cell>
              <table:table-cell office:value-type="float" office:value="18.6549211876833">
                <text:p>18.6549211876833</text:p>
              </table:table-cell>
              <table:table-cell office:value-type="float" office:value="88.8671766219833">
                <text:p>88.8671766219833</text:p>
              </table:table-cell>
              <table:table-cell office:value-type="float" office:value="74.6196847507331">
                <text:p>74.6196847507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622665719622">
                <text:p>23.8622665719622</text:p>
              </table:table-cell>
              <table:table-cell office:value-type="float" office:value="6.5653556710267">
                <text:p>6.5653556710267</text:p>
              </table:table-cell>
              <table:table-cell office:value-type="float" office:value="29.0587527122949">
                <text:p>29.0587527122949</text:p>
              </table:table-cell>
              <table:table-cell office:value-type="float" office:value="18.2370990861853">
                <text:p>18.2370990861853</text:p>
              </table:table-cell>
              <table:table-cell office:value-type="float" office:value="53.3019956923827">
                <text:p>53.3019956923827</text:p>
              </table:table-cell>
              <table:table-cell office:value-type="float" office:value="72.9483963447411">
                <text:p>72.9483963447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6.42152996845426">
                <text:p>6.42152996845426</text:p>
              </table:table-cell>
              <table:table-cell office:value-type="float" office:value="20">
                <text:p>20</text:p>
              </table:table-cell>
              <table:table-cell office:value-type="float" office:value="17.8375832457063">
                <text:p>17.8375832457063</text:p>
              </table:table-cell>
              <table:table-cell office:value-type="float" office:value="20">
                <text:p>20</text:p>
              </table:table-cell>
              <table:table-cell office:value-type="float" office:value="71.3503329828251">
                <text:p>71.350332982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9022762314539">
                <text:p>14.9022762314539</text:p>
              </table:table-cell>
              <table:table-cell office:value-type="float" office:value="6.23044550246557">
                <text:p>6.23044550246557</text:p>
              </table:table-cell>
              <table:table-cell office:value-type="float" office:value="8.17731946517567">
                <text:p>8.17731946517567</text:p>
              </table:table-cell>
              <table:table-cell office:value-type="float" office:value="17.3067930624044">
                <text:p>17.3067930624044</text:p>
              </table:table-cell>
              <table:table-cell office:value-type="float" office:value="-23.1846593355043">
                <text:p>-23.1846593355043</text:p>
              </table:table-cell>
              <table:table-cell office:value-type="float" office:value="69.2271722496174">
                <text:p>69.2271722496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28323930598">
                <text:p>10.128323930598</text:p>
              </table:table-cell>
              <table:table-cell office:value-type="float" office:value="6.05040455746367">
                <text:p>6.05040455746367</text:p>
              </table:table-cell>
              <table:table-cell office:value-type="float" office:value="-2.74610721507009">
                <text:p>-2.74610721507009</text:p>
              </table:table-cell>
              <table:table-cell office:value-type="float" office:value="16.806679326288">
                <text:p>16.806679326288</text:p>
              </table:table-cell>
              <table:table-cell office:value-type="float" office:value="-62.7743800179974">
                <text:p>-62.7743800179974</text:p>
              </table:table-cell>
              <table:table-cell office:value-type="float" office:value="67.2267173051519">
                <text:p>67.2267173051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26704888087">
                <text:p>5.64226704888087</text:p>
              </table:table-cell>
              <table:table-cell office:value-type="float" office:value="5.880476649013">
                <text:p>5.880476649013</text:p>
              </table:table-cell>
              <table:table-cell office:value-type="float" office:value="-12.8700166545023">
                <text:p>-12.8700166545023</text:p>
              </table:table-cell>
              <table:table-cell office:value-type="float" office:value="16.3346573583694">
                <text:p>16.3346573583694</text:p>
              </table:table-cell>
              <table:table-cell office:value-type="float" office:value="-99.1696173653738">
                <text:p>-99.1696173653738</text:p>
              </table:table-cell>
              <table:table-cell office:value-type="float" office:value="65.3386294334778">
                <text:p>65.3386294334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306489006323">
                <text:p>1.41306489006323</text:p>
              </table:table-cell>
              <table:table-cell office:value-type="float" office:value="5.71983296909148">
                <text:p>5.71983296909148</text:p>
              </table:table-cell>
              <table:table-cell office:value-type="float" office:value="-22.2806885584941">
                <text:p>-22.2806885584941</text:p>
              </table:table-cell>
              <table:table-cell office:value-type="float" office:value="15.888424914143">
                <text:p>15.888424914143</text:p>
              </table:table-cell>
              <table:table-cell office:value-type="float" office:value="-132.716525387846">
                <text:p>-132.716525387846</text:p>
              </table:table-cell>
              <table:table-cell office:value-type="float" office:value="63.553699656572">
                <text:p>63.553699656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58624943351372">
                <text:p>-2.58624943351372</text:p>
              </table:table-cell>
              <table:table-cell office:value-type="float" office:value="5.56773286734539">
                <text:p>5.56773286734539</text:p>
              </table:table-cell>
              <table:table-cell office:value-type="float" office:value="-31.0530676718941">
                <text:p>-31.0530676718941</text:p>
              </table:table-cell>
              <table:table-cell office:value-type="float" office:value="15.465924631515">
                <text:p>15.46592463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37919419048179">
                <text:p>-6.37919419048179</text:p>
              </table:table-cell>
              <table:table-cell office:value-type="float" office:value="5.42351243339254">
                <text:p>5.42351243339254</text:p>
              </table:table-cell>
              <table:table-cell office:value-type="float" office:value="-39.2525052905704">
                <text:p>-39.2525052905704</text:p>
              </table:table-cell>
              <table:table-cell office:value-type="float" office:value="15.0653123149793">
                <text:p>15.065312314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98635507251077">
                <text:p>-9.98635507251077</text:p>
              </table:table-cell>
              <table:table-cell office:value-type="float" office:value="5.28657480882989">
                <text:p>5.28657480882989</text:p>
              </table:table-cell>
              <table:table-cell office:value-type="float" office:value="-46.9361963540306">
                <text:p>-46.9361963540306</text:p>
              </table:table-cell>
              <table:table-cell office:value-type="float" office:value="14.6849300245275">
                <text:p>14.6849300245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4258133371618">
                <text:p>-13.4258133371618</text:p>
              </table:table-cell>
              <table:table-cell office:value-type="float" office:value="5.15638193076274">
                <text:p>5.15638193076274</text:p>
              </table:table-cell>
              <table:table-cell office:value-type="float" office:value="-54.1543714613905">
                <text:p>-54.1543714613905</text:p>
              </table:table-cell>
              <table:table-cell office:value-type="float" office:value="14.3232831410076">
                <text:p>14.323283141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7135027564734">
                <text:p>-16.7135027564734</text:p>
              </table:table-cell>
              <table:table-cell office:value-type="float" office:value="5.03244746600742">
                <text:p>5.03244746600742</text:p>
              </table:table-cell>
              <table:table-cell office:value-type="float" office:value="-60.9512904471188">
                <text:p>-60.9512904471188</text:p>
              </table:table-cell>
              <table:table-cell office:value-type="float" office:value="13.9790207389095">
                <text:p>13.979020738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863508587445">
                <text:p>-19.863508587445</text:p>
              </table:table-cell>
              <table:table-cell office:value-type="float" office:value="4.91433074034335">
                <text:p>4.91433074034335</text:p>
              </table:table-cell>
              <table:table-cell office:value-type="float" office:value="-67.3660743994656">
                <text:p>-67.3660743994656</text:p>
              </table:table-cell>
              <table:table-cell office:value-type="float" office:value="13.650918723176">
                <text:p>13.6509187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2.8883190832712">
                <text:p>-22.8883190832712</text:p>
              </table:table-cell>
              <table:table-cell office:value-type="float" office:value="4.80163150307954">
                <text:p>4.80163150307954</text:p>
              </table:table-cell>
              <table:table-cell office:value-type="float" office:value="-73.433405466296">
                <text:p>-73.433405466296</text:p>
              </table:table-cell>
              <table:table-cell office:value-type="float" office:value="13.3378652863321">
                <text:p>13.337865286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.7990379645465">
                <text:p>-25.7990379645465</text:p>
              </table:table-cell>
              <table:table-cell office:value-type="float" office:value="4.69398539584935">
                <text:p>4.69398539584935</text:p>
              </table:table-cell>
              <table:table-cell office:value-type="float" office:value="-79.1841179293164">
                <text:p>-79.1841179293164</text:p>
              </table:table-cell>
              <table:table-cell office:value-type="float" office:value="13.0388483218037">
                <text:p>13.038848321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6055646258848">
                <text:p>-28.6055646258848</text:p>
              </table:table-cell>
              <table:table-cell office:value-type="float" office:value="4.59106001754166">
                <text:p>4.59106001754166</text:p>
              </table:table-cell>
              <table:table-cell office:value-type="float" office:value="-84.6456994373328">
                <text:p>-84.6456994373328</text:p>
              </table:table-cell>
              <table:table-cell office:value-type="float" office:value="12.7529444931713">
                <text:p>12.752944493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.3167475586435">
                <text:p>-31.3167475586435</text:p>
              </table:table-cell>
              <table:table-cell office:value-type="float" office:value="4.49255149583129">
                <text:p>4.49255149583129</text:p>
              </table:table-cell>
              <table:table-cell office:value-type="float" office:value="-89.8427176749457">
                <text:p>-89.8427176749457</text:p>
              </table:table-cell>
              <table:table-cell office:value-type="float" office:value="12.4793097106425">
                <text:p>12.479309710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.9405154449076">
                <text:p>-33.9405154449076</text:p>
              </table:table-cell>
              <table:table-cell office:value-type="float" office:value="4.39818149081743">
                <text:p>4.39818149081743</text:p>
              </table:table-cell>
              <table:table-cell office:value-type="float" office:value="-94.797184881435">
                <text:p>-94.797184881435</text:p>
              </table:table-cell>
              <table:table-cell office:value-type="float" office:value="12.2171708078262">
                <text:p>12.217170807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4839895607736">
                <text:p>-36.4839895607736</text:p>
              </table:table-cell>
              <table:table-cell office:value-type="float" office:value="4.30769456853985">
                <text:p>4.30769456853985</text:p>
              </table:table-cell>
              <table:table-cell office:value-type="float" office:value="-99.5288703561847">
                <text:p>-99.5288703561847</text:p>
              </table:table-cell>
              <table:table-cell office:value-type="float" office:value="11.965818245944">
                <text:p>11.96581824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8.9535804740796">
                <text:p>-38.9535804740796</text:p>
              </table:table-cell>
              <table:table-cell office:value-type="float" office:value="4.22085589217832">
                <text:p>4.22085589217832</text:p>
              </table:table-cell>
              <table:table-cell office:value-type="float" office:value="-104.055569264301">
                <text:p>-104.055569264301</text:p>
              </table:table-cell>
              <table:table-cell office:value-type="float" office:value="11.7245997004953">
                <text:p>11.724599700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1.35507149517">
                <text:p>-41.35507149517</text:p>
              </table:table-cell>
              <table:table-cell office:value-type="float" office:value="4.13744918699187">
                <text:p>4.13744918699187</text:p>
              </table:table-cell>
              <table:table-cell office:value-type="float" office:value="-108.393334590088">
                <text:p>-108.393334590088</text:p>
              </table:table-cell>
              <table:table-cell office:value-type="float" office:value="11.4929144083108">
                <text:p>11.492914408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3.6936909151546">
                <text:p>-43.6936909151546</text:p>
              </table:table-cell>
              <table:table-cell office:value-type="float" office:value="4.0572749418669">
                <text:p>4.0572749418669</text:p>
              </table:table-cell>
              <table:table-cell office:value-type="float" office:value="-112.556677902163">
                <text:p>-112.556677902163</text:p>
              </table:table-cell>
              <table:table-cell office:value-type="float" office:value="11.2702081718525">
                <text:p>11.270208171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5.9741747208507">
                <text:p>-45.9741747208507</text:p>
              </table:table-cell>
              <table:table-cell office:value-type="float" office:value="3.98014881598957">
                <text:p>3.98014881598957</text:p>
              </table:table-cell>
              <table:table-cell office:value-type="float" office:value="-116.558743632855">
                <text:p>-116.558743632855</text:p>
              </table:table-cell>
              <table:table-cell office:value-type="float" office:value="11.0559689333044">
                <text:p>11.055968933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8.2008211948288">
                <text:p>-48.2008211948288</text:p>
              </table:table-cell>
              <table:table-cell office:value-type="float" office:value="3.90590022385673">
                <text:p>3.90590022385673</text:p>
              </table:table-cell>
              <table:table-cell office:value-type="float" office:value="-120.411460791866">
                <text:p>-120.411460791866</text:p>
              </table:table-cell>
              <table:table-cell office:value-type="float" office:value="10.8497228440465">
                <text:p>10.849722844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0.3775385787383">
                <text:p>-50.3775385787383</text:p>
              </table:table-cell>
              <table:table-cell office:value-type="float" office:value="3.83437107576392">
                <text:p>3.83437107576392</text:p>
              </table:table-cell>
              <table:table-cell office:value-type="float" office:value="-124.125675392865">
                <text:p>-124.125675392865</text:p>
              </table:table-cell>
              <table:table-cell office:value-type="float" office:value="10.6510307660109">
                <text:p>10.651030766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2.5078867892672">
                <text:p>-52.5078867892672</text:p>
              </table:table-cell>
              <table:table-cell office:value-type="float" office:value="3.76541465419792">
                <text:p>3.76541465419792</text:p>
              </table:table-cell>
              <table:table-cell office:value-type="float" office:value="-127.711266345436">
                <text:p>-127.711266345436</text:p>
              </table:table-cell>
              <table:table-cell office:value-type="float" office:value="10.4594851505498">
                <text:p>10.459485150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4.5951140198525">
                <text:p>-54.5951140198525</text:p>
              </table:table-cell>
              <table:table-cell office:value-type="float" office:value="3.69889460932768">
                <text:p>3.69889460932768</text:p>
              </table:table-cell>
              <table:table-cell office:value-type="float" office:value="-131.177247131039">
                <text:p>-131.177247131039</text:p>
              </table:table-cell>
              <table:table-cell office:value-type="float" office:value="10.2747072481324">
                <text:p>10.274707248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6.6421889326003">
                <text:p>-56.6421889326003</text:p>
              </table:table-cell>
              <table:table-cell office:value-type="float" office:value="3.63468405912112">
                <text:p>3.63468405912112</text:p>
              </table:table-cell>
              <table:table-cell office:value-type="float" office:value="-134.531855221132">
                <text:p>-134.531855221132</text:p>
              </table:table-cell>
              <table:table-cell office:value-type="float" office:value="10.0963446086698">
                <text:p>10.096344608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94cm" svg:height="9cm" xlink:href=".." xlink:type="simple" chart:class="chart:scatter" chart:column-mapping="1 0" chart:style-name="ch1">
        <chart:plot-area chart:style-name="ch2" table:cell-range-address="Sergio.F60:Sergio.F90 Sergio.A60:Sergio.A90" svg:x="1.291cm" svg:y="0.855cm" svg:width="10.897cm" svg:height="6.957cm">
          <chartooo:coordinate-region svg:x="2.098cm" svg:y="1.067cm" svg:width="9.81cm" svg:height="6.072cm"/>
          <chart:axis chart:dimension="x" chart:name="primary-x" chart:style-name="ch3">
            <chart:title svg:x="5.809cm" svg:y="7.993cm" chart:style-name="ch4">
              <text:p>Corrente (A)</text:p>
            </chart:title>
            <chart:grid chart:style-name="ch5" chart:class="major"/>
          </chart:axis>
          <chart:axis chart:dimension="y" chart:name="primary-y" chart:style-name="ch6">
            <chart:title svg:x="0.451cm" svg:y="5.594cm" chart:style-name="ch7">
              <text:p>Temperatua (ºC)</text:p>
            </chart:title>
            <chart:grid chart:style-name="ch5" chart:class="major"/>
          </chart:axis>
          <chart:series chart:style-name="ch8" chart:values-cell-range-address="Sergio.A60:Sergio.A90" chart:class="chart:scatter">
            <chart:domain table:cell-range-address="Sergio.F60:Sergio.F90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3426208178539">
                <text:p>40.3426208178539</text:p>
                <draw:g>
                  <svg:desc>Sergio.F60:Sergio.F90</svg:desc>
                </draw:g>
              </table:table-cell>
              <table:table-cell office:value-type="float" office:value="23">
                <text:p>23</text:p>
                <draw:g>
                  <svg:desc>Sergio.A60:Sergio.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2195646311152">
                <text:p>65.21956463111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3228190527334">
                <text:p>82.3228190527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9363881550469">
                <text:p>95.93638815504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421035284539">
                <text:p>107.4210352845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424714993404">
                <text:p>117.4247149934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318373071057">
                <text:p>126.3183730710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338879126486">
                <text:p>134.3388791264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.648935819753">
                <text:p>141.6489358197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.366306570386">
                <text:p>148.3663065703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579653293355">
                <text:p>154.5796532933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.357810266727">
                <text:p>160.3578102667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.755549347181">
                <text:p>165.755549347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817339065203">
                <text:p>170.8173390652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579893047998">
                <text:p>175.5798930479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.073954670021">
                <text:p>180.0739546700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.325581631315">
                <text:p>184.3255816313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.357092613932">
                <text:p>188.3570926139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.187779293803">
                <text:p>192.1877792938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.83445151831">
                <text:p>195.834451518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.31186137034">
                <text:p>199.311861370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.633037675357">
                <text:p>202.63303767535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.809553189047">
                <text:p>205.8095531890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.851740429824">
                <text:p>208.8517404298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.768867810077">
                <text:p>211.76886781007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4.569284703007">
                <text:p>214.5692847030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.260541934483">
                <text:p>217.2605419344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9.849492637406">
                <text:p>219.84949263740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342377268687">
                <text:p>222.34237726868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.744895744664">
                <text:p>224.7448957446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.06226901664">
                <text:p>227.06226901664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15cm" svg:height="9cm" xlink:href=".." xlink:type="simple" chart:class="chart:scatter" chart:style-name="ch1">
        <chart:legend svg:x="7.765cm" svg:y="2.337cm" style:legend-expansion="custom" chartooo:width="2.711cm" chartooo:height="1.594cm" style:legend-expansion-aspect-ratio="1.70075282308657" chart:style-name="ch2"/>
        <chart:plot-area chart:style-name="ch3" table:cell-range-address="Sergio.F60:Sergio.G90 Sergio.G58:Sergio.I58 Sergio.H60:Sergio.H89 Sergio.I60:Sergio.I90" chart:data-source-has-labels="row" svg:x="0.844cm" svg:y="0.84cm" svg:width="10.995cm" svg:height="7.023cm">
          <chartooo:coordinate-region svg:x="1.465cm" svg:y="1.053cm" svg:width="10.094cm" svg:height="6.137cm"/>
          <chart:axis chart:dimension="x" chart:name="primary-x" chart:style-name="ch4">
            <chart:title svg:x="5.649cm" svg:y="8.044cm" chart:style-name="ch5">
              <text:p>Corrente</text:p>
            </chart:title>
            <chart:grid chart:style-name="ch6" chart:class="major"/>
          </chart:axis>
          <chart:axis chart:dimension="y" chart:name="primary-y" chart:style-name="ch7">
            <chart:title svg:x="0.017cm" svg:y="4.898cm" chart:style-name="ch8">
              <text:p>Flecha</text:p>
            </chart:title>
            <chart:grid chart:style-name="ch6" chart:class="major"/>
          </chart:axis>
          <chart:series chart:style-name="ch9" chart:values-cell-range-address="Sergio.G60:Sergio.G90" chart:label-cell-address="Sergio.G58:Sergio.G58" chart:class="chart:scatter">
            <chart:domain table:cell-range-address="Sergio.F60:Sergio.F90"/>
            <chart:data-point chart:repeated="31"/>
          </chart:series>
          <chart:series chart:style-name="ch10" chart:values-cell-range-address="Sergio.H60:Sergio.H89" chart:label-cell-address="Sergio.H58:Sergio.H58" chart:class="chart:scatter">
            <chart:data-point chart:repeated="31"/>
          </chart:series>
          <chart:series chart:style-name="ch11" chart:values-cell-range-address="Sergio.I60:Sergio.I90" chart:label-cell-address="Sergio.I58:Sergio.I58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300</text:p>
                <draw:g>
                  <svg:desc>Sergio.G58:Sergio.G58</svg:desc>
                </draw:g>
              </table:table-cell>
              <table:table-cell office:value-type="string">
                <text:p>500</text:p>
                <draw:g>
                  <svg:desc>Sergio.H58:Sergio.H58</svg:desc>
                </draw:g>
              </table:table-cell>
              <table:table-cell office:value-type="string">
                <text:p>1000</text:p>
                <draw:g>
                  <svg:desc>Sergio.I58:Sergio.I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3426208178539">
                <text:p>40.3426208178539</text:p>
                <draw:g>
                  <svg:desc>Sergio.F60:Sergio.F90</svg:desc>
                </draw:g>
              </table:table-cell>
              <table:table-cell office:value-type="float" office:value="6.49641688418122">
                <text:p>6.49641688418122</text:p>
                <draw:g>
                  <svg:desc>Sergio.G60:Sergio.G90</svg:desc>
                </draw:g>
              </table:table-cell>
              <table:table-cell office:value-type="float" office:value="17.6984893210937">
                <text:p>17.6984893210937</text:p>
                <draw:g>
                  <svg:desc>Sergio.H60:Sergio.H89</svg:desc>
                </draw:g>
              </table:table-cell>
              <table:table-cell office:value-type="float" office:value="71.3168134509631">
                <text:p>71.3168134509631</text:p>
                <draw:g>
                  <svg:desc>Sergio.I60:Sergio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2195646311152">
                <text:p>65.2195646311152</text:p>
              </table:table-cell>
              <table:table-cell office:value-type="float" office:value="6.67827769792911">
                <text:p>6.67827769792911</text:p>
              </table:table-cell>
              <table:table-cell office:value-type="float" office:value="17.9293479482732">
                <text:p>17.9293479482732</text:p>
              </table:table-cell>
              <table:table-cell office:value-type="float" office:value="71.557589787416">
                <text:p>71.557589787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3228190527334">
                <text:p>82.3228190527334</text:p>
              </table:table-cell>
              <table:table-cell office:value-type="float" office:value="6.860138511677">
                <text:p>6.860138511677</text:p>
              </table:table-cell>
              <table:table-cell office:value-type="float" office:value="18.1602065754527">
                <text:p>18.1602065754527</text:p>
              </table:table-cell>
              <table:table-cell office:value-type="float" office:value="71.798366123869">
                <text:p>71.798366123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9363881550469">
                <text:p>95.9363881550469</text:p>
              </table:table-cell>
              <table:table-cell office:value-type="float" office:value="7.0419993254249">
                <text:p>7.0419993254249</text:p>
              </table:table-cell>
              <table:table-cell office:value-type="float" office:value="18.3910652026322">
                <text:p>18.3910652026322</text:p>
              </table:table-cell>
              <table:table-cell office:value-type="float" office:value="72.039142460322">
                <text:p>72.039142460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421035284539">
                <text:p>107.421035284539</text:p>
              </table:table-cell>
              <table:table-cell office:value-type="float" office:value="7.22386013917279">
                <text:p>7.22386013917279</text:p>
              </table:table-cell>
              <table:table-cell office:value-type="float" office:value="18.6219238298117">
                <text:p>18.6219238298117</text:p>
              </table:table-cell>
              <table:table-cell office:value-type="float" office:value="72.2799187967749">
                <text:p>72.2799187967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424714993404">
                <text:p>117.424714993404</text:p>
              </table:table-cell>
              <table:table-cell office:value-type="float" office:value="7.40572095292068">
                <text:p>7.40572095292068</text:p>
              </table:table-cell>
              <table:table-cell office:value-type="float" office:value="18.8527824569912">
                <text:p>18.8527824569912</text:p>
              </table:table-cell>
              <table:table-cell office:value-type="float" office:value="72.5206951332279">
                <text:p>72.5206951332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318373071057">
                <text:p>126.318373071057</text:p>
              </table:table-cell>
              <table:table-cell office:value-type="float" office:value="7.58758176666857">
                <text:p>7.58758176666857</text:p>
              </table:table-cell>
              <table:table-cell office:value-type="float" office:value="19.0836410841707">
                <text:p>19.0836410841707</text:p>
              </table:table-cell>
              <table:table-cell office:value-type="float" office:value="72.7614714696809">
                <text:p>72.761471469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338879126486">
                <text:p>134.338879126486</text:p>
              </table:table-cell>
              <table:table-cell office:value-type="float" office:value="7.76944258041647">
                <text:p>7.76944258041647</text:p>
              </table:table-cell>
              <table:table-cell office:value-type="float" office:value="19.3144997113502">
                <text:p>19.3144997113502</text:p>
              </table:table-cell>
              <table:table-cell office:value-type="float" office:value="73.0022478061338">
                <text:p>73.0022478061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.648935819753">
                <text:p>141.648935819753</text:p>
              </table:table-cell>
              <table:table-cell office:value-type="float" office:value="7.95130339416436">
                <text:p>7.95130339416436</text:p>
              </table:table-cell>
              <table:table-cell office:value-type="float" office:value="19.5453583385297">
                <text:p>19.5453583385297</text:p>
              </table:table-cell>
              <table:table-cell office:value-type="float" office:value="73.2430241425868">
                <text:p>73.2430241425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.366306570386">
                <text:p>148.366306570386</text:p>
              </table:table-cell>
              <table:table-cell office:value-type="float" office:value="8.13316420791225">
                <text:p>8.13316420791225</text:p>
              </table:table-cell>
              <table:table-cell office:value-type="float" office:value="19.7762169657092">
                <text:p>19.7762169657092</text:p>
              </table:table-cell>
              <table:table-cell office:value-type="float" office:value="73.4838004790398">
                <text:p>73.4838004790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579653293355">
                <text:p>154.579653293355</text:p>
              </table:table-cell>
              <table:table-cell office:value-type="float" office:value="8.31502502166014">
                <text:p>8.31502502166014</text:p>
              </table:table-cell>
              <table:table-cell office:value-type="float" office:value="20.0070755928887">
                <text:p>20.0070755928887</text:p>
              </table:table-cell>
              <table:table-cell office:value-type="float" office:value="73.7245768154927">
                <text:p>73.7245768154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.357810266727">
                <text:p>160.357810266727</text:p>
              </table:table-cell>
              <table:table-cell office:value-type="float" office:value="8.49688583540803">
                <text:p>8.49688583540803</text:p>
              </table:table-cell>
              <table:table-cell office:value-type="float" office:value="20.2379342200682">
                <text:p>20.2379342200682</text:p>
              </table:table-cell>
              <table:table-cell office:value-type="float" office:value="73.9653531519457">
                <text:p>73.9653531519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.755549347181">
                <text:p>165.755549347181</text:p>
              </table:table-cell>
              <table:table-cell office:value-type="float" office:value="8.67874664915593">
                <text:p>8.67874664915593</text:p>
              </table:table-cell>
              <table:table-cell office:value-type="float" office:value="20.4687928472477">
                <text:p>20.4687928472477</text:p>
              </table:table-cell>
              <table:table-cell office:value-type="float" office:value="74.2061294883987">
                <text:p>74.2061294883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817339065203">
                <text:p>170.817339065203</text:p>
              </table:table-cell>
              <table:table-cell office:value-type="float" office:value="8.86060746290382">
                <text:p>8.86060746290382</text:p>
              </table:table-cell>
              <table:table-cell office:value-type="float" office:value="20.6996514744272">
                <text:p>20.6996514744272</text:p>
              </table:table-cell>
              <table:table-cell office:value-type="float" office:value="74.4469058248516">
                <text:p>74.4469058248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579893047998">
                <text:p>175.579893047998</text:p>
              </table:table-cell>
              <table:table-cell office:value-type="float" office:value="9.04246827665171">
                <text:p>9.04246827665171</text:p>
              </table:table-cell>
              <table:table-cell office:value-type="float" office:value="20.9305101016067">
                <text:p>20.9305101016067</text:p>
              </table:table-cell>
              <table:table-cell office:value-type="float" office:value="74.6876821613046">
                <text:p>74.6876821613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.073954670021">
                <text:p>180.073954670021</text:p>
              </table:table-cell>
              <table:table-cell office:value-type="float" office:value="9.2243290903996">
                <text:p>9.2243290903996</text:p>
              </table:table-cell>
              <table:table-cell office:value-type="float" office:value="21.1613687287862">
                <text:p>21.1613687287862</text:p>
              </table:table-cell>
              <table:table-cell office:value-type="float" office:value="74.9284584977576">
                <text:p>74.9284584977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.325581631315">
                <text:p>184.325581631315</text:p>
              </table:table-cell>
              <table:table-cell office:value-type="float" office:value="9.40618990414749">
                <text:p>9.40618990414749</text:p>
              </table:table-cell>
              <table:table-cell office:value-type="float" office:value="21.3922273559657">
                <text:p>21.3922273559657</text:p>
              </table:table-cell>
              <table:table-cell office:value-type="float" office:value="75.1692348342105">
                <text:p>75.1692348342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.357092613932">
                <text:p>188.357092613932</text:p>
              </table:table-cell>
              <table:table-cell office:value-type="float" office:value="9.58805071789539">
                <text:p>9.58805071789539</text:p>
              </table:table-cell>
              <table:table-cell office:value-type="float" office:value="21.6230859831453">
                <text:p>21.6230859831453</text:p>
              </table:table-cell>
              <table:table-cell office:value-type="float" office:value="75.4100111706635">
                <text:p>75.4100111706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.187779293803">
                <text:p>192.187779293803</text:p>
              </table:table-cell>
              <table:table-cell office:value-type="float" office:value="9.76991153164328">
                <text:p>9.76991153164328</text:p>
              </table:table-cell>
              <table:table-cell office:value-type="float" office:value="21.8539446103248">
                <text:p>21.8539446103248</text:p>
              </table:table-cell>
              <table:table-cell office:value-type="float" office:value="75.6507875071165">
                <text:p>75.6507875071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.83445151831">
                <text:p>195.83445151831</text:p>
              </table:table-cell>
              <table:table-cell office:value-type="float" office:value="9.95177234539117">
                <text:p>9.95177234539117</text:p>
              </table:table-cell>
              <table:table-cell office:value-type="float" office:value="22.0848032375043">
                <text:p>22.0848032375043</text:p>
              </table:table-cell>
              <table:table-cell office:value-type="float" office:value="75.8915638435694">
                <text:p>75.8915638435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.31186137034">
                <text:p>199.31186137034</text:p>
              </table:table-cell>
              <table:table-cell office:value-type="float" office:value="10.1336331591391">
                <text:p>10.1336331591391</text:p>
              </table:table-cell>
              <table:table-cell office:value-type="float" office:value="22.3156618646838">
                <text:p>22.3156618646838</text:p>
              </table:table-cell>
              <table:table-cell office:value-type="float" office:value="76.1323401800224">
                <text:p>76.1323401800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.633037675357">
                <text:p>202.633037675357</text:p>
              </table:table-cell>
              <table:table-cell office:value-type="float" office:value="10.315493972887">
                <text:p>10.315493972887</text:p>
              </table:table-cell>
              <table:table-cell office:value-type="float" office:value="22.5465204918633">
                <text:p>22.5465204918633</text:p>
              </table:table-cell>
              <table:table-cell office:value-type="float" office:value="76.3731165164754">
                <text:p>76.3731165164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.809553189047">
                <text:p>205.809553189047</text:p>
              </table:table-cell>
              <table:table-cell office:value-type="float" office:value="10.4973547866348">
                <text:p>10.4973547866348</text:p>
              </table:table-cell>
              <table:table-cell office:value-type="float" office:value="22.7773791190428">
                <text:p>22.7773791190428</text:p>
              </table:table-cell>
              <table:table-cell office:value-type="float" office:value="76.6138928529283">
                <text:p>76.6138928529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.851740429824">
                <text:p>208.851740429824</text:p>
              </table:table-cell>
              <table:table-cell office:value-type="float" office:value="10.6792156003827">
                <text:p>10.6792156003827</text:p>
              </table:table-cell>
              <table:table-cell office:value-type="float" office:value="23.0082377462223">
                <text:p>23.0082377462223</text:p>
              </table:table-cell>
              <table:table-cell office:value-type="float" office:value="76.8546691893813">
                <text:p>76.8546691893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.768867810077">
                <text:p>211.768867810077</text:p>
              </table:table-cell>
              <table:table-cell office:value-type="float" office:value="10.8610764141306">
                <text:p>10.8610764141306</text:p>
              </table:table-cell>
              <table:table-cell office:value-type="float" office:value="23.2390963734018">
                <text:p>23.2390963734018</text:p>
              </table:table-cell>
              <table:table-cell office:value-type="float" office:value="77.0954455258343">
                <text:p>77.0954455258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4.569284703007">
                <text:p>214.569284703007</text:p>
              </table:table-cell>
              <table:table-cell office:value-type="float" office:value="11.0429372278785">
                <text:p>11.0429372278785</text:p>
              </table:table-cell>
              <table:table-cell office:value-type="float" office:value="23.4699550005813">
                <text:p>23.4699550005813</text:p>
              </table:table-cell>
              <table:table-cell office:value-type="float" office:value="77.3362218622872">
                <text:p>77.3362218622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.260541934483">
                <text:p>217.260541934483</text:p>
              </table:table-cell>
              <table:table-cell office:value-type="float" office:value="11.2247980416264">
                <text:p>11.2247980416264</text:p>
              </table:table-cell>
              <table:table-cell office:value-type="float" office:value="23.7008136277608">
                <text:p>23.7008136277608</text:p>
              </table:table-cell>
              <table:table-cell office:value-type="float" office:value="77.5769981987402">
                <text:p>77.5769981987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9.849492637406">
                <text:p>219.849492637406</text:p>
              </table:table-cell>
              <table:table-cell office:value-type="float" office:value="11.4066588553743">
                <text:p>11.4066588553743</text:p>
              </table:table-cell>
              <table:table-cell office:value-type="float" office:value="23.9316722549403">
                <text:p>23.9316722549403</text:p>
              </table:table-cell>
              <table:table-cell office:value-type="float" office:value="77.8177745351932">
                <text:p>77.8177745351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342377268687">
                <text:p>222.342377268687</text:p>
              </table:table-cell>
              <table:table-cell office:value-type="float" office:value="11.5885196691222">
                <text:p>11.5885196691222</text:p>
              </table:table-cell>
              <table:table-cell office:value-type="float" office:value="24.1625308821198">
                <text:p>24.1625308821198</text:p>
              </table:table-cell>
              <table:table-cell office:value-type="float" office:value="78.0585508716461">
                <text:p>78.0585508716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.744895744664">
                <text:p>224.744895744664</text:p>
              </table:table-cell>
              <table:table-cell office:value-type="float" office:value="11.7703804828701">
                <text:p>11.7703804828701</text:p>
              </table:table-cell>
              <table:table-cell office:value-type="float" office:value="24.3933895092993">
                <text:p>24.3933895092993</text:p>
              </table:table-cell>
              <table:table-cell office:value-type="float" office:value="78.2993272080991">
                <text:p>78.2993272080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.06226901664">
                <text:p>227.06226901664</text:p>
              </table:table-cell>
              <table:table-cell office:value-type="float" office:value="11.952241296618">
                <text:p>11.952241296618</text:p>
              </table:table-cell>
              <table:table-cell office:value-type="float" office:value="NaN">
                <text:p>NaN</text:p>
              </table:table-cell>
              <table:table-cell office:value-type="float" office:value="78.5401035445521">
                <text:p>78.54010354455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33cm" svg:height="9cm" xlink:href=".." xlink:type="simple" chart:class="chart:scatter" chart:style-name="ch1">
        <chart:plot-area chart:style-name="ch2" table:cell-range-address="Sergio.A60:Sergio.A90 Sergio.J60:Sergio.J90" svg:x="1.274cm" svg:y="0.855cm" svg:width="10.087cm" svg:height="6.957cm">
          <chartooo:coordinate-region svg:x="1.71cm" svg:y="1.067cm" svg:width="9.371cm" svg:height="6.072cm"/>
          <chart:axis chart:dimension="x" chart:name="primary-x" chart:style-name="ch3">
            <chart:title svg:x="5.32cm" svg:y="7.993cm" chart:style-name="ch4">
              <text:p>Temperatura</text:p>
            </chart:title>
            <chart:grid chart:style-name="ch5" chart:class="major"/>
          </chart:axis>
          <chart:axis chart:dimension="y" chart:name="primary-y" chart:style-name="ch6">
            <chart:title svg:x="0.451cm" svg:y="5.594cm" chart:style-name="ch7">
              <text:p>Perdas (kW/ km)</text:p>
            </chart:title>
            <chart:grid chart:style-name="ch5" chart:class="major"/>
          </chart:axis>
          <chart:series chart:style-name="ch8" chart:values-cell-range-address="Sergio.J60:Sergio.J90" chart:class="chart:scatter">
            <chart:domain table:cell-range-address="Sergio.A60:Sergio.A90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ergio.A60:Sergio.A90</svg:desc>
                </draw:g>
              </table:table-cell>
              <table:table-cell office:value-type="float" office:value="0.0907776">
                <text:p>0.0907776</text:p>
                <draw:g>
                  <svg:desc>Sergio.J60:Sergio.J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.2420736">
                <text:p>0.2420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.3933696">
                <text:p>0.39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5446656">
                <text:p>0.5446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6959616">
                <text:p>0.6959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0.8472576">
                <text:p>0.847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0.9985536">
                <text:p>0.998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.1498496">
                <text:p>1.1498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1.3011456">
                <text:p>1.3011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1.4524416">
                <text:p>1.4524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.6037376">
                <text:p>1.6037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.7550336">
                <text:p>1.755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1.9063296">
                <text:p>1.9063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2.0576256">
                <text:p>2.0576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2.2089216">
                <text:p>2.2089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2.3602176">
                <text:p>2.3602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2.5115136">
                <text:p>2.5115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2.6628096">
                <text:p>2.6628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2.8141056">
                <text:p>2.8141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2.9654016">
                <text:p>2.9654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">
                <text:p>123</text:p>
              </table:table-cell>
              <table:table-cell office:value-type="float" office:value="3.1166976">
                <text:p>3.1166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.2679936">
                <text:p>3.2679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">
                <text:p>133</text:p>
              </table:table-cell>
              <table:table-cell office:value-type="float" office:value="3.4192896">
                <text:p>3.4192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">
                <text:p>138</text:p>
              </table:table-cell>
              <table:table-cell office:value-type="float" office:value="3.5705856">
                <text:p>3.5705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">
                <text:p>143</text:p>
              </table:table-cell>
              <table:table-cell office:value-type="float" office:value="3.7218816">
                <text:p>3.7218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3.8731776">
                <text:p>3.8731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4.0244736">
                <text:p>4.0244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">
                <text:p>158</text:p>
              </table:table-cell>
              <table:table-cell office:value-type="float" office:value="4.1757696">
                <text:p>4.1757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">
                <text:p>163</text:p>
              </table:table-cell>
              <table:table-cell office:value-type="float" office:value="4.3270656">
                <text:p>4.327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4.4783616">
                <text:p>4.4783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4.6296576">
                <text:p>4.62965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18cm" svg:height="9cm" xlink:href=".." xlink:type="simple" chart:class="chart:scatter" chart:style-name="ch1">
        <chart:plot-area chart:style-name="ch2" table:cell-range-address="Sergio.F60:Sergio.F90 Sergio.J60:Sergio.J90" svg:x="1.298cm" svg:y="0.855cm" svg:width="11.2cm" svg:height="6.957cm">
          <chartooo:coordinate-region svg:x="1.734cm" svg:y="1.067cm" svg:width="10.484cm" svg:height="6.072cm"/>
          <chart:axis chart:dimension="x" chart:name="primary-x" chart:style-name="ch3">
            <chart:title svg:x="5.968cm" svg:y="7.993cm" chart:style-name="ch4">
              <text:p>Corrente (A)</text:p>
            </chart:title>
            <chart:grid chart:style-name="ch5" chart:class="major"/>
          </chart:axis>
          <chart:axis chart:dimension="y" chart:name="primary-y" chart:style-name="ch3">
            <chart:title svg:x="0.451cm" svg:y="5.594cm" chart:style-name="ch6">
              <text:p>Perdas (kW/ km)</text:p>
            </chart:title>
            <chart:grid chart:style-name="ch5" chart:class="major"/>
          </chart:axis>
          <chart:series chart:style-name="ch7" chart:values-cell-range-address="Sergio.J60:Sergio.J90" chart:class="chart:scatter">
            <chart:domain table:cell-range-address="Sergio.F60:Sergio.F90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3426208178539">
                <text:p>40.3426208178539</text:p>
                <draw:g>
                  <svg:desc>Sergio.F60:Sergio.F90</svg:desc>
                </draw:g>
              </table:table-cell>
              <table:table-cell office:value-type="float" office:value="0.0907776">
                <text:p>0.0907776</text:p>
                <draw:g>
                  <svg:desc>Sergio.J60:Sergio.J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2195646311152">
                <text:p>65.2195646311152</text:p>
              </table:table-cell>
              <table:table-cell office:value-type="float" office:value="0.2420736">
                <text:p>0.2420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3228190527334">
                <text:p>82.3228190527334</text:p>
              </table:table-cell>
              <table:table-cell office:value-type="float" office:value="0.3933696">
                <text:p>0.39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9363881550469">
                <text:p>95.9363881550469</text:p>
              </table:table-cell>
              <table:table-cell office:value-type="float" office:value="0.5446656">
                <text:p>0.5446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421035284539">
                <text:p>107.421035284539</text:p>
              </table:table-cell>
              <table:table-cell office:value-type="float" office:value="0.6959616">
                <text:p>0.6959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424714993404">
                <text:p>117.424714993404</text:p>
              </table:table-cell>
              <table:table-cell office:value-type="float" office:value="0.8472576">
                <text:p>0.847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318373071057">
                <text:p>126.318373071057</text:p>
              </table:table-cell>
              <table:table-cell office:value-type="float" office:value="0.9985536">
                <text:p>0.998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338879126486">
                <text:p>134.338879126486</text:p>
              </table:table-cell>
              <table:table-cell office:value-type="float" office:value="1.1498496">
                <text:p>1.1498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.648935819753">
                <text:p>141.648935819753</text:p>
              </table:table-cell>
              <table:table-cell office:value-type="float" office:value="1.3011456">
                <text:p>1.3011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.366306570386">
                <text:p>148.366306570386</text:p>
              </table:table-cell>
              <table:table-cell office:value-type="float" office:value="1.4524416">
                <text:p>1.4524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579653293355">
                <text:p>154.579653293355</text:p>
              </table:table-cell>
              <table:table-cell office:value-type="float" office:value="1.6037376">
                <text:p>1.6037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.357810266727">
                <text:p>160.357810266727</text:p>
              </table:table-cell>
              <table:table-cell office:value-type="float" office:value="1.7550336">
                <text:p>1.755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.755549347181">
                <text:p>165.755549347181</text:p>
              </table:table-cell>
              <table:table-cell office:value-type="float" office:value="1.9063296">
                <text:p>1.9063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817339065203">
                <text:p>170.817339065203</text:p>
              </table:table-cell>
              <table:table-cell office:value-type="float" office:value="2.0576256">
                <text:p>2.0576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579893047998">
                <text:p>175.579893047998</text:p>
              </table:table-cell>
              <table:table-cell office:value-type="float" office:value="2.2089216">
                <text:p>2.2089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.073954670021">
                <text:p>180.073954670021</text:p>
              </table:table-cell>
              <table:table-cell office:value-type="float" office:value="2.3602176">
                <text:p>2.3602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.325581631315">
                <text:p>184.325581631315</text:p>
              </table:table-cell>
              <table:table-cell office:value-type="float" office:value="2.5115136">
                <text:p>2.5115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.357092613932">
                <text:p>188.357092613932</text:p>
              </table:table-cell>
              <table:table-cell office:value-type="float" office:value="2.6628096">
                <text:p>2.6628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.187779293803">
                <text:p>192.187779293803</text:p>
              </table:table-cell>
              <table:table-cell office:value-type="float" office:value="2.8141056">
                <text:p>2.8141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.83445151831">
                <text:p>195.83445151831</text:p>
              </table:table-cell>
              <table:table-cell office:value-type="float" office:value="2.9654016">
                <text:p>2.9654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.31186137034">
                <text:p>199.31186137034</text:p>
              </table:table-cell>
              <table:table-cell office:value-type="float" office:value="3.1166976">
                <text:p>3.1166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.633037675357">
                <text:p>202.633037675357</text:p>
              </table:table-cell>
              <table:table-cell office:value-type="float" office:value="3.2679936">
                <text:p>3.2679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.809553189047">
                <text:p>205.809553189047</text:p>
              </table:table-cell>
              <table:table-cell office:value-type="float" office:value="3.4192896">
                <text:p>3.4192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.851740429824">
                <text:p>208.851740429824</text:p>
              </table:table-cell>
              <table:table-cell office:value-type="float" office:value="3.5705856">
                <text:p>3.5705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.768867810077">
                <text:p>211.768867810077</text:p>
              </table:table-cell>
              <table:table-cell office:value-type="float" office:value="3.7218816">
                <text:p>3.7218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4.569284703007">
                <text:p>214.569284703007</text:p>
              </table:table-cell>
              <table:table-cell office:value-type="float" office:value="3.8731776">
                <text:p>3.8731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.260541934483">
                <text:p>217.260541934483</text:p>
              </table:table-cell>
              <table:table-cell office:value-type="float" office:value="4.0244736">
                <text:p>4.0244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9.849492637406">
                <text:p>219.849492637406</text:p>
              </table:table-cell>
              <table:table-cell office:value-type="float" office:value="4.1757696">
                <text:p>4.1757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342377268687">
                <text:p>222.342377268687</text:p>
              </table:table-cell>
              <table:table-cell office:value-type="float" office:value="4.3270656">
                <text:p>4.327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.744895744664">
                <text:p>224.744895744664</text:p>
              </table:table-cell>
              <table:table-cell office:value-type="float" office:value="4.4783616">
                <text:p>4.4783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.06226901664">
                <text:p>227.06226901664</text:p>
              </table:table-cell>
              <table:table-cell office:value-type="float" office:value="4.6296576">
                <text:p>4.629657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8">
      <style:chart-properties chart:display-label="true" chart:logarithmic="false" chart:minimum="0.00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8cm" svg:height="11.882cm" xlink:href=".." xlink:type="simple" chart:class="chart:scatter" chart:style-name="ch1">
        <chart:title svg:x="2.857cm" svg:y="0.373cm" chart:style-name="ch2">
          <text:p>Variação da resistência linear pela temperatura</text:p>
        </chart:title>
        <chart:plot-area chart:style-name="ch3" table:cell-range-address="TACSR.A60:TACSR.B90 TACSR.B59:TACSR.B59" chart:data-source-has-labels="row" svg:x="1.338cm" svg:y="1.863cm" svg:width="13.07cm" svg:height="8.774cm">
          <chartooo:coordinate-region svg:x="2.594cm" svg:y="2.075cm" svg:width="11.534cm" svg:height="7.889cm"/>
          <chart:axis chart:dimension="x" chart:name="primary-x" chart:style-name="ch4">
            <chart:title svg:x="6.546cm" svg:y="10.875cm" chart:style-name="ch5">
              <text:p>Temperatura (°C)</text:p>
            </chart:title>
            <chart:grid chart:style-name="ch6" chart:class="major"/>
          </chart:axis>
          <chart:axis chart:dimension="y" chart:name="primary-y" chart:style-name="ch7">
            <chart:title svg:x="0.451cm" svg:y="7.842cm" chart:style-name="ch8">
              <text:p>Resistência (ohm/m)</text:p>
            </chart:title>
            <chart:grid chart:style-name="ch6" chart:class="major"/>
          </chart:axis>
          <chart:series chart:style-name="ch9" chart:values-cell-range-address="TACSR.B60:TACSR.B90" chart:label-cell-address="TACSR.B59:TACSR.B59" chart:class="chart:scatter">
            <chart:domain table:cell-range-address="TACSR.A60:TACSR.A90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TACSR.B59:TACSR.B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TACSR.A60:TACSR.A90</svg:desc>
                </draw:g>
              </table:table-cell>
              <table:table-cell office:value-type="float" office:value="0.0000557764">
                <text:p>0.0000557764</text:p>
                <draw:g>
                  <svg:desc>TACSR.B60:TACSR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.0000569104">
                <text:p>0.0000569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.0000580444">
                <text:p>0.0000580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0000591784">
                <text:p>0.0000591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000603124">
                <text:p>0.0000603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0.0000614464">
                <text:p>0.000061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0.0000625804">
                <text:p>0.000062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0.0000637144">
                <text:p>0.0000637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00648484">
                <text:p>0.0000648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0.0000659824">
                <text:p>0.0000659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0.0000671164">
                <text:p>0.0000671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0.0000682504">
                <text:p>0.0000682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0.0000693844">
                <text:p>0.0000693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0.0000705184">
                <text:p>0.0000705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.0000716524">
                <text:p>0.0000716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0.0000727864">
                <text:p>0.0000727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0.0000739204">
                <text:p>0.0000739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0.0000750544">
                <text:p>0.0000750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0.0000761884">
                <text:p>0.0000761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0.0000773224">
                <text:p>0.0000773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">
                <text:p>123</text:p>
              </table:table-cell>
              <table:table-cell office:value-type="float" office:value="0.0000784564">
                <text:p>0.0000784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0.0000795904">
                <text:p>0.0000795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">
                <text:p>133</text:p>
              </table:table-cell>
              <table:table-cell office:value-type="float" office:value="0.0000807244">
                <text:p>0.0000807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">
                <text:p>138</text:p>
              </table:table-cell>
              <table:table-cell office:value-type="float" office:value="0.0000818584">
                <text:p>0.0000818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">
                <text:p>143</text:p>
              </table:table-cell>
              <table:table-cell office:value-type="float" office:value="0.0000829924">
                <text:p>0.0000829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0.0000841264">
                <text:p>0.0000841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000852604">
                <text:p>0.0000852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">
                <text:p>158</text:p>
              </table:table-cell>
              <table:table-cell office:value-type="float" office:value="0.0000863944">
                <text:p>0.0000863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">
                <text:p>163</text:p>
              </table:table-cell>
              <table:table-cell office:value-type="float" office:value="0.0000875284">
                <text:p>0.0000875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0.0000886624">
                <text:p>0.0000886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0.0000897964">
                <text:p>0.00008979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-100" chart:maximum="10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0.258cm" svg:y="2.632cm" style:legend-expansion="custom" chartooo:width="1.875cm" chartooo:height="1.594cm" style:legend-expansion-aspect-ratio="1.1762860727729" chart:style-name="ch2"/>
        <chart:plot-area chart:style-name="ch3" table:cell-range-address="CAL6201.C15:CAL6201.D53 CAL6201.C12:CAL6201.C12 CAL6201.E12:CAL6201.E12 CAL6201.F15:CAL6201.F53 CAL6201.G12:CAL6201.G12 CAL6201.H15:CAL6201.H53" chart:data-source-has-labels="row" svg:x="1.991cm" svg:y="0.841cm" svg:width="13.435cm" svg:height="7.022cm">
          <chartooo:coordinate-region svg:x="2.613cm" svg:y="1.053cm" svg:width="12.533cm" svg:height="6.137cm"/>
          <chart:axis chart:dimension="x" chart:name="primary-x" chart:style-name="ch4">
            <chart:title svg:x="7.711cm" svg:y="8.044cm" chart:style-name="ch5">
              <text:p>Temperatura</text:p>
            </chart:title>
          </chart:axis>
          <chart:axis chart:dimension="y" chart:name="primary-y" chart:style-name="ch6">
            <chart:title svg:x="1.084cm" svg:y="5.19cm" chart:style-name="ch7">
              <text:p>Flecha (m)</text:p>
            </chart:title>
            <chart:grid chart:style-name="ch8" chart:class="major"/>
          </chart:axis>
          <chart:series chart:style-name="ch9" chart:values-cell-range-address="CAL6201.D15:CAL6201.D53" chart:label-cell-address="CAL6201.C12:CAL6201.C12" chart:class="chart:scatter">
            <chart:domain table:cell-range-address="CAL6201.C15:CAL6201.C53"/>
            <chart:data-point chart:repeated="39"/>
          </chart:series>
          <chart:series chart:style-name="ch10" chart:values-cell-range-address="CAL6201.F15:CAL6201.F53" chart:label-cell-address="CAL6201.E12:CAL6201.E12" chart:class="chart:scatter">
            <chart:domain table:cell-range-address="CAL6201.E15:CAL6201.E53"/>
            <chart:data-point chart:repeated="39"/>
          </chart:series>
          <chart:series chart:style-name="ch11" chart:values-cell-range-address="CAL6201.H15:CAL6201.H53" chart:label-cell-address="CAL6201.G12:CAL6201.G12" chart:class="chart:scatter">
            <chart:domain table:cell-range-address="CAL6201.G15:CAL6201.G53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00</text:p>
                <draw:g>
                  <svg:desc>CAL6201.C12:CAL6201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00</text:p>
                <draw:g>
                  <svg:desc>CAL6201.E12:CAL6201.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0</text:p>
                <draw:g>
                  <svg:desc>CAL6201.G12:CAL620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3787504662543">
                <text:p>76.3787504662543</text:p>
                <draw:g>
                  <svg:desc>CAL6201.C15:CAL6201.C53</svg:desc>
                </draw:g>
              </table:table-cell>
              <table:table-cell office:value-type="float" office:value="8.09467455621302">
                <text:p>8.09467455621302</text:p>
                <draw:g>
                  <svg:desc>CAL6201.D15:CAL6201.D53</svg:desc>
                </draw:g>
              </table:table-cell>
              <table:table-cell office:value-type="float" office:value="NaN">
                <text:p>NaN</text:p>
                <draw:g>
                  <svg:desc>CAL6201.E15:CAL6201.E53</svg:desc>
                </draw:g>
              </table:table-cell>
              <table:table-cell office:value-type="float" office:value="NaN">
                <text:p>NaN</text:p>
                <draw:g>
                  <svg:desc>CAL6201.F15:CAL6201.F53</svg:desc>
                </draw:g>
              </table:table-cell>
              <table:table-cell office:value-type="float" office:value="NaN">
                <text:p>NaN</text:p>
                <draw:g>
                  <svg:desc>CAL6201.G15:CAL6201.G53</svg:desc>
                </draw:g>
              </table:table-cell>
              <table:table-cell office:value-type="float" office:value="NaN">
                <text:p>NaN</text:p>
                <draw:g>
                  <svg:desc>CAL6201.H15:CAL6201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9003835675559">
                <text:p>68.9003835675559</text:p>
              </table:table-cell>
              <table:table-cell office:value-type="float" office:value="7.75070821529745">
                <text:p>7.7507082152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2638190097254">
                <text:p>62.2638190097254</text:p>
              </table:table-cell>
              <table:table-cell office:value-type="float" office:value="7.43478260869565">
                <text:p>7.43478260869565</text:p>
              </table:table-cell>
              <table:table-cell office:value-type="float" office:value="128.497131540041">
                <text:p>128.497131540041</text:p>
              </table:table-cell>
              <table:table-cell office:value-type="float" office:value="20.6521739130435">
                <text:p>20.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3396989054141">
                <text:p>56.3396989054141</text:p>
              </table:table-cell>
              <table:table-cell office:value-type="float" office:value="7.14360313315927">
                <text:p>7.14360313315927</text:p>
              </table:table-cell>
              <table:table-cell office:value-type="float" office:value="112.84519342354">
                <text:p>112.84519342354</text:p>
              </table:table-cell>
              <table:table-cell office:value-type="float" office:value="19.8433420365535">
                <text:p>19.843342036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0225942681342">
                <text:p>51.0225942681342</text:p>
              </table:table-cell>
              <table:table-cell office:value-type="float" office:value="6.87437185929648">
                <text:p>6.87437185929648</text:p>
              </table:table-cell>
              <table:table-cell office:value-type="float" office:value="98.8816119244602">
                <text:p>98.8816119244602</text:p>
              </table:table-cell>
              <table:table-cell office:value-type="float" office:value="19.0954773869347">
                <text:p>19.095477386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2258827160577">
                <text:p>46.2258827160577</text:p>
              </table:table-cell>
              <table:table-cell office:value-type="float" office:value="6.62469733656174">
                <text:p>6.62469733656174</text:p>
              </table:table-cell>
              <table:table-cell office:value-type="float" office:value="86.3651663612466">
                <text:p>86.3651663612466</text:p>
              </table:table-cell>
              <table:table-cell office:value-type="float" office:value="18.4019370460048">
                <text:p>18.401937046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8778613735478">
                <text:p>41.8778613735478</text:p>
              </table:table-cell>
              <table:table-cell office:value-type="float" office:value="6.39252336448598">
                <text:p>6.39252336448598</text:p>
              </table:table-cell>
              <table:table-cell office:value-type="float" office:value="75.0962395188325">
                <text:p>75.0962395188325</text:p>
              </table:table-cell>
              <table:table-cell office:value-type="float" office:value="17.7570093457944">
                <text:p>17.757009345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9187658930177">
                <text:p>37.9187658930177</text:p>
              </table:table-cell>
              <table:table-cell office:value-type="float" office:value="6.17607223476298">
                <text:p>6.17607223476298</text:p>
              </table:table-cell>
              <table:table-cell office:value-type="float" office:value="64.9084925941966">
                <text:p>64.9084925941966</text:p>
              </table:table-cell>
              <table:table-cell office:value-type="float" office:value="17.1557562076749">
                <text:p>17.155756207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984619730131">
                <text:p>34.2984619730131</text:p>
              </table:table-cell>
              <table:table-cell office:value-type="float" office:value="5.97379912663755">
                <text:p>5.97379912663755</text:p>
              </table:table-cell>
              <table:table-cell office:value-type="float" office:value="55.6624213061105">
                <text:p>55.6624213061105</text:p>
              </table:table-cell>
              <table:table-cell office:value-type="float" office:value="16.5938864628821">
                <text:p>16.5938864628821</text:p>
              </table:table-cell>
              <table:table-cell office:value-type="float" office:value="155.575179663513">
                <text:p>155.575179663513</text:p>
              </table:table-cell>
              <table:table-cell office:value-type="float" office:value="66.3755458515284">
                <text:p>66.3755458515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9746413978013">
                <text:p>30.9746413978013</text:p>
              </table:table-cell>
              <table:table-cell office:value-type="float" office:value="5.78435517970402">
                <text:p>5.78435517970402</text:p>
              </table:table-cell>
              <table:table-cell office:value-type="float" office:value="47.2403224764425">
                <text:p>47.2403224764425</text:p>
              </table:table-cell>
              <table:table-cell office:value-type="float" office:value="16.0676532769556">
                <text:p>16.0676532769556</text:p>
              </table:table-cell>
              <table:table-cell office:value-type="float" office:value="123.294772968552">
                <text:p>123.294772968552</text:p>
              </table:table-cell>
              <table:table-cell office:value-type="float" office:value="64.2706131078224">
                <text:p>64.2706131078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114003967109">
                <text:p>27.9114003967109</text:p>
              </table:table-cell>
              <table:table-cell office:value-type="float" office:value="5.60655737704918">
                <text:p>5.60655737704918</text:p>
              </table:table-cell>
              <table:table-cell office:value-type="float" office:value="39.5423288877308">
                <text:p>39.5423288877308</text:p>
              </table:table-cell>
              <table:table-cell office:value-type="float" office:value="15.5737704918033">
                <text:p>15.5737704918033</text:p>
              </table:table-cell>
              <table:table-cell office:value-type="float" office:value="93.9158949405648">
                <text:p>93.9158949405648</text:p>
              </table:table-cell>
              <table:table-cell office:value-type="float" office:value="62.2950819672131">
                <text:p>62.2950819672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0781104414484">
                <text:p>25.0781104414484</text:p>
              </table:table-cell>
              <table:table-cell office:value-type="float" office:value="5.43936381709742">
                <text:p>5.43936381709742</text:p>
              </table:table-cell>
              <table:table-cell office:value-type="float" office:value="32.4832608854187">
                <text:p>32.4832608854187</text:p>
              </table:table-cell>
              <table:table-cell office:value-type="float" office:value="15.1093439363817">
                <text:p>15.1093439363817</text:p>
              </table:table-cell>
              <table:table-cell office:value-type="float" office:value="67.0959483895535">
                <text:p>67.0959483895535</text:p>
              </table:table-cell>
              <table:table-cell office:value-type="float" office:value="60.4373757455268">
                <text:p>60.4373757455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4485146938512">
                <text:p>22.4485146938512</text:p>
              </table:table-cell>
              <table:table-cell office:value-type="float" office:value="5.28185328185328">
                <text:p>5.28185328185328</text:p>
              </table:table-cell>
              <table:table-cell office:value-type="float" office:value="25.9901079251807">
                <text:p>25.9901079251807</text:p>
              </table:table-cell>
              <table:table-cell office:value-type="float" office:value="14.6718146718147">
                <text:p>14.6718146718147</text:p>
              </table:table-cell>
              <table:table-cell office:value-type="float" office:value="42.5414905357325">
                <text:p>42.5414905357325</text:p>
              </table:table-cell>
              <table:table-cell office:value-type="float" office:value="58.6872586872587">
                <text:p>58.6872586872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5.13320825515947">
                <text:p>5.13320825515947</text:p>
              </table:table-cell>
              <table:table-cell office:value-type="float" office:value="20">
                <text:p>20</text:p>
              </table:table-cell>
              <table:table-cell office:value-type="float" office:value="14.2589118198874">
                <text:p>14.2589118198874</text:p>
              </table:table-cell>
              <table:table-cell office:value-type="float" office:value="20">
                <text:p>20</text:p>
              </table:table-cell>
              <table:table-cell office:value-type="float" office:value="57.0356472795497">
                <text:p>57.0356472795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2695955034262">
                <text:p>16.2695955034262</text:p>
              </table:table-cell>
              <table:table-cell office:value-type="float" office:value="4.90322580645161">
                <text:p>4.90322580645161</text:p>
              </table:table-cell>
              <table:table-cell office:value-type="float" office:value="10.9899549673184">
                <text:p>10.9899549673184</text:p>
              </table:table-cell>
              <table:table-cell office:value-type="float" office:value="13.6200716845878">
                <text:p>13.6200716845878</text:p>
              </table:table-cell>
              <table:table-cell office:value-type="float" office:value="-13.6755264709366">
                <text:p>-13.6755264709366</text:p>
              </table:table-cell>
              <table:table-cell office:value-type="float" office:value="54.4802867383513">
                <text:p>54.4802867383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9134317602489">
                <text:p>12.9134317602489</text:p>
              </table:table-cell>
              <table:table-cell office:value-type="float" office:value="4.69296740994854">
                <text:p>4.69296740994854</text:p>
              </table:table-cell>
              <table:table-cell office:value-type="float" office:value="3.0193461954153">
                <text:p>3.0193461954153</text:p>
              </table:table-cell>
              <table:table-cell office:value-type="float" office:value="13.0360205831904">
                <text:p>13.0360205831904</text:p>
              </table:table-cell>
              <table:table-cell office:value-type="float" office:value="-43.1955762439424">
                <text:p>-43.1955762439424</text:p>
              </table:table-cell>
              <table:table-cell office:value-type="float" office:value="52.1440823327616">
                <text:p>52.1440823327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8712215051723">
                <text:p>9.8712215051723</text:p>
              </table:table-cell>
              <table:table-cell office:value-type="float" office:value="4.5">
                <text:p>4.5</text:p>
              </table:table-cell>
              <table:table-cell office:value-type="float" office:value="-4.0793646185297">
                <text:p>-4.0793646185297</text:p>
              </table:table-cell>
              <table:table-cell office:value-type="float" office:value="12.5">
                <text:p>12.5</text:p>
              </table:table-cell>
              <table:table-cell office:value-type="float" office:value="-69.2316787218221">
                <text:p>-69.23167872182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9434642279374">
                <text:p>7.09434642279374</text:p>
              </table:table-cell>
              <table:table-cell office:value-type="float" office:value="4.32227488151659">
                <text:p>4.32227488151659</text:p>
              </table:table-cell>
              <table:table-cell office:value-type="float" office:value="-10.4412673774907">
                <text:p>-10.4412673774907</text:p>
              </table:table-cell>
              <table:table-cell office:value-type="float" office:value="12.0063191153239">
                <text:p>12.0063191153239</text:p>
              </table:table-cell>
              <table:table-cell office:value-type="float" office:value="-92.3249220073724">
                <text:p>-92.3249220073724</text:p>
              </table:table-cell>
              <table:table-cell office:value-type="float" office:value="48.0252764612954">
                <text:p>48.025276461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4324801741189">
                <text:p>4.54324801741189</text:p>
              </table:table-cell>
              <table:table-cell office:value-type="float" office:value="4.1580547112462">
                <text:p>4.1580547112462</text:p>
              </table:table-cell>
              <table:table-cell office:value-type="float" office:value="-16.1762639347185">
                <text:p>-16.1762639347185</text:p>
              </table:table-cell>
              <table:table-cell office:value-type="float" office:value="11.5501519756839">
                <text:p>11.550151975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8547461274818">
                <text:p>2.18547461274818</text:p>
              </table:table-cell>
              <table:table-cell office:value-type="float" office:value="4.00585651537335">
                <text:p>4.00585651537335</text:p>
              </table:table-cell>
              <table:table-cell office:value-type="float" office:value="-21.3745012870322">
                <text:p>-21.3745012870322</text:p>
              </table:table-cell>
              <table:table-cell office:value-type="float" office:value="11.1273792093704">
                <text:p>11.127379209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57975401536936">
                <text:p>-0.0057975401536936</text:p>
              </table:table-cell>
              <table:table-cell office:value-type="float" office:value="3.86440677966102">
                <text:p>3.86440677966102</text:p>
              </table:table-cell>
              <table:table-cell office:value-type="float" office:value="-26.1104848985246">
                <text:p>-26.1104848985246</text:p>
              </table:table-cell>
              <table:table-cell office:value-type="float" office:value="10.7344632768362">
                <text:p>10.734463276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0528961672324">
                <text:p>-2.0528961672324</text:p>
              </table:table-cell>
              <table:table-cell office:value-type="float" office:value="3.73260572987722">
                <text:p>3.73260572987722</text:p>
              </table:table-cell>
              <table:table-cell office:value-type="float" office:value="-30.446226306864">
                <text:p>-30.446226306864</text:p>
              </table:table-cell>
              <table:table-cell office:value-type="float" office:value="10.3683492496589">
                <text:p>10.368349249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9745279088889">
                <text:p>-3.9745279088889</text:p>
              </table:table-cell>
              <table:table-cell office:value-type="float" office:value="3.60949868073879">
                <text:p>3.60949868073879</text:p>
              </table:table-cell>
              <table:table-cell office:value-type="float" office:value="-34.4336757260842">
                <text:p>-34.4336757260842</text:p>
              </table:table-cell>
              <table:table-cell office:value-type="float" office:value="10.0263852242744">
                <text:p>10.02638522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78646086434565">
                <text:p>-5.78646086434565</text:p>
              </table:table-cell>
              <table:table-cell office:value-type="float" office:value="3.49425287356322">
                <text:p>3.49425287356322</text:p>
              </table:table-cell>
              <table:table-cell office:value-type="float" office:value="-38.1166194356522">
                <text:p>-38.1166194356522</text:p>
              </table:table-cell>
              <table:table-cell office:value-type="float" office:value="9.70625798212005">
                <text:p>9.706257982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0206161783342">
                <text:p>-7.50206161783342</text:p>
              </table:table-cell>
              <table:table-cell office:value-type="float" office:value="3.38613861386139">
                <text:p>3.38613861386139</text:p>
              </table:table-cell>
              <table:table-cell office:value-type="float" office:value="-41.5321724346711">
                <text:p>-41.5321724346711</text:p>
              </table:table-cell>
              <table:table-cell office:value-type="float" office:value="9.40594059405941">
                <text:p>9.4059405940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13272115378809">
                <text:p>-9.13272115378809</text:p>
              </table:table-cell>
              <table:table-cell office:value-type="float" office:value="3.28451380552221">
                <text:p>3.28451380552221</text:p>
              </table:table-cell>
              <table:table-cell office:value-type="float" office:value="-44.711962113046">
                <text:p>-44.711962113046</text:p>
              </table:table-cell>
              <table:table-cell office:value-type="float" office:value="9.12364945978391">
                <text:p>9.1236494597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6881951787325">
                <text:p>-10.6881951787325</text:p>
              </table:table-cell>
              <table:table-cell office:value-type="float" office:value="3.18881118881119">
                <text:p>3.18881118881119</text:p>
              </table:table-cell>
              <table:table-cell office:value-type="float" office:value="-47.6830739380373">
                <text:p>-47.6830739380373</text:p>
              </table:table-cell>
              <table:table-cell office:value-type="float" office:value="8.85780885780886">
                <text:p>8.8578088578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1768779590114">
                <text:p>-12.1768779590114</text:p>
              </table:table-cell>
              <table:table-cell office:value-type="float" office:value="3.09852774631937">
                <text:p>3.09852774631937</text:p>
              </table:table-cell>
              <table:table-cell office:value-type="float" office:value="-50.4688123140415">
                <text:p>-50.4688123140415</text:p>
              </table:table-cell>
              <table:table-cell office:value-type="float" office:value="8.60702151755379">
                <text:p>8.6070215175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6060241143946">
                <text:p>-13.6060241143946</text:p>
              </table:table-cell>
              <table:table-cell office:value-type="float" office:value="3.01321585903084">
                <text:p>3.01321585903084</text:p>
              </table:table-cell>
              <table:table-cell office:value-type="float" office:value="-53.0893167779276">
                <text:p>-53.0893167779276</text:p>
              </table:table-cell>
              <table:table-cell office:value-type="float" office:value="8.37004405286344">
                <text:p>8.3700440528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9819293726181">
                <text:p>-14.9819293726181</text:p>
              </table:table-cell>
              <table:table-cell office:value-type="float" office:value="2.93247588424437">
                <text:p>2.93247588424437</text:p>
              </table:table-cell>
              <table:table-cell office:value-type="float" office:value="-55.5620641337674">
                <text:p>-55.5620641337674</text:p>
              </table:table-cell>
              <table:table-cell office:value-type="float" office:value="8.14576634512326">
                <text:p>8.1457663451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310078739576">
                <text:p>-16.310078739576</text:p>
              </table:table-cell>
              <table:table-cell office:value-type="float" office:value="2.85594989561587">
                <text:p>2.85594989561587</text:p>
              </table:table-cell>
              <table:table-cell office:value-type="float" office:value="-57.9022800349655">
                <text:p>-57.9022800349655</text:p>
              </table:table-cell>
              <table:table-cell office:value-type="float" office:value="7.93319415448852">
                <text:p>7.9331941544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5952686292927">
                <text:p>-17.5952686292927</text:p>
              </table:table-cell>
              <table:table-cell office:value-type="float" office:value="2.78331637843337">
                <text:p>2.78331637843337</text:p>
              </table:table-cell>
              <table:table-cell office:value-type="float" office:value="-60.1232782078028">
                <text:p>-60.1232782078028</text:p>
              </table:table-cell>
              <table:table-cell office:value-type="float" office:value="7.73143438453713">
                <text:p>7.7314343845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.8417080558668">
                <text:p>-18.8417080558668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-62.2367414988342">
                <text:p>-62.2367414988342</text:p>
              </table:table-cell>
              <table:table-cell office:value-type="float" office:value="7.53968253968254">
                <text:p>7.5396825396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.0531028915112">
                <text:p>-20.0531028915112</text:p>
              </table:table-cell>
              <table:table-cell office:value-type="float" office:value="2.648596321394">
                <text:p>2.648596321394</text:p>
              </table:table-cell>
              <table:table-cell office:value-type="float" office:value="-64.2529558757798">
                <text:p>-64.2529558757798</text:p>
              </table:table-cell>
              <table:table-cell office:value-type="float" office:value="7.35721200387222">
                <text:p>7.3572120038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.2327263536863">
                <text:p>-21.2327263536863</text:p>
              </table:table-cell>
              <table:table-cell office:value-type="float" office:value="2.58601134215501">
                <text:p>2.58601134215501</text:p>
              </table:table-cell>
              <table:table-cell office:value-type="float" office:value="-66.181006172404">
                <text:p>-66.181006172404</text:p>
              </table:table-cell>
              <table:table-cell office:value-type="float" office:value="7.18336483931947">
                <text:p>7.1833648393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.383478234639">
                <text:p>-22.383478234639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-68.0289405621244">
                <text:p>-68.0289405621244</text:p>
              </table:table-cell>
              <table:table-cell office:value-type="float" office:value="7.01754385964912">
                <text:p>7.0175438596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.5079348825379">
                <text:p>-23.5079348825379</text:p>
              </table:table-cell>
              <table:table-cell office:value-type="float" office:value="2.46931407942238">
                <text:p>2.46931407942238</text:p>
              </table:table-cell>
              <table:table-cell office:value-type="float" office:value="-69.8039093423387">
                <text:p>-69.8039093423387</text:p>
              </table:table-cell>
              <table:table-cell office:value-type="float" office:value="6.85920577617329">
                <text:p>6.8592057761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4.608391548271">
                <text:p>-24.608391548271</text:p>
              </table:table-cell>
              <table:table-cell office:value-type="float" office:value="2.41482789055605">
                <text:p>2.41482789055605</text:p>
              </table:table-cell>
              <table:table-cell office:value-type="float" office:value="-71.5122825151621">
                <text:p>-71.5122825151621</text:p>
              </table:table-cell>
              <table:table-cell office:value-type="float" office:value="6.70785525154457">
                <text:p>6.7078552515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.6868984023015">
                <text:p>-25.6868984023015</text:p>
              </table:table-cell>
              <table:table-cell office:value-type="float" office:value="2.36269430051813">
                <text:p>2.36269430051813</text:p>
              </table:table-cell>
              <table:table-cell office:value-type="float" office:value="-73.1597497877251">
                <text:p>-73.1597497877251</text:p>
              </table:table-cell>
              <table:table-cell office:value-type="float" office:value="6.56303972366149">
                <text:p>6.5630397236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CAL6201.F60:CAL6201.F90 CAL6201.A60:CAL6201.A90" svg:x="1.358cm" svg:y="0.855cm" svg:width="14.002cm" svg:height="6.957cm">
          <chartooo:coordinate-region svg:x="2.165cm" svg:y="1.067cm" svg:width="12.823cm" svg:height="6.072cm"/>
          <chart:axis chart:dimension="x" chart:name="primary-x" chart:style-name="ch3">
            <chart:title svg:x="7.429cm" svg:y="7.993cm" chart:style-name="ch4">
              <text:p>Corrente (A)</text:p>
            </chart:title>
          </chart:axis>
          <chart:axis chart:dimension="y" chart:name="primary-y" chart:style-name="ch5">
            <chart:title svg:x="0.451cm" svg:y="5.594cm" chart:style-name="ch6">
              <text:p>Temperatua (ºC)</text:p>
            </chart:title>
            <chart:grid chart:style-name="ch7" chart:class="major"/>
          </chart:axis>
          <chart:series chart:style-name="ch8" chart:values-cell-range-address="CAL6201.A60:CAL6201.A90" chart:class="chart:scatter">
            <chart:domain table:cell-range-address="CAL6201.F60:CAL6201.F90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9736526198676">
                <text:p>79.9736526198676</text:p>
                <draw:g>
                  <svg:desc>CAL6201.F60:CAL6201.F90</svg:desc>
                </draw:g>
              </table:table-cell>
              <table:table-cell office:value-type="float" office:value="23">
                <text:p>23</text:p>
                <draw:g>
                  <svg:desc>CAL6201.A60:CAL6201.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893284793069">
                <text:p>207.8932847930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.573903672045">
                <text:p>283.5739036720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.499382338761">
                <text:p>343.4993823387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.924347836295">
                <text:p>394.924347836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.848307402488">
                <text:p>440.8483074024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2.856941415473">
                <text:p>482.8569414154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.909248449025">
                <text:p>521.909248449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.637614062956">
                <text:p>558.6376140629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3.485157026093">
                <text:p>593.48515702609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6.776719839119">
                <text:p>626.7767198391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8.758918579516">
                <text:p>658.7589185795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9.62428844056">
                <text:p>689.624288440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9.526621517634">
                <text:p>719.5266215176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8.591130271265">
                <text:p>748.5911302712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6.921421664859">
                <text:p>776.9214216648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4.604425477982">
                <text:p>804.6044254779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1.71396533222">
                <text:p>831.713965332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8.313402867326">
                <text:p>858.3134028673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4.457632971528">
                <text:p>884.4576329715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0.194614588299">
                <text:p>910.1946145882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5.566562668923">
                <text:p>935.5665626689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0.610888602388">
                <text:p>960.6108886023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5.360951050448">
                <text:p>985.3609510504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9.8466618729">
                <text:p>1009.84666187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4.09497989705">
                <text:p>1034.094979897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8.13031688457">
                <text:p>1058.1303168845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1.97487403962">
                <text:p>1081.974874039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5.6489230409">
                <text:p>1105.648923040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9.17104237303">
                <text:p>1129.1710423730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2.55831734521">
                <text:p>1152.55831734521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0.341cm" svg:y="2.337cm" style:legend-expansion="custom" chartooo:width="1.875cm" chartooo:height="1.594cm" style:legend-expansion-aspect-ratio="1.1762860727729" chart:style-name="ch2"/>
        <chart:plot-area chart:style-name="ch3" table:cell-range-address="CAL6201.F60:CAL6201.G90 CAL6201.G58:CAL6201.I58 CAL6201.H60:CAL6201.H89 CAL6201.I60:CAL6201.I90" chart:data-source-has-labels="row" svg:x="1.331cm" svg:y="0.84cm" svg:width="14.435cm" svg:height="7.023cm">
          <chartooo:coordinate-region svg:x="1.952cm" svg:y="1.053cm" svg:width="13.442cm" svg:height="6.137cm"/>
          <chart:axis chart:dimension="x" chart:name="primary-x" chart:style-name="ch4">
            <chart:title svg:x="7.856cm" svg:y="8.044cm" chart:style-name="ch5">
              <text:p>Corrente</text:p>
            </chart:title>
          </chart:axis>
          <chart:axis chart:dimension="y" chart:name="primary-y" chart:style-name="ch6">
            <chart:title svg:x="0.424cm" svg:y="4.898cm" chart:style-name="ch7">
              <text:p>Flecha</text:p>
            </chart:title>
            <chart:grid chart:style-name="ch8" chart:class="major"/>
          </chart:axis>
          <chart:series chart:style-name="ch9" chart:values-cell-range-address="CAL6201.G60:CAL6201.G90" chart:label-cell-address="CAL6201.G58:CAL6201.G58" chart:class="chart:scatter">
            <chart:domain table:cell-range-address="CAL6201.F60:CAL6201.F90"/>
            <chart:data-point chart:repeated="31"/>
          </chart:series>
          <chart:series chart:style-name="ch10" chart:values-cell-range-address="CAL6201.H60:CAL6201.H89" chart:label-cell-address="CAL6201.H58:CAL6201.H58" chart:class="chart:scatter">
            <chart:data-point chart:repeated="31"/>
          </chart:series>
          <chart:series chart:style-name="ch11" chart:values-cell-range-address="CAL6201.I60:CAL6201.I90" chart:label-cell-address="CAL6201.I58:CAL6201.I58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300</text:p>
                <draw:g>
                  <svg:desc>CAL6201.G58:CAL6201.G58</svg:desc>
                </draw:g>
              </table:table-cell>
              <table:table-cell office:value-type="string">
                <text:p>500</text:p>
                <draw:g>
                  <svg:desc>CAL6201.H58:CAL6201.H58</svg:desc>
                </draw:g>
              </table:table-cell>
              <table:table-cell office:value-type="string">
                <text:p>1000</text:p>
                <draw:g>
                  <svg:desc>CAL6201.I58:CAL6201.I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9736526198676">
                <text:p>79.9736526198676</text:p>
                <draw:g>
                  <svg:desc>CAL6201.F60:CAL6201.F90</svg:desc>
                </draw:g>
              </table:table-cell>
              <table:table-cell office:value-type="float" office:value="5.21406690149154">
                <text:p>5.21406690149154</text:p>
                <draw:g>
                  <svg:desc>CAL6201.G60:CAL6201.G90</svg:desc>
                </draw:g>
              </table:table-cell>
              <table:table-cell office:value-type="float" office:value="14.0078453327497">
                <text:p>14.0078453327497</text:p>
                <draw:g>
                  <svg:desc>CAL6201.H60:CAL6201.H89</svg:desc>
                </draw:g>
              </table:table-cell>
              <table:table-cell office:value-type="float" office:value="56.9755087836714">
                <text:p>56.9755087836714</text:p>
                <draw:g>
                  <svg:desc>CAL6201.I60:CAL6201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893284793069">
                <text:p>207.893284793069</text:p>
              </table:table-cell>
              <table:table-cell office:value-type="float" office:value="5.5075634110511">
                <text:p>5.5075634110511</text:p>
              </table:table-cell>
              <table:table-cell office:value-type="float" office:value="14.3705933378087">
                <text:p>14.3705933378087</text:p>
              </table:table-cell>
              <table:table-cell office:value-type="float" office:value="57.3455464894045">
                <text:p>57.3455464894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.573903672045">
                <text:p>283.573903672045</text:p>
              </table:table-cell>
              <table:table-cell office:value-type="float" office:value="5.80105992061066">
                <text:p>5.80105992061066</text:p>
              </table:table-cell>
              <table:table-cell office:value-type="float" office:value="14.7333413428676">
                <text:p>14.7333413428676</text:p>
              </table:table-cell>
              <table:table-cell office:value-type="float" office:value="57.7155841951377">
                <text:p>57.7155841951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.499382338761">
                <text:p>343.499382338761</text:p>
              </table:table-cell>
              <table:table-cell office:value-type="float" office:value="6.09455643017021">
                <text:p>6.09455643017021</text:p>
              </table:table-cell>
              <table:table-cell office:value-type="float" office:value="15.0960893479266">
                <text:p>15.0960893479266</text:p>
              </table:table-cell>
              <table:table-cell office:value-type="float" office:value="58.0856219008709">
                <text:p>58.0856219008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.924347836295">
                <text:p>394.924347836295</text:p>
              </table:table-cell>
              <table:table-cell office:value-type="float" office:value="6.38805293972977">
                <text:p>6.38805293972977</text:p>
              </table:table-cell>
              <table:table-cell office:value-type="float" office:value="15.4588373529856">
                <text:p>15.4588373529856</text:p>
              </table:table-cell>
              <table:table-cell office:value-type="float" office:value="58.4556596066041">
                <text:p>58.4556596066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.848307402488">
                <text:p>440.848307402488</text:p>
              </table:table-cell>
              <table:table-cell office:value-type="float" office:value="6.68154944928933">
                <text:p>6.68154944928933</text:p>
              </table:table-cell>
              <table:table-cell office:value-type="float" office:value="15.8215853580445">
                <text:p>15.8215853580445</text:p>
              </table:table-cell>
              <table:table-cell office:value-type="float" office:value="58.8256973123373">
                <text:p>58.8256973123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2.856941415473">
                <text:p>482.856941415473</text:p>
              </table:table-cell>
              <table:table-cell office:value-type="float" office:value="6.97504595884889">
                <text:p>6.97504595884889</text:p>
              </table:table-cell>
              <table:table-cell office:value-type="float" office:value="16.1843333631035">
                <text:p>16.1843333631035</text:p>
              </table:table-cell>
              <table:table-cell office:value-type="float" office:value="59.1957350180705">
                <text:p>59.1957350180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.909248449025">
                <text:p>521.909248449025</text:p>
              </table:table-cell>
              <table:table-cell office:value-type="float" office:value="7.26854246840845">
                <text:p>7.26854246840845</text:p>
              </table:table-cell>
              <table:table-cell office:value-type="float" office:value="16.5470813681625">
                <text:p>16.5470813681625</text:p>
              </table:table-cell>
              <table:table-cell office:value-type="float" office:value="59.5657727238037">
                <text:p>59.5657727238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.637614062956">
                <text:p>558.637614062956</text:p>
              </table:table-cell>
              <table:table-cell office:value-type="float" office:value="7.562038977968">
                <text:p>7.562038977968</text:p>
              </table:table-cell>
              <table:table-cell office:value-type="float" office:value="16.9098293732214">
                <text:p>16.9098293732214</text:p>
              </table:table-cell>
              <table:table-cell office:value-type="float" office:value="59.9358104295368">
                <text:p>59.9358104295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3.485157026093">
                <text:p>593.485157026093</text:p>
              </table:table-cell>
              <table:table-cell office:value-type="float" office:value="7.85553548752756">
                <text:p>7.85553548752756</text:p>
              </table:table-cell>
              <table:table-cell office:value-type="float" office:value="17.2725773782804">
                <text:p>17.2725773782804</text:p>
              </table:table-cell>
              <table:table-cell office:value-type="float" office:value="60.30584813527">
                <text:p>60.30584813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6.776719839119">
                <text:p>626.776719839119</text:p>
              </table:table-cell>
              <table:table-cell office:value-type="float" office:value="8.14903199708712">
                <text:p>8.14903199708712</text:p>
              </table:table-cell>
              <table:table-cell office:value-type="float" office:value="17.6353253833393">
                <text:p>17.6353253833393</text:p>
              </table:table-cell>
              <table:table-cell office:value-type="float" office:value="60.6758858410032">
                <text:p>60.6758858410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8.758918579516">
                <text:p>658.758918579516</text:p>
              </table:table-cell>
              <table:table-cell office:value-type="float" office:value="8.44252850664668">
                <text:p>8.44252850664668</text:p>
              </table:table-cell>
              <table:table-cell office:value-type="float" office:value="17.9980733883983">
                <text:p>17.9980733883983</text:p>
              </table:table-cell>
              <table:table-cell office:value-type="float" office:value="61.0459235467364">
                <text:p>61.0459235467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9.62428844056">
                <text:p>689.62428844056</text:p>
              </table:table-cell>
              <table:table-cell office:value-type="float" office:value="8.73602501620624">
                <text:p>8.73602501620624</text:p>
              </table:table-cell>
              <table:table-cell office:value-type="float" office:value="18.3608213934573">
                <text:p>18.3608213934573</text:p>
              </table:table-cell>
              <table:table-cell office:value-type="float" office:value="61.4159612524696">
                <text:p>61.4159612524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9.526621517634">
                <text:p>719.526621517634</text:p>
              </table:table-cell>
              <table:table-cell office:value-type="float" office:value="9.02952152576579">
                <text:p>9.02952152576579</text:p>
              </table:table-cell>
              <table:table-cell office:value-type="float" office:value="18.7235693985162">
                <text:p>18.7235693985162</text:p>
              </table:table-cell>
              <table:table-cell office:value-type="float" office:value="61.7859989582028">
                <text:p>61.7859989582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8.591130271265">
                <text:p>748.591130271265</text:p>
              </table:table-cell>
              <table:table-cell office:value-type="float" office:value="9.32301803532535">
                <text:p>9.32301803532535</text:p>
              </table:table-cell>
              <table:table-cell office:value-type="float" office:value="19.0863174035752">
                <text:p>19.0863174035752</text:p>
              </table:table-cell>
              <table:table-cell office:value-type="float" office:value="62.156036663936">
                <text:p>62.156036663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6.921421664859">
                <text:p>776.921421664859</text:p>
              </table:table-cell>
              <table:table-cell office:value-type="float" office:value="9.61651454488491">
                <text:p>9.61651454488491</text:p>
              </table:table-cell>
              <table:table-cell office:value-type="float" office:value="19.4490654086341">
                <text:p>19.4490654086341</text:p>
              </table:table-cell>
              <table:table-cell office:value-type="float" office:value="62.5260743696691">
                <text:p>62.5260743696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4.604425477982">
                <text:p>804.604425477982</text:p>
              </table:table-cell>
              <table:table-cell office:value-type="float" office:value="9.91001105444447">
                <text:p>9.91001105444447</text:p>
              </table:table-cell>
              <table:table-cell office:value-type="float" office:value="19.8118134136931">
                <text:p>19.8118134136931</text:p>
              </table:table-cell>
              <table:table-cell office:value-type="float" office:value="62.8961120754023">
                <text:p>62.8961120754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1.71396533222">
                <text:p>831.71396533222</text:p>
              </table:table-cell>
              <table:table-cell office:value-type="float" office:value="10.203507564004">
                <text:p>10.203507564004</text:p>
              </table:table-cell>
              <table:table-cell office:value-type="float" office:value="20.1745614187521">
                <text:p>20.1745614187521</text:p>
              </table:table-cell>
              <table:table-cell office:value-type="float" office:value="63.2661497811355">
                <text:p>63.2661497811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8.313402867326">
                <text:p>858.313402867326</text:p>
              </table:table-cell>
              <table:table-cell office:value-type="float" office:value="10.4970040735636">
                <text:p>10.4970040735636</text:p>
              </table:table-cell>
              <table:table-cell office:value-type="float" office:value="20.537309423811">
                <text:p>20.537309423811</text:p>
              </table:table-cell>
              <table:table-cell office:value-type="float" office:value="63.6361874868687">
                <text:p>63.6361874868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4.457632971528">
                <text:p>884.457632971528</text:p>
              </table:table-cell>
              <table:table-cell office:value-type="float" office:value="10.7905005831231">
                <text:p>10.7905005831231</text:p>
              </table:table-cell>
              <table:table-cell office:value-type="float" office:value="20.90005742887">
                <text:p>20.90005742887</text:p>
              </table:table-cell>
              <table:table-cell office:value-type="float" office:value="64.0062251926019">
                <text:p>64.0062251926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0.194614588299">
                <text:p>910.194614588299</text:p>
              </table:table-cell>
              <table:table-cell office:value-type="float" office:value="11.0839970926827">
                <text:p>11.0839970926827</text:p>
              </table:table-cell>
              <table:table-cell office:value-type="float" office:value="21.2628054339289">
                <text:p>21.2628054339289</text:p>
              </table:table-cell>
              <table:table-cell office:value-type="float" office:value="64.3762628983351">
                <text:p>64.3762628983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5.566562668923">
                <text:p>935.566562668923</text:p>
              </table:table-cell>
              <table:table-cell office:value-type="float" office:value="11.3774936022423">
                <text:p>11.3774936022423</text:p>
              </table:table-cell>
              <table:table-cell office:value-type="float" office:value="21.6255534389879">
                <text:p>21.6255534389879</text:p>
              </table:table-cell>
              <table:table-cell office:value-type="float" office:value="64.7463006040683">
                <text:p>64.7463006040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0.610888602388">
                <text:p>960.610888602388</text:p>
              </table:table-cell>
              <table:table-cell office:value-type="float" office:value="11.6709901118018">
                <text:p>11.6709901118018</text:p>
              </table:table-cell>
              <table:table-cell office:value-type="float" office:value="21.9883014440469">
                <text:p>21.9883014440469</text:p>
              </table:table-cell>
              <table:table-cell office:value-type="float" office:value="65.1163383098015">
                <text:p>65.1163383098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5.360951050448">
                <text:p>985.360951050448</text:p>
              </table:table-cell>
              <table:table-cell office:value-type="float" office:value="11.9644866213614">
                <text:p>11.9644866213614</text:p>
              </table:table-cell>
              <table:table-cell office:value-type="float" office:value="22.3510494491058">
                <text:p>22.3510494491058</text:p>
              </table:table-cell>
              <table:table-cell office:value-type="float" office:value="65.4863760155346">
                <text:p>65.4863760155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9.8466618729">
                <text:p>1009.8466618729</text:p>
              </table:table-cell>
              <table:table-cell office:value-type="float" office:value="12.2579831309209">
                <text:p>12.2579831309209</text:p>
              </table:table-cell>
              <table:table-cell office:value-type="float" office:value="22.7137974541648">
                <text:p>22.7137974541648</text:p>
              </table:table-cell>
              <table:table-cell office:value-type="float" office:value="65.8564137212678">
                <text:p>65.8564137212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4.09497989705">
                <text:p>1034.09497989705</text:p>
              </table:table-cell>
              <table:table-cell office:value-type="float" office:value="12.5514796404805">
                <text:p>12.5514796404805</text:p>
              </table:table-cell>
              <table:table-cell office:value-type="float" office:value="23.0765454592237">
                <text:p>23.0765454592237</text:p>
              </table:table-cell>
              <table:table-cell office:value-type="float" office:value="66.226451427001">
                <text:p>66.226451427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8.13031688457">
                <text:p>1058.13031688457</text:p>
              </table:table-cell>
              <table:table-cell office:value-type="float" office:value="12.84497615004">
                <text:p>12.84497615004</text:p>
              </table:table-cell>
              <table:table-cell office:value-type="float" office:value="23.4392934642827">
                <text:p>23.4392934642827</text:p>
              </table:table-cell>
              <table:table-cell office:value-type="float" office:value="66.5964891327342">
                <text:p>66.5964891327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1.97487403962">
                <text:p>1081.97487403962</text:p>
              </table:table-cell>
              <table:table-cell office:value-type="float" office:value="13.1384726595996">
                <text:p>13.1384726595996</text:p>
              </table:table-cell>
              <table:table-cell office:value-type="float" office:value="23.8020414693417">
                <text:p>23.8020414693417</text:p>
              </table:table-cell>
              <table:table-cell office:value-type="float" office:value="66.9665268384674">
                <text:p>66.9665268384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5.6489230409">
                <text:p>1105.6489230409</text:p>
              </table:table-cell>
              <table:table-cell office:value-type="float" office:value="13.4319691691592">
                <text:p>13.4319691691592</text:p>
              </table:table-cell>
              <table:table-cell office:value-type="float" office:value="24.1647894744006">
                <text:p>24.1647894744006</text:p>
              </table:table-cell>
              <table:table-cell office:value-type="float" office:value="67.3365645442006">
                <text:p>67.3365645442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9.17104237303">
                <text:p>1129.17104237303</text:p>
              </table:table-cell>
              <table:table-cell office:value-type="float" office:value="13.7254656787187">
                <text:p>13.7254656787187</text:p>
              </table:table-cell>
              <table:table-cell office:value-type="float" office:value="24.5275374794596">
                <text:p>24.5275374794596</text:p>
              </table:table-cell>
              <table:table-cell office:value-type="float" office:value="67.7066022499337">
                <text:p>67.7066022499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2.55831734521">
                <text:p>1152.55831734521</text:p>
              </table:table-cell>
              <table:table-cell office:value-type="float" office:value="14.0189621882783">
                <text:p>14.0189621882783</text:p>
              </table:table-cell>
              <table:table-cell office:value-type="float" office:value="NaN">
                <text:p>NaN</text:p>
              </table:table-cell>
              <table:table-cell office:value-type="float" office:value="68.0766399556669">
                <text:p>68.07663995566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-100" chart:maximum="10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19cm" svg:height="9.579cm" xlink:href=".." xlink:type="simple" chart:class="chart:scatter" chart:style-name="ch1">
        <chart:legend svg:x="9.613cm" svg:y="1.543cm" style:legend-expansion="custom" chartooo:width="2.05cm" chartooo:height="1.935cm" style:legend-expansion-aspect-ratio="1.0594315245478" chart:style-name="ch2"/>
        <chart:plot-area chart:style-name="ch3" table:cell-range-address="TACSR.C15:TACSR.C53 TACSR.C12:TACSR.C12 TACSR.A15:TACSR.A53 TACSR.E12:TACSR.E12 TACSR.G12:TACSR.G12" chart:data-source-has-labels="row" svg:x="0.683cm" svg:y="0.908cm" svg:width="11.587cm" svg:height="8.111cm">
          <chartooo:coordinate-region svg:x="1.675cm" svg:y="1.121cm" svg:width="10.315cm" svg:height="7.225cm"/>
          <chart:axis chart:dimension="x" chart:name="primary-x" chart:style-name="ch4">
            <chart:title svg:x="5.479cm" svg:y="8.992cm" chart:style-name="ch5">
              <text:p>Temperatura</text:p>
            </chart:title>
            <chart:grid chart:style-name="ch6" chart:class="major"/>
          </chart:axis>
          <chart:axis chart:dimension="y" chart:name="primary-y" chart:style-name="ch7">
            <chart:title svg:x="0.001cm" svg:y="5.88cm" chart:style-name="ch8">
              <text:p>Tração (kgf)</text:p>
            </chart:title>
            <chart:grid chart:style-name="ch6" chart:class="major"/>
          </chart:axis>
          <chart:series chart:style-name="ch9" chart:values-cell-range-address="TACSR.A15:TACSR.A53" chart:label-cell-address="TACSR.C12:TACSR.C12" chart:class="chart:scatter">
            <chart:domain table:cell-range-address="TACSR.C15:TACSR.C53"/>
            <chart:data-point chart:repeated="39"/>
          </chart:series>
          <chart:series chart:style-name="ch10" chart:values-cell-range-address="TACSR.A15:TACSR.A53" chart:label-cell-address="TACSR.E12:TACSR.E12" chart:class="chart:scatter">
            <chart:domain table:cell-range-address="TACSR.E15:TACSR.E53"/>
            <chart:data-point chart:repeated="39"/>
          </chart:series>
          <chart:series chart:style-name="ch11" chart:values-cell-range-address="TACSR.A15:TACSR.A53" chart:label-cell-address="TACSR.G12:TACSR.G12" chart:class="chart:scatter">
            <chart:domain table:cell-range-address="TACSR.G15:TACSR.G53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00</text:p>
                <draw:g>
                  <svg:desc>TACSR.C12:TACSR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00</text:p>
                <draw:g>
                  <svg:desc>TACSR.E12:TACSR.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0</text:p>
                <draw:g>
                  <svg:desc>TACSR.G12:TACSR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7328166198725">
                <text:p>61.7328166198725</text:p>
                <draw:g>
                  <svg:desc>TACSR.C15:TACSR.C53</svg:desc>
                </draw:g>
              </table:table-cell>
              <table:table-cell office:value-type="float" office:value="2896">
                <text:p>2896</text:p>
                <draw:g>
                  <svg:desc>TACSR.A15:TACSR.A53</svg:desc>
                </draw:g>
              </table:table-cell>
              <table:table-cell office:value-type="float" office:value="NaN">
                <text:p>NaN</text:p>
                <draw:g>
                  <svg:desc>TACSR.E15:TACSR.E53</svg:desc>
                </draw:g>
              </table:table-cell>
              <table:table-cell office:value-type="float" office:value="2896">
                <text:p>2896</text:p>
                <draw:g>
                  <svg:desc>TACSR.A15:TACSR.A53</svg:desc>
                </draw:g>
              </table:table-cell>
              <table:table-cell office:value-type="float" office:value="NaN">
                <text:p>NaN</text:p>
                <draw:g>
                  <svg:desc>TACSR.G15:TACSR.G53</svg:desc>
                </draw:g>
              </table:table-cell>
              <table:table-cell office:value-type="float" office:value="2896">
                <text:p>2896</text:p>
                <draw:g>
                  <svg:desc>TACSR.A15:TACSR.A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900181194458">
                <text:p>57.6900181194458</text:p>
              </table:table-cell>
              <table:table-cell office:value-type="float" office:value="2946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2946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8202841364978">
                <text:p>53.8202841364978</text:p>
              </table:table-cell>
              <table:table-cell office:value-type="float" office:value="2996">
                <text:p>2996</text:p>
              </table:table-cell>
              <table:table-cell office:value-type="float" office:value="102.950064346856">
                <text:p>102.950064346856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1123345663552">
                <text:p>50.1123345663552</text:p>
              </table:table-cell>
              <table:table-cell office:value-type="float" office:value="3046">
                <text:p>3046</text:p>
              </table:table-cell>
              <table:table-cell office:value-type="float" office:value="93.6487079389108">
                <text:p>93.6487079389108</text:p>
              </table:table-cell>
              <table:table-cell office:value-type="float" office:value="3046">
                <text:p>3046</text:p>
              </table:table-cell>
              <table:table-cell office:value-type="float" office:value="NaN">
                <text:p>NaN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555793733835">
                <text:p>46.555793733835</text:p>
              </table:table-cell>
              <table:table-cell office:value-type="float" office:value="3096">
                <text:p>3096</text:p>
              </table:table-cell>
              <table:table-cell office:value-type="float" office:value="84.7682907483598">
                <text:p>84.7682907483598</text:p>
              </table:table-cell>
              <table:table-cell office:value-type="float" office:value="3096">
                <text:p>3096</text:p>
              </table:table-cell>
              <table:table-cell office:value-type="float" office:value="NaN">
                <text:p>NaN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1411047343384">
                <text:p>43.1411047343384</text:p>
              </table:table-cell>
              <table:table-cell office:value-type="float" office:value="3146">
                <text:p>3146</text:p>
              </table:table-cell>
              <table:table-cell office:value-type="float" office:value="76.2822020138761">
                <text:p>76.2822020138761</text:p>
              </table:table-cell>
              <table:table-cell office:value-type="float" office:value="3146">
                <text:p>3146</text:p>
              </table:table-cell>
              <table:table-cell office:value-type="float" office:value="NaN">
                <text:p>NaN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8594530941906">
                <text:p>39.8594530941906</text:p>
              </table:table-cell>
              <table:table-cell office:value-type="float" office:value="3196">
                <text:p>3196</text:p>
              </table:table-cell>
              <table:table-cell office:value-type="float" office:value="68.1659019804131">
                <text:p>68.1659019804131</text:p>
              </table:table-cell>
              <table:table-cell office:value-type="float" office:value="3196">
                <text:p>3196</text:p>
              </table:table-cell>
              <table:table-cell office:value-type="float" office:value="NaN">
                <text:p>NaN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7026986089288">
                <text:p>36.7026986089288</text:p>
              </table:table-cell>
              <table:table-cell office:value-type="float" office:value="3246">
                <text:p>3246</text:p>
              </table:table-cell>
              <table:table-cell office:value-type="float" office:value="60.3967313713388">
                <text:p>60.3967313713388</text:p>
              </table:table-cell>
              <table:table-cell office:value-type="float" office:value="3246">
                <text:p>3246</text:p>
              </table:table-cell>
              <table:table-cell office:value-type="float" office:value="NaN">
                <text:p>NaN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6633143732974">
                <text:p>33.6633143732974</text:p>
              </table:table-cell>
              <table:table-cell office:value-type="float" office:value="3296">
                <text:p>3296</text:p>
              </table:table-cell>
              <table:table-cell office:value-type="float" office:value="52.9537410092717">
                <text:p>52.9537410092717</text:p>
              </table:table-cell>
              <table:table-cell office:value-type="float" office:value="3296">
                <text:p>3296</text:p>
              </table:table-cell>
              <table:table-cell office:value-type="float" office:value="142.945405123508">
                <text:p>142.945405123508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43321486913">
                <text:p>30.7343321486913</text:p>
              </table:table-cell>
              <table:table-cell office:value-type="float" office:value="3346">
                <text:p>3346</text:p>
              </table:table-cell>
              <table:table-cell office:value-type="float" office:value="45.8175391857462">
                <text:p>45.8175391857462</text:p>
              </table:table-cell>
              <table:table-cell office:value-type="float" office:value="3346">
                <text:p>3346</text:p>
              </table:table-cell>
              <table:table-cell office:value-type="float" office:value="116.172231775146">
                <text:p>116.17223177514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092933259414">
                <text:p>27.9092933259414</text:p>
              </table:table-cell>
              <table:table-cell office:value-type="float" office:value="3396">
                <text:p>3396</text:p>
              </table:table-cell>
              <table:table-cell office:value-type="float" office:value="38.9701546968608">
                <text:p>38.9701546968608</text:p>
              </table:table-cell>
              <table:table-cell office:value-type="float" office:value="3396">
                <text:p>3396</text:p>
              </table:table-cell>
              <table:table-cell office:value-type="float" office:value="90.5559260542042">
                <text:p>90.555926054204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822048379394">
                <text:p>25.1822048379394</text:p>
              </table:table-cell>
              <table:table-cell office:value-type="float" office:value="3446">
                <text:p>3446</text:p>
              </table:table-cell>
              <table:table-cell office:value-type="float" office:value="32.3949137331962">
                <text:p>32.3949137331962</text:p>
              </table:table-cell>
              <table:table-cell office:value-type="float" office:value="3446">
                <text:p>3446</text:p>
              </table:table-cell>
              <table:table-cell office:value-type="float" office:value="66.0292999926356">
                <text:p>66.02929999263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5474994591385">
                <text:p>22.5474994591385</text:p>
              </table:table-cell>
              <table:table-cell office:value-type="float" office:value="3496">
                <text:p>3496</text:p>
              </table:table-cell>
              <table:table-cell office:value-type="float" office:value="26.0763290445398">
                <text:p>26.0763290445398</text:p>
              </table:table-cell>
              <table:table-cell office:value-type="float" office:value="3496">
                <text:p>3496</text:p>
              </table:table-cell>
              <table:table-cell office:value-type="float" office:value="42.529980376602">
                <text:p>42.529980376602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546">
                <text:p>3546</text:p>
              </table:table-cell>
              <table:table-cell office:value-type="float" office:value="20">
                <text:p>20</text:p>
              </table:table-cell>
              <table:table-cell office:value-type="float" office:value="3546">
                <text:p>3546</text:p>
              </table:table-cell>
              <table:table-cell office:value-type="float" office:value="20">
                <text:p>20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5708935401221">
                <text:p>16.5708935401221</text:p>
              </table:table-cell>
              <table:table-cell office:value-type="float" office:value="3616">
                <text:p>3616</text:p>
              </table:table-cell>
              <table:table-cell office:value-type="float" office:value="11.8747830019061">
                <text:p>11.8747830019061</text:p>
              </table:table-cell>
              <table:table-cell office:value-type="float" office:value="3616">
                <text:p>3616</text:p>
              </table:table-cell>
              <table:table-cell office:value-type="float" office:value="-10.0154529614001">
                <text:p>-10.015452961400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911552299241">
                <text:p>13.2911552299241</text:p>
              </table:table-cell>
              <table:table-cell office:value-type="float" office:value="3686">
                <text:p>3686</text:p>
              </table:table-cell>
              <table:table-cell office:value-type="float" office:value="4.16443999754864">
                <text:p>4.16443999754864</text:p>
              </table:table-cell>
              <table:table-cell office:value-type="float" office:value="3686">
                <text:p>3686</text:p>
              </table:table-cell>
              <table:table-cell office:value-type="float" office:value="-38.3721097531476">
                <text:p>-38.3721097531476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49747715977">
                <text:p>10.149747715977</text:p>
              </table:table-cell>
              <table:table-cell office:value-type="float" office:value="3756">
                <text:p>3756</text:p>
              </table:table-cell>
              <table:table-cell office:value-type="float" office:value="-3.16171897327714">
                <text:p>-3.16171897327714</text:p>
              </table:table-cell>
              <table:table-cell office:value-type="float" office:value="3756">
                <text:p>3756</text:p>
              </table:table-cell>
              <table:table-cell office:value-type="float" office:value="-65.1933014230604">
                <text:p>-65.1933014230604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3663472690884">
                <text:p>7.13663472690884</text:p>
              </table:table-cell>
              <table:table-cell office:value-type="float" office:value="3826">
                <text:p>3826</text:p>
              </table:table-cell>
              <table:table-cell office:value-type="float" office:value="-10.1315967710186">
                <text:p>-10.1315967710186</text:p>
              </table:table-cell>
              <table:table-cell office:value-type="float" office:value="3826">
                <text:p>3826</text:p>
              </table:table-cell>
              <table:table-cell office:value-type="float" office:value="-90.5910927304812">
                <text:p>-90.5910927304812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4267404868176">
                <text:p>4.24267404868176</text:p>
              </table:table-cell>
              <table:table-cell office:value-type="float" office:value="3896">
                <text:p>3896</text:p>
              </table:table-cell>
              <table:table-cell office:value-type="float" office:value="-16.7706075518123">
                <text:p>-16.7706075518123</text:p>
              </table:table-cell>
              <table:table-cell office:value-type="float" office:value="3896">
                <text:p>3896</text:p>
              </table:table-cell>
              <table:table-cell office:value-type="float" office:value="NaN">
                <text:p>NaN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52361601454">
                <text:p>1.45952361601454</text:p>
              </table:table-cell>
              <table:table-cell office:value-type="float" office:value="3966">
                <text:p>3966</text:p>
              </table:table-cell>
              <table:table-cell office:value-type="float" office:value="-23.1019385348439">
                <text:p>-23.1019385348439</text:p>
              </table:table-cell>
              <table:table-cell office:value-type="float" office:value="3966">
                <text:p>3966</text:p>
              </table:table-cell>
              <table:table-cell office:value-type="float" office:value="NaN">
                <text:p>NaN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2044108533274">
                <text:p>-1.22044108533274</text:p>
              </table:table-cell>
              <table:table-cell office:value-type="float" office:value="4036">
                <text:p>4036</text:p>
              </table:table-cell>
              <table:table-cell office:value-type="float" office:value="-29.1467801930611">
                <text:p>-29.1467801930611</text:p>
              </table:table-cell>
              <table:table-cell office:value-type="float" office:value="4036">
                <text:p>4036</text:p>
              </table:table-cell>
              <table:table-cell office:value-type="float" office:value="NaN">
                <text:p>NaN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80419983658019">
                <text:p>-3.80419983658019</text:p>
              </table:table-cell>
              <table:table-cell office:value-type="float" office:value="4106">
                <text:p>4106</text:p>
              </table:table-cell>
              <table:table-cell office:value-type="float" office:value="-34.9245291475817">
                <text:p>-34.9245291475817</text:p>
              </table:table-cell>
              <table:table-cell office:value-type="float" office:value="4106">
                <text:p>4106</text:p>
              </table:table-cell>
              <table:table-cell office:value-type="float" office:value="NaN">
                <text:p>NaN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9815202523865">
                <text:p>-6.29815202523865</text:p>
              </table:table-cell>
              <table:table-cell office:value-type="float" office:value="4176">
                <text:p>4176</text:p>
              </table:table-cell>
              <table:table-cell office:value-type="float" office:value="-40.452967404194">
                <text:p>-40.452967404194</text:p>
              </table:table-cell>
              <table:table-cell office:value-type="float" office:value="4176">
                <text:p>4176</text:p>
              </table:table-cell>
              <table:table-cell office:value-type="float" office:value="NaN">
                <text:p>NaN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7081736158643">
                <text:p>-8.7081736158643</text:p>
              </table:table-cell>
              <table:table-cell office:value-type="float" office:value="4246">
                <text:p>4246</text:p>
              </table:table-cell>
              <table:table-cell office:value-type="float" office:value="-45.7484210338921">
                <text:p>-45.7484210338921</text:p>
              </table:table-cell>
              <table:table-cell office:value-type="float" office:value="4246">
                <text:p>4246</text:p>
              </table:table-cell>
              <table:table-cell office:value-type="float" office:value="NaN">
                <text:p>NaN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.0396677012489">
                <text:p>-11.0396677012489</text:p>
              </table:table-cell>
              <table:table-cell office:value-type="float" office:value="4316">
                <text:p>4316</text:p>
              </table:table-cell>
              <table:table-cell office:value-type="float" office:value="-50.8259009486224">
                <text:p>-50.8259009486224</text:p>
              </table:table-cell>
              <table:table-cell office:value-type="float" office:value="4316">
                <text:p>4316</text:p>
              </table:table-cell>
              <table:table-cell office:value-type="float" office:value="NaN">
                <text:p>NaN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2976094475333">
                <text:p>-13.2976094475333</text:p>
              </table:table-cell>
              <table:table-cell office:value-type="float" office:value="4386">
                <text:p>4386</text:p>
              </table:table-cell>
              <table:table-cell office:value-type="float" office:value="-55.699228045244">
                <text:p>-55.699228045244</text:p>
              </table:table-cell>
              <table:table-cell office:value-type="float" office:value="4386">
                <text:p>4386</text:p>
              </table:table-cell>
              <table:table-cell office:value-type="float" office:value="NaN">
                <text:p>NaN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.4865861329843">
                <text:p>-15.4865861329843</text:p>
              </table:table-cell>
              <table:table-cell office:value-type="float" office:value="4456">
                <text:p>4456</text:p>
              </table:table-cell>
              <table:table-cell office:value-type="float" office:value="-60.3811446705774">
                <text:p>-60.3811446705774</text:p>
              </table:table-cell>
              <table:table-cell office:value-type="float" office:value="4456">
                <text:p>4456</text:p>
              </table:table-cell>
              <table:table-cell office:value-type="float" office:value="NaN">
                <text:p>NaN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6108328828174">
                <text:p>-17.6108328828174</text:p>
              </table:table-cell>
              <table:table-cell office:value-type="float" office:value="4526">
                <text:p>4526</text:p>
              </table:table-cell>
              <table:table-cell office:value-type="float" office:value="-64.8834140907208">
                <text:p>-64.8834140907208</text:p>
              </table:table-cell>
              <table:table-cell office:value-type="float" office:value="4526">
                <text:p>4526</text:p>
              </table:table-cell>
              <table:table-cell office:value-type="float" office:value="NaN">
                <text:p>NaN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9.6742646212961">
                <text:p>-19.6742646212961</text:p>
              </table:table-cell>
              <table:table-cell office:value-type="float" office:value="4596">
                <text:p>4596</text:p>
              </table:table-cell>
              <table:table-cell office:value-type="float" office:value="-69.216909417705">
                <text:p>-69.216909417705</text:p>
              </table:table-cell>
              <table:table-cell office:value-type="float" office:value="4596">
                <text:p>4596</text:p>
              </table:table-cell>
              <table:table-cell office:value-type="float" office:value="NaN">
                <text:p>NaN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.6805046915594">
                <text:p>-21.6805046915594</text:p>
              </table:table-cell>
              <table:table-cell office:value-type="float" office:value="4666">
                <text:p>4666</text:p>
              </table:table-cell>
              <table:table-cell office:value-type="float" office:value="-73.3916932518183">
                <text:p>-73.3916932518183</text:p>
              </table:table-cell>
              <table:table-cell office:value-type="float" office:value="4666">
                <text:p>4666</text:p>
              </table:table-cell>
              <table:table-cell office:value-type="float" office:value="NaN">
                <text:p>NaN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3.6329105347069">
                <text:p>-23.6329105347069</text:p>
              </table:table-cell>
              <table:table-cell office:value-type="float" office:value="4736">
                <text:p>4736</text:p>
              </table:table-cell>
              <table:table-cell office:value-type="float" office:value="-77.4170891313852">
                <text:p>-77.4170891313852</text:p>
              </table:table-cell>
              <table:table-cell office:value-type="float" office:value="4736">
                <text:p>4736</text:p>
              </table:table-cell>
              <table:table-cell office:value-type="float" office:value="NaN">
                <text:p>NaN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.534596768486">
                <text:p>-25.534596768486</text:p>
              </table:table-cell>
              <table:table-cell office:value-type="float" office:value="4806">
                <text:p>4806</text:p>
              </table:table-cell>
              <table:table-cell office:value-type="float" office:value="-81.3017457391735">
                <text:p>-81.3017457391735</text:p>
              </table:table-cell>
              <table:table-cell office:value-type="float" office:value="4806">
                <text:p>4806</text:p>
              </table:table-cell>
              <table:table-cell office:value-type="float" office:value="NaN">
                <text:p>NaN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7.3884559622893">
                <text:p>-27.3884559622893</text:p>
              </table:table-cell>
              <table:table-cell office:value-type="float" office:value="4876">
                <text:p>4876</text:p>
              </table:table-cell>
              <table:table-cell office:value-type="float" office:value="-85.0536946930652">
                <text:p>-85.0536946930652</text:p>
              </table:table-cell>
              <table:table-cell office:value-type="float" office:value="4876">
                <text:p>4876</text:p>
              </table:table-cell>
              <table:table-cell office:value-type="float" office:value="NaN">
                <text:p>NaN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9.19717736741">
                <text:p>-29.19717736741</text:p>
              </table:table-cell>
              <table:table-cell office:value-type="float" office:value="4946">
                <text:p>4946</text:p>
              </table:table-cell>
              <table:table-cell office:value-type="float" office:value="-88.6804026432043">
                <text:p>-88.6804026432043</text:p>
              </table:table-cell>
              <table:table-cell office:value-type="float" office:value="4946">
                <text:p>4946</text:p>
              </table:table-cell>
              <table:table-cell office:value-type="float" office:value="NaN">
                <text:p>NaN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9632638296134">
                <text:p>-30.9632638296134</text:p>
              </table:table-cell>
              <table:table-cell office:value-type="float" office:value="5016">
                <text:p>5016</text:p>
              </table:table-cell>
              <table:table-cell office:value-type="float" office:value="-92.1888183080962">
                <text:p>-92.1888183080962</text:p>
              </table:table-cell>
              <table:table-cell office:value-type="float" office:value="5016">
                <text:p>5016</text:p>
              </table:table-cell>
              <table:table-cell office:value-type="float" office:value="NaN">
                <text:p>NaN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2.6890470827757">
                <text:p>-32.6890470827757</text:p>
              </table:table-cell>
              <table:table-cell office:value-type="float" office:value="5086">
                <text:p>5086</text:p>
              </table:table-cell>
              <table:table-cell office:value-type="float" office:value="-95.5854150038134">
                <text:p>-95.5854150038134</text:p>
              </table:table-cell>
              <table:table-cell office:value-type="float" office:value="5086">
                <text:p>5086</text:p>
              </table:table-cell>
              <table:table-cell office:value-type="float" office:value="NaN">
                <text:p>NaN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4.3767015981745">
                <text:p>-34.3767015981745</text:p>
              </table:table-cell>
              <table:table-cell office:value-type="float" office:value="5156">
                <text:p>5156</text:p>
              </table:table-cell>
              <table:table-cell office:value-type="float" office:value="-98.87622915335">
                <text:p>-98.87622915335</text:p>
              </table:table-cell>
              <table:table-cell office:value-type="float" office:value="5156">
                <text:p>5156</text:p>
              </table:table-cell>
              <table:table-cell office:value-type="float" office:value="NaN">
                <text:p>NaN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.028257143496">
                <text:p>-36.028257143496</text:p>
              </table:table-cell>
              <table:table-cell office:value-type="float" office:value="5226">
                <text:p>5226</text:p>
              </table:table-cell>
              <table:table-cell office:value-type="float" office:value="-102.06689520458">
                <text:p>-102.06689520458</text:p>
              </table:table-cell>
              <table:table-cell office:value-type="float" office:value="5226">
                <text:p>5226</text:p>
              </table:table-cell>
              <table:table-cell office:value-type="float" office:value="NaN">
                <text:p>NaN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7.6456101870683">
                <text:p>-37.6456101870683</text:p>
              </table:table-cell>
              <table:table-cell office:value-type="float" office:value="5296">
                <text:p>5296</text:p>
              </table:table-cell>
              <table:table-cell office:value-type="float" office:value="-105.162677334654">
                <text:p>-105.162677334654</text:p>
              </table:table-cell>
              <table:table-cell office:value-type="float" office:value="5296">
                <text:p>5296</text:p>
              </table:table-cell>
              <table:table-cell office:value-type="float" office:value="NaN">
                <text:p>NaN</text:p>
              </table:table-cell>
              <table:table-cell office:value-type="float" office:value="5296">
                <text:p>5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-100" chart:maximum="10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8cm" svg:height="9cm" xlink:href=".." xlink:type="simple" chart:class="chart:scatter" chart:style-name="ch1">
        <chart:legend svg:x="8.13cm" svg:y="2.632cm" style:legend-expansion="custom" chartooo:width="3.177cm" chartooo:height="1.594cm" style:legend-expansion-aspect-ratio="1.9930991217064" chart:style-name="ch2"/>
        <chart:plot-area chart:style-name="ch3" table:cell-range-address="TACSR.C15:TACSR.D53 TACSR.C12:TACSR.C12 TACSR.E12:TACSR.E12 TACSR.F15:TACSR.F53 TACSR.G12:TACSR.G12 TACSR.H15:TACSR.H53" chart:data-source-has-labels="row" svg:x="1.449cm" svg:y="0.84cm" svg:width="10.833cm" svg:height="7.023cm">
          <chartooo:coordinate-region svg:x="2.07cm" svg:y="1.053cm" svg:width="9.932cm" svg:height="6.137cm"/>
          <chart:axis chart:dimension="x" chart:name="primary-x" chart:style-name="ch4">
            <chart:title svg:x="5.868cm" svg:y="8.044cm" chart:style-name="ch5">
              <text:p>Temperatura</text:p>
            </chart:title>
            <chart:grid chart:style-name="ch6" chart:class="major"/>
          </chart:axis>
          <chart:axis chart:dimension="y" chart:name="primary-y" chart:style-name="ch7">
            <chart:title svg:x="0.609cm" svg:y="5.189cm" chart:style-name="ch8">
              <text:p>Flecha (m)</text:p>
            </chart:title>
            <chart:grid chart:style-name="ch6" chart:class="major"/>
          </chart:axis>
          <chart:series chart:style-name="ch9" chart:values-cell-range-address="TACSR.D15:TACSR.D53" chart:label-cell-address="TACSR.C12:TACSR.C12" chart:class="chart:scatter">
            <chart:domain table:cell-range-address="TACSR.C15:TACSR.C53"/>
            <chart:data-point chart:repeated="39"/>
          </chart:series>
          <chart:series chart:style-name="ch10" chart:values-cell-range-address="TACSR.F15:TACSR.F53" chart:label-cell-address="TACSR.E12:TACSR.E12" chart:class="chart:scatter">
            <chart:domain table:cell-range-address="TACSR.E15:TACSR.E53"/>
            <chart:data-point chart:repeated="39"/>
          </chart:series>
          <chart:series chart:style-name="ch11" chart:values-cell-range-address="TACSR.H15:TACSR.H53" chart:label-cell-address="TACSR.G12:TACSR.G12" chart:class="chart:scatter">
            <chart:domain table:cell-range-address="TACSR.G15:TACSR.G53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00</text:p>
                <draw:g>
                  <svg:desc>TACSR.C12:TACSR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500</text:p>
                <draw:g>
                  <svg:desc>TACSR.E12:TACSR.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0</text:p>
                <draw:g>
                  <svg:desc>TACSR.G12:TACSR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7328166198725">
                <text:p>61.7328166198725</text:p>
                <draw:g>
                  <svg:desc>TACSR.C15:TACSR.C53</svg:desc>
                </draw:g>
              </table:table-cell>
              <table:table-cell office:value-type="float" office:value="8.27473238950276">
                <text:p>8.27473238950276</text:p>
                <draw:g>
                  <svg:desc>TACSR.D15:TACSR.D53</svg:desc>
                </draw:g>
              </table:table-cell>
              <table:table-cell office:value-type="float" office:value="NaN">
                <text:p>NaN</text:p>
                <draw:g>
                  <svg:desc>TACSR.E15:TACSR.E53</svg:desc>
                </draw:g>
              </table:table-cell>
              <table:table-cell office:value-type="float" office:value="NaN">
                <text:p>NaN</text:p>
                <draw:g>
                  <svg:desc>TACSR.F15:TACSR.F53</svg:desc>
                </draw:g>
              </table:table-cell>
              <table:table-cell office:value-type="float" office:value="NaN">
                <text:p>NaN</text:p>
                <draw:g>
                  <svg:desc>TACSR.G15:TACSR.G53</svg:desc>
                </draw:g>
              </table:table-cell>
              <table:table-cell office:value-type="float" office:value="NaN">
                <text:p>NaN</text:p>
                <draw:g>
                  <svg:desc>TACSR.H15:TACSR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900181194458">
                <text:p>57.6900181194458</text:p>
              </table:table-cell>
              <table:table-cell office:value-type="float" office:value="8.13429226069246">
                <text:p>8.1342922606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8202841364978">
                <text:p>53.8202841364978</text:p>
              </table:table-cell>
              <table:table-cell office:value-type="float" office:value="7.99853971962617">
                <text:p>7.99853971962617</text:p>
              </table:table-cell>
              <table:table-cell office:value-type="float" office:value="102.950064346856">
                <text:p>102.950064346856</text:p>
              </table:table-cell>
              <table:table-cell office:value-type="float" office:value="22.2181658878505">
                <text:p>22.21816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1123345663552">
                <text:p>50.1123345663552</text:p>
              </table:table-cell>
              <table:table-cell office:value-type="float" office:value="7.86724392646093">
                <text:p>7.86724392646093</text:p>
              </table:table-cell>
              <table:table-cell office:value-type="float" office:value="93.6487079389108">
                <text:p>93.6487079389108</text:p>
              </table:table-cell>
              <table:table-cell office:value-type="float" office:value="21.8534553512804">
                <text:p>21.853455351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555793733835">
                <text:p>46.555793733835</text:p>
              </table:table-cell>
              <table:table-cell office:value-type="float" office:value="7.74018895348837">
                <text:p>7.74018895348837</text:p>
              </table:table-cell>
              <table:table-cell office:value-type="float" office:value="84.7682907483598">
                <text:p>84.7682907483598</text:p>
              </table:table-cell>
              <table:table-cell office:value-type="float" office:value="21.500524870801">
                <text:p>21.500524870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1411047343384">
                <text:p>43.1411047343384</text:p>
              </table:table-cell>
              <table:table-cell office:value-type="float" office:value="7.61717260012715">
                <text:p>7.61717260012715</text:p>
              </table:table-cell>
              <table:table-cell office:value-type="float" office:value="76.2822020138761">
                <text:p>76.2822020138761</text:p>
              </table:table-cell>
              <table:table-cell office:value-type="float" office:value="21.158812778131">
                <text:p>21.15881277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8594530941906">
                <text:p>39.8594530941906</text:p>
              </table:table-cell>
              <table:table-cell office:value-type="float" office:value="7.49800531914894">
                <text:p>7.49800531914894</text:p>
              </table:table-cell>
              <table:table-cell office:value-type="float" office:value="68.1659019804131">
                <text:p>68.1659019804131</text:p>
              </table:table-cell>
              <table:table-cell office:value-type="float" office:value="20.8277925531915">
                <text:p>20.82779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7026986089288">
                <text:p>36.7026986089288</text:p>
              </table:table-cell>
              <table:table-cell office:value-type="float" office:value="7.38250924214418">
                <text:p>7.38250924214418</text:p>
              </table:table-cell>
              <table:table-cell office:value-type="float" office:value="60.3967313713388">
                <text:p>60.3967313713388</text:p>
              </table:table-cell>
              <table:table-cell office:value-type="float" office:value="20.5069701170672">
                <text:p>20.506970117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6633143732974">
                <text:p>33.6633143732974</text:p>
              </table:table-cell>
              <table:table-cell office:value-type="float" office:value="7.27051729368932">
                <text:p>7.27051729368932</text:p>
              </table:table-cell>
              <table:table-cell office:value-type="float" office:value="52.9537410092717">
                <text:p>52.9537410092717</text:p>
              </table:table-cell>
              <table:table-cell office:value-type="float" office:value="20.1958813713592">
                <text:p>20.1958813713592</text:p>
              </table:table-cell>
              <table:table-cell office:value-type="float" office:value="142.945405123508">
                <text:p>142.945405123508</text:p>
              </table:table-cell>
              <table:table-cell office:value-type="float" office:value="80.7835254854369">
                <text:p>80.7835254854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43321486913">
                <text:p>30.7343321486913</text:p>
              </table:table-cell>
              <table:table-cell office:value-type="float" office:value="7.16187238493724">
                <text:p>7.16187238493724</text:p>
              </table:table-cell>
              <table:table-cell office:value-type="float" office:value="45.8175391857462">
                <text:p>45.8175391857462</text:p>
              </table:table-cell>
              <table:table-cell office:value-type="float" office:value="19.894089958159">
                <text:p>19.894089958159</text:p>
              </table:table-cell>
              <table:table-cell office:value-type="float" office:value="116.172231775146">
                <text:p>116.172231775146</text:p>
              </table:table-cell>
              <table:table-cell office:value-type="float" office:value="79.576359832636">
                <text:p>79.576359832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092933259414">
                <text:p>27.9092933259414</text:p>
              </table:table-cell>
              <table:table-cell office:value-type="float" office:value="7.05642667844523">
                <text:p>7.05642667844523</text:p>
              </table:table-cell>
              <table:table-cell office:value-type="float" office:value="38.9701546968608">
                <text:p>38.9701546968608</text:p>
              </table:table-cell>
              <table:table-cell office:value-type="float" office:value="19.6011852179034">
                <text:p>19.6011852179034</text:p>
              </table:table-cell>
              <table:table-cell office:value-type="float" office:value="90.5559260542042">
                <text:p>90.5559260542042</text:p>
              </table:table-cell>
              <table:table-cell office:value-type="float" office:value="78.4047408716137">
                <text:p>78.4047408716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822048379394">
                <text:p>25.1822048379394</text:p>
              </table:table-cell>
              <table:table-cell office:value-type="float" office:value="6.95404091700522">
                <text:p>6.95404091700522</text:p>
              </table:table-cell>
              <table:table-cell office:value-type="float" office:value="32.3949137331962">
                <text:p>32.3949137331962</text:p>
              </table:table-cell>
              <table:table-cell office:value-type="float" office:value="19.3167803250145">
                <text:p>19.3167803250145</text:p>
              </table:table-cell>
              <table:table-cell office:value-type="float" office:value="66.0292999926356">
                <text:p>66.0292999926356</text:p>
              </table:table-cell>
              <table:table-cell office:value-type="float" office:value="77.267121300058">
                <text:p>77.267121300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5474994591385">
                <text:p>22.5474994591385</text:p>
              </table:table-cell>
              <table:table-cell office:value-type="float" office:value="6.85458381006865">
                <text:p>6.85458381006865</text:p>
              </table:table-cell>
              <table:table-cell office:value-type="float" office:value="26.0763290445398">
                <text:p>26.0763290445398</text:p>
              </table:table-cell>
              <table:table-cell office:value-type="float" office:value="19.040510583524">
                <text:p>19.040510583524</text:p>
              </table:table-cell>
              <table:table-cell office:value-type="float" office:value="42.529980376602">
                <text:p>42.529980376602</text:p>
              </table:table-cell>
              <table:table-cell office:value-type="float" office:value="76.1620423340961">
                <text:p>76.1620423340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6.75793147208122">
                <text:p>6.75793147208122</text:p>
              </table:table-cell>
              <table:table-cell office:value-type="float" office:value="20">
                <text:p>20</text:p>
              </table:table-cell>
              <table:table-cell office:value-type="float" office:value="18.7720318668923">
                <text:p>18.7720318668923</text:p>
              </table:table-cell>
              <table:table-cell office:value-type="float" office:value="20">
                <text:p>20</text:p>
              </table:table-cell>
              <table:table-cell office:value-type="float" office:value="75.0881274675691">
                <text:p>75.0881274675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5708935401221">
                <text:p>16.5708935401221</text:p>
              </table:table-cell>
              <table:table-cell office:value-type="float" office:value="6.62710868362832">
                <text:p>6.62710868362832</text:p>
              </table:table-cell>
              <table:table-cell office:value-type="float" office:value="11.8747830019061">
                <text:p>11.8747830019061</text:p>
              </table:table-cell>
              <table:table-cell office:value-type="float" office:value="18.4086352323009">
                <text:p>18.4086352323009</text:p>
              </table:table-cell>
              <table:table-cell office:value-type="float" office:value="-10.0154529614001">
                <text:p>-10.0154529614001</text:p>
              </table:table-cell>
              <table:table-cell office:value-type="float" office:value="73.6345409292035">
                <text:p>73.6345409292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911552299241">
                <text:p>13.2911552299241</text:p>
              </table:table-cell>
              <table:table-cell office:value-type="float" office:value="6.50125474769398">
                <text:p>6.50125474769398</text:p>
              </table:table-cell>
              <table:table-cell office:value-type="float" office:value="4.16443999754864">
                <text:p>4.16443999754864</text:p>
              </table:table-cell>
              <table:table-cell office:value-type="float" office:value="18.0590409658166">
                <text:p>18.0590409658166</text:p>
              </table:table-cell>
              <table:table-cell office:value-type="float" office:value="-38.3721097531476">
                <text:p>-38.3721097531476</text:p>
              </table:table-cell>
              <table:table-cell office:value-type="float" office:value="72.2361638632664">
                <text:p>72.2361638632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49747715977">
                <text:p>10.149747715977</text:p>
              </table:table-cell>
              <table:table-cell office:value-type="float" office:value="6.38009185303514">
                <text:p>6.38009185303514</text:p>
              </table:table-cell>
              <table:table-cell office:value-type="float" office:value="-3.16171897327714">
                <text:p>-3.16171897327714</text:p>
              </table:table-cell>
              <table:table-cell office:value-type="float" office:value="17.7224773695421">
                <text:p>17.7224773695421</text:p>
              </table:table-cell>
              <table:table-cell office:value-type="float" office:value="-65.1933014230604">
                <text:p>-65.1933014230604</text:p>
              </table:table-cell>
              <table:table-cell office:value-type="float" office:value="70.8899094781683">
                <text:p>70.8899094781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3663472690884">
                <text:p>7.13663472690884</text:p>
              </table:table-cell>
              <table:table-cell office:value-type="float" office:value="6.26336251960272">
                <text:p>6.26336251960272</text:p>
              </table:table-cell>
              <table:table-cell office:value-type="float" office:value="-10.1315967710186">
                <text:p>-10.1315967710186</text:p>
              </table:table-cell>
              <table:table-cell office:value-type="float" office:value="17.3982292211187">
                <text:p>17.3982292211187</text:p>
              </table:table-cell>
              <table:table-cell office:value-type="float" office:value="-90.5910927304812">
                <text:p>-90.5910927304812</text:p>
              </table:table-cell>
              <table:table-cell office:value-type="float" office:value="69.5929168844747">
                <text:p>69.5929168844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4267404868176">
                <text:p>4.24267404868176</text:p>
              </table:table-cell>
              <table:table-cell office:value-type="float" office:value="6.15082777207392">
                <text:p>6.15082777207392</text:p>
              </table:table-cell>
              <table:table-cell office:value-type="float" office:value="-16.7706075518123">
                <text:p>-16.7706075518123</text:p>
              </table:table-cell>
              <table:table-cell office:value-type="float" office:value="17.0856327002053">
                <text:p>17.085632700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52361601454">
                <text:p>1.45952361601454</text:p>
              </table:table-cell>
              <table:table-cell office:value-type="float" office:value="6.04226550680787">
                <text:p>6.04226550680787</text:p>
              </table:table-cell>
              <table:table-cell office:value-type="float" office:value="-23.1019385348439">
                <text:p>-23.1019385348439</text:p>
              </table:table-cell>
              <table:table-cell office:value-type="float" office:value="16.7840708522441">
                <text:p>16.784070852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2044108533274">
                <text:p>-1.22044108533274</text:p>
              </table:table-cell>
              <table:table-cell office:value-type="float" office:value="5.93746902874133">
                <text:p>5.93746902874133</text:p>
              </table:table-cell>
              <table:table-cell office:value-type="float" office:value="-29.1467801930611">
                <text:p>-29.1467801930611</text:p>
              </table:table-cell>
              <table:table-cell office:value-type="float" office:value="16.4929695242815">
                <text:p>16.492969524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80419983658019">
                <text:p>-3.80419983658019</text:p>
              </table:table-cell>
              <table:table-cell office:value-type="float" office:value="5.83624573794447">
                <text:p>5.83624573794447</text:p>
              </table:table-cell>
              <table:table-cell office:value-type="float" office:value="-34.9245291475817">
                <text:p>-34.9245291475817</text:p>
              </table:table-cell>
              <table:table-cell office:value-type="float" office:value="16.2117937165124">
                <text:p>16.211793716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9815202523865">
                <text:p>-6.29815202523865</text:p>
              </table:table-cell>
              <table:table-cell office:value-type="float" office:value="5.73841594827586">
                <text:p>5.73841594827586</text:p>
              </table:table-cell>
              <table:table-cell office:value-type="float" office:value="-40.452967404194">
                <text:p>-40.452967404194</text:p>
              </table:table-cell>
              <table:table-cell office:value-type="float" office:value="15.9400443007663">
                <text:p>15.94004430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7081736158643">
                <text:p>-8.7081736158643</text:p>
              </table:table-cell>
              <table:table-cell office:value-type="float" office:value="5.64381182289213">
                <text:p>5.64381182289213</text:p>
              </table:table-cell>
              <table:table-cell office:value-type="float" office:value="-45.7484210338921">
                <text:p>-45.7484210338921</text:p>
              </table:table-cell>
              <table:table-cell office:value-type="float" office:value="15.6772550635893">
                <text:p>15.677255063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.0396677012489">
                <text:p>-11.0396677012489</text:p>
              </table:table-cell>
              <table:table-cell office:value-type="float" office:value="5.55227641334569">
                <text:p>5.55227641334569</text:p>
              </table:table-cell>
              <table:table-cell office:value-type="float" office:value="-50.8259009486224">
                <text:p>-50.8259009486224</text:p>
              </table:table-cell>
              <table:table-cell office:value-type="float" office:value="15.4229900370714">
                <text:p>15.422990037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2976094475333">
                <text:p>-13.2976094475333</text:p>
              </table:table-cell>
              <table:table-cell office:value-type="float" office:value="5.46366279069768">
                <text:p>5.46366279069768</text:p>
              </table:table-cell>
              <table:table-cell office:value-type="float" office:value="-55.699228045244">
                <text:p>-55.699228045244</text:p>
              </table:table-cell>
              <table:table-cell office:value-type="float" office:value="15.1768410852713">
                <text:p>15.176841085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.4865861329843">
                <text:p>-15.4865861329843</text:p>
              </table:table-cell>
              <table:table-cell office:value-type="float" office:value="5.37783325852783">
                <text:p>5.37783325852783</text:p>
              </table:table-cell>
              <table:table-cell office:value-type="float" office:value="-60.3811446705774">
                <text:p>-60.3811446705774</text:p>
              </table:table-cell>
              <table:table-cell office:value-type="float" office:value="14.9384257181329">
                <text:p>14.938425718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6108328828174">
                <text:p>-17.6108328828174</text:p>
              </table:table-cell>
              <table:table-cell office:value-type="float" office:value="5.29465863897481">
                <text:p>5.29465863897481</text:p>
              </table:table-cell>
              <table:table-cell office:value-type="float" office:value="-64.8834140907208">
                <text:p>-64.8834140907208</text:p>
              </table:table-cell>
              <table:table-cell office:value-type="float" office:value="14.7073851082634">
                <text:p>14.707385108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9.6742646212961">
                <text:p>-19.6742646212961</text:p>
              </table:table-cell>
              <table:table-cell office:value-type="float" office:value="5.21401762402089">
                <text:p>5.21401762402089</text:p>
              </table:table-cell>
              <table:table-cell office:value-type="float" office:value="-69.216909417705">
                <text:p>-69.216909417705</text:p>
              </table:table-cell>
              <table:table-cell office:value-type="float" office:value="14.4833822889469">
                <text:p>14.483382288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.6805046915594">
                <text:p>-21.6805046915594</text:p>
              </table:table-cell>
              <table:table-cell office:value-type="float" office:value="5.13579618516931">
                <text:p>5.13579618516931</text:p>
              </table:table-cell>
              <table:table-cell office:value-type="float" office:value="-73.3916932518183">
                <text:p>-73.3916932518183</text:p>
              </table:table-cell>
              <table:table-cell office:value-type="float" office:value="14.2661005143592">
                <text:p>14.266100514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3.6329105347069">
                <text:p>-23.6329105347069</text:p>
              </table:table-cell>
              <table:table-cell office:value-type="float" office:value="5.05988703547297">
                <text:p>5.05988703547297</text:p>
              </table:table-cell>
              <table:table-cell office:value-type="float" office:value="-77.4170891313852">
                <text:p>-77.4170891313852</text:p>
              </table:table-cell>
              <table:table-cell office:value-type="float" office:value="14.0552417652027">
                <text:p>14.055241765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.534596768486">
                <text:p>-25.534596768486</text:p>
              </table:table-cell>
              <table:table-cell office:value-type="float" office:value="4.98618913857678">
                <text:p>4.98618913857678</text:p>
              </table:table-cell>
              <table:table-cell office:value-type="float" office:value="-81.3017457391735">
                <text:p>-81.3017457391735</text:p>
              </table:table-cell>
              <table:table-cell office:value-type="float" office:value="13.8505253849355">
                <text:p>13.850525384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7.3884559622893">
                <text:p>-27.3884559622893</text:p>
              </table:table-cell>
              <table:table-cell office:value-type="float" office:value="4.91460726004922">
                <text:p>4.91460726004922</text:p>
              </table:table-cell>
              <table:table-cell office:value-type="float" office:value="-85.0536946930652">
                <text:p>-85.0536946930652</text:p>
              </table:table-cell>
              <table:table-cell office:value-type="float" office:value="13.6516868334701">
                <text:p>13.651686833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9.19717736741">
                <text:p>-29.19717736741</text:p>
              </table:table-cell>
              <table:table-cell office:value-type="float" office:value="4.84505155681359">
                <text:p>4.84505155681359</text:p>
              </table:table-cell>
              <table:table-cell office:value-type="float" office:value="-88.6804026432043">
                <text:p>-88.6804026432043</text:p>
              </table:table-cell>
              <table:table-cell office:value-type="float" office:value="13.4584765467044">
                <text:p>13.458476546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9632638296134">
                <text:p>-30.9632638296134</text:p>
              </table:table-cell>
              <table:table-cell office:value-type="float" office:value="4.77743720095694">
                <text:p>4.77743720095694</text:p>
              </table:table-cell>
              <table:table-cell office:value-type="float" office:value="-92.1888183080962">
                <text:p>-92.1888183080962</text:p>
              </table:table-cell>
              <table:table-cell office:value-type="float" office:value="13.2706588915471">
                <text:p>13.2706588915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2.6890470827757">
                <text:p>-32.6890470827757</text:p>
              </table:table-cell>
              <table:table-cell office:value-type="float" office:value="4.7116840346048">
                <text:p>4.7116840346048</text:p>
              </table:table-cell>
              <table:table-cell office:value-type="float" office:value="-95.5854150038134">
                <text:p>-95.5854150038134</text:p>
              </table:table-cell>
              <table:table-cell office:value-type="float" office:value="13.0880112072356">
                <text:p>13.088011207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4.3767015981745">
                <text:p>-34.3767015981745</text:p>
              </table:table-cell>
              <table:table-cell office:value-type="float" office:value="4.64771625290923">
                <text:p>4.64771625290923</text:p>
              </table:table-cell>
              <table:table-cell office:value-type="float" office:value="-98.87622915335">
                <text:p>-98.87622915335</text:p>
              </table:table-cell>
              <table:table-cell office:value-type="float" office:value="12.9103229247479">
                <text:p>12.910322924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.028257143496">
                <text:p>-36.028257143496</text:p>
              </table:table-cell>
              <table:table-cell office:value-type="float" office:value="4.58546211251435">
                <text:p>4.58546211251435</text:p>
              </table:table-cell>
              <table:table-cell office:value-type="float" office:value="-102.06689520458">
                <text:p>-102.06689520458</text:p>
              </table:table-cell>
              <table:table-cell office:value-type="float" office:value="12.7373947569843">
                <text:p>12.737394756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7.6456101870683">
                <text:p>-37.6456101870683</text:p>
              </table:table-cell>
              <table:table-cell office:value-type="float" office:value="4.52485366314199">
                <text:p>4.52485366314199</text:p>
              </table:table-cell>
              <table:table-cell office:value-type="float" office:value="-105.162677334654">
                <text:p>-105.162677334654</text:p>
              </table:table-cell>
              <table:table-cell office:value-type="float" office:value="12.5690379531722">
                <text:p>12.569037953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94cm" svg:height="9cm" xlink:href=".." xlink:type="simple" chart:class="chart:scatter" chart:column-mapping="1 0" chart:style-name="ch1">
        <chart:plot-area chart:style-name="ch2" table:cell-range-address="TACSR.F60:TACSR.F90 TACSR.A60:TACSR.A90" svg:x="1.291cm" svg:y="0.855cm" svg:width="10.897cm" svg:height="6.957cm">
          <chartooo:coordinate-region svg:x="2.098cm" svg:y="1.067cm" svg:width="9.718cm" svg:height="6.072cm"/>
          <chart:axis chart:dimension="x" chart:name="primary-x" chart:style-name="ch3">
            <chart:title svg:x="5.809cm" svg:y="7.993cm" chart:style-name="ch4">
              <text:p>Corrente (A)</text:p>
            </chart:title>
            <chart:grid chart:style-name="ch5" chart:class="major"/>
          </chart:axis>
          <chart:axis chart:dimension="y" chart:name="primary-y" chart:style-name="ch6">
            <chart:title svg:x="0.451cm" svg:y="5.594cm" chart:style-name="ch7">
              <text:p>Temperatua (ºC)</text:p>
            </chart:title>
            <chart:grid chart:style-name="ch5" chart:class="major"/>
          </chart:axis>
          <chart:series chart:style-name="ch8" chart:values-cell-range-address="TACSR.A60:TACSR.A90" chart:class="chart:scatter">
            <chart:domain table:cell-range-address="TACSR.F60:TACSR.F90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.426815221119">
                <text:p>375.426815221119</text:p>
                <draw:g>
                  <svg:desc>TACSR.F60:TACSR.F90</svg:desc>
                </draw:g>
              </table:table-cell>
              <table:table-cell office:value-type="float" office:value="23">
                <text:p>23</text:p>
                <draw:g>
                  <svg:desc>TACSR.A60:TACSR.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.784723246853">
                <text:p>752.7847232468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9.213952168885">
                <text:p>989.2139521688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3.63194864322">
                <text:p>1173.631948643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8.19842405245">
                <text:p>1328.198424052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2.6706114853">
                <text:p>1462.67061148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2.40467626816">
                <text:p>1582.404676268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.73044768311">
                <text:p>1690.730447683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9.89267717069">
                <text:p>1789.892677170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1.49366881346">
                <text:p>1881.493668813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6.72688038702">
                <text:p>1966.726880387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6.51099539195">
                <text:p>2046.51099539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1.57196176738">
                <text:p>2121.571961767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2.49579941674">
                <text:p>2192.495799416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9.76401880297">
                <text:p>2259.764018802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23.77820022985">
                <text:p>2323.778200229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4.87754811504">
                <text:p>2384.877548115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3.35173963638">
                <text:p>2443.351739636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9.45053084922">
                <text:p>2499.450530849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3.39107286485">
                <text:p>2553.391072864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5.36357561389">
                <text:p>2605.363575613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5.53575631204">
                <text:p>2655.5357563120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4.05637883509">
                <text:p>2704.056378835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1.05810265233">
                <text:p>2751.058102652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6.65980015413">
                <text:p>2796.659800154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0.9684595656">
                <text:p>2840.96845956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4.08076113992">
                <text:p>2884.080761139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26.08439310179">
                <text:p>2926.084393101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7.05915832054">
                <text:p>2967.059158320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7.07791123768">
                <text:p>3007.077911237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6.20735599983">
                <text:p>3046.20735599983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15cm" svg:height="9cm" xlink:href=".." xlink:type="simple" chart:class="chart:scatter" chart:style-name="ch1">
        <chart:legend svg:x="7.765cm" svg:y="2.337cm" style:legend-expansion="custom" chartooo:width="2.711cm" chartooo:height="1.594cm" style:legend-expansion-aspect-ratio="1.70075282308657" chart:style-name="ch2"/>
        <chart:plot-area chart:style-name="ch3" table:cell-range-address="TACSR.F60:TACSR.G90 TACSR.G58:TACSR.I58 TACSR.H60:TACSR.H89 TACSR.I60:TACSR.I90" chart:data-source-has-labels="row" svg:x="0.844cm" svg:y="0.84cm" svg:width="11.087cm" svg:height="7.023cm">
          <chartooo:coordinate-region svg:x="1.465cm" svg:y="1.053cm" svg:width="10.094cm" svg:height="6.137cm"/>
          <chart:axis chart:dimension="x" chart:name="primary-x" chart:style-name="ch4">
            <chart:title svg:x="5.695cm" svg:y="8.044cm" chart:style-name="ch5">
              <text:p>Corrente</text:p>
            </chart:title>
            <chart:grid chart:style-name="ch6" chart:class="major"/>
          </chart:axis>
          <chart:axis chart:dimension="y" chart:name="primary-y" chart:style-name="ch7">
            <chart:title svg:x="0.017cm" svg:y="4.898cm" chart:style-name="ch8">
              <text:p>Flecha</text:p>
            </chart:title>
            <chart:grid chart:style-name="ch6" chart:class="major"/>
          </chart:axis>
          <chart:series chart:style-name="ch9" chart:values-cell-range-address="TACSR.G60:TACSR.G90" chart:label-cell-address="TACSR.G58:TACSR.G58" chart:class="chart:scatter">
            <chart:domain table:cell-range-address="TACSR.F60:TACSR.F90"/>
            <chart:data-point chart:repeated="31"/>
          </chart:series>
          <chart:series chart:style-name="ch10" chart:values-cell-range-address="TACSR.H60:TACSR.H89" chart:label-cell-address="TACSR.H58:TACSR.H58" chart:class="chart:scatter">
            <chart:data-point chart:repeated="31"/>
          </chart:series>
          <chart:series chart:style-name="ch11" chart:values-cell-range-address="TACSR.I60:TACSR.I90" chart:label-cell-address="TACSR.I58:TACSR.I58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300</text:p>
                <draw:g>
                  <svg:desc>TACSR.G58:TACSR.G58</svg:desc>
                </draw:g>
              </table:table-cell>
              <table:table-cell office:value-type="string">
                <text:p>500</text:p>
                <draw:g>
                  <svg:desc>TACSR.H58:TACSR.H58</svg:desc>
                </draw:g>
              </table:table-cell>
              <table:table-cell office:value-type="string">
                <text:p>1000</text:p>
                <draw:g>
                  <svg:desc>TACSR.I58:TACSR.I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.426815221119">
                <text:p>375.426815221119</text:p>
                <draw:g>
                  <svg:desc>TACSR.F60:TACSR.F90</svg:desc>
                </draw:g>
              </table:table-cell>
              <table:table-cell office:value-type="float" office:value="6.84977059294901">
                <text:p>6.84977059294901</text:p>
                <draw:g>
                  <svg:desc>TACSR.G60:TACSR.G90</svg:desc>
                </draw:g>
              </table:table-cell>
              <table:table-cell office:value-type="float" office:value="18.7878415212694">
                <text:p>18.7878415212694</text:p>
                <draw:g>
                  <svg:desc>TACSR.H60:TACSR.H89</svg:desc>
                </draw:g>
              </table:table-cell>
              <table:table-cell office:value-type="float" office:value="75.1524489418129">
                <text:p>75.1524489418129</text:p>
                <draw:g>
                  <svg:desc>TACSR.I60:TACSR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.784723246853">
                <text:p>752.784723246853</text:p>
              </table:table-cell>
              <table:table-cell office:value-type="float" office:value="7.0405781767505">
                <text:p>7.0405781767505</text:p>
              </table:table-cell>
              <table:table-cell office:value-type="float" office:value="19.0217747023494">
                <text:p>19.0217747023494</text:p>
              </table:table-cell>
              <table:table-cell office:value-type="float" office:value="75.3919991640488">
                <text:p>75.3919991640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9.213952168885">
                <text:p>989.213952168885</text:p>
              </table:table-cell>
              <table:table-cell office:value-type="float" office:value="7.23138576055198">
                <text:p>7.23138576055198</text:p>
              </table:table-cell>
              <table:table-cell office:value-type="float" office:value="19.2557078834294">
                <text:p>19.2557078834294</text:p>
              </table:table-cell>
              <table:table-cell office:value-type="float" office:value="75.6315493862847">
                <text:p>75.631549386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3.63194864322">
                <text:p>1173.63194864322</text:p>
              </table:table-cell>
              <table:table-cell office:value-type="float" office:value="7.42219334435347">
                <text:p>7.42219334435347</text:p>
              </table:table-cell>
              <table:table-cell office:value-type="float" office:value="19.4896410645094">
                <text:p>19.4896410645094</text:p>
              </table:table-cell>
              <table:table-cell office:value-type="float" office:value="75.8710996085207">
                <text:p>75.871099608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8.19842405245">
                <text:p>1328.19842405245</text:p>
              </table:table-cell>
              <table:table-cell office:value-type="float" office:value="7.61300092815496">
                <text:p>7.61300092815496</text:p>
              </table:table-cell>
              <table:table-cell office:value-type="float" office:value="19.7235742455894">
                <text:p>19.7235742455894</text:p>
              </table:table-cell>
              <table:table-cell office:value-type="float" office:value="76.1106498307566">
                <text:p>76.1106498307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2.6706114853">
                <text:p>1462.6706114853</text:p>
              </table:table-cell>
              <table:table-cell office:value-type="float" office:value="7.80380851195645">
                <text:p>7.80380851195645</text:p>
              </table:table-cell>
              <table:table-cell office:value-type="float" office:value="19.9575074266694">
                <text:p>19.9575074266694</text:p>
              </table:table-cell>
              <table:table-cell office:value-type="float" office:value="76.3502000529926">
                <text:p>76.3502000529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2.40467626816">
                <text:p>1582.40467626816</text:p>
              </table:table-cell>
              <table:table-cell office:value-type="float" office:value="7.99461609575794">
                <text:p>7.99461609575794</text:p>
              </table:table-cell>
              <table:table-cell office:value-type="float" office:value="20.1914406077493">
                <text:p>20.1914406077493</text:p>
              </table:table-cell>
              <table:table-cell office:value-type="float" office:value="76.5897502752285">
                <text:p>76.5897502752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.73044768311">
                <text:p>1690.73044768311</text:p>
              </table:table-cell>
              <table:table-cell office:value-type="float" office:value="8.18542367955942">
                <text:p>8.18542367955942</text:p>
              </table:table-cell>
              <table:table-cell office:value-type="float" office:value="20.4253737888293">
                <text:p>20.4253737888293</text:p>
              </table:table-cell>
              <table:table-cell office:value-type="float" office:value="76.8293004974645">
                <text:p>76.8293004974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9.89267717069">
                <text:p>1789.89267717069</text:p>
              </table:table-cell>
              <table:table-cell office:value-type="float" office:value="8.37623126336091">
                <text:p>8.37623126336091</text:p>
              </table:table-cell>
              <table:table-cell office:value-type="float" office:value="20.6593069699093">
                <text:p>20.6593069699093</text:p>
              </table:table-cell>
              <table:table-cell office:value-type="float" office:value="77.0688507197004">
                <text:p>77.0688507197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1.49366881346">
                <text:p>1881.49366881346</text:p>
              </table:table-cell>
              <table:table-cell office:value-type="float" office:value="8.5670388471624">
                <text:p>8.5670388471624</text:p>
              </table:table-cell>
              <table:table-cell office:value-type="float" office:value="20.8932401509893">
                <text:p>20.8932401509893</text:p>
              </table:table-cell>
              <table:table-cell office:value-type="float" office:value="77.3084009419363">
                <text:p>77.3084009419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6.72688038702">
                <text:p>1966.72688038702</text:p>
              </table:table-cell>
              <table:table-cell office:value-type="float" office:value="8.75784643096389">
                <text:p>8.75784643096389</text:p>
              </table:table-cell>
              <table:table-cell office:value-type="float" office:value="21.1271733320693">
                <text:p>21.1271733320693</text:p>
              </table:table-cell>
              <table:table-cell office:value-type="float" office:value="77.5479511641723">
                <text:p>77.547951164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6.51099539195">
                <text:p>2046.51099539195</text:p>
              </table:table-cell>
              <table:table-cell office:value-type="float" office:value="8.94865401476537">
                <text:p>8.94865401476537</text:p>
              </table:table-cell>
              <table:table-cell office:value-type="float" office:value="21.3611065131493">
                <text:p>21.3611065131493</text:p>
              </table:table-cell>
              <table:table-cell office:value-type="float" office:value="77.7875013864082">
                <text:p>77.7875013864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1.57196176738">
                <text:p>2121.57196176738</text:p>
              </table:table-cell>
              <table:table-cell office:value-type="float" office:value="9.13946159856686">
                <text:p>9.13946159856686</text:p>
              </table:table-cell>
              <table:table-cell office:value-type="float" office:value="21.5950396942292">
                <text:p>21.5950396942292</text:p>
              </table:table-cell>
              <table:table-cell office:value-type="float" office:value="78.0270516086442">
                <text:p>78.0270516086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2.49579941674">
                <text:p>2192.49579941674</text:p>
              </table:table-cell>
              <table:table-cell office:value-type="float" office:value="9.33026918236835">
                <text:p>9.33026918236835</text:p>
              </table:table-cell>
              <table:table-cell office:value-type="float" office:value="21.8289728753092">
                <text:p>21.8289728753092</text:p>
              </table:table-cell>
              <table:table-cell office:value-type="float" office:value="78.2666018308801">
                <text:p>78.266601830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9.76401880297">
                <text:p>2259.76401880297</text:p>
              </table:table-cell>
              <table:table-cell office:value-type="float" office:value="9.52107676616984">
                <text:p>9.52107676616984</text:p>
              </table:table-cell>
              <table:table-cell office:value-type="float" office:value="22.0629060563892">
                <text:p>22.0629060563892</text:p>
              </table:table-cell>
              <table:table-cell office:value-type="float" office:value="78.5061520531161">
                <text:p>78.5061520531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23.77820022985">
                <text:p>2323.77820022985</text:p>
              </table:table-cell>
              <table:table-cell office:value-type="float" office:value="9.71188434997132">
                <text:p>9.71188434997132</text:p>
              </table:table-cell>
              <table:table-cell office:value-type="float" office:value="22.2968392374692">
                <text:p>22.2968392374692</text:p>
              </table:table-cell>
              <table:table-cell office:value-type="float" office:value="78.745702275352">
                <text:p>78.745702275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4.87754811504">
                <text:p>2384.87754811504</text:p>
              </table:table-cell>
              <table:table-cell office:value-type="float" office:value="9.90269193377281">
                <text:p>9.90269193377281</text:p>
              </table:table-cell>
              <table:table-cell office:value-type="float" office:value="22.5307724185492">
                <text:p>22.5307724185492</text:p>
              </table:table-cell>
              <table:table-cell office:value-type="float" office:value="78.9852524975879">
                <text:p>78.9852524975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3.35173963638">
                <text:p>2443.35173963638</text:p>
              </table:table-cell>
              <table:table-cell office:value-type="float" office:value="10.0934995175743">
                <text:p>10.0934995175743</text:p>
              </table:table-cell>
              <table:table-cell office:value-type="float" office:value="22.7647055996292">
                <text:p>22.7647055996292</text:p>
              </table:table-cell>
              <table:table-cell office:value-type="float" office:value="79.2248027198239">
                <text:p>79.2248027198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9.45053084922">
                <text:p>2499.45053084922</text:p>
              </table:table-cell>
              <table:table-cell office:value-type="float" office:value="10.2843071013758">
                <text:p>10.2843071013758</text:p>
              </table:table-cell>
              <table:table-cell office:value-type="float" office:value="22.9986387807091">
                <text:p>22.9986387807091</text:p>
              </table:table-cell>
              <table:table-cell office:value-type="float" office:value="79.4643529420598">
                <text:p>79.4643529420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3.39107286485">
                <text:p>2553.39107286485</text:p>
              </table:table-cell>
              <table:table-cell office:value-type="float" office:value="10.4751146851773">
                <text:p>10.4751146851773</text:p>
              </table:table-cell>
              <table:table-cell office:value-type="float" office:value="23.2325719617891">
                <text:p>23.2325719617891</text:p>
              </table:table-cell>
              <table:table-cell office:value-type="float" office:value="79.7039031642958">
                <text:p>79.7039031642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5.36357561389">
                <text:p>2605.36357561389</text:p>
              </table:table-cell>
              <table:table-cell office:value-type="float" office:value="10.6659222689788">
                <text:p>10.6659222689788</text:p>
              </table:table-cell>
              <table:table-cell office:value-type="float" office:value="23.4665051428691">
                <text:p>23.4665051428691</text:p>
              </table:table-cell>
              <table:table-cell office:value-type="float" office:value="79.9434533865317">
                <text:p>79.9434533865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5.53575631204">
                <text:p>2655.53575631204</text:p>
              </table:table-cell>
              <table:table-cell office:value-type="float" office:value="10.8567298527803">
                <text:p>10.8567298527803</text:p>
              </table:table-cell>
              <table:table-cell office:value-type="float" office:value="23.7004383239491">
                <text:p>23.7004383239491</text:p>
              </table:table-cell>
              <table:table-cell office:value-type="float" office:value="80.1830036087677">
                <text:p>80.183003608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4.05637883509">
                <text:p>2704.05637883509</text:p>
              </table:table-cell>
              <table:table-cell office:value-type="float" office:value="11.0475374365817">
                <text:p>11.0475374365817</text:p>
              </table:table-cell>
              <table:table-cell office:value-type="float" office:value="23.9343715050291">
                <text:p>23.9343715050291</text:p>
              </table:table-cell>
              <table:table-cell office:value-type="float" office:value="80.4225538310036">
                <text:p>80.422553831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1.05810265233">
                <text:p>2751.05810265233</text:p>
              </table:table-cell>
              <table:table-cell office:value-type="float" office:value="11.2383450203832">
                <text:p>11.2383450203832</text:p>
              </table:table-cell>
              <table:table-cell office:value-type="float" office:value="24.1683046861091">
                <text:p>24.1683046861091</text:p>
              </table:table-cell>
              <table:table-cell office:value-type="float" office:value="80.6621040532395">
                <text:p>80.6621040532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6.65980015413">
                <text:p>2796.65980015413</text:p>
              </table:table-cell>
              <table:table-cell office:value-type="float" office:value="11.4291526041847">
                <text:p>11.4291526041847</text:p>
              </table:table-cell>
              <table:table-cell office:value-type="float" office:value="24.402237867189">
                <text:p>24.402237867189</text:p>
              </table:table-cell>
              <table:table-cell office:value-type="float" office:value="80.9016542754755">
                <text:p>80.9016542754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0.9684595656">
                <text:p>2840.9684595656</text:p>
              </table:table-cell>
              <table:table-cell office:value-type="float" office:value="11.6199601879862">
                <text:p>11.6199601879862</text:p>
              </table:table-cell>
              <table:table-cell office:value-type="float" office:value="24.636171048269">
                <text:p>24.636171048269</text:p>
              </table:table-cell>
              <table:table-cell office:value-type="float" office:value="81.1412044977114">
                <text:p>81.1412044977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4.08076113992">
                <text:p>2884.08076113992</text:p>
              </table:table-cell>
              <table:table-cell office:value-type="float" office:value="11.8107677717877">
                <text:p>11.8107677717877</text:p>
              </table:table-cell>
              <table:table-cell office:value-type="float" office:value="24.870104229349">
                <text:p>24.870104229349</text:p>
              </table:table-cell>
              <table:table-cell office:value-type="float" office:value="81.3807547199474">
                <text:p>81.3807547199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26.08439310179">
                <text:p>2926.08439310179</text:p>
              </table:table-cell>
              <table:table-cell office:value-type="float" office:value="12.0015753555892">
                <text:p>12.0015753555892</text:p>
              </table:table-cell>
              <table:table-cell office:value-type="float" office:value="25.104037410429">
                <text:p>25.104037410429</text:p>
              </table:table-cell>
              <table:table-cell office:value-type="float" office:value="81.6203049421833">
                <text:p>81.6203049421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7.05915832054">
                <text:p>2967.05915832054</text:p>
              </table:table-cell>
              <table:table-cell office:value-type="float" office:value="12.1923829393907">
                <text:p>12.1923829393907</text:p>
              </table:table-cell>
              <table:table-cell office:value-type="float" office:value="25.337970591509">
                <text:p>25.337970591509</text:p>
              </table:table-cell>
              <table:table-cell office:value-type="float" office:value="81.8598551644192">
                <text:p>81.8598551644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7.07791123768">
                <text:p>3007.07791123768</text:p>
              </table:table-cell>
              <table:table-cell office:value-type="float" office:value="12.3831905231922">
                <text:p>12.3831905231922</text:p>
              </table:table-cell>
              <table:table-cell office:value-type="float" office:value="25.571903772589">
                <text:p>25.571903772589</text:p>
              </table:table-cell>
              <table:table-cell office:value-type="float" office:value="82.0994053866552">
                <text:p>82.0994053866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6.20735599983">
                <text:p>3046.20735599983</text:p>
              </table:table-cell>
              <table:table-cell office:value-type="float" office:value="12.5739981069936">
                <text:p>12.5739981069936</text:p>
              </table:table-cell>
              <table:table-cell office:value-type="float" office:value="NaN">
                <text:p>NaN</text:p>
              </table:table-cell>
              <table:table-cell office:value-type="float" office:value="82.3389556088911">
                <text:p>82.3389556088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33cm" svg:height="9cm" xlink:href=".." xlink:type="simple" chart:class="chart:scatter" chart:style-name="ch1">
        <chart:plot-area chart:style-name="ch2" table:cell-range-address="TACSR.A60:TACSR.A90 TACSR.J60:TACSR.J90" svg:x="1.274cm" svg:y="0.855cm" svg:width="10.087cm" svg:height="6.957cm">
          <chartooo:coordinate-region svg:x="2.081cm" svg:y="1.067cm" svg:width="9cm" svg:height="6.072cm"/>
          <chart:axis chart:dimension="x" chart:name="primary-x" chart:style-name="ch3">
            <chart:title svg:x="5.32cm" svg:y="7.993cm" chart:style-name="ch4">
              <text:p>Temperatura</text:p>
            </chart:title>
            <chart:grid chart:style-name="ch5" chart:class="major"/>
          </chart:axis>
          <chart:axis chart:dimension="y" chart:name="primary-y" chart:style-name="ch6">
            <chart:title svg:x="0.451cm" svg:y="5.594cm" chart:style-name="ch7">
              <text:p>Perdas (kW/ km)</text:p>
            </chart:title>
            <chart:grid chart:style-name="ch5" chart:class="major"/>
          </chart:axis>
          <chart:series chart:style-name="ch8" chart:values-cell-range-address="TACSR.J60:TACSR.J90" chart:class="chart:scatter">
            <chart:domain table:cell-range-address="TACSR.A60:TACSR.A90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TACSR.A60:TACSR.A90</svg:desc>
                </draw:g>
              </table:table-cell>
              <table:table-cell office:value-type="float" office:value="7.86142107322998">
                <text:p>7.86142107322998</text:p>
                <draw:g>
                  <svg:desc>TACSR.J60:TACSR.J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32.2502608929449">
                <text:p>32.2502608929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56.7990134680005">
                <text:p>56.799013468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81.513035393725">
                <text:p>81.513035393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06.397771512486">
                <text:p>106.397771512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31.458754913693">
                <text:p>131.458754913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156.701606933791">
                <text:p>156.701606933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82.132037156271">
                <text:p>182.13203715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207.755843411659">
                <text:p>207.755843411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233.578911777525">
                <text:p>233.578911777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259.607216578474">
                <text:p>259.607216578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285.846820386158">
                <text:p>285.846820386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312.303874019261">
                <text:p>312.303874019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338.984616543514">
                <text:p>338.984616543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365.895375271683">
                <text:p>365.895375271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393.042565763577">
                <text:p>393.042565763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420.432691826044">
                <text:p>420.432691826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448.072345512971">
                <text:p>448.072345512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475.968207125288">
                <text:p>475.968207125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504.127045210961">
                <text:p>504.127045210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">
                <text:p>123</text:p>
              </table:table-cell>
              <table:table-cell office:value-type="float" office:value="532.555716565">
                <text:p>532.555716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561.26116622945">
                <text:p>561.261166229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">
                <text:p>133</text:p>
              </table:table-cell>
              <table:table-cell office:value-type="float" office:value="590.250427493402">
                <text:p>590.25042749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">
                <text:p>138</text:p>
              </table:table-cell>
              <table:table-cell office:value-type="float" office:value="619.530621892982">
                <text:p>619.530621892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">
                <text:p>143</text:p>
              </table:table-cell>
              <table:table-cell office:value-type="float" office:value="649.10895921136">
                <text:p>649.10895921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678.992737478742">
                <text:p>678.992737478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709.189342972376">
                <text:p>709.189342972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">
                <text:p>158</text:p>
              </table:table-cell>
              <table:table-cell office:value-type="float" office:value="739.706250216553">
                <text:p>739.706250216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">
                <text:p>163</text:p>
              </table:table-cell>
              <table:table-cell office:value-type="float" office:value="770.551021982596">
                <text:p>770.551021982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801.731309288878">
                <text:p>801.731309288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833.254851400804">
                <text:p>833.2548514008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